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69.33pt" svg:height="320.94pt" svg:x="130.85pt" svg:y="2.83pt">
            <loext:p draw:notify-on-update-of-ranges="Sheet1.A1:Sheet1.A900 Sheet1.B1:Sheet1.B9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4039" calcext:value-type="float">
            <text:p>24039</text:p>
          </table:table-cell>
          <table:table-cell table:number-columns-repeated="8"/>
          <table:table-cell office:value-type="float" office:value="7527" calcext:value-type="float">
            <text:p>7527</text:p>
          </table:table-cell>
          <table:table-cell office:value-type="float" office:value="24009" calcext:value-type="float">
            <text:p>24009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23535" calcext:value-type="float">
            <text:p>23535</text:p>
          </table:table-cell>
          <table:table-cell table:number-columns-repeated="8"/>
          <table:table-cell office:value-type="float" office:value="5376" calcext:value-type="float">
            <text:p>5376</text:p>
          </table:table-cell>
          <table:table-cell office:value-type="float" office:value="22494" calcext:value-type="float">
            <text:p>22494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2739" calcext:value-type="float">
            <text:p>22739</text:p>
          </table:table-cell>
          <table:table-cell table:number-columns-repeated="8"/>
          <table:table-cell office:value-type="float" office:value="8056" calcext:value-type="float">
            <text:p>8056</text:p>
          </table:table-cell>
          <table:table-cell office:value-type="float" office:value="23264" calcext:value-type="float">
            <text:p>2326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2611" calcext:value-type="float">
            <text:p>22611</text:p>
          </table:table-cell>
          <table:table-cell table:number-columns-repeated="8"/>
          <table:table-cell office:value-type="float" office:value="6080" calcext:value-type="float">
            <text:p>6080</text:p>
          </table:table-cell>
          <table:table-cell office:value-type="float" office:value="21513" calcext:value-type="float">
            <text:p>21513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22108" calcext:value-type="float">
            <text:p>22108</text:p>
          </table:table-cell>
          <table:table-cell table:number-columns-repeated="8"/>
          <table:table-cell office:value-type="float" office:value="2560" calcext:value-type="float">
            <text:p>2560</text:p>
          </table:table-cell>
          <table:table-cell office:value-type="float" office:value="23185" calcext:value-type="float">
            <text:p>23185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22055" calcext:value-type="float">
            <text:p>22055</text:p>
          </table:table-cell>
          <table:table-cell table:number-columns-repeated="8"/>
          <table:table-cell office:value-type="float" office:value="7143" calcext:value-type="float">
            <text:p>7143</text:p>
          </table:table-cell>
          <table:table-cell office:value-type="float" office:value="23078" calcext:value-type="float">
            <text:p>23078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21598" calcext:value-type="float">
            <text:p>21598</text:p>
          </table:table-cell>
          <table:table-cell table:number-columns-repeated="8"/>
          <table:table-cell office:value-type="float" office:value="4756" calcext:value-type="float">
            <text:p>4756</text:p>
          </table:table-cell>
          <table:table-cell office:value-type="float" office:value="22713" calcext:value-type="float">
            <text:p>22713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3390" calcext:value-type="float">
            <text:p>23390</text:p>
          </table:table-cell>
          <table:table-cell table:number-columns-repeated="8"/>
          <table:table-cell office:value-type="float" office:value="3983" calcext:value-type="float">
            <text:p>3983</text:p>
          </table:table-cell>
          <table:table-cell office:value-type="float" office:value="20427" calcext:value-type="float">
            <text:p>20427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3780" calcext:value-type="float">
            <text:p>23780</text:p>
          </table:table-cell>
          <table:table-cell table:number-columns-repeated="8"/>
          <table:table-cell office:value-type="float" office:value="5602" calcext:value-type="float">
            <text:p>5602</text:p>
          </table:table-cell>
          <table:table-cell office:value-type="float" office:value="19496" calcext:value-type="float">
            <text:p>19496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23816" calcext:value-type="float">
            <text:p>23816</text:p>
          </table:table-cell>
          <table:table-cell table:number-columns-repeated="8"/>
          <table:table-cell office:value-type="float" office:value="7992" calcext:value-type="float">
            <text:p>7992</text:p>
          </table:table-cell>
          <table:table-cell office:value-type="float" office:value="19715" calcext:value-type="float">
            <text:p>19715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24061" calcext:value-type="float">
            <text:p>24061</text:p>
          </table:table-cell>
          <table:table-cell table:number-columns-repeated="8"/>
          <table:table-cell office:value-type="float" office:value="7017" calcext:value-type="float">
            <text:p>7017</text:p>
          </table:table-cell>
          <table:table-cell office:value-type="float" office:value="18843" calcext:value-type="float">
            <text:p>18843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23943" calcext:value-type="float">
            <text:p>23943</text:p>
          </table:table-cell>
          <table:table-cell table:number-columns-repeated="8"/>
          <table:table-cell office:value-type="float" office:value="4138" calcext:value-type="float">
            <text:p>4138</text:p>
          </table:table-cell>
          <table:table-cell office:value-type="float" office:value="18111" calcext:value-type="float">
            <text:p>18111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24842" calcext:value-type="float">
            <text:p>24842</text:p>
          </table:table-cell>
          <table:table-cell table:number-columns-repeated="8"/>
          <table:table-cell office:value-type="float" office:value="5862" calcext:value-type="float">
            <text:p>5862</text:p>
          </table:table-cell>
          <table:table-cell office:value-type="float" office:value="19126" calcext:value-type="float">
            <text:p>19126</text:p>
          </table:table-cell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float" office:value="24001" calcext:value-type="float">
            <text:p>24001</text:p>
          </table:table-cell>
          <table:table-cell table:number-columns-repeated="8"/>
          <table:table-cell office:value-type="float" office:value="5837" calcext:value-type="float">
            <text:p>5837</text:p>
          </table:table-cell>
          <table:table-cell office:value-type="float" office:value="21975" calcext:value-type="float">
            <text:p>21975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22878" calcext:value-type="float">
            <text:p>22878</text:p>
          </table:table-cell>
          <table:table-cell table:number-columns-repeated="8"/>
          <table:table-cell office:value-type="float" office:value="7492" calcext:value-type="float">
            <text:p>7492</text:p>
          </table:table-cell>
          <table:table-cell office:value-type="float" office:value="20041" calcext:value-type="float">
            <text:p>20041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1839" calcext:value-type="float">
            <text:p>21839</text:p>
          </table:table-cell>
          <table:table-cell table:number-columns-repeated="8"/>
          <table:table-cell office:value-type="float" office:value="6986" calcext:value-type="float">
            <text:p>6986</text:p>
          </table:table-cell>
          <table:table-cell office:value-type="float" office:value="18678" calcext:value-type="float">
            <text:p>18678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21681" calcext:value-type="float">
            <text:p>21681</text:p>
          </table:table-cell>
          <table:table-cell table:number-columns-repeated="8"/>
          <table:table-cell office:value-type="float" office:value="3604" calcext:value-type="float">
            <text:p>3604</text:p>
          </table:table-cell>
          <table:table-cell office:value-type="float" office:value="20906" calcext:value-type="float">
            <text:p>20906</text:p>
          </table:table-cell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21548" calcext:value-type="float">
            <text:p>21548</text:p>
          </table:table-cell>
          <table:table-cell table:number-columns-repeated="8"/>
          <table:table-cell office:value-type="float" office:value="663" calcext:value-type="float">
            <text:p>663</text:p>
          </table:table-cell>
          <table:table-cell office:value-type="float" office:value="22055" calcext:value-type="float">
            <text:p>22055</text:p>
          </table:table-cell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float" office:value="21074" calcext:value-type="float">
            <text:p>21074</text:p>
          </table:table-cell>
          <table:table-cell table:number-columns-repeated="8"/>
          <table:table-cell office:value-type="float" office:value="451" calcext:value-type="float">
            <text:p>451</text:p>
          </table:table-cell>
          <table:table-cell office:value-type="float" office:value="23780" calcext:value-type="float">
            <text:p>23780</text:p>
          </table:table-cell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20384" calcext:value-type="float">
            <text:p>20384</text:p>
          </table:table-cell>
          <table:table-cell table:number-columns-repeated="8"/>
          <table:table-cell office:value-type="float" office:value="1628" calcext:value-type="float">
            <text:p>1628</text:p>
          </table:table-cell>
          <table:table-cell office:value-type="float" office:value="23943" calcext:value-type="float">
            <text:p>23943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20448" calcext:value-type="float">
            <text:p>20448</text:p>
          </table:table-cell>
          <table:table-cell table:number-columns-repeated="8"/>
          <table:table-cell office:value-type="float" office:value="3480" calcext:value-type="float">
            <text:p>3480</text:p>
          </table:table-cell>
          <table:table-cell office:value-type="float" office:value="21375" calcext:value-type="float">
            <text:p>2137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0123" calcext:value-type="float">
            <text:p>20123</text:p>
          </table:table-cell>
          <table:table-cell table:number-columns-repeated="8"/>
          <table:table-cell office:value-type="float" office:value="3884" calcext:value-type="float">
            <text:p>3884</text:p>
          </table:table-cell>
          <table:table-cell office:value-type="float" office:value="22634" calcext:value-type="float">
            <text:p>2263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140" calcext:value-type="float">
            <text:p>20140</text:p>
          </table:table-cell>
          <table:table-cell table:number-columns-repeated="8"/>
          <table:table-cell office:value-type="float" office:value="3708" calcext:value-type="float">
            <text:p>3708</text:p>
          </table:table-cell>
          <table:table-cell office:value-type="float" office:value="22129" calcext:value-type="float">
            <text:p>2212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9659" calcext:value-type="float">
            <text:p>19659</text:p>
          </table:table-cell>
          <table:table-cell table:number-columns-repeated="8"/>
          <table:table-cell office:value-type="float" office:value="2050" calcext:value-type="float">
            <text:p>2050</text:p>
          </table:table-cell>
          <table:table-cell office:value-type="float" office:value="20448" calcext:value-type="float">
            <text:p>20448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19511" calcext:value-type="float">
            <text:p>19511</text:p>
          </table:table-cell>
          <table:table-cell table:number-columns-repeated="8"/>
          <table:table-cell office:value-type="float" office:value="122" calcext:value-type="float">
            <text:p>122</text:p>
          </table:table-cell>
          <table:table-cell office:value-type="float" office:value="20140" calcext:value-type="float">
            <text:p>20140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9152" calcext:value-type="float">
            <text:p>19152</text:p>
          </table:table-cell>
          <table:table-cell table:number-columns-repeated="8"/>
          <table:table-cell office:value-type="float" office:value="169" calcext:value-type="float">
            <text:p>169</text:p>
          </table:table-cell>
          <table:table-cell office:value-type="float" office:value="19659" calcext:value-type="float">
            <text:p>19659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8728" calcext:value-type="float">
            <text:p>18728</text:p>
          </table:table-cell>
          <table:table-cell table:number-columns-repeated="8"/>
          <table:table-cell office:value-type="float" office:value="721" calcext:value-type="float">
            <text:p>721</text:p>
          </table:table-cell>
          <table:table-cell office:value-type="float" office:value="18563" calcext:value-type="float">
            <text:p>18563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8563" calcext:value-type="float">
            <text:p>18563</text:p>
          </table:table-cell>
          <table:table-cell table:number-columns-repeated="8"/>
          <table:table-cell office:value-type="float" office:value="4519" calcext:value-type="float">
            <text:p>4519</text:p>
          </table:table-cell>
          <table:table-cell office:value-type="float" office:value="22654" calcext:value-type="float">
            <text:p>22654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6838" calcext:value-type="float">
            <text:p>16838</text:p>
          </table:table-cell>
          <table:table-cell table:number-columns-repeated="8"/>
          <table:table-cell office:value-type="float" office:value="7197" calcext:value-type="float">
            <text:p>7197</text:p>
          </table:table-cell>
          <table:table-cell office:value-type="float" office:value="20221" calcext:value-type="float">
            <text:p>20221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16916" calcext:value-type="float">
            <text:p>16916</text:p>
          </table:table-cell>
          <table:table-cell table:number-columns-repeated="8"/>
          <table:table-cell office:value-type="float" office:value="8131" calcext:value-type="float">
            <text:p>8131</text:p>
          </table:table-cell>
          <table:table-cell office:value-type="float" office:value="19108" calcext:value-type="float">
            <text:p>19108</text:p>
          </table:table-cell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float" office:value="16786" calcext:value-type="float">
            <text:p>16786</text:p>
          </table:table-cell>
          <table:table-cell table:number-columns-repeated="8"/>
          <table:table-cell office:value-type="float" office:value="8240" calcext:value-type="float">
            <text:p>8240</text:p>
          </table:table-cell>
          <table:table-cell office:value-type="float" office:value="18675" calcext:value-type="float">
            <text:p>18675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17147" calcext:value-type="float">
            <text:p>17147</text:p>
          </table:table-cell>
          <table:table-cell table:number-columns-repeated="8"/>
          <table:table-cell office:value-type="float" office:value="3181" calcext:value-type="float">
            <text:p>3181</text:p>
          </table:table-cell>
          <table:table-cell office:value-type="float" office:value="23594" calcext:value-type="float">
            <text:p>23594</text:p>
          </table:table-cell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float" office:value="17447" calcext:value-type="float">
            <text:p>17447</text:p>
          </table:table-cell>
          <table:table-cell table:number-columns-repeated="8"/>
          <table:table-cell office:value-type="float" office:value="5323" calcext:value-type="float">
            <text:p>5323</text:p>
          </table:table-cell>
          <table:table-cell office:value-type="float" office:value="21433" calcext:value-type="float">
            <text:p>2143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7552" calcext:value-type="float">
            <text:p>17552</text:p>
          </table:table-cell>
          <table:table-cell table:number-columns-repeated="8"/>
          <table:table-cell office:value-type="float" office:value="1308" calcext:value-type="float">
            <text:p>1308</text:p>
          </table:table-cell>
          <table:table-cell office:value-type="float" office:value="19511" calcext:value-type="float">
            <text:p>19511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17973" calcext:value-type="float">
            <text:p>17973</text:p>
          </table:table-cell>
          <table:table-cell table:number-columns-repeated="8"/>
          <table:table-cell office:value-type="float" office:value="5465" calcext:value-type="float">
            <text:p>5465</text:p>
          </table:table-cell>
          <table:table-cell office:value-type="float" office:value="20509" calcext:value-type="float">
            <text:p>20509</text:p>
          </table:table-cell>
        </table:table-row>
        <table:table-row table:style-name="ro1">
          <table:table-cell office:value-type="float" office:value="3704" calcext:value-type="float">
            <text:p>3704</text:p>
          </table:table-cell>
          <table:table-cell office:value-type="float" office:value="17534" calcext:value-type="float">
            <text:p>17534</text:p>
          </table:table-cell>
          <table:table-cell table:number-columns-repeated="8"/>
          <table:table-cell office:value-type="float" office:value="1612" calcext:value-type="float">
            <text:p>1612</text:p>
          </table:table-cell>
          <table:table-cell office:value-type="float" office:value="21681" calcext:value-type="float">
            <text:p>21681</text:p>
          </table:table-cell>
        </table:table-row>
        <table:table-row table:style-name="ro1">
          <table:table-cell office:value-type="float" office:value="3995" calcext:value-type="float">
            <text:p>3995</text:p>
          </table:table-cell>
          <table:table-cell office:value-type="float" office:value="17282" calcext:value-type="float">
            <text:p>17282</text:p>
          </table:table-cell>
          <table:table-cell table:number-columns-repeated="8"/>
          <table:table-cell office:value-type="float" office:value="1998" calcext:value-type="float">
            <text:p>1998</text:p>
          </table:table-cell>
          <table:table-cell office:value-type="float" office:value="21839" calcext:value-type="float">
            <text:p>21839</text:p>
          </table:table-cell>
        </table:table-row>
        <table:table-row table:style-name="ro1">
          <table:table-cell office:value-type="float" office:value="4138" calcext:value-type="float">
            <text:p>4138</text:p>
          </table:table-cell>
          <table:table-cell office:value-type="float" office:value="18111" calcext:value-type="float">
            <text:p>18111</text:p>
          </table:table-cell>
          <table:table-cell table:number-columns-repeated="8"/>
          <table:table-cell office:value-type="float" office:value="2530" calcext:value-type="float">
            <text:p>2530</text:p>
          </table:table-cell>
          <table:table-cell office:value-type="float" office:value="23262" calcext:value-type="float">
            <text:p>23262</text:p>
          </table:table-cell>
        </table:table-row>
        <table:table-row table:style-name="ro1">
          <table:table-cell office:value-type="float" office:value="4398" calcext:value-type="float">
            <text:p>4398</text:p>
          </table:table-cell>
          <table:table-cell office:value-type="float" office:value="17778" calcext:value-type="float">
            <text:p>17778</text:p>
          </table:table-cell>
          <table:table-cell table:number-columns-repeated="8"/>
          <table:table-cell office:value-type="float" office:value="5553" calcext:value-type="float">
            <text:p>5553</text:p>
          </table:table-cell>
          <table:table-cell office:value-type="float" office:value="24952" calcext:value-type="float">
            <text:p>24952</text:p>
          </table:table-cell>
        </table:table-row>
        <table:table-row table:style-name="ro1">
          <table:table-cell office:value-type="float" office:value="4736" calcext:value-type="float">
            <text:p>4736</text:p>
          </table:table-cell>
          <table:table-cell office:value-type="float" office:value="17522" calcext:value-type="float">
            <text:p>17522</text:p>
          </table:table-cell>
          <table:table-cell table:number-columns-repeated="8"/>
          <table:table-cell office:value-type="float" office:value="6963" calcext:value-type="float">
            <text:p>6963</text:p>
          </table:table-cell>
          <table:table-cell office:value-type="float" office:value="24765" calcext:value-type="float">
            <text:p>24765</text:p>
          </table:table-cell>
        </table:table-row>
        <table:table-row table:style-name="ro1">
          <table:table-cell office:value-type="float" office:value="5783" calcext:value-type="float">
            <text:p>5783</text:p>
          </table:table-cell>
          <table:table-cell office:value-type="float" office:value="17422" calcext:value-type="float">
            <text:p>17422</text:p>
          </table:table-cell>
          <table:table-cell table:number-columns-repeated="8"/>
          <table:table-cell office:value-type="float" office:value="3388" calcext:value-type="float">
            <text:p>3388</text:p>
          </table:table-cell>
          <table:table-cell office:value-type="float" office:value="24753" calcext:value-type="float">
            <text:p>24753</text:p>
          </table:table-cell>
        </table:table-row>
        <table:table-row table:style-name="ro1">
          <table:table-cell office:value-type="float" office:value="5674" calcext:value-type="float">
            <text:p>5674</text:p>
          </table:table-cell>
          <table:table-cell office:value-type="float" office:value="17655" calcext:value-type="float">
            <text:p>17655</text:p>
          </table:table-cell>
          <table:table-cell table:number-columns-repeated="8"/>
          <table:table-cell office:value-type="float" office:value="2412" calcext:value-type="float">
            <text:p>2412</text:p>
          </table:table-cell>
          <table:table-cell office:value-type="float" office:value="24001" calcext:value-type="float">
            <text:p>24001</text:p>
          </table:table-cell>
        </table:table-row>
        <table:table-row table:style-name="ro1">
          <table:table-cell office:value-type="float" office:value="5862" calcext:value-type="float">
            <text:p>5862</text:p>
          </table:table-cell>
          <table:table-cell office:value-type="float" office:value="19126" calcext:value-type="float">
            <text:p>19126</text:p>
          </table:table-cell>
          <table:table-cell table:number-columns-repeated="8"/>
          <table:table-cell office:value-type="float" office:value="5146" calcext:value-type="float">
            <text:p>5146</text:p>
          </table:table-cell>
          <table:table-cell office:value-type="float" office:value="21476" calcext:value-type="float">
            <text:p>21476</text:p>
          </table:table-cell>
        </table:table-row>
        <table:table-row table:style-name="ro1">
          <table:table-cell office:value-type="float" office:value="6780" calcext:value-type="float">
            <text:p>6780</text:p>
          </table:table-cell>
          <table:table-cell office:value-type="float" office:value="19274" calcext:value-type="float">
            <text:p>19274</text:p>
          </table:table-cell>
          <table:table-cell table:number-columns-repeated="8"/>
          <table:table-cell office:value-type="float" office:value="245" calcext:value-type="float">
            <text:p>245</text:p>
          </table:table-cell>
          <table:table-cell office:value-type="float" office:value="22611" calcext:value-type="float">
            <text:p>22611</text:p>
          </table:table-cell>
        </table:table-row>
        <table:table-row table:style-name="ro1">
          <table:table-cell office:value-type="float" office:value="6901" calcext:value-type="float">
            <text:p>6901</text:p>
          </table:table-cell>
          <table:table-cell office:value-type="float" office:value="18881" calcext:value-type="float">
            <text:p>18881</text:p>
          </table:table-cell>
          <table:table-cell table:number-columns-repeated="8"/>
          <table:table-cell office:value-type="float" office:value="2392" calcext:value-type="float">
            <text:p>2392</text:p>
          </table:table-cell>
          <table:table-cell office:value-type="float" office:value="20384" calcext:value-type="float">
            <text:p>20384</text:p>
          </table:table-cell>
        </table:table-row>
        <table:table-row table:style-name="ro1">
          <table:table-cell office:value-type="float" office:value="7017" calcext:value-type="float">
            <text:p>7017</text:p>
          </table:table-cell>
          <table:table-cell office:value-type="float" office:value="18843" calcext:value-type="float">
            <text:p>18843</text:p>
          </table:table-cell>
          <table:table-cell table:number-columns-repeated="8"/>
          <table:table-cell office:value-type="float" office:value="4204" calcext:value-type="float">
            <text:p>4204</text:p>
          </table:table-cell>
          <table:table-cell office:value-type="float" office:value="21742" calcext:value-type="float">
            <text:p>21742</text:p>
          </table:table-cell>
        </table:table-row>
        <table:table-row table:style-name="ro1">
          <table:table-cell office:value-type="float" office:value="6986" calcext:value-type="float">
            <text:p>6986</text:p>
          </table:table-cell>
          <table:table-cell office:value-type="float" office:value="18678" calcext:value-type="float">
            <text:p>18678</text:p>
          </table:table-cell>
          <table:table-cell table:number-columns-repeated="8"/>
          <table:table-cell office:value-type="float" office:value="6747" calcext:value-type="float">
            <text:p>6747</text:p>
          </table:table-cell>
          <table:table-cell office:value-type="float" office:value="20870" calcext:value-type="float">
            <text:p>20870</text:p>
          </table:table-cell>
        </table:table-row>
        <table:table-row table:style-name="ro1">
          <table:table-cell office:value-type="float" office:value="6786" calcext:value-type="float">
            <text:p>6786</text:p>
          </table:table-cell>
          <table:table-cell office:value-type="float" office:value="17131" calcext:value-type="float">
            <text:p>17131</text:p>
          </table:table-cell>
          <table:table-cell table:number-columns-repeated="8"/>
          <table:table-cell office:value-type="float" office:value="1313" calcext:value-type="float">
            <text:p>1313</text:p>
          </table:table-cell>
          <table:table-cell office:value-type="float" office:value="24061" calcext:value-type="float">
            <text:p>24061</text:p>
          </table:table-cell>
        </table:table-row>
        <table:table-row table:style-name="ro1">
          <table:table-cell office:value-type="float" office:value="8244" calcext:value-type="float">
            <text:p>8244</text:p>
          </table:table-cell>
          <table:table-cell office:value-type="float" office:value="17400" calcext:value-type="float">
            <text:p>17400</text:p>
          </table:table-cell>
          <table:table-cell table:number-columns-repeated="8"/>
          <table:table-cell office:value-type="float" office:value="530" calcext:value-type="float">
            <text:p>530</text:p>
          </table:table-cell>
          <table:table-cell office:value-type="float" office:value="20123" calcext:value-type="float">
            <text:p>20123</text:p>
          </table:table-cell>
        </table:table-row>
        <table:table-row table:style-name="ro1">
          <table:table-cell office:value-type="float" office:value="8240" calcext:value-type="float">
            <text:p>8240</text:p>
          </table:table-cell>
          <table:table-cell office:value-type="float" office:value="18675" calcext:value-type="float">
            <text:p>18675</text:p>
          </table:table-cell>
          <table:table-cell table:number-columns-repeated="8"/>
          <table:table-cell office:value-type="float" office:value="2761" calcext:value-type="float">
            <text:p>2761</text:p>
          </table:table-cell>
          <table:table-cell office:value-type="float" office:value="22827" calcext:value-type="float">
            <text:p>22827</text:p>
          </table:table-cell>
        </table:table-row>
        <table:table-row table:style-name="ro1">
          <table:table-cell office:value-type="float" office:value="7896" calcext:value-type="float">
            <text:p>7896</text:p>
          </table:table-cell>
          <table:table-cell office:value-type="float" office:value="18901" calcext:value-type="float">
            <text:p>18901</text:p>
          </table:table-cell>
          <table:table-cell table:number-columns-repeated="8"/>
          <table:table-cell office:value-type="float" office:value="1058" calcext:value-type="float">
            <text:p>1058</text:p>
          </table:table-cell>
          <table:table-cell office:value-type="float" office:value="23535" calcext:value-type="float">
            <text:p>23535</text:p>
          </table:table-cell>
        </table:table-row>
        <table:table-row table:style-name="ro1">
          <table:table-cell office:value-type="float" office:value="8131" calcext:value-type="float">
            <text:p>8131</text:p>
          </table:table-cell>
          <table:table-cell office:value-type="float" office:value="19108" calcext:value-type="float">
            <text:p>19108</text:p>
          </table:table-cell>
          <table:table-cell table:number-columns-repeated="8"/>
          <table:table-cell office:value-type="float" office:value="3114" calcext:value-type="float">
            <text:p>3114</text:p>
          </table:table-cell>
          <table:table-cell office:value-type="float" office:value="21453" calcext:value-type="float">
            <text:p>21453</text:p>
          </table:table-cell>
        </table:table-row>
        <table:table-row table:style-name="ro1">
          <table:table-cell office:value-type="float" office:value="7992" calcext:value-type="float">
            <text:p>7992</text:p>
          </table:table-cell>
          <table:table-cell office:value-type="float" office:value="19715" calcext:value-type="float">
            <text:p>19715</text:p>
          </table:table-cell>
          <table:table-cell table:number-columns-repeated="8"/>
          <table:table-cell office:value-type="float" office:value="7067" calcext:value-type="float">
            <text:p>7067</text:p>
          </table:table-cell>
          <table:table-cell office:value-type="float" office:value="22076" calcext:value-type="float">
            <text:p>22076</text:p>
          </table:table-cell>
        </table:table-row>
        <table:table-row table:style-name="ro1">
          <table:table-cell office:value-type="float" office:value="7067" calcext:value-type="float">
            <text:p>7067</text:p>
          </table:table-cell>
          <table:table-cell office:value-type="float" office:value="22076" calcext:value-type="float">
            <text:p>22076</text:p>
          </table:table-cell>
          <table:table-cell table:number-columns-repeated="8"/>
          <table:table-cell office:value-type="float" office:value="6034" calcext:value-type="float">
            <text:p>6034</text:p>
          </table:table-cell>
          <table:table-cell office:value-type="float" office:value="21570" calcext:value-type="float">
            <text:p>21570</text:p>
          </table:table-cell>
        </table:table-row>
        <table:table-row table:style-name="ro1">
          <table:table-cell office:value-type="float" office:value="8056" calcext:value-type="float">
            <text:p>8056</text:p>
          </table:table-cell>
          <table:table-cell office:value-type="float" office:value="23264" calcext:value-type="float">
            <text:p>23264</text:p>
          </table:table-cell>
          <table:table-cell table:number-columns-repeated="8"/>
          <table:table-cell office:value-type="float" office:value="5141" calcext:value-type="float">
            <text:p>5141</text:p>
          </table:table-cell>
          <table:table-cell office:value-type="float" office:value="19272" calcext:value-type="float">
            <text:p>19272</text:p>
          </table:table-cell>
        </table:table-row>
        <table:table-row table:style-name="ro1">
          <table:table-cell office:value-type="float" office:value="7979" calcext:value-type="float">
            <text:p>7979</text:p>
          </table:table-cell>
          <table:table-cell office:value-type="float" office:value="23744" calcext:value-type="float">
            <text:p>23744</text:p>
          </table:table-cell>
          <table:table-cell table:number-columns-repeated="8"/>
          <table:table-cell office:value-type="float" office:value="6901" calcext:value-type="float">
            <text:p>6901</text:p>
          </table:table-cell>
          <table:table-cell office:value-type="float" office:value="18881" calcext:value-type="float">
            <text:p>18881</text:p>
          </table:table-cell>
        </table:table-row>
        <table:table-row table:style-name="ro1">
          <table:table-cell office:value-type="float" office:value="7910" calcext:value-type="float">
            <text:p>7910</text:p>
          </table:table-cell>
          <table:table-cell office:value-type="float" office:value="23945" calcext:value-type="float">
            <text:p>23945</text:p>
          </table:table-cell>
          <table:table-cell table:number-columns-repeated="8"/>
          <table:table-cell office:value-type="float" office:value="4398" calcext:value-type="float">
            <text:p>4398</text:p>
          </table:table-cell>
          <table:table-cell office:value-type="float" office:value="17778" calcext:value-type="float">
            <text:p>17778</text:p>
          </table:table-cell>
        </table:table-row>
        <table:table-row table:style-name="ro1">
          <table:table-cell office:value-type="float" office:value="7527" calcext:value-type="float">
            <text:p>7527</text:p>
          </table:table-cell>
          <table:table-cell office:value-type="float" office:value="24009" calcext:value-type="float">
            <text:p>24009</text:p>
          </table:table-cell>
          <table:table-cell table:number-columns-repeated="8"/>
          <table:table-cell office:value-type="float" office:value="2798" calcext:value-type="float">
            <text:p>2798</text:p>
          </table:table-cell>
          <table:table-cell office:value-type="float" office:value="23632" calcext:value-type="float">
            <text:p>23632</text:p>
          </table:table-cell>
        </table:table-row>
        <table:table-row table:style-name="ro1">
          <table:table-cell office:value-type="float" office:value="6963" calcext:value-type="float">
            <text:p>6963</text:p>
          </table:table-cell>
          <table:table-cell office:value-type="float" office:value="24765" calcext:value-type="float">
            <text:p>24765</text:p>
          </table:table-cell>
          <table:table-cell table:number-columns-repeated="8"/>
          <table:table-cell office:value-type="float" office:value="1945" calcext:value-type="float">
            <text:p>1945</text:p>
          </table:table-cell>
          <table:table-cell office:value-type="float" office:value="22878" calcext:value-type="float">
            <text:p>22878</text:p>
          </table:table-cell>
        </table:table-row>
        <table:table-row table:style-name="ro1">
          <table:table-cell office:value-type="float" office:value="5553" calcext:value-type="float">
            <text:p>5553</text:p>
          </table:table-cell>
          <table:table-cell office:value-type="float" office:value="24952" calcext:value-type="float">
            <text:p>24952</text:p>
          </table:table-cell>
          <table:table-cell table:number-columns-repeated="8"/>
          <table:table-cell office:value-type="float" office:value="557" calcext:value-type="float">
            <text:p>557</text:p>
          </table:table-cell>
          <table:table-cell office:value-type="float" office:value="23390" calcext:value-type="float">
            <text:p>23390</text:p>
          </table:table-cell>
        </table:table-row>
        <table:table-row table:style-name="ro1">
          <table:table-cell office:value-type="float" office:value="6308" calcext:value-type="float">
            <text:p>6308</text:p>
          </table:table-cell>
          <table:table-cell office:value-type="float" office:value="23529" calcext:value-type="float">
            <text:p>23529</text:p>
          </table:table-cell>
          <table:table-cell table:number-columns-repeated="8"/>
          <table:table-cell office:value-type="float" office:value="1289" calcext:value-type="float">
            <text:p>1289</text:p>
          </table:table-cell>
          <table:table-cell office:value-type="float" office:value="24842" calcext:value-type="float">
            <text:p>24842</text:p>
          </table:table-cell>
        </table:table-row>
        <table:table-row table:style-name="ro1">
          <table:table-cell office:value-type="float" office:value="7045" calcext:value-type="float">
            <text:p>7045</text:p>
          </table:table-cell>
          <table:table-cell office:value-type="float" office:value="23214" calcext:value-type="float">
            <text:p>23214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float" office:value="24039" calcext:value-type="float">
            <text:p>24039</text:p>
          </table:table-cell>
        </table:table-row>
        <table:table-row table:style-name="ro1">
          <table:table-cell office:value-type="float" office:value="7143" calcext:value-type="float">
            <text:p>7143</text:p>
          </table:table-cell>
          <table:table-cell office:value-type="float" office:value="23078" calcext:value-type="float">
            <text:p>23078</text:p>
          </table:table-cell>
          <table:table-cell table:number-columns-repeated="8"/>
          <table:table-cell office:value-type="float" office:value="6308" calcext:value-type="float">
            <text:p>6308</text:p>
          </table:table-cell>
          <table:table-cell office:value-type="float" office:value="23529" calcext:value-type="float">
            <text:p>23529</text:p>
          </table:table-cell>
        </table:table-row>
        <table:table-row table:style-name="ro1">
          <table:table-cell office:value-type="float" office:value="6582" calcext:value-type="float">
            <text:p>6582</text:p>
          </table:table-cell>
          <table:table-cell office:value-type="float" office:value="23087" calcext:value-type="float">
            <text:p>23087</text:p>
          </table:table-cell>
          <table:table-cell table:number-columns-repeated="8"/>
          <table:table-cell office:value-type="float" office:value="6582" calcext:value-type="float">
            <text:p>6582</text:p>
          </table:table-cell>
          <table:table-cell office:value-type="float" office:value="23087" calcext:value-type="float">
            <text:p>23087</text:p>
          </table:table-cell>
        </table:table-row>
        <table:table-row table:style-name="ro1">
          <table:table-cell office:value-type="float" office:value="5376" calcext:value-type="float">
            <text:p>5376</text:p>
          </table:table-cell>
          <table:table-cell office:value-type="float" office:value="22494" calcext:value-type="float">
            <text:p>22494</text:p>
          </table:table-cell>
          <table:table-cell table:number-columns-repeated="8"/>
          <table:table-cell office:value-type="float" office:value="6595" calcext:value-type="float">
            <text:p>6595</text:p>
          </table:table-cell>
          <table:table-cell office:value-type="float" office:value="21623" calcext:value-type="float">
            <text:p>21623</text:p>
          </table:table-cell>
        </table:table-row>
        <table:table-row table:style-name="ro1">
          <table:table-cell office:value-type="float" office:value="5837" calcext:value-type="float">
            <text:p>5837</text:p>
          </table:table-cell>
          <table:table-cell office:value-type="float" office:value="21975" calcext:value-type="float">
            <text:p>21975</text:p>
          </table:table-cell>
          <table:table-cell table:number-columns-repeated="3"/>
          <table:table-cell office:value-type="string" calcext:value-type="string">
            <text:p>113 MILES</text:p>
          </table:table-cell>
          <table:table-cell table:number-columns-repeated="4"/>
          <table:table-cell office:value-type="float" office:value="5605" calcext:value-type="float">
            <text:p>5605</text:p>
          </table:table-cell>
          <table:table-cell office:value-type="float" office:value="20061" calcext:value-type="float">
            <text:p>20061</text:p>
          </table:table-cell>
        </table:table-row>
        <table:table-row table:style-name="ro1">
          <table:table-cell office:value-type="float" office:value="6595" calcext:value-type="float">
            <text:p>6595</text:p>
          </table:table-cell>
          <table:table-cell office:value-type="float" office:value="21623" calcext:value-type="float">
            <text:p>21623</text:p>
          </table:table-cell>
          <table:table-cell table:number-columns-repeated="8"/>
          <table:table-cell office:value-type="float" office:value="706" calcext:value-type="float">
            <text:p>706</text:p>
          </table:table-cell>
          <table:table-cell office:value-type="float" office:value="18728" calcext:value-type="float">
            <text:p>18728</text:p>
          </table:table-cell>
        </table:table-row>
        <table:table-row table:style-name="ro1">
          <table:table-cell office:value-type="float" office:value="7492" calcext:value-type="float">
            <text:p>7492</text:p>
          </table:table-cell>
          <table:table-cell office:value-type="float" office:value="20041" calcext:value-type="float">
            <text:p>20041</text:p>
          </table:table-cell>
          <table:table-cell table:number-columns-repeated="8"/>
          <table:table-cell office:value-type="float" office:value="1036" calcext:value-type="float">
            <text:p>1036</text:p>
          </table:table-cell>
          <table:table-cell office:value-type="float" office:value="19152" calcext:value-type="float">
            <text:p>19152</text:p>
          </table:table-cell>
        </table:table-row>
        <table:table-row table:style-name="ro1">
          <table:table-cell office:value-type="float" office:value="7197" calcext:value-type="float">
            <text:p>7197</text:p>
          </table:table-cell>
          <table:table-cell office:value-type="float" office:value="20221" calcext:value-type="float">
            <text:p>20221</text:p>
          </table:table-cell>
          <table:table-cell table:number-columns-repeated="8"/>
          <table:table-cell office:value-type="float" office:value="2127" calcext:value-type="float">
            <text:p>2127</text:p>
          </table:table-cell>
          <table:table-cell office:value-type="float" office:value="16786" calcext:value-type="float">
            <text:p>16786</text:p>
          </table:table-cell>
        </table:table-row>
        <table:table-row table:style-name="ro1">
          <table:table-cell office:value-type="float" office:value="6747" calcext:value-type="float">
            <text:p>6747</text:p>
          </table:table-cell>
          <table:table-cell office:value-type="float" office:value="20870" calcext:value-type="float">
            <text:p>20870</text:p>
          </table:table-cell>
          <table:table-cell table:number-columns-repeated="8"/>
          <table:table-cell office:value-type="float" office:value="5674" calcext:value-type="float">
            <text:p>5674</text:p>
          </table:table-cell>
          <table:table-cell office:value-type="float" office:value="17655" calcext:value-type="float">
            <text:p>17655</text:p>
          </table:table-cell>
        </table:table-row>
        <table:table-row table:style-name="ro1">
          <table:table-cell office:value-type="float" office:value="6080" calcext:value-type="float">
            <text:p>6080</text:p>
          </table:table-cell>
          <table:table-cell office:value-type="float" office:value="21513" calcext:value-type="float">
            <text:p>21513</text:p>
          </table:table-cell>
          <table:table-cell table:number-columns-repeated="8"/>
          <table:table-cell office:value-type="float" office:value="3704" calcext:value-type="float">
            <text:p>3704</text:p>
          </table:table-cell>
          <table:table-cell office:value-type="float" office:value="17534" calcext:value-type="float">
            <text:p>17534</text:p>
          </table:table-cell>
        </table:table-row>
        <table:table-row table:style-name="ro1">
          <table:table-cell office:value-type="float" office:value="6034" calcext:value-type="float">
            <text:p>6034</text:p>
          </table:table-cell>
          <table:table-cell office:value-type="float" office:value="21570" calcext:value-type="float">
            <text:p>21570</text:p>
          </table:table-cell>
          <table:table-cell table:number-columns-repeated="8"/>
          <table:table-cell office:value-type="float" office:value="4736" calcext:value-type="float">
            <text:p>4736</text:p>
          </table:table-cell>
          <table:table-cell office:value-type="float" office:value="17522" calcext:value-type="float">
            <text:p>17522</text:p>
          </table:table-cell>
        </table:table-row>
        <table:table-row table:style-name="ro1">
          <table:table-cell office:value-type="float" office:value="5323" calcext:value-type="float">
            <text:p>5323</text:p>
          </table:table-cell>
          <table:table-cell office:value-type="float" office:value="21433" calcext:value-type="float">
            <text:p>21433</text:p>
          </table:table-cell>
          <table:table-cell table:number-columns-repeated="8"/>
          <table:table-cell office:value-type="float" office:value="4122" calcext:value-type="float">
            <text:p>4122</text:p>
          </table:table-cell>
          <table:table-cell office:value-type="float" office:value="20857" calcext:value-type="float">
            <text:p>20857</text:p>
          </table:table-cell>
        </table:table-row>
        <table:table-row table:style-name="ro1">
          <table:table-cell office:value-type="float" office:value="5146" calcext:value-type="float">
            <text:p>5146</text:p>
          </table:table-cell>
          <table:table-cell office:value-type="float" office:value="21476" calcext:value-type="float">
            <text:p>21476</text:p>
          </table:table-cell>
          <table:table-cell table:number-columns-repeated="8"/>
          <table:table-cell office:value-type="float" office:value="6786" calcext:value-type="float">
            <text:p>6786</text:p>
          </table:table-cell>
          <table:table-cell office:value-type="float" office:value="17131" calcext:value-type="float">
            <text:p>17131</text:p>
          </table:table-cell>
        </table:table-row>
        <table:table-row table:style-name="ro1">
          <table:table-cell office:value-type="float" office:value="4122" calcext:value-type="float">
            <text:p>4122</text:p>
          </table:table-cell>
          <table:table-cell office:value-type="float" office:value="20857" calcext:value-type="float">
            <text:p>20857</text:p>
          </table:table-cell>
          <table:table-cell table:number-columns-repeated="8"/>
          <table:table-cell office:value-type="float" office:value="8244" calcext:value-type="float">
            <text:p>8244</text:p>
          </table:table-cell>
          <table:table-cell office:value-type="float" office:value="17400" calcext:value-type="float">
            <text:p>17400</text:p>
          </table:table-cell>
        </table:table-row>
        <table:table-row table:style-name="ro1">
          <table:table-cell office:value-type="float" office:value="3983" calcext:value-type="float">
            <text:p>3983</text:p>
          </table:table-cell>
          <table:table-cell office:value-type="float" office:value="20427" calcext:value-type="float">
            <text:p>20427</text:p>
          </table:table-cell>
          <table:table-cell table:number-columns-repeated="8"/>
          <table:table-cell office:value-type="float" office:value="7896" calcext:value-type="float">
            <text:p>7896</text:p>
          </table:table-cell>
          <table:table-cell office:value-type="float" office:value="18901" calcext:value-type="float">
            <text:p>18901</text:p>
          </table:table-cell>
        </table:table-row>
        <table:table-row table:style-name="ro1">
          <table:table-cell office:value-type="float" office:value="5141" calcext:value-type="float">
            <text:p>5141</text:p>
          </table:table-cell>
          <table:table-cell office:value-type="float" office:value="19272" calcext:value-type="float">
            <text:p>19272</text:p>
          </table:table-cell>
          <table:table-cell table:number-columns-repeated="8"/>
          <table:table-cell office:value-type="float" office:value="7979" calcext:value-type="float">
            <text:p>7979</text:p>
          </table:table-cell>
          <table:table-cell office:value-type="float" office:value="23744" calcext:value-type="float">
            <text:p>23744</text:p>
          </table:table-cell>
        </table:table-row>
        <table:table-row table:style-name="ro1">
          <table:table-cell office:value-type="float" office:value="5602" calcext:value-type="float">
            <text:p>5602</text:p>
          </table:table-cell>
          <table:table-cell office:value-type="float" office:value="19496" calcext:value-type="float">
            <text:p>19496</text:p>
          </table:table-cell>
          <table:table-cell table:number-columns-repeated="8"/>
          <table:table-cell office:value-type="float" office:value="7910" calcext:value-type="float">
            <text:p>7910</text:p>
          </table:table-cell>
          <table:table-cell office:value-type="float" office:value="23945" calcext:value-type="float">
            <text:p>23945</text:p>
          </table:table-cell>
        </table:table-row>
        <table:table-row table:style-name="ro1">
          <table:table-cell office:value-type="float" office:value="5426" calcext:value-type="float">
            <text:p>5426</text:p>
          </table:table-cell>
          <table:table-cell office:value-type="float" office:value="19664" calcext:value-type="float">
            <text:p>19664</text:p>
          </table:table-cell>
          <table:table-cell table:number-columns-repeated="8"/>
          <table:table-cell office:value-type="float" office:value="7045" calcext:value-type="float">
            <text:p>7045</text:p>
          </table:table-cell>
          <table:table-cell office:value-type="float" office:value="23214" calcext:value-type="float">
            <text:p>23214</text:p>
          </table:table-cell>
        </table:table-row>
        <table:table-row table:style-name="ro1">
          <table:table-cell office:value-type="float" office:value="5605" calcext:value-type="float">
            <text:p>5605</text:p>
          </table:table-cell>
          <table:table-cell office:value-type="float" office:value="20061" calcext:value-type="float">
            <text:p>20061</text:p>
          </table:table-cell>
          <table:table-cell table:number-columns-repeated="8"/>
          <table:table-cell office:value-type="float" office:value="5426" calcext:value-type="float">
            <text:p>5426</text:p>
          </table:table-cell>
          <table:table-cell office:value-type="float" office:value="19664" calcext:value-type="float">
            <text:p>19664</text:p>
          </table:table-cell>
        </table:table-row>
        <table:table-row table:style-name="ro1">
          <table:table-cell office:value-type="float" office:value="5465" calcext:value-type="float">
            <text:p>5465</text:p>
          </table:table-cell>
          <table:table-cell office:value-type="float" office:value="20509" calcext:value-type="float">
            <text:p>20509</text:p>
          </table:table-cell>
          <table:table-cell table:number-columns-repeated="8"/>
          <table:table-cell office:value-type="float" office:value="5783" calcext:value-type="float">
            <text:p>5783</text:p>
          </table:table-cell>
          <table:table-cell office:value-type="float" office:value="17422" calcext:value-type="float">
            <text:p>17422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20764" calcext:value-type="float">
            <text:p>20764</text:p>
          </table:table-cell>
          <table:table-cell table:number-columns-repeated="8"/>
          <table:table-cell office:value-type="float" office:value="2172" calcext:value-type="float">
            <text:p>2172</text:p>
          </table:table-cell>
          <table:table-cell office:value-type="float" office:value="17447" calcext:value-type="float">
            <text:p>17447</text:p>
          </table:table-cell>
        </table:table-row>
        <table:table-row table:style-name="ro1">
          <table:table-cell office:value-type="float" office:value="3604" calcext:value-type="float">
            <text:p>3604</text:p>
          </table:table-cell>
          <table:table-cell office:value-type="float" office:value="20906" calcext:value-type="float">
            <text:p>20906</text:p>
          </table:table-cell>
          <table:table-cell table:number-columns-repeated="8"/>
          <table:table-cell office:value-type="float" office:value="1065" calcext:value-type="float">
            <text:p>1065</text:p>
          </table:table-cell>
          <table:table-cell office:value-type="float" office:value="16838" calcext:value-type="float">
            <text:p>16838</text:p>
          </table:table-cell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float" office:value="21375" calcext:value-type="float">
            <text:p>21375</text:p>
          </table:table-cell>
          <table:table-cell table:number-columns-repeated="8"/>
          <table:table-cell office:value-type="float" office:value="3040" calcext:value-type="float">
            <text:p>3040</text:p>
          </table:table-cell>
          <table:table-cell office:value-type="float" office:value="20764" calcext:value-type="float">
            <text:p>20764</text:p>
          </table:table-cell>
        </table:table-row>
        <table:table-row table:style-name="ro1">
          <table:table-cell office:value-type="float" office:value="3114" calcext:value-type="float">
            <text:p>3114</text:p>
          </table:table-cell>
          <table:table-cell office:value-type="float" office:value="21453" calcext:value-type="float">
            <text:p>21453</text:p>
          </table:table-cell>
          <table:table-cell table:number-columns-repeated="8"/>
          <table:table-cell office:value-type="float" office:value="2295" calcext:value-type="float">
            <text:p>2295</text:p>
          </table:table-cell>
          <table:table-cell office:value-type="float" office:value="21074" calcext:value-type="float">
            <text:p>21074</text:p>
          </table:table-cell>
        </table:table-row>
        <table:table-row table:style-name="ro1">
          <table:table-cell office:value-type="float" office:value="3708" calcext:value-type="float">
            <text:p>3708</text:p>
          </table:table-cell>
          <table:table-cell office:value-type="float" office:value="22129" calcext:value-type="float">
            <text:p>22129</text:p>
          </table:table-cell>
          <table:table-cell table:number-columns-repeated="8"/>
          <table:table-cell office:value-type="float" office:value="783" calcext:value-type="float">
            <text:p>783</text:p>
          </table:table-cell>
          <table:table-cell office:value-type="float" office:value="23816" calcext:value-type="float">
            <text:p>23816</text:p>
          </table:table-cell>
        </table:table-row>
        <table:table-row table:style-name="ro1">
          <table:table-cell office:value-type="float" office:value="4204" calcext:value-type="float">
            <text:p>4204</text:p>
          </table:table-cell>
          <table:table-cell office:value-type="float" office:value="21742" calcext:value-type="float">
            <text:p>21742</text:p>
          </table:table-cell>
          <table:table-cell table:number-columns-repeated="8"/>
          <table:table-cell office:value-type="float" office:value="6780" calcext:value-type="float">
            <text:p>6780</text:p>
          </table:table-cell>
          <table:table-cell office:value-type="float" office:value="19274" calcext:value-type="float">
            <text:p>19274</text:p>
          </table:table-cell>
        </table:table-row>
        <table:table-row table:style-name="ro1">
          <table:table-cell office:value-type="float" office:value="4756" calcext:value-type="float">
            <text:p>4756</text:p>
          </table:table-cell>
          <table:table-cell office:value-type="float" office:value="22713" calcext:value-type="float">
            <text:p>22713</text:p>
          </table:table-cell>
          <table:table-cell table:number-columns-repeated="8"/>
          <table:table-cell office:value-type="float" office:value="3995" calcext:value-type="float">
            <text:p>3995</text:p>
          </table:table-cell>
          <table:table-cell office:value-type="float" office:value="17282" calcext:value-type="float">
            <text:p>17282</text:p>
          </table:table-cell>
        </table:table-row>
        <table:table-row table:style-name="ro1">
          <table:table-cell office:value-type="float" office:value="4519" calcext:value-type="float">
            <text:p>4519</text:p>
          </table:table-cell>
          <table:table-cell office:value-type="float" office:value="22654" calcext:value-type="float">
            <text:p>22654</text:p>
          </table:table-cell>
          <table:table-cell table:number-columns-repeated="8"/>
          <table:table-cell office:value-type="float" office:value="2330" calcext:value-type="float">
            <text:p>2330</text:p>
          </table:table-cell>
          <table:table-cell office:value-type="float" office:value="17973" calcext:value-type="float">
            <text:p>17973</text:p>
          </table:table-cell>
        </table:table-row>
        <table:table-row table:style-name="ro1">
          <table:table-cell office:value-type="float" office:value="3884" calcext:value-type="float">
            <text:p>3884</text:p>
          </table:table-cell>
          <table:table-cell office:value-type="float" office:value="22634" calcext:value-type="float">
            <text:p>22634</text:p>
          </table:table-cell>
          <table:table-cell table:number-columns-repeated="8"/>
          <table:table-cell office:value-type="float" office:value="1865" calcext:value-type="float">
            <text:p>1865</text:p>
          </table:table-cell>
          <table:table-cell office:value-type="float" office:value="16916" calcext:value-type="float">
            <text:p>16916</text:p>
          </table:table-cell>
        </table:table-row>
        <table:table-row table:style-name="ro1">
          <table:table-cell office:value-type="float" office:value="2761" calcext:value-type="float">
            <text:p>2761</text:p>
          </table:table-cell>
          <table:table-cell office:value-type="float" office:value="22827" calcext:value-type="float">
            <text:p>22827</text:p>
          </table:table-cell>
          <table:table-cell table:number-columns-repeated="8"/>
          <table:table-cell office:value-type="float" office:value="2012" calcext:value-type="float">
            <text:p>2012</text:p>
          </table:table-cell>
          <table:table-cell office:value-type="float" office:value="17552" calcext:value-type="float">
            <text:p>17552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3185" calcext:value-type="float">
            <text:p>23185</text:p>
          </table:table-cell>
          <table:table-cell table:number-columns-repeated="8"/>
          <table:table-cell office:value-type="float" office:value="2130" calcext:value-type="float">
            <text:p>2130</text:p>
          </table:table-cell>
          <table:table-cell office:value-type="float" office:value="17147" calcext:value-type="float">
            <text:p>17147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23262" calcext:value-type="float">
            <text:p>23262</text:p>
          </table:table-cell>
          <table:table-cell table:number-columns-repeated="8"/>
          <table:table-cell office:value-type="float" office:value="1181" calcext:value-type="float">
            <text:p>1181</text:p>
          </table:table-cell>
          <table:table-cell office:value-type="float" office:value="21598" calcext:value-type="float">
            <text:p>21598</text:p>
          </table:table-cell>
        </table:table-row>
        <table:table-row table:style-name="ro1">
          <table:table-cell office:value-type="float" office:value="2798" calcext:value-type="float">
            <text:p>2798</text:p>
          </table:table-cell>
          <table:table-cell office:value-type="float" office:value="23632" calcext:value-type="float">
            <text:p>23632</text:p>
          </table:table-cell>
          <table:table-cell table:number-columns-repeated="8"/>
          <table:table-cell office:value-type="float" office:value="476" calcext:value-type="float">
            <text:p>476</text:p>
          </table:table-cell>
          <table:table-cell office:value-type="float" office:value="22739" calcext:value-type="float">
            <text:p>22739</text:p>
          </table:table-cell>
        </table:table-row>
        <table:table-row table:style-name="ro1">
          <table:table-cell office:value-type="float" office:value="3181" calcext:value-type="float">
            <text:p>3181</text:p>
          </table:table-cell>
          <table:table-cell office:value-type="float" office:value="23594" calcext:value-type="float">
            <text:p>23594</text:p>
          </table:table-cell>
          <table:table-cell table:number-columns-repeated="8"/>
          <table:table-cell office:value-type="float" office:value="681" calcext:value-type="float">
            <text:p>681</text:p>
          </table:table-cell>
          <table:table-cell office:value-type="float" office:value="22108" calcext:value-type="float">
            <text:p>22108</text:p>
          </table:table-cell>
        </table:table-row>
        <table:table-row table:style-name="ro1">
          <table:table-cell office:value-type="float" office:value="3388" calcext:value-type="float">
            <text:p>3388</text:p>
          </table:table-cell>
          <table:table-cell office:value-type="float" office:value="24753" calcext:value-type="float">
            <text:p>24753</text:p>
          </table:table-cell>
          <table:table-cell table:number-columns-repeated="8"/>
          <table:table-cell office:value-type="float" office:value="2074" calcext:value-type="float">
            <text:p>2074</text:p>
          </table:table-cell>
          <table:table-cell office:value-type="float" office:value="21548" calcext:value-type="float">
            <text:p>21548</text:p>
          </table:table-cell>
        </table:table-row>
        <table:table-row table:style-name="ro1">
          <table:table-cell office:value-type="float" office:value="9268" calcext:value-type="float">
            <text:p>9268</text:p>
          </table:table-cell>
          <table:table-cell office:value-type="float" office:value="24870" calcext:value-type="float">
            <text:p>24870</text:p>
          </table:table-cell>
          <table:table-cell table:number-columns-repeated="8"/>
          <table:table-cell office:value-type="float" office:value="12710" calcext:value-type="float">
            <text:p>12710</text:p>
          </table:table-cell>
          <table:table-cell office:value-type="float" office:value="22571" calcext:value-type="float">
            <text:p>22571</text:p>
          </table:table-cell>
        </table:table-row>
        <table:table-row table:style-name="ro1">
          <table:table-cell office:value-type="float" office:value="9248" calcext:value-type="float">
            <text:p>9248</text:p>
          </table:table-cell>
          <table:table-cell office:value-type="float" office:value="24265" calcext:value-type="float">
            <text:p>24265</text:p>
          </table:table-cell>
          <table:table-cell table:number-columns-repeated="8"/>
          <table:table-cell office:value-type="float" office:value="12791" calcext:value-type="float">
            <text:p>12791</text:p>
          </table:table-cell>
          <table:table-cell office:value-type="float" office:value="21924" calcext:value-type="float">
            <text:p>21924</text:p>
          </table:table-cell>
        </table:table-row>
        <table:table-row table:style-name="ro1">
          <table:table-cell office:value-type="float" office:value="9258" calcext:value-type="float">
            <text:p>9258</text:p>
          </table:table-cell>
          <table:table-cell office:value-type="float" office:value="23514" calcext:value-type="float">
            <text:p>23514</text:p>
          </table:table-cell>
          <table:table-cell table:number-columns-repeated="8"/>
          <table:table-cell office:value-type="float" office:value="12354" calcext:value-type="float">
            <text:p>12354</text:p>
          </table:table-cell>
          <table:table-cell office:value-type="float" office:value="20264" calcext:value-type="float">
            <text:p>20264</text:p>
          </table:table-cell>
        </table:table-row>
        <table:table-row table:style-name="ro1">
          <table:table-cell office:value-type="float" office:value="9579" calcext:value-type="float">
            <text:p>9579</text:p>
          </table:table-cell>
          <table:table-cell office:value-type="float" office:value="24164" calcext:value-type="float">
            <text:p>24164</text:p>
          </table:table-cell>
          <table:table-cell table:number-columns-repeated="8"/>
          <table:table-cell office:value-type="float" office:value="12618" calcext:value-type="float">
            <text:p>12618</text:p>
          </table:table-cell>
          <table:table-cell office:value-type="float" office:value="19368" calcext:value-type="float">
            <text:p>19368</text:p>
          </table:table-cell>
        </table:table-row>
        <table:table-row table:style-name="ro1">
          <table:table-cell office:value-type="float" office:value="9786" calcext:value-type="float">
            <text:p>9786</text:p>
          </table:table-cell>
          <table:table-cell office:value-type="float" office:value="24363" calcext:value-type="float">
            <text:p>24363</text:p>
          </table:table-cell>
          <table:table-cell table:number-columns-repeated="8"/>
          <table:table-cell office:value-type="float" office:value="12310" calcext:value-type="float">
            <text:p>12310</text:p>
          </table:table-cell>
          <table:table-cell office:value-type="float" office:value="19703" calcext:value-type="float">
            <text:p>19703</text:p>
          </table:table-cell>
        </table:table-row>
        <table:table-row table:style-name="ro1">
          <table:table-cell office:value-type="float" office:value="10049" calcext:value-type="float">
            <text:p>10049</text:p>
          </table:table-cell>
          <table:table-cell office:value-type="float" office:value="24264" calcext:value-type="float">
            <text:p>24264</text:p>
          </table:table-cell>
          <table:table-cell table:number-columns-repeated="8"/>
          <table:table-cell office:value-type="float" office:value="12594" calcext:value-type="float">
            <text:p>12594</text:p>
          </table:table-cell>
          <table:table-cell office:value-type="float" office:value="18941" calcext:value-type="float">
            <text:p>18941</text:p>
          </table:table-cell>
        </table:table-row>
        <table:table-row table:style-name="ro1">
          <table:table-cell office:value-type="float" office:value="9950" calcext:value-type="float">
            <text:p>9950</text:p>
          </table:table-cell>
          <table:table-cell office:value-type="float" office:value="24137" calcext:value-type="float">
            <text:p>24137</text:p>
          </table:table-cell>
          <table:table-cell table:number-columns-repeated="8"/>
          <table:table-cell office:value-type="float" office:value="12453" calcext:value-type="float">
            <text:p>12453</text:p>
          </table:table-cell>
          <table:table-cell office:value-type="float" office:value="18034" calcext:value-type="float">
            <text:p>18034</text:p>
          </table:table-cell>
        </table:table-row>
        <table:table-row table:style-name="ro1">
          <table:table-cell office:value-type="float" office:value="9318" calcext:value-type="float">
            <text:p>9318</text:p>
          </table:table-cell>
          <table:table-cell office:value-type="float" office:value="22997" calcext:value-type="float">
            <text:p>22997</text:p>
          </table:table-cell>
          <table:table-cell table:number-columns-repeated="8"/>
          <table:table-cell office:value-type="float" office:value="12499" calcext:value-type="float">
            <text:p>12499</text:p>
          </table:table-cell>
          <table:table-cell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8890" calcext:value-type="float">
            <text:p>8890</text:p>
          </table:table-cell>
          <table:table-cell office:value-type="float" office:value="22474" calcext:value-type="float">
            <text:p>22474</text:p>
          </table:table-cell>
          <table:table-cell table:number-columns-repeated="8"/>
          <table:table-cell office:value-type="float" office:value="13070" calcext:value-type="float">
            <text:p>13070</text:p>
          </table:table-cell>
          <table:table-cell office:value-type="float" office:value="18021" calcext:value-type="float">
            <text:p>18021</text:p>
          </table:table-cell>
        </table:table-row>
        <table:table-row table:style-name="ro1">
          <table:table-cell office:value-type="float" office:value="8540" calcext:value-type="float">
            <text:p>8540</text:p>
          </table:table-cell>
          <table:table-cell office:value-type="float" office:value="21729" calcext:value-type="float">
            <text:p>21729</text:p>
          </table:table-cell>
          <table:table-cell table:number-columns-repeated="8"/>
          <table:table-cell office:value-type="float" office:value="13354" calcext:value-type="float">
            <text:p>13354</text:p>
          </table:table-cell>
          <table:table-cell office:value-type="float" office:value="17508" calcext:value-type="float">
            <text:p>17508</text:p>
          </table:table-cell>
        </table:table-row>
        <table:table-row table:style-name="ro1">
          <table:table-cell office:value-type="float" office:value="9164" calcext:value-type="float">
            <text:p>9164</text:p>
          </table:table-cell>
          <table:table-cell office:value-type="float" office:value="21837" calcext:value-type="float">
            <text:p>21837</text:p>
          </table:table-cell>
          <table:table-cell table:number-columns-repeated="8"/>
          <table:table-cell office:value-type="float" office:value="11168" calcext:value-type="float">
            <text:p>11168</text:p>
          </table:table-cell>
          <table:table-cell office:value-type="float" office:value="17551" calcext:value-type="float">
            <text:p>17551</text:p>
          </table:table-cell>
        </table:table-row>
        <table:table-row table:style-name="ro1">
          <table:table-cell office:value-type="float" office:value="9592" calcext:value-type="float">
            <text:p>9592</text:p>
          </table:table-cell>
          <table:table-cell office:value-type="float" office:value="21850" calcext:value-type="float">
            <text:p>21850</text:p>
          </table:table-cell>
          <table:table-cell table:number-columns-repeated="8"/>
          <table:table-cell office:value-type="float" office:value="10291" calcext:value-type="float">
            <text:p>10291</text:p>
          </table:table-cell>
          <table:table-cell office:value-type="float" office:value="17366" calcext:value-type="float">
            <text:p>17366</text:p>
          </table:table-cell>
        </table:table-row>
        <table:table-row table:style-name="ro1">
          <table:table-cell office:value-type="float" office:value="9899" calcext:value-type="float">
            <text:p>9899</text:p>
          </table:table-cell>
          <table:table-cell office:value-type="float" office:value="21932" calcext:value-type="float">
            <text:p>21932</text:p>
          </table:table-cell>
          <table:table-cell table:number-columns-repeated="8"/>
          <table:table-cell office:value-type="float" office:value="10090" calcext:value-type="float">
            <text:p>10090</text:p>
          </table:table-cell>
          <table:table-cell office:value-type="float" office:value="17240" calcext:value-type="float">
            <text:p>17240</text:p>
          </table:table-cell>
        </table:table-row>
        <table:table-row table:style-name="ro1">
          <table:table-cell office:value-type="float" office:value="9921" calcext:value-type="float">
            <text:p>9921</text:p>
          </table:table-cell>
          <table:table-cell office:value-type="float" office:value="21923" calcext:value-type="float">
            <text:p>21923</text:p>
          </table:table-cell>
          <table:table-cell table:number-columns-repeated="8"/>
          <table:table-cell office:value-type="float" office:value="10775" calcext:value-type="float">
            <text:p>10775</text:p>
          </table:table-cell>
          <table:table-cell office:value-type="float" office:value="18248" calcext:value-type="float">
            <text:p>18248</text:p>
          </table:table-cell>
        </table:table-row>
        <table:table-row table:style-name="ro1">
          <table:table-cell office:value-type="float" office:value="10148" calcext:value-type="float">
            <text:p>10148</text:p>
          </table:table-cell>
          <table:table-cell office:value-type="float" office:value="21885" calcext:value-type="float">
            <text:p>21885</text:p>
          </table:table-cell>
          <table:table-cell table:number-columns-repeated="8"/>
          <table:table-cell office:value-type="float" office:value="10990" calcext:value-type="float">
            <text:p>10990</text:p>
          </table:table-cell>
          <table:table-cell office:value-type="float" office:value="18489" calcext:value-type="float">
            <text:p>18489</text:p>
          </table:table-cell>
        </table:table-row>
        <table:table-row table:style-name="ro1">
          <table:table-cell office:value-type="float" office:value="10081" calcext:value-type="float">
            <text:p>10081</text:p>
          </table:table-cell>
          <table:table-cell office:value-type="float" office:value="22009" calcext:value-type="float">
            <text:p>22009</text:p>
          </table:table-cell>
          <table:table-cell table:number-columns-repeated="8"/>
          <table:table-cell office:value-type="float" office:value="11297" calcext:value-type="float">
            <text:p>11297</text:p>
          </table:table-cell>
          <table:table-cell office:value-type="float" office:value="18375" calcext:value-type="float">
            <text:p>18375</text:p>
          </table:table-cell>
        </table:table-row>
        <table:table-row table:style-name="ro1">
          <table:table-cell office:value-type="float" office:value="9968" calcext:value-type="float">
            <text:p>9968</text:p>
          </table:table-cell>
          <table:table-cell office:value-type="float" office:value="22103" calcext:value-type="float">
            <text:p>22103</text:p>
          </table:table-cell>
          <table:table-cell table:number-columns-repeated="8"/>
          <table:table-cell office:value-type="float" office:value="10939" calcext:value-type="float">
            <text:p>10939</text:p>
          </table:table-cell>
          <table:table-cell office:value-type="float" office:value="20078" calcext:value-type="float">
            <text:p>20078</text:p>
          </table:table-cell>
        </table:table-row>
        <table:table-row table:style-name="ro1">
          <table:table-cell office:value-type="float" office:value="10347" calcext:value-type="float">
            <text:p>10347</text:p>
          </table:table-cell>
          <table:table-cell office:value-type="float" office:value="22952" calcext:value-type="float">
            <text:p>22952</text:p>
          </table:table-cell>
          <table:table-cell table:number-columns-repeated="8"/>
          <table:table-cell office:value-type="float" office:value="10032" calcext:value-type="float">
            <text:p>10032</text:p>
          </table:table-cell>
          <table:table-cell office:value-type="float" office:value="20126" calcext:value-type="float">
            <text:p>20126</text:p>
          </table:table-cell>
        </table:table-row>
        <table:table-row table:style-name="ro1">
          <table:table-cell office:value-type="float" office:value="11145" calcext:value-type="float">
            <text:p>11145</text:p>
          </table:table-cell>
          <table:table-cell office:value-type="float" office:value="22585" calcext:value-type="float">
            <text:p>22585</text:p>
          </table:table-cell>
          <table:table-cell table:number-columns-repeated="8"/>
          <table:table-cell office:value-type="float" office:value="9390" calcext:value-type="float">
            <text:p>9390</text:p>
          </table:table-cell>
          <table:table-cell office:value-type="float" office:value="18943" calcext:value-type="float">
            <text:p>18943</text:p>
          </table:table-cell>
        </table:table-row>
        <table:table-row table:style-name="ro1">
          <table:table-cell office:value-type="float" office:value="11080" calcext:value-type="float">
            <text:p>11080</text:p>
          </table:table-cell>
          <table:table-cell office:value-type="float" office:value="21338" calcext:value-type="float">
            <text:p>21338</text:p>
          </table:table-cell>
          <table:table-cell table:number-columns-repeated="8"/>
          <table:table-cell office:value-type="float" office:value="8473" calcext:value-type="float">
            <text:p>8473</text:p>
          </table:table-cell>
          <table:table-cell office:value-type="float" office:value="18282" calcext:value-type="float">
            <text:p>18282</text:p>
          </table:table-cell>
        </table:table-row>
        <table:table-row table:style-name="ro1">
          <table:table-cell office:value-type="float" office:value="11552" calcext:value-type="float">
            <text:p>11552</text:p>
          </table:table-cell>
          <table:table-cell office:value-type="float" office:value="21656" calcext:value-type="float">
            <text:p>21656</text:p>
          </table:table-cell>
          <table:table-cell table:number-columns-repeated="8"/>
          <table:table-cell office:value-type="float" office:value="8560" calcext:value-type="float">
            <text:p>8560</text:p>
          </table:table-cell>
          <table:table-cell office:value-type="float" office:value="17780" calcext:value-type="float">
            <text:p>17780</text:p>
          </table:table-cell>
        </table:table-row>
        <table:table-row table:style-name="ro1">
          <table:table-cell office:value-type="float" office:value="12791" calcext:value-type="float">
            <text:p>12791</text:p>
          </table:table-cell>
          <table:table-cell office:value-type="float" office:value="21924" calcext:value-type="float">
            <text:p>21924</text:p>
          </table:table-cell>
          <table:table-cell table:number-columns-repeated="8"/>
          <table:table-cell office:value-type="float" office:value="8713" calcext:value-type="float">
            <text:p>8713</text:p>
          </table:table-cell>
          <table:table-cell office:value-type="float" office:value="17641" calcext:value-type="float">
            <text:p>17641</text:p>
          </table:table-cell>
        </table:table-row>
        <table:table-row table:style-name="ro1">
          <table:table-cell office:value-type="float" office:value="12656" calcext:value-type="float">
            <text:p>12656</text:p>
          </table:table-cell>
          <table:table-cell office:value-type="float" office:value="22295" calcext:value-type="float">
            <text:p>22295</text:p>
          </table:table-cell>
          <table:table-cell table:number-columns-repeated="8"/>
          <table:table-cell office:value-type="float" office:value="8556" calcext:value-type="float">
            <text:p>8556</text:p>
          </table:table-cell>
          <table:table-cell office:value-type="float" office:value="16756" calcext:value-type="float">
            <text:p>16756</text:p>
          </table:table-cell>
        </table:table-row>
        <table:table-row table:style-name="ro1">
          <table:table-cell office:value-type="float" office:value="12710" calcext:value-type="float">
            <text:p>12710</text:p>
          </table:table-cell>
          <table:table-cell office:value-type="float" office:value="22571" calcext:value-type="float">
            <text:p>22571</text:p>
          </table:table-cell>
          <table:table-cell table:number-columns-repeated="8"/>
          <table:table-cell office:value-type="float" office:value="11506" calcext:value-type="float">
            <text:p>11506</text:p>
          </table:table-cell>
          <table:table-cell office:value-type="float" office:value="16889" calcext:value-type="float">
            <text:p>16889</text:p>
          </table:table-cell>
        </table:table-row>
        <table:table-row table:style-name="ro1">
          <table:table-cell office:value-type="float" office:value="12893" calcext:value-type="float">
            <text:p>12893</text:p>
          </table:table-cell>
          <table:table-cell office:value-type="float" office:value="22761" calcext:value-type="float">
            <text:p>22761</text:p>
          </table:table-cell>
          <table:table-cell table:number-columns-repeated="8"/>
          <table:table-cell office:value-type="float" office:value="12402" calcext:value-type="float">
            <text:p>12402</text:p>
          </table:table-cell>
          <table:table-cell office:value-type="float" office:value="17199" calcext:value-type="float">
            <text:p>17199</text:p>
          </table:table-cell>
        </table:table-row>
        <table:table-row table:style-name="ro1">
          <table:table-cell office:value-type="float" office:value="12897" calcext:value-type="float">
            <text:p>12897</text:p>
          </table:table-cell>
          <table:table-cell office:value-type="float" office:value="23323" calcext:value-type="float">
            <text:p>23323</text:p>
          </table:table-cell>
          <table:table-cell table:number-columns-repeated="8"/>
          <table:table-cell office:value-type="float" office:value="12877" calcext:value-type="float">
            <text:p>12877</text:p>
          </table:table-cell>
          <table:table-cell office:value-type="float" office:value="16750" calcext:value-type="float">
            <text:p>16750</text:p>
          </table:table-cell>
        </table:table-row>
        <table:table-row table:style-name="ro1">
          <table:table-cell office:value-type="float" office:value="12129" calcext:value-type="float">
            <text:p>12129</text:p>
          </table:table-cell>
          <table:table-cell office:value-type="float" office:value="24011" calcext:value-type="float">
            <text:p>24011</text:p>
          </table:table-cell>
          <table:table-cell table:number-columns-repeated="8"/>
          <table:table-cell office:value-type="float" office:value="13440" calcext:value-type="float">
            <text:p>13440</text:p>
          </table:table-cell>
          <table:table-cell office:value-type="float" office:value="17209" calcext:value-type="float">
            <text:p>17209</text:p>
          </table:table-cell>
        </table:table-row>
        <table:table-row table:style-name="ro1">
          <table:table-cell office:value-type="float" office:value="11642" calcext:value-type="float">
            <text:p>11642</text:p>
          </table:table-cell>
          <table:table-cell office:value-type="float" office:value="24714" calcext:value-type="float">
            <text:p>24714</text:p>
          </table:table-cell>
          <table:table-cell table:number-columns-repeated="8"/>
          <table:table-cell office:value-type="float" office:value="13841" calcext:value-type="float">
            <text:p>13841</text:p>
          </table:table-cell>
          <table:table-cell office:value-type="float" office:value="17017" calcext:value-type="float">
            <text:p>17017</text:p>
          </table:table-cell>
        </table:table-row>
        <table:table-row table:style-name="ro1">
          <table:table-cell office:value-type="float" office:value="13121" calcext:value-type="float">
            <text:p>13121</text:p>
          </table:table-cell>
          <table:table-cell office:value-type="float" office:value="23862" calcext:value-type="float">
            <text:p>23862</text:p>
          </table:table-cell>
          <table:table-cell table:number-columns-repeated="8"/>
          <table:table-cell office:value-type="float" office:value="14802" calcext:value-type="float">
            <text:p>14802</text:p>
          </table:table-cell>
          <table:table-cell office:value-type="float" office:value="17345" calcext:value-type="float">
            <text:p>17345</text:p>
          </table:table-cell>
        </table:table-row>
        <table:table-row table:style-name="ro1">
          <table:table-cell office:value-type="float" office:value="13546" calcext:value-type="float">
            <text:p>13546</text:p>
          </table:table-cell>
          <table:table-cell office:value-type="float" office:value="24916" calcext:value-type="float">
            <text:p>24916</text:p>
          </table:table-cell>
          <table:table-cell table:number-columns-repeated="8"/>
          <table:table-cell office:value-type="float" office:value="15394" calcext:value-type="float">
            <text:p>15394</text:p>
          </table:table-cell>
          <table:table-cell office:value-type="float" office:value="17109" calcext:value-type="float">
            <text:p>17109</text:p>
          </table:table-cell>
        </table:table-row>
        <table:table-row table:style-name="ro1">
          <table:table-cell office:value-type="float" office:value="13702" calcext:value-type="float">
            <text:p>13702</text:p>
          </table:table-cell>
          <table:table-cell office:value-type="float" office:value="24308" calcext:value-type="float">
            <text:p>24308</text:p>
          </table:table-cell>
          <table:table-cell table:number-columns-repeated="8"/>
          <table:table-cell office:value-type="float" office:value="14891" calcext:value-type="float">
            <text:p>14891</text:p>
          </table:table-cell>
          <table:table-cell office:value-type="float" office:value="17940" calcext:value-type="float">
            <text:p>17940</text:p>
          </table:table-cell>
        </table:table-row>
        <table:table-row table:style-name="ro1">
          <table:table-cell office:value-type="float" office:value="14825" calcext:value-type="float">
            <text:p>14825</text:p>
          </table:table-cell>
          <table:table-cell office:value-type="float" office:value="23986" calcext:value-type="float">
            <text:p>23986</text:p>
          </table:table-cell>
          <table:table-cell table:number-columns-repeated="8"/>
          <table:table-cell office:value-type="float" office:value="14787" calcext:value-type="float">
            <text:p>14787</text:p>
          </table:table-cell>
          <table:table-cell office:value-type="float" office:value="18144" calcext:value-type="float">
            <text:p>18144</text:p>
          </table:table-cell>
        </table:table-row>
        <table:table-row table:style-name="ro1">
          <table:table-cell office:value-type="float" office:value="16316" calcext:value-type="float">
            <text:p>16316</text:p>
          </table:table-cell>
          <table:table-cell office:value-type="float" office:value="23649" calcext:value-type="float">
            <text:p>23649</text:p>
          </table:table-cell>
          <table:table-cell table:number-columns-repeated="8"/>
          <table:table-cell office:value-type="float" office:value="15264" calcext:value-type="float">
            <text:p>15264</text:p>
          </table:table-cell>
          <table:table-cell office:value-type="float" office:value="18777" calcext:value-type="float">
            <text:p>18777</text:p>
          </table:table-cell>
        </table:table-row>
        <table:table-row table:style-name="ro1">
          <table:table-cell office:value-type="float" office:value="16192" calcext:value-type="float">
            <text:p>16192</text:p>
          </table:table-cell>
          <table:table-cell office:value-type="float" office:value="21858" calcext:value-type="float">
            <text:p>21858</text:p>
          </table:table-cell>
          <table:table-cell table:number-columns-repeated="8"/>
          <table:table-cell office:value-type="float" office:value="15198" calcext:value-type="float">
            <text:p>15198</text:p>
          </table:table-cell>
          <table:table-cell office:value-type="float" office:value="18693" calcext:value-type="float">
            <text:p>18693</text:p>
          </table:table-cell>
        </table:table-row>
        <table:table-row table:style-name="ro1">
          <table:table-cell office:value-type="float" office:value="15915" calcext:value-type="float">
            <text:p>15915</text:p>
          </table:table-cell>
          <table:table-cell office:value-type="float" office:value="21967" calcext:value-type="float">
            <text:p>21967</text:p>
          </table:table-cell>
          <table:table-cell table:number-columns-repeated="8"/>
          <table:table-cell office:value-type="float" office:value="14895" calcext:value-type="float">
            <text:p>14895</text:p>
          </table:table-cell>
          <table:table-cell office:value-type="float" office:value="19764" calcext:value-type="float">
            <text:p>19764</text:p>
          </table:table-cell>
        </table:table-row>
        <table:table-row table:style-name="ro1">
          <table:table-cell office:value-type="float" office:value="15929" calcext:value-type="float">
            <text:p>15929</text:p>
          </table:table-cell>
          <table:table-cell office:value-type="float" office:value="21365" calcext:value-type="float">
            <text:p>21365</text:p>
          </table:table-cell>
          <table:table-cell table:number-columns-repeated="8"/>
          <table:table-cell office:value-type="float" office:value="14841" calcext:value-type="float">
            <text:p>14841</text:p>
          </table:table-cell>
          <table:table-cell office:value-type="float" office:value="19972" calcext:value-type="float">
            <text:p>19972</text:p>
          </table:table-cell>
        </table:table-row>
        <table:table-row table:style-name="ro1">
          <table:table-cell office:value-type="float" office:value="15652" calcext:value-type="float">
            <text:p>15652</text:p>
          </table:table-cell>
          <table:table-cell office:value-type="float" office:value="21037" calcext:value-type="float">
            <text:p>21037</text:p>
          </table:table-cell>
          <table:table-cell table:number-columns-repeated="8"/>
          <table:table-cell office:value-type="float" office:value="13899" calcext:value-type="float">
            <text:p>13899</text:p>
          </table:table-cell>
          <table:table-cell office:value-type="float" office:value="21328" calcext:value-type="float">
            <text:p>21328</text:p>
          </table:table-cell>
        </table:table-row>
        <table:table-row table:style-name="ro1">
          <table:table-cell office:value-type="float" office:value="15474" calcext:value-type="float">
            <text:p>15474</text:p>
          </table:table-cell>
          <table:table-cell office:value-type="float" office:value="21016" calcext:value-type="float">
            <text:p>21016</text:p>
          </table:table-cell>
          <table:table-cell table:number-columns-repeated="8"/>
          <table:table-cell office:value-type="float" office:value="14886" calcext:value-type="float">
            <text:p>14886</text:p>
          </table:table-cell>
          <table:table-cell office:value-type="float" office:value="21978" calcext:value-type="float">
            <text:p>21978</text:p>
          </table:table-cell>
        </table:table-row>
        <table:table-row table:style-name="ro1">
          <table:table-cell office:value-type="float" office:value="14886" calcext:value-type="float">
            <text:p>14886</text:p>
          </table:table-cell>
          <table:table-cell office:value-type="float" office:value="21978" calcext:value-type="float">
            <text:p>21978</text:p>
          </table:table-cell>
          <table:table-cell table:number-columns-repeated="8"/>
          <table:table-cell office:value-type="float" office:value="15066" calcext:value-type="float">
            <text:p>15066</text:p>
          </table:table-cell>
          <table:table-cell office:value-type="float" office:value="22113" calcext:value-type="float">
            <text:p>22113</text:p>
          </table:table-cell>
        </table:table-row>
        <table:table-row table:style-name="ro1">
          <table:table-cell office:value-type="float" office:value="15066" calcext:value-type="float">
            <text:p>15066</text:p>
          </table:table-cell>
          <table:table-cell office:value-type="float" office:value="22113" calcext:value-type="float">
            <text:p>22113</text:p>
          </table:table-cell>
          <table:table-cell table:number-columns-repeated="8"/>
          <table:table-cell office:value-type="float" office:value="14506" calcext:value-type="float">
            <text:p>14506</text:p>
          </table:table-cell>
          <table:table-cell office:value-type="float" office:value="22358" calcext:value-type="float">
            <text:p>22358</text:p>
          </table:table-cell>
        </table:table-row>
        <table:table-row table:style-name="ro1">
          <table:table-cell office:value-type="float" office:value="15165" calcext:value-type="float">
            <text:p>15165</text:p>
          </table:table-cell>
          <table:table-cell office:value-type="float" office:value="22340" calcext:value-type="float">
            <text:p>22340</text:p>
          </table:table-cell>
          <table:table-cell table:number-columns-repeated="8"/>
          <table:table-cell office:value-type="float" office:value="13756" calcext:value-type="float">
            <text:p>13756</text:p>
          </table:table-cell>
          <table:table-cell office:value-type="float" office:value="22163" calcext:value-type="float">
            <text:p>22163</text:p>
          </table:table-cell>
        </table:table-row>
        <table:table-row table:style-name="ro1">
          <table:table-cell office:value-type="float" office:value="14506" calcext:value-type="float">
            <text:p>14506</text:p>
          </table:table-cell>
          <table:table-cell office:value-type="float" office:value="22358" calcext:value-type="float">
            <text:p>22358</text:p>
          </table:table-cell>
          <table:table-cell table:number-columns-repeated="8"/>
          <table:table-cell office:value-type="float" office:value="11552" calcext:value-type="float">
            <text:p>11552</text:p>
          </table:table-cell>
          <table:table-cell office:value-type="float" office:value="21656" calcext:value-type="float">
            <text:p>21656</text:p>
          </table:table-cell>
        </table:table-row>
        <table:table-row table:style-name="ro1">
          <table:table-cell office:value-type="float" office:value="13756" calcext:value-type="float">
            <text:p>13756</text:p>
          </table:table-cell>
          <table:table-cell office:value-type="float" office:value="22163" calcext:value-type="float">
            <text:p>22163</text:p>
          </table:table-cell>
          <table:table-cell table:number-columns-repeated="8"/>
          <table:table-cell office:value-type="float" office:value="10148" calcext:value-type="float">
            <text:p>10148</text:p>
          </table:table-cell>
          <table:table-cell office:value-type="float" office:value="21885" calcext:value-type="float">
            <text:p>21885</text:p>
          </table:table-cell>
        </table:table-row>
        <table:table-row table:style-name="ro1">
          <table:table-cell office:value-type="float" office:value="13899" calcext:value-type="float">
            <text:p>13899</text:p>
          </table:table-cell>
          <table:table-cell office:value-type="float" office:value="21328" calcext:value-type="float">
            <text:p>21328</text:p>
          </table:table-cell>
          <table:table-cell table:number-columns-repeated="8"/>
          <table:table-cell office:value-type="float" office:value="9921" calcext:value-type="float">
            <text:p>9921</text:p>
          </table:table-cell>
          <table:table-cell office:value-type="float" office:value="21923" calcext:value-type="float">
            <text:p>21923</text:p>
          </table:table-cell>
        </table:table-row>
        <table:table-row table:style-name="ro1">
          <table:table-cell office:value-type="float" office:value="14908" calcext:value-type="float">
            <text:p>14908</text:p>
          </table:table-cell>
          <table:table-cell office:value-type="float" office:value="20553" calcext:value-type="float">
            <text:p>20553</text:p>
          </table:table-cell>
          <table:table-cell table:number-columns-repeated="8"/>
          <table:table-cell office:value-type="float" office:value="9592" calcext:value-type="float">
            <text:p>9592</text:p>
          </table:table-cell>
          <table:table-cell office:value-type="float" office:value="21850" calcext:value-type="float">
            <text:p>21850</text:p>
          </table:table-cell>
        </table:table-row>
        <table:table-row table:style-name="ro1">
          <table:table-cell office:value-type="float" office:value="15057" calcext:value-type="float">
            <text:p>15057</text:p>
          </table:table-cell>
          <table:table-cell office:value-type="float" office:value="20551" calcext:value-type="float">
            <text:p>20551</text:p>
          </table:table-cell>
          <table:table-cell table:number-columns-repeated="8"/>
          <table:table-cell office:value-type="float" office:value="9164" calcext:value-type="float">
            <text:p>9164</text:p>
          </table:table-cell>
          <table:table-cell office:value-type="float" office:value="21837" calcext:value-type="float">
            <text:p>21837</text:p>
          </table:table-cell>
        </table:table-row>
        <table:table-row table:style-name="ro1">
          <table:table-cell office:value-type="float" office:value="15111" calcext:value-type="float">
            <text:p>15111</text:p>
          </table:table-cell>
          <table:table-cell office:value-type="float" office:value="20938" calcext:value-type="float">
            <text:p>20938</text:p>
          </table:table-cell>
          <table:table-cell table:number-columns-repeated="8"/>
          <table:table-cell office:value-type="float" office:value="9258" calcext:value-type="float">
            <text:p>9258</text:p>
          </table:table-cell>
          <table:table-cell office:value-type="float" office:value="23514" calcext:value-type="float">
            <text:p>23514</text:p>
          </table:table-cell>
        </table:table-row>
        <table:table-row table:style-name="ro1">
          <table:table-cell office:value-type="float" office:value="15230" calcext:value-type="float">
            <text:p>15230</text:p>
          </table:table-cell>
          <table:table-cell office:value-type="float" office:value="20804" calcext:value-type="float">
            <text:p>20804</text:p>
          </table:table-cell>
          <table:table-cell table:number-columns-repeated="8"/>
          <table:table-cell office:value-type="float" office:value="9579" calcext:value-type="float">
            <text:p>9579</text:p>
          </table:table-cell>
          <table:table-cell office:value-type="float" office:value="24164" calcext:value-type="float">
            <text:p>24164</text:p>
          </table:table-cell>
        </table:table-row>
        <table:table-row table:style-name="ro1">
          <table:table-cell office:value-type="float" office:value="15865" calcext:value-type="float">
            <text:p>15865</text:p>
          </table:table-cell>
          <table:table-cell office:value-type="float" office:value="20570" calcext:value-type="float">
            <text:p>20570</text:p>
          </table:table-cell>
          <table:table-cell table:number-columns-repeated="8"/>
          <table:table-cell office:value-type="float" office:value="9248" calcext:value-type="float">
            <text:p>9248</text:p>
          </table:table-cell>
          <table:table-cell office:value-type="float" office:value="24265" calcext:value-type="float">
            <text:p>24265</text:p>
          </table:table-cell>
        </table:table-row>
        <table:table-row table:style-name="ro1">
          <table:table-cell office:value-type="float" office:value="15995" calcext:value-type="float">
            <text:p>15995</text:p>
          </table:table-cell>
          <table:table-cell office:value-type="float" office:value="19742" calcext:value-type="float">
            <text:p>19742</text:p>
          </table:table-cell>
          <table:table-cell table:number-columns-repeated="8"/>
          <table:table-cell office:value-type="float" office:value="9268" calcext:value-type="float">
            <text:p>9268</text:p>
          </table:table-cell>
          <table:table-cell office:value-type="float" office:value="24870" calcext:value-type="float">
            <text:p>24870</text:p>
          </table:table-cell>
        </table:table-row>
        <table:table-row table:style-name="ro1">
          <table:table-cell office:value-type="float" office:value="16323" calcext:value-type="float">
            <text:p>16323</text:p>
          </table:table-cell>
          <table:table-cell office:value-type="float" office:value="19818" calcext:value-type="float">
            <text:p>19818</text:p>
          </table:table-cell>
          <table:table-cell table:number-columns-repeated="8"/>
          <table:table-cell office:value-type="float" office:value="9786" calcext:value-type="float">
            <text:p>9786</text:p>
          </table:table-cell>
          <table:table-cell office:value-type="float" office:value="24363" calcext:value-type="float">
            <text:p>24363</text:p>
          </table:table-cell>
        </table:table-row>
        <table:table-row table:style-name="ro1">
          <table:table-cell office:value-type="float" office:value="16430" calcext:value-type="float">
            <text:p>16430</text:p>
          </table:table-cell>
          <table:table-cell office:value-type="float" office:value="19348" calcext:value-type="float">
            <text:p>19348</text:p>
          </table:table-cell>
          <table:table-cell table:number-columns-repeated="8"/>
          <table:table-cell office:value-type="float" office:value="10049" calcext:value-type="float">
            <text:p>10049</text:p>
          </table:table-cell>
          <table:table-cell office:value-type="float" office:value="24264" calcext:value-type="float">
            <text:p>24264</text:p>
          </table:table-cell>
        </table:table-row>
        <table:table-row table:style-name="ro1">
          <table:table-cell office:value-type="float" office:value="16048" calcext:value-type="float">
            <text:p>16048</text:p>
          </table:table-cell>
          <table:table-cell office:value-type="float" office:value="18883" calcext:value-type="float">
            <text:p>18883</text:p>
          </table:table-cell>
          <table:table-cell table:number-columns-repeated="8"/>
          <table:table-cell office:value-type="float" office:value="9950" calcext:value-type="float">
            <text:p>9950</text:p>
          </table:table-cell>
          <table:table-cell office:value-type="float" office:value="24137" calcext:value-type="float">
            <text:p>24137</text:p>
          </table:table-cell>
        </table:table-row>
        <table:table-row table:style-name="ro1">
          <table:table-cell office:value-type="float" office:value="15551" calcext:value-type="float">
            <text:p>15551</text:p>
          </table:table-cell>
          <table:table-cell office:value-type="float" office:value="18881" calcext:value-type="float">
            <text:p>18881</text:p>
          </table:table-cell>
          <table:table-cell table:number-columns-repeated="8"/>
          <table:table-cell office:value-type="float" office:value="9318" calcext:value-type="float">
            <text:p>9318</text:p>
          </table:table-cell>
          <table:table-cell office:value-type="float" office:value="22997" calcext:value-type="float">
            <text:p>22997</text:p>
          </table:table-cell>
        </table:table-row>
        <table:table-row table:style-name="ro1">
          <table:table-cell office:value-type="float" office:value="15264" calcext:value-type="float">
            <text:p>15264</text:p>
          </table:table-cell>
          <table:table-cell office:value-type="float" office:value="18777" calcext:value-type="float">
            <text:p>18777</text:p>
          </table:table-cell>
          <table:table-cell table:number-columns-repeated="8"/>
          <table:table-cell office:value-type="float" office:value="8890" calcext:value-type="float">
            <text:p>8890</text:p>
          </table:table-cell>
          <table:table-cell office:value-type="float" office:value="22474" calcext:value-type="float">
            <text:p>22474</text:p>
          </table:table-cell>
        </table:table-row>
        <table:table-row table:style-name="ro1">
          <table:table-cell office:value-type="float" office:value="15198" calcext:value-type="float">
            <text:p>15198</text:p>
          </table:table-cell>
          <table:table-cell office:value-type="float" office:value="18693" calcext:value-type="float">
            <text:p>18693</text:p>
          </table:table-cell>
          <table:table-cell table:number-columns-repeated="8"/>
          <table:table-cell office:value-type="float" office:value="8540" calcext:value-type="float">
            <text:p>8540</text:p>
          </table:table-cell>
          <table:table-cell office:value-type="float" office:value="21729" calcext:value-type="float">
            <text:p>21729</text:p>
          </table:table-cell>
        </table:table-row>
        <table:table-row table:style-name="ro1">
          <table:table-cell office:value-type="float" office:value="15049" calcext:value-type="float">
            <text:p>15049</text:p>
          </table:table-cell>
          <table:table-cell office:value-type="float" office:value="18816" calcext:value-type="float">
            <text:p>18816</text:p>
          </table:table-cell>
          <table:table-cell table:number-columns-repeated="8"/>
          <table:table-cell office:value-type="float" office:value="8559" calcext:value-type="float">
            <text:p>8559</text:p>
          </table:table-cell>
          <table:table-cell office:value-type="float" office:value="19753" calcext:value-type="float">
            <text:p>19753</text:p>
          </table:table-cell>
        </table:table-row>
        <table:table-row table:style-name="ro1">
          <table:table-cell office:value-type="float" office:value="14787" calcext:value-type="float">
            <text:p>14787</text:p>
          </table:table-cell>
          <table:table-cell office:value-type="float" office:value="18144" calcext:value-type="float">
            <text:p>18144</text:p>
          </table:table-cell>
          <table:table-cell table:number-columns-repeated="8"/>
          <table:table-cell office:value-type="float" office:value="9117" calcext:value-type="float">
            <text:p>9117</text:p>
          </table:table-cell>
          <table:table-cell office:value-type="float" office:value="19510" calcext:value-type="float">
            <text:p>19510</text:p>
          </table:table-cell>
        </table:table-row>
        <table:table-row table:style-name="ro1">
          <table:table-cell office:value-type="float" office:value="14891" calcext:value-type="float">
            <text:p>14891</text:p>
          </table:table-cell>
          <table:table-cell office:value-type="float" office:value="17940" calcext:value-type="float">
            <text:p>17940</text:p>
          </table:table-cell>
          <table:table-cell table:number-columns-repeated="8"/>
          <table:table-cell office:value-type="float" office:value="9899" calcext:value-type="float">
            <text:p>9899</text:p>
          </table:table-cell>
          <table:table-cell office:value-type="float" office:value="21932" calcext:value-type="float">
            <text:p>21932</text:p>
          </table:table-cell>
        </table:table-row>
        <table:table-row table:style-name="ro1">
          <table:table-cell office:value-type="float" office:value="15394" calcext:value-type="float">
            <text:p>15394</text:p>
          </table:table-cell>
          <table:table-cell office:value-type="float" office:value="17109" calcext:value-type="float">
            <text:p>17109</text:p>
          </table:table-cell>
          <table:table-cell table:number-columns-repeated="8"/>
          <table:table-cell office:value-type="float" office:value="10347" calcext:value-type="float">
            <text:p>10347</text:p>
          </table:table-cell>
          <table:table-cell office:value-type="float" office:value="22952" calcext:value-type="float">
            <text:p>22952</text:p>
          </table:table-cell>
        </table:table-row>
        <table:table-row table:style-name="ro1">
          <table:table-cell office:value-type="float" office:value="14802" calcext:value-type="float">
            <text:p>14802</text:p>
          </table:table-cell>
          <table:table-cell office:value-type="float" office:value="17345" calcext:value-type="float">
            <text:p>17345</text:p>
          </table:table-cell>
          <table:table-cell table:number-columns-repeated="8"/>
          <table:table-cell office:value-type="float" office:value="11145" calcext:value-type="float">
            <text:p>11145</text:p>
          </table:table-cell>
          <table:table-cell office:value-type="float" office:value="22585" calcext:value-type="float">
            <text:p>22585</text:p>
          </table:table-cell>
        </table:table-row>
        <table:table-row table:style-name="ro1">
          <table:table-cell office:value-type="float" office:value="13841" calcext:value-type="float">
            <text:p>13841</text:p>
          </table:table-cell>
          <table:table-cell office:value-type="float" office:value="17017" calcext:value-type="float">
            <text:p>17017</text:p>
          </table:table-cell>
          <table:table-cell table:number-columns-repeated="8"/>
          <table:table-cell office:value-type="float" office:value="12656" calcext:value-type="float">
            <text:p>12656</text:p>
          </table:table-cell>
          <table:table-cell office:value-type="float" office:value="22295" calcext:value-type="float">
            <text:p>22295</text:p>
          </table:table-cell>
        </table:table-row>
        <table:table-row table:style-name="ro1">
          <table:table-cell office:value-type="float" office:value="13440" calcext:value-type="float">
            <text:p>13440</text:p>
          </table:table-cell>
          <table:table-cell office:value-type="float" office:value="17209" calcext:value-type="float">
            <text:p>17209</text:p>
          </table:table-cell>
          <table:table-cell table:number-columns-repeated="8"/>
          <table:table-cell office:value-type="float" office:value="12893" calcext:value-type="float">
            <text:p>12893</text:p>
          </table:table-cell>
          <table:table-cell office:value-type="float" office:value="22761" calcext:value-type="float">
            <text:p>22761</text:p>
          </table:table-cell>
        </table:table-row>
        <table:table-row table:style-name="ro1">
          <table:table-cell office:value-type="float" office:value="13354" calcext:value-type="float">
            <text:p>13354</text:p>
          </table:table-cell>
          <table:table-cell office:value-type="float" office:value="17508" calcext:value-type="float">
            <text:p>17508</text:p>
          </table:table-cell>
          <table:table-cell table:number-columns-repeated="8"/>
          <table:table-cell office:value-type="float" office:value="12897" calcext:value-type="float">
            <text:p>12897</text:p>
          </table:table-cell>
          <table:table-cell office:value-type="float" office:value="23323" calcext:value-type="float">
            <text:p>23323</text:p>
          </table:table-cell>
        </table:table-row>
        <table:table-row table:style-name="ro1">
          <table:table-cell office:value-type="float" office:value="13070" calcext:value-type="float">
            <text:p>13070</text:p>
          </table:table-cell>
          <table:table-cell office:value-type="float" office:value="18021" calcext:value-type="float">
            <text:p>18021</text:p>
          </table:table-cell>
          <table:table-cell table:number-columns-repeated="8"/>
          <table:table-cell office:value-type="float" office:value="12129" calcext:value-type="float">
            <text:p>12129</text:p>
          </table:table-cell>
          <table:table-cell office:value-type="float" office:value="24011" calcext:value-type="float">
            <text:p>24011</text:p>
          </table:table-cell>
        </table:table-row>
        <table:table-row table:style-name="ro1">
          <table:table-cell office:value-type="float" office:value="12877" calcext:value-type="float">
            <text:p>12877</text:p>
          </table:table-cell>
          <table:table-cell office:value-type="float" office:value="16750" calcext:value-type="float">
            <text:p>16750</text:p>
          </table:table-cell>
          <table:table-cell table:number-columns-repeated="8"/>
          <table:table-cell office:value-type="float" office:value="11642" calcext:value-type="float">
            <text:p>11642</text:p>
          </table:table-cell>
          <table:table-cell office:value-type="float" office:value="24714" calcext:value-type="float">
            <text:p>24714</text:p>
          </table:table-cell>
        </table:table-row>
        <table:table-row table:style-name="ro1">
          <table:table-cell office:value-type="float" office:value="12402" calcext:value-type="float">
            <text:p>12402</text:p>
          </table:table-cell>
          <table:table-cell office:value-type="float" office:value="17199" calcext:value-type="float">
            <text:p>17199</text:p>
          </table:table-cell>
          <table:table-cell table:number-columns-repeated="8"/>
          <table:table-cell office:value-type="float" office:value="13121" calcext:value-type="float">
            <text:p>13121</text:p>
          </table:table-cell>
          <table:table-cell office:value-type="float" office:value="23862" calcext:value-type="float">
            <text:p>23862</text:p>
          </table:table-cell>
        </table:table-row>
        <table:table-row table:style-name="ro1">
          <table:table-cell office:value-type="float" office:value="12499" calcext:value-type="float">
            <text:p>12499</text:p>
          </table:table-cell>
          <table:table-cell office:value-type="float" office:value="17798" calcext:value-type="float">
            <text:p>17798</text:p>
          </table:table-cell>
          <table:table-cell table:number-columns-repeated="8"/>
          <table:table-cell office:value-type="float" office:value="13546" calcext:value-type="float">
            <text:p>13546</text:p>
          </table:table-cell>
          <table:table-cell office:value-type="float" office:value="24916" calcext:value-type="float">
            <text:p>24916</text:p>
          </table:table-cell>
        </table:table-row>
        <table:table-row table:style-name="ro1">
          <table:table-cell office:value-type="float" office:value="12453" calcext:value-type="float">
            <text:p>12453</text:p>
          </table:table-cell>
          <table:table-cell office:value-type="float" office:value="18034" calcext:value-type="float">
            <text:p>18034</text:p>
          </table:table-cell>
          <table:table-cell table:number-columns-repeated="8"/>
          <table:table-cell office:value-type="float" office:value="13702" calcext:value-type="float">
            <text:p>13702</text:p>
          </table:table-cell>
          <table:table-cell office:value-type="float" office:value="24308" calcext:value-type="float">
            <text:p>24308</text:p>
          </table:table-cell>
        </table:table-row>
        <table:table-row table:style-name="ro1">
          <table:table-cell office:value-type="float" office:value="11297" calcext:value-type="float">
            <text:p>11297</text:p>
          </table:table-cell>
          <table:table-cell office:value-type="float" office:value="18375" calcext:value-type="float">
            <text:p>18375</text:p>
          </table:table-cell>
          <table:table-cell table:number-columns-repeated="8"/>
          <table:table-cell office:value-type="float" office:value="14825" calcext:value-type="float">
            <text:p>14825</text:p>
          </table:table-cell>
          <table:table-cell office:value-type="float" office:value="23986" calcext:value-type="float">
            <text:p>23986</text:p>
          </table:table-cell>
        </table:table-row>
        <table:table-row table:style-name="ro1">
          <table:table-cell office:value-type="float" office:value="10990" calcext:value-type="float">
            <text:p>10990</text:p>
          </table:table-cell>
          <table:table-cell office:value-type="float" office:value="18489" calcext:value-type="float">
            <text:p>18489</text:p>
          </table:table-cell>
          <table:table-cell table:number-columns-repeated="8"/>
          <table:table-cell office:value-type="float" office:value="16316" calcext:value-type="float">
            <text:p>16316</text:p>
          </table:table-cell>
          <table:table-cell office:value-type="float" office:value="23649" calcext:value-type="float">
            <text:p>23649</text:p>
          </table:table-cell>
        </table:table-row>
        <table:table-row table:style-name="ro1">
          <table:table-cell office:value-type="float" office:value="11168" calcext:value-type="float">
            <text:p>11168</text:p>
          </table:table-cell>
          <table:table-cell office:value-type="float" office:value="17551" calcext:value-type="float">
            <text:p>17551</text:p>
          </table:table-cell>
          <table:table-cell table:number-columns-repeated="8"/>
          <table:table-cell office:value-type="float" office:value="15165" calcext:value-type="float">
            <text:p>15165</text:p>
          </table:table-cell>
          <table:table-cell office:value-type="float" office:value="22340" calcext:value-type="float">
            <text:p>22340</text:p>
          </table:table-cell>
        </table:table-row>
        <table:table-row table:style-name="ro1">
          <table:table-cell office:value-type="float" office:value="11506" calcext:value-type="float">
            <text:p>11506</text:p>
          </table:table-cell>
          <table:table-cell office:value-type="float" office:value="16889" calcext:value-type="float">
            <text:p>16889</text:p>
          </table:table-cell>
          <table:table-cell table:number-columns-repeated="8"/>
          <table:table-cell office:value-type="float" office:value="15915" calcext:value-type="float">
            <text:p>15915</text:p>
          </table:table-cell>
          <table:table-cell office:value-type="float" office:value="21967" calcext:value-type="float">
            <text:p>21967</text:p>
          </table:table-cell>
        </table:table-row>
        <table:table-row table:style-name="ro1">
          <table:table-cell office:value-type="float" office:value="10090" calcext:value-type="float">
            <text:p>10090</text:p>
          </table:table-cell>
          <table:table-cell office:value-type="float" office:value="17240" calcext:value-type="float">
            <text:p>17240</text:p>
          </table:table-cell>
          <table:table-cell table:number-columns-repeated="8"/>
          <table:table-cell office:value-type="float" office:value="16192" calcext:value-type="float">
            <text:p>16192</text:p>
          </table:table-cell>
          <table:table-cell office:value-type="float" office:value="21858" calcext:value-type="float">
            <text:p>21858</text:p>
          </table:table-cell>
        </table:table-row>
        <table:table-row table:style-name="ro1">
          <table:table-cell office:value-type="float" office:value="10291" calcext:value-type="float">
            <text:p>10291</text:p>
          </table:table-cell>
          <table:table-cell office:value-type="float" office:value="17366" calcext:value-type="float">
            <text:p>17366</text:p>
          </table:table-cell>
          <table:table-cell table:number-columns-repeated="8"/>
          <table:table-cell office:value-type="float" office:value="15929" calcext:value-type="float">
            <text:p>15929</text:p>
          </table:table-cell>
          <table:table-cell office:value-type="float" office:value="21365" calcext:value-type="float">
            <text:p>21365</text:p>
          </table:table-cell>
        </table:table-row>
        <table:table-row table:style-name="ro1">
          <table:table-cell office:value-type="float" office:value="10775" calcext:value-type="float">
            <text:p>10775</text:p>
          </table:table-cell>
          <table:table-cell office:value-type="float" office:value="18248" calcext:value-type="float">
            <text:p>18248</text:p>
          </table:table-cell>
          <table:table-cell table:number-columns-repeated="8"/>
          <table:table-cell office:value-type="float" office:value="15652" calcext:value-type="float">
            <text:p>15652</text:p>
          </table:table-cell>
          <table:table-cell office:value-type="float" office:value="21037" calcext:value-type="float">
            <text:p>21037</text:p>
          </table:table-cell>
        </table:table-row>
        <table:table-row table:style-name="ro1">
          <table:table-cell office:value-type="float" office:value="9390" calcext:value-type="float">
            <text:p>9390</text:p>
          </table:table-cell>
          <table:table-cell office:value-type="float" office:value="18943" calcext:value-type="float">
            <text:p>18943</text:p>
          </table:table-cell>
          <table:table-cell table:number-columns-repeated="8"/>
          <table:table-cell office:value-type="float" office:value="15474" calcext:value-type="float">
            <text:p>15474</text:p>
          </table:table-cell>
          <table:table-cell office:value-type="float" office:value="21016" calcext:value-type="float">
            <text:p>21016</text:p>
          </table:table-cell>
        </table:table-row>
        <table:table-row table:style-name="ro1">
          <table:table-cell office:value-type="float" office:value="8556" calcext:value-type="float">
            <text:p>8556</text:p>
          </table:table-cell>
          <table:table-cell office:value-type="float" office:value="16756" calcext:value-type="float">
            <text:p>16756</text:p>
          </table:table-cell>
          <table:table-cell table:number-columns-repeated="8"/>
          <table:table-cell office:value-type="float" office:value="15230" calcext:value-type="float">
            <text:p>15230</text:p>
          </table:table-cell>
          <table:table-cell office:value-type="float" office:value="20804" calcext:value-type="float">
            <text:p>20804</text:p>
          </table:table-cell>
        </table:table-row>
        <table:table-row table:style-name="ro1">
          <table:table-cell office:value-type="float" office:value="8713" calcext:value-type="float">
            <text:p>8713</text:p>
          </table:table-cell>
          <table:table-cell office:value-type="float" office:value="17641" calcext:value-type="float">
            <text:p>17641</text:p>
          </table:table-cell>
          <table:table-cell table:number-columns-repeated="8"/>
          <table:table-cell office:value-type="float" office:value="15111" calcext:value-type="float">
            <text:p>15111</text:p>
          </table:table-cell>
          <table:table-cell office:value-type="float" office:value="20938" calcext:value-type="float">
            <text:p>20938</text:p>
          </table:table-cell>
        </table:table-row>
        <table:table-row table:style-name="ro1">
          <table:table-cell office:value-type="float" office:value="8560" calcext:value-type="float">
            <text:p>8560</text:p>
          </table:table-cell>
          <table:table-cell office:value-type="float" office:value="17780" calcext:value-type="float">
            <text:p>17780</text:p>
          </table:table-cell>
          <table:table-cell table:number-columns-repeated="8"/>
          <table:table-cell office:value-type="float" office:value="14908" calcext:value-type="float">
            <text:p>14908</text:p>
          </table:table-cell>
          <table:table-cell office:value-type="float" office:value="20553" calcext:value-type="float">
            <text:p>20553</text:p>
          </table:table-cell>
        </table:table-row>
        <table:table-row table:style-name="ro1">
          <table:table-cell office:value-type="float" office:value="8473" calcext:value-type="float">
            <text:p>8473</text:p>
          </table:table-cell>
          <table:table-cell office:value-type="float" office:value="18282" calcext:value-type="float">
            <text:p>18282</text:p>
          </table:table-cell>
          <table:table-cell table:number-columns-repeated="8"/>
          <table:table-cell office:value-type="float" office:value="15057" calcext:value-type="float">
            <text:p>15057</text:p>
          </table:table-cell>
          <table:table-cell office:value-type="float" office:value="20551" calcext:value-type="float">
            <text:p>20551</text:p>
          </table:table-cell>
        </table:table-row>
        <table:table-row table:style-name="ro1">
          <table:table-cell office:value-type="float" office:value="8559" calcext:value-type="float">
            <text:p>8559</text:p>
          </table:table-cell>
          <table:table-cell office:value-type="float" office:value="19753" calcext:value-type="float">
            <text:p>19753</text:p>
          </table:table-cell>
          <table:table-cell table:number-columns-repeated="8"/>
          <table:table-cell office:value-type="float" office:value="15865" calcext:value-type="float">
            <text:p>15865</text:p>
          </table:table-cell>
          <table:table-cell office:value-type="float" office:value="20570" calcext:value-type="float">
            <text:p>20570</text:p>
          </table:table-cell>
        </table:table-row>
        <table:table-row table:style-name="ro1">
          <table:table-cell office:value-type="float" office:value="9117" calcext:value-type="float">
            <text:p>9117</text:p>
          </table:table-cell>
          <table:table-cell office:value-type="float" office:value="19510" calcext:value-type="float">
            <text:p>19510</text:p>
          </table:table-cell>
          <table:table-cell table:number-columns-repeated="8"/>
          <table:table-cell office:value-type="float" office:value="15995" calcext:value-type="float">
            <text:p>15995</text:p>
          </table:table-cell>
          <table:table-cell office:value-type="float" office:value="19742" calcext:value-type="float">
            <text:p>19742</text:p>
          </table:table-cell>
        </table:table-row>
        <table:table-row table:style-name="ro1">
          <table:table-cell office:value-type="float" office:value="10032" calcext:value-type="float">
            <text:p>10032</text:p>
          </table:table-cell>
          <table:table-cell office:value-type="float" office:value="20126" calcext:value-type="float">
            <text:p>20126</text:p>
          </table:table-cell>
          <table:table-cell table:number-columns-repeated="8"/>
          <table:table-cell office:value-type="float" office:value="16323" calcext:value-type="float">
            <text:p>16323</text:p>
          </table:table-cell>
          <table:table-cell office:value-type="float" office:value="19818" calcext:value-type="float">
            <text:p>19818</text:p>
          </table:table-cell>
        </table:table-row>
        <table:table-row table:style-name="ro1">
          <table:table-cell office:value-type="float" office:value="10939" calcext:value-type="float">
            <text:p>10939</text:p>
          </table:table-cell>
          <table:table-cell office:value-type="float" office:value="20078" calcext:value-type="float">
            <text:p>20078</text:p>
          </table:table-cell>
          <table:table-cell table:number-columns-repeated="8"/>
          <table:table-cell office:value-type="float" office:value="16430" calcext:value-type="float">
            <text:p>16430</text:p>
          </table:table-cell>
          <table:table-cell office:value-type="float" office:value="19348" calcext:value-type="float">
            <text:p>19348</text:p>
          </table:table-cell>
        </table:table-row>
        <table:table-row table:style-name="ro1">
          <table:table-cell office:value-type="float" office:value="12354" calcext:value-type="float">
            <text:p>12354</text:p>
          </table:table-cell>
          <table:table-cell office:value-type="float" office:value="20264" calcext:value-type="float">
            <text:p>20264</text:p>
          </table:table-cell>
          <table:table-cell table:number-columns-repeated="8"/>
          <table:table-cell office:value-type="float" office:value="16048" calcext:value-type="float">
            <text:p>16048</text:p>
          </table:table-cell>
          <table:table-cell office:value-type="float" office:value="18883" calcext:value-type="float">
            <text:p>18883</text:p>
          </table:table-cell>
        </table:table-row>
        <table:table-row table:style-name="ro1">
          <table:table-cell office:value-type="float" office:value="12686" calcext:value-type="float">
            <text:p>12686</text:p>
          </table:table-cell>
          <table:table-cell office:value-type="float" office:value="20386" calcext:value-type="float">
            <text:p>20386</text:p>
          </table:table-cell>
          <table:table-cell table:number-columns-repeated="8"/>
          <table:table-cell office:value-type="float" office:value="15551" calcext:value-type="float">
            <text:p>15551</text:p>
          </table:table-cell>
          <table:table-cell office:value-type="float" office:value="18881" calcext:value-type="float">
            <text:p>18881</text:p>
          </table:table-cell>
        </table:table-row>
        <table:table-row table:style-name="ro1">
          <table:table-cell office:value-type="float" office:value="14198" calcext:value-type="float">
            <text:p>14198</text:p>
          </table:table-cell>
          <table:table-cell office:value-type="float" office:value="20057" calcext:value-type="float">
            <text:p>20057</text:p>
          </table:table-cell>
          <table:table-cell table:number-columns-repeated="8"/>
          <table:table-cell office:value-type="float" office:value="15049" calcext:value-type="float">
            <text:p>15049</text:p>
          </table:table-cell>
          <table:table-cell office:value-type="float" office:value="18816" calcext:value-type="float">
            <text:p>18816</text:p>
          </table:table-cell>
        </table:table-row>
        <table:table-row table:style-name="ro1">
          <table:table-cell office:value-type="float" office:value="14841" calcext:value-type="float">
            <text:p>14841</text:p>
          </table:table-cell>
          <table:table-cell office:value-type="float" office:value="19972" calcext:value-type="float">
            <text:p>19972</text:p>
          </table:table-cell>
          <table:table-cell table:number-columns-repeated="8"/>
          <table:table-cell office:value-type="float" office:value="13225" calcext:value-type="float">
            <text:p>13225</text:p>
          </table:table-cell>
          <table:table-cell office:value-type="float" office:value="19221" calcext:value-type="float">
            <text:p>19221</text:p>
          </table:table-cell>
        </table:table-row>
        <table:table-row table:style-name="ro1">
          <table:table-cell office:value-type="float" office:value="14895" calcext:value-type="float">
            <text:p>14895</text:p>
          </table:table-cell>
          <table:table-cell office:value-type="float" office:value="19764" calcext:value-type="float">
            <text:p>19764</text:p>
          </table:table-cell>
          <table:table-cell table:number-columns-repeated="8"/>
          <table:table-cell office:value-type="float" office:value="14733" calcext:value-type="float">
            <text:p>14733</text:p>
          </table:table-cell>
          <table:table-cell office:value-type="float" office:value="19718" calcext:value-type="float">
            <text:p>19718</text:p>
          </table:table-cell>
        </table:table-row>
        <table:table-row table:style-name="ro1">
          <table:table-cell office:value-type="float" office:value="14733" calcext:value-type="float">
            <text:p>14733</text:p>
          </table:table-cell>
          <table:table-cell office:value-type="float" office:value="19718" calcext:value-type="float">
            <text:p>19718</text:p>
          </table:table-cell>
          <table:table-cell table:number-columns-repeated="8"/>
          <table:table-cell office:value-type="float" office:value="14377" calcext:value-type="float">
            <text:p>14377</text:p>
          </table:table-cell>
          <table:table-cell office:value-type="float" office:value="19673" calcext:value-type="float">
            <text:p>19673</text:p>
          </table:table-cell>
        </table:table-row>
        <table:table-row table:style-name="ro1">
          <table:table-cell office:value-type="float" office:value="14377" calcext:value-type="float">
            <text:p>14377</text:p>
          </table:table-cell>
          <table:table-cell office:value-type="float" office:value="19673" calcext:value-type="float">
            <text:p>19673</text:p>
          </table:table-cell>
          <table:table-cell table:number-columns-repeated="8"/>
          <table:table-cell office:value-type="float" office:value="14198" calcext:value-type="float">
            <text:p>14198</text:p>
          </table:table-cell>
          <table:table-cell office:value-type="float" office:value="20057" calcext:value-type="float">
            <text:p>20057</text:p>
          </table:table-cell>
        </table:table-row>
        <table:table-row table:style-name="ro1">
          <table:table-cell office:value-type="float" office:value="13225" calcext:value-type="float">
            <text:p>13225</text:p>
          </table:table-cell>
          <table:table-cell office:value-type="float" office:value="19221" calcext:value-type="float">
            <text:p>19221</text:p>
          </table:table-cell>
          <table:table-cell table:number-columns-repeated="8"/>
          <table:table-cell office:value-type="float" office:value="12686" calcext:value-type="float">
            <text:p>12686</text:p>
          </table:table-cell>
          <table:table-cell office:value-type="float" office:value="20386" calcext:value-type="float">
            <text:p>20386</text:p>
          </table:table-cell>
        </table:table-row>
        <table:table-row table:style-name="ro1">
          <table:table-cell office:value-type="float" office:value="12594" calcext:value-type="float">
            <text:p>12594</text:p>
          </table:table-cell>
          <table:table-cell office:value-type="float" office:value="18941" calcext:value-type="float">
            <text:p>18941</text:p>
          </table:table-cell>
          <table:table-cell table:number-columns-repeated="8"/>
          <table:table-cell office:value-type="float" office:value="11080" calcext:value-type="float">
            <text:p>11080</text:p>
          </table:table-cell>
          <table:table-cell office:value-type="float" office:value="21338" calcext:value-type="float">
            <text:p>21338</text:p>
          </table:table-cell>
        </table:table-row>
        <table:table-row table:style-name="ro1">
          <table:table-cell office:value-type="float" office:value="12618" calcext:value-type="float">
            <text:p>12618</text:p>
          </table:table-cell>
          <table:table-cell office:value-type="float" office:value="19368" calcext:value-type="float">
            <text:p>19368</text:p>
          </table:table-cell>
          <table:table-cell table:number-columns-repeated="8"/>
          <table:table-cell office:value-type="float" office:value="10081" calcext:value-type="float">
            <text:p>10081</text:p>
          </table:table-cell>
          <table:table-cell office:value-type="float" office:value="22009" calcext:value-type="float">
            <text:p>22009</text:p>
          </table:table-cell>
        </table:table-row>
        <table:table-row table:style-name="ro1">
          <table:table-cell office:value-type="float" office:value="12310" calcext:value-type="float">
            <text:p>12310</text:p>
          </table:table-cell>
          <table:table-cell office:value-type="float" office:value="19703" calcext:value-type="float">
            <text:p>19703</text:p>
          </table:table-cell>
          <table:table-cell table:number-columns-repeated="8"/>
          <table:table-cell office:value-type="float" office:value="9968" calcext:value-type="float">
            <text:p>9968</text:p>
          </table:table-cell>
          <table:table-cell office:value-type="float" office:value="22103" calcext:value-type="float">
            <text:p>22103</text:p>
          </table:table-cell>
        </table:table-row>
        <table:table-row table:style-name="ro1">
          <table:table-cell office:value-type="float" office:value="20751" calcext:value-type="float">
            <text:p>20751</text:p>
          </table:table-cell>
          <table:table-cell office:value-type="float" office:value="23968" calcext:value-type="float">
            <text:p>23968</text:p>
          </table:table-cell>
          <table:table-cell table:number-columns-repeated="8"/>
          <table:table-cell office:value-type="float" office:value="21495" calcext:value-type="float">
            <text:p>21495</text:p>
          </table:table-cell>
          <table:table-cell office:value-type="float" office:value="24811" calcext:value-type="float">
            <text:p>24811</text:p>
          </table:table-cell>
        </table:table-row>
        <table:table-row table:style-name="ro1">
          <table:table-cell office:value-type="float" office:value="21076" calcext:value-type="float">
            <text:p>21076</text:p>
          </table:table-cell>
          <table:table-cell office:value-type="float" office:value="21790" calcext:value-type="float">
            <text:p>21790</text:p>
          </table:table-cell>
          <table:table-cell table:number-columns-repeated="8"/>
          <table:table-cell office:value-type="float" office:value="20825" calcext:value-type="float">
            <text:p>20825</text:p>
          </table:table-cell>
          <table:table-cell office:value-type="float" office:value="24988" calcext:value-type="float">
            <text:p>24988</text:p>
          </table:table-cell>
        </table:table-row>
        <table:table-row table:style-name="ro1">
          <table:table-cell office:value-type="float" office:value="20539" calcext:value-type="float">
            <text:p>20539</text:p>
          </table:table-cell>
          <table:table-cell office:value-type="float" office:value="21179" calcext:value-type="float">
            <text:p>21179</text:p>
          </table:table-cell>
          <table:table-cell table:number-columns-repeated="8"/>
          <table:table-cell office:value-type="float" office:value="22293" calcext:value-type="float">
            <text:p>22293</text:p>
          </table:table-cell>
          <table:table-cell office:value-type="float" office:value="24770" calcext:value-type="float">
            <text:p>24770</text:p>
          </table:table-cell>
        </table:table-row>
        <table:table-row table:style-name="ro1">
          <table:table-cell office:value-type="float" office:value="19907" calcext:value-type="float">
            <text:p>19907</text:p>
          </table:table-cell>
          <table:table-cell office:value-type="float" office:value="20507" calcext:value-type="float">
            <text:p>20507</text:p>
          </table:table-cell>
          <table:table-cell table:number-columns-repeated="8"/>
          <table:table-cell office:value-type="float" office:value="22447" calcext:value-type="float">
            <text:p>22447</text:p>
          </table:table-cell>
          <table:table-cell office:value-type="float" office:value="24921" calcext:value-type="float">
            <text:p>24921</text:p>
          </table:table-cell>
        </table:table-row>
        <table:table-row table:style-name="ro1">
          <table:table-cell office:value-type="float" office:value="19796" calcext:value-type="float">
            <text:p>19796</text:p>
          </table:table-cell>
          <table:table-cell office:value-type="float" office:value="20206" calcext:value-type="float">
            <text:p>20206</text:p>
          </table:table-cell>
          <table:table-cell table:number-columns-repeated="8"/>
          <table:table-cell office:value-type="float" office:value="22191" calcext:value-type="float">
            <text:p>22191</text:p>
          </table:table-cell>
          <table:table-cell office:value-type="float" office:value="23996" calcext:value-type="float">
            <text:p>23996</text:p>
          </table:table-cell>
        </table:table-row>
        <table:table-row table:style-name="ro1">
          <table:table-cell office:value-type="float" office:value="19785" calcext:value-type="float">
            <text:p>19785</text:p>
          </table:table-cell>
          <table:table-cell office:value-type="float" office:value="20166" calcext:value-type="float">
            <text:p>20166</text:p>
          </table:table-cell>
          <table:table-cell table:number-columns-repeated="8"/>
          <table:table-cell office:value-type="float" office:value="23159" calcext:value-type="float">
            <text:p>23159</text:p>
          </table:table-cell>
          <table:table-cell office:value-type="float" office:value="24351" calcext:value-type="float">
            <text:p>24351</text:p>
          </table:table-cell>
        </table:table-row>
        <table:table-row table:style-name="ro1">
          <table:table-cell office:value-type="float" office:value="20917" calcext:value-type="float">
            <text:p>20917</text:p>
          </table:table-cell>
          <table:table-cell office:value-type="float" office:value="20686" calcext:value-type="float">
            <text:p>20686</text:p>
          </table:table-cell>
          <table:table-cell table:number-columns-repeated="8"/>
          <table:table-cell office:value-type="float" office:value="23556" calcext:value-type="float">
            <text:p>23556</text:p>
          </table:table-cell>
          <table:table-cell office:value-type="float" office:value="24441" calcext:value-type="float">
            <text:p>24441</text:p>
          </table:table-cell>
        </table:table-row>
        <table:table-row table:style-name="ro1">
          <table:table-cell office:value-type="float" office:value="21721" calcext:value-type="float">
            <text:p>21721</text:p>
          </table:table-cell>
          <table:table-cell office:value-type="float" office:value="19049" calcext:value-type="float">
            <text:p>19049</text:p>
          </table:table-cell>
          <table:table-cell table:number-columns-repeated="8"/>
          <table:table-cell office:value-type="float" office:value="24448" calcext:value-type="float">
            <text:p>24448</text:p>
          </table:table-cell>
          <table:table-cell office:value-type="float" office:value="24410" calcext:value-type="float">
            <text:p>24410</text:p>
          </table:table-cell>
        </table:table-row>
        <table:table-row table:style-name="ro1">
          <table:table-cell office:value-type="float" office:value="21777" calcext:value-type="float">
            <text:p>21777</text:p>
          </table:table-cell>
          <table:table-cell office:value-type="float" office:value="18730" calcext:value-type="float">
            <text:p>18730</text:p>
          </table:table-cell>
          <table:table-cell table:number-columns-repeated="8"/>
          <table:table-cell office:value-type="float" office:value="23389" calcext:value-type="float">
            <text:p>23389</text:p>
          </table:table-cell>
          <table:table-cell office:value-type="float" office:value="24226" calcext:value-type="float">
            <text:p>24226</text:p>
          </table:table-cell>
        </table:table-row>
        <table:table-row table:style-name="ro1">
          <table:table-cell office:value-type="float" office:value="21720" calcext:value-type="float">
            <text:p>21720</text:p>
          </table:table-cell>
          <table:table-cell office:value-type="float" office:value="18359" calcext:value-type="float">
            <text:p>18359</text:p>
          </table:table-cell>
          <table:table-cell table:number-columns-repeated="8"/>
          <table:table-cell office:value-type="float" office:value="24241" calcext:value-type="float">
            <text:p>24241</text:p>
          </table:table-cell>
          <table:table-cell office:value-type="float" office:value="23601" calcext:value-type="float">
            <text:p>23601</text:p>
          </table:table-cell>
        </table:table-row>
        <table:table-row table:style-name="ro1">
          <table:table-cell office:value-type="float" office:value="22035" calcext:value-type="float">
            <text:p>22035</text:p>
          </table:table-cell>
          <table:table-cell office:value-type="float" office:value="18332" calcext:value-type="float">
            <text:p>18332</text:p>
          </table:table-cell>
          <table:table-cell table:number-columns-repeated="8"/>
          <table:table-cell office:value-type="float" office:value="24156" calcext:value-type="float">
            <text:p>24156</text:p>
          </table:table-cell>
          <table:table-cell office:value-type="float" office:value="22968" calcext:value-type="float">
            <text:p>22968</text:p>
          </table:table-cell>
        </table:table-row>
        <table:table-row table:style-name="ro1">
          <table:table-cell office:value-type="float" office:value="22035" calcext:value-type="float">
            <text:p>22035</text:p>
          </table:table-cell>
          <table:table-cell office:value-type="float" office:value="18005" calcext:value-type="float">
            <text:p>18005</text:p>
          </table:table-cell>
          <table:table-cell table:number-columns-repeated="8"/>
          <table:table-cell office:value-type="float" office:value="24126" calcext:value-type="float">
            <text:p>24126</text:p>
          </table:table-cell>
          <table:table-cell office:value-type="float" office:value="22129" calcext:value-type="float">
            <text:p>22129</text:p>
          </table:table-cell>
        </table:table-row>
        <table:table-row table:style-name="ro1">
          <table:table-cell office:value-type="float" office:value="22140" calcext:value-type="float">
            <text:p>22140</text:p>
          </table:table-cell>
          <table:table-cell office:value-type="float" office:value="18068" calcext:value-type="float">
            <text:p>18068</text:p>
          </table:table-cell>
          <table:table-cell table:number-columns-repeated="8"/>
          <table:table-cell office:value-type="float" office:value="24683" calcext:value-type="float">
            <text:p>24683</text:p>
          </table:table-cell>
          <table:table-cell office:value-type="float" office:value="21600" calcext:value-type="float">
            <text:p>21600</text:p>
          </table:table-cell>
        </table:table-row>
        <table:table-row table:style-name="ro1">
          <table:table-cell office:value-type="float" office:value="22302" calcext:value-type="float">
            <text:p>22302</text:p>
          </table:table-cell>
          <table:table-cell office:value-type="float" office:value="17953" calcext:value-type="float">
            <text:p>17953</text:p>
          </table:table-cell>
          <table:table-cell table:number-columns-repeated="8"/>
          <table:table-cell office:value-type="float" office:value="24452" calcext:value-type="float">
            <text:p>24452</text:p>
          </table:table-cell>
          <table:table-cell office:value-type="float" office:value="21629" calcext:value-type="float">
            <text:p>21629</text:p>
          </table:table-cell>
        </table:table-row>
        <table:table-row table:style-name="ro1">
          <table:table-cell office:value-type="float" office:value="22768" calcext:value-type="float">
            <text:p>22768</text:p>
          </table:table-cell>
          <table:table-cell office:value-type="float" office:value="18924" calcext:value-type="float">
            <text:p>18924</text:p>
          </table:table-cell>
          <table:table-cell table:number-columns-repeated="8"/>
          <table:table-cell office:value-type="float" office:value="23810" calcext:value-type="float">
            <text:p>23810</text:p>
          </table:table-cell>
          <table:table-cell office:value-type="float" office:value="21465" calcext:value-type="float">
            <text:p>21465</text:p>
          </table:table-cell>
        </table:table-row>
        <table:table-row table:style-name="ro1">
          <table:table-cell office:value-type="float" office:value="24130" calcext:value-type="float">
            <text:p>24130</text:p>
          </table:table-cell>
          <table:table-cell office:value-type="float" office:value="17826" calcext:value-type="float">
            <text:p>17826</text:p>
          </table:table-cell>
          <table:table-cell table:number-columns-repeated="8"/>
          <table:table-cell office:value-type="float" office:value="23790" calcext:value-type="float">
            <text:p>23790</text:p>
          </table:table-cell>
          <table:table-cell office:value-type="float" office:value="20599" calcext:value-type="float">
            <text:p>20599</text:p>
          </table:table-cell>
        </table:table-row>
        <table:table-row table:style-name="ro1">
          <table:table-cell office:value-type="float" office:value="24652" calcext:value-type="float">
            <text:p>24652</text:p>
          </table:table-cell>
          <table:table-cell office:value-type="float" office:value="17307" calcext:value-type="float">
            <text:p>17307</text:p>
          </table:table-cell>
          <table:table-cell table:number-columns-repeated="8"/>
          <table:table-cell office:value-type="float" office:value="23172" calcext:value-type="float">
            <text:p>23172</text:p>
          </table:table-cell>
          <table:table-cell office:value-type="float" office:value="20698" calcext:value-type="float">
            <text:p>20698</text:p>
          </table:table-cell>
        </table:table-row>
        <table:table-row table:style-name="ro1">
          <table:table-cell office:value-type="float" office:value="24021" calcext:value-type="float">
            <text:p>24021</text:p>
          </table:table-cell>
          <table:table-cell office:value-type="float" office:value="17061" calcext:value-type="float">
            <text:p>17061</text:p>
          </table:table-cell>
          <table:table-cell table:number-columns-repeated="8"/>
          <table:table-cell office:value-type="float" office:value="22503" calcext:value-type="float">
            <text:p>22503</text:p>
          </table:table-cell>
          <table:table-cell office:value-type="float" office:value="21813" calcext:value-type="float">
            <text:p>21813</text:p>
          </table:table-cell>
        </table:table-row>
        <table:table-row table:style-name="ro1">
          <table:table-cell office:value-type="float" office:value="23382" calcext:value-type="float">
            <text:p>23382</text:p>
          </table:table-cell>
          <table:table-cell office:value-type="float" office:value="16810" calcext:value-type="float">
            <text:p>16810</text:p>
          </table:table-cell>
          <table:table-cell table:number-columns-repeated="8"/>
          <table:table-cell office:value-type="float" office:value="21494" calcext:value-type="float">
            <text:p>21494</text:p>
          </table:table-cell>
          <table:table-cell office:value-type="float" office:value="22345" calcext:value-type="float">
            <text:p>22345</text:p>
          </table:table-cell>
        </table:table-row>
        <table:table-row table:style-name="ro1">
          <table:table-cell office:value-type="float" office:value="23142" calcext:value-type="float">
            <text:p>23142</text:p>
          </table:table-cell>
          <table:table-cell office:value-type="float" office:value="17431" calcext:value-type="float">
            <text:p>17431</text:p>
          </table:table-cell>
          <table:table-cell table:number-columns-repeated="8"/>
          <table:table-cell office:value-type="float" office:value="21592" calcext:value-type="float">
            <text:p>21592</text:p>
          </table:table-cell>
          <table:table-cell office:value-type="float" office:value="21963" calcext:value-type="float">
            <text:p>21963</text:p>
          </table:table-cell>
        </table:table-row>
        <table:table-row table:style-name="ro1">
          <table:table-cell office:value-type="float" office:value="22725" calcext:value-type="float">
            <text:p>22725</text:p>
          </table:table-cell>
          <table:table-cell office:value-type="float" office:value="16780" calcext:value-type="float">
            <text:p>16780</text:p>
          </table:table-cell>
          <table:table-cell table:number-columns-repeated="8"/>
          <table:table-cell office:value-type="float" office:value="22653" calcext:value-type="float">
            <text:p>22653</text:p>
          </table:table-cell>
          <table:table-cell office:value-type="float" office:value="22086" calcext:value-type="float">
            <text:p>22086</text:p>
          </table:table-cell>
        </table:table-row>
        <table:table-row table:style-name="ro1">
          <table:table-cell office:value-type="float" office:value="21583" calcext:value-type="float">
            <text:p>21583</text:p>
          </table:table-cell>
          <table:table-cell office:value-type="float" office:value="16868" calcext:value-type="float">
            <text:p>16868</text:p>
          </table:table-cell>
          <table:table-cell table:number-columns-repeated="8"/>
          <table:table-cell office:value-type="float" office:value="22727" calcext:value-type="float">
            <text:p>22727</text:p>
          </table:table-cell>
          <table:table-cell office:value-type="float" office:value="22667" calcext:value-type="float">
            <text:p>22667</text:p>
          </table:table-cell>
        </table:table-row>
        <table:table-row table:style-name="ro1">
          <table:table-cell office:value-type="float" office:value="21480" calcext:value-type="float">
            <text:p>21480</text:p>
          </table:table-cell>
          <table:table-cell office:value-type="float" office:value="16761" calcext:value-type="float">
            <text:p>16761</text:p>
          </table:table-cell>
          <table:table-cell table:number-columns-repeated="8"/>
          <table:table-cell office:value-type="float" office:value="22797" calcext:value-type="float">
            <text:p>22797</text:p>
          </table:table-cell>
          <table:table-cell office:value-type="float" office:value="23337" calcext:value-type="float">
            <text:p>23337</text:p>
          </table:table-cell>
        </table:table-row>
        <table:table-row table:style-name="ro1">
          <table:table-cell office:value-type="float" office:value="20609" calcext:value-type="float">
            <text:p>20609</text:p>
          </table:table-cell>
          <table:table-cell office:value-type="float" office:value="16732" calcext:value-type="float">
            <text:p>16732</text:p>
          </table:table-cell>
          <table:table-cell table:number-columns-repeated="8"/>
          <table:table-cell office:value-type="float" office:value="22647" calcext:value-type="float">
            <text:p>22647</text:p>
          </table:table-cell>
          <table:table-cell office:value-type="float" office:value="23837" calcext:value-type="float">
            <text:p>23837</text:p>
          </table:table-cell>
        </table:table-row>
        <table:table-row table:style-name="ro1">
          <table:table-cell office:value-type="float" office:value="20148" calcext:value-type="float">
            <text:p>20148</text:p>
          </table:table-cell>
          <table:table-cell office:value-type="float" office:value="16718" calcext:value-type="float">
            <text:p>16718</text:p>
          </table:table-cell>
          <table:table-cell table:number-columns-repeated="8"/>
          <table:table-cell office:value-type="float" office:value="21549" calcext:value-type="float">
            <text:p>21549</text:p>
          </table:table-cell>
          <table:table-cell office:value-type="float" office:value="23173" calcext:value-type="float">
            <text:p>23173</text:p>
          </table:table-cell>
        </table:table-row>
        <table:table-row table:style-name="ro1">
          <table:table-cell office:value-type="float" office:value="20552" calcext:value-type="float">
            <text:p>20552</text:p>
          </table:table-cell>
          <table:table-cell office:value-type="float" office:value="17346" calcext:value-type="float">
            <text:p>17346</text:p>
          </table:table-cell>
          <table:table-cell table:number-columns-repeated="8"/>
          <table:table-cell office:value-type="float" office:value="21241" calcext:value-type="float">
            <text:p>21241</text:p>
          </table:table-cell>
          <table:table-cell office:value-type="float" office:value="22632" calcext:value-type="float">
            <text:p>22632</text:p>
          </table:table-cell>
        </table:table-row>
        <table:table-row table:style-name="ro1">
          <table:table-cell office:value-type="float" office:value="19906" calcext:value-type="float">
            <text:p>19906</text:p>
          </table:table-cell>
          <table:table-cell office:value-type="float" office:value="17316" calcext:value-type="float">
            <text:p>17316</text:p>
          </table:table-cell>
          <table:table-cell table:number-columns-repeated="8"/>
          <table:table-cell office:value-type="float" office:value="21076" calcext:value-type="float">
            <text:p>21076</text:p>
          </table:table-cell>
          <table:table-cell office:value-type="float" office:value="21790" calcext:value-type="float">
            <text:p>21790</text:p>
          </table:table-cell>
        </table:table-row>
        <table:table-row table:style-name="ro1">
          <table:table-cell office:value-type="float" office:value="19720" calcext:value-type="float">
            <text:p>19720</text:p>
          </table:table-cell>
          <table:table-cell office:value-type="float" office:value="18107" calcext:value-type="float">
            <text:p>18107</text:p>
          </table:table-cell>
          <table:table-cell table:number-columns-repeated="8"/>
          <table:table-cell office:value-type="float" office:value="20751" calcext:value-type="float">
            <text:p>20751</text:p>
          </table:table-cell>
          <table:table-cell office:value-type="float" office:value="23968" calcext:value-type="float">
            <text:p>23968</text:p>
          </table:table-cell>
        </table:table-row>
        <table:table-row table:style-name="ro1">
          <table:table-cell office:value-type="float" office:value="20257" calcext:value-type="float">
            <text:p>20257</text:p>
          </table:table-cell>
          <table:table-cell office:value-type="float" office:value="18438" calcext:value-type="float">
            <text:p>18438</text:p>
          </table:table-cell>
          <table:table-cell table:number-columns-repeated="8"/>
          <table:table-cell office:value-type="float" office:value="19013" calcext:value-type="float">
            <text:p>19013</text:p>
          </table:table-cell>
          <table:table-cell office:value-type="float" office:value="23600" calcext:value-type="float">
            <text:p>23600</text:p>
          </table:table-cell>
        </table:table-row>
        <table:table-row table:style-name="ro1">
          <table:table-cell office:value-type="float" office:value="20416" calcext:value-type="float">
            <text:p>20416</text:p>
          </table:table-cell>
          <table:table-cell office:value-type="float" office:value="18367" calcext:value-type="float">
            <text:p>18367</text:p>
          </table:table-cell>
          <table:table-cell table:number-columns-repeated="8"/>
          <table:table-cell office:value-type="float" office:value="19614" calcext:value-type="float">
            <text:p>19614</text:p>
          </table:table-cell>
          <table:table-cell office:value-type="float" office:value="24993" calcext:value-type="float">
            <text:p>24993</text:p>
          </table:table-cell>
        </table:table-row>
        <table:table-row table:style-name="ro1">
          <table:table-cell office:value-type="float" office:value="20840" calcext:value-type="float">
            <text:p>20840</text:p>
          </table:table-cell>
          <table:table-cell office:value-type="float" office:value="19041" calcext:value-type="float">
            <text:p>19041</text:p>
          </table:table-cell>
          <table:table-cell table:number-columns-repeated="8"/>
          <table:table-cell office:value-type="float" office:value="19299" calcext:value-type="float">
            <text:p>19299</text:p>
          </table:table-cell>
          <table:table-cell office:value-type="float" office:value="24915" calcext:value-type="float">
            <text:p>24915</text:p>
          </table:table-cell>
        </table:table-row>
        <table:table-row table:style-name="ro1">
          <table:table-cell office:value-type="float" office:value="22015" calcext:value-type="float">
            <text:p>22015</text:p>
          </table:table-cell>
          <table:table-cell office:value-type="float" office:value="20204" calcext:value-type="float">
            <text:p>20204</text:p>
          </table:table-cell>
          <table:table-cell table:number-columns-repeated="8"/>
          <table:table-cell office:value-type="float" office:value="19293" calcext:value-type="float">
            <text:p>19293</text:p>
          </table:table-cell>
          <table:table-cell office:value-type="float" office:value="24952" calcext:value-type="float">
            <text:p>24952</text:p>
          </table:table-cell>
        </table:table-row>
        <table:table-row table:style-name="ro1">
          <table:table-cell office:value-type="float" office:value="21910" calcext:value-type="float">
            <text:p>21910</text:p>
          </table:table-cell>
          <table:table-cell office:value-type="float" office:value="20219" calcext:value-type="float">
            <text:p>20219</text:p>
          </table:table-cell>
          <table:table-cell table:number-columns-repeated="8"/>
          <table:table-cell office:value-type="float" office:value="18063" calcext:value-type="float">
            <text:p>18063</text:p>
          </table:table-cell>
          <table:table-cell office:value-type="float" office:value="24684" calcext:value-type="float">
            <text:p>24684</text:p>
          </table:table-cell>
        </table:table-row>
        <table:table-row table:style-name="ro1">
          <table:table-cell office:value-type="float" office:value="23172" calcext:value-type="float">
            <text:p>23172</text:p>
          </table:table-cell>
          <table:table-cell office:value-type="float" office:value="20698" calcext:value-type="float">
            <text:p>20698</text:p>
          </table:table-cell>
          <table:table-cell table:number-columns-repeated="8"/>
          <table:table-cell office:value-type="float" office:value="18021" calcext:value-type="float">
            <text:p>18021</text:p>
          </table:table-cell>
          <table:table-cell office:value-type="float" office:value="24454" calcext:value-type="float">
            <text:p>24454</text:p>
          </table:table-cell>
        </table:table-row>
        <table:table-row table:style-name="ro1">
          <table:table-cell office:value-type="float" office:value="23790" calcext:value-type="float">
            <text:p>23790</text:p>
          </table:table-cell>
          <table:table-cell office:value-type="float" office:value="20599" calcext:value-type="float">
            <text:p>20599</text:p>
          </table:table-cell>
          <table:table-cell table:number-columns-repeated="8"/>
          <table:table-cell office:value-type="float" office:value="17980" calcext:value-type="float">
            <text:p>17980</text:p>
          </table:table-cell>
          <table:table-cell office:value-type="float" office:value="24287" calcext:value-type="float">
            <text:p>24287</text:p>
          </table:table-cell>
        </table:table-row>
        <table:table-row table:style-name="ro1">
          <table:table-cell office:value-type="float" office:value="24813" calcext:value-type="float">
            <text:p>24813</text:p>
          </table:table-cell>
          <table:table-cell office:value-type="float" office:value="18807" calcext:value-type="float">
            <text:p>18807</text:p>
          </table:table-cell>
          <table:table-cell table:number-columns-repeated="8"/>
          <table:table-cell office:value-type="float" office:value="17650" calcext:value-type="float">
            <text:p>17650</text:p>
          </table:table-cell>
          <table:table-cell office:value-type="float" office:value="24558" calcext:value-type="float">
            <text:p>24558</text:p>
          </table:table-cell>
        </table:table-row>
        <table:table-row table:style-name="ro1">
          <table:table-cell office:value-type="float" office:value="24991" calcext:value-type="float">
            <text:p>24991</text:p>
          </table:table-cell>
          <table:table-cell office:value-type="float" office:value="18737" calcext:value-type="float">
            <text:p>18737</text:p>
          </table:table-cell>
          <table:table-cell table:number-columns-repeated="8"/>
          <table:table-cell office:value-type="float" office:value="16797" calcext:value-type="float">
            <text:p>16797</text:p>
          </table:table-cell>
          <table:table-cell office:value-type="float" office:value="24318" calcext:value-type="float">
            <text:p>24318</text:p>
          </table:table-cell>
        </table:table-row>
        <table:table-row table:style-name="ro1">
          <table:table-cell office:value-type="float" office:value="24907" calcext:value-type="float">
            <text:p>24907</text:p>
          </table:table-cell>
          <table:table-cell office:value-type="float" office:value="19355" calcext:value-type="float">
            <text:p>19355</text:p>
          </table:table-cell>
          <table:table-cell table:number-columns-repeated="8"/>
          <table:table-cell office:value-type="float" office:value="16914" calcext:value-type="float">
            <text:p>16914</text:p>
          </table:table-cell>
          <table:table-cell office:value-type="float" office:value="24171" calcext:value-type="float">
            <text:p>24171</text:p>
          </table:table-cell>
        </table:table-row>
        <table:table-row table:style-name="ro1">
          <table:table-cell office:value-type="float" office:value="24991" calcext:value-type="float">
            <text:p>24991</text:p>
          </table:table-cell>
          <table:table-cell office:value-type="float" office:value="20358" calcext:value-type="float">
            <text:p>20358</text:p>
          </table:table-cell>
          <table:table-cell table:number-columns-repeated="8"/>
          <table:table-cell office:value-type="float" office:value="16744" calcext:value-type="float">
            <text:p>16744</text:p>
          </table:table-cell>
          <table:table-cell office:value-type="float" office:value="23470" calcext:value-type="float">
            <text:p>23470</text:p>
          </table:table-cell>
        </table:table-row>
        <table:table-row table:style-name="ro1">
          <table:table-cell office:value-type="float" office:value="24683" calcext:value-type="float">
            <text:p>24683</text:p>
          </table:table-cell>
          <table:table-cell office:value-type="float" office:value="21600" calcext:value-type="float">
            <text:p>21600</text:p>
          </table:table-cell>
          <table:table-cell table:number-columns-repeated="8"/>
          <table:table-cell office:value-type="float" office:value="17369" calcext:value-type="float">
            <text:p>17369</text:p>
          </table:table-cell>
          <table:table-cell office:value-type="float" office:value="23409" calcext:value-type="float">
            <text:p>23409</text:p>
          </table:table-cell>
        </table:table-row>
        <table:table-row table:style-name="ro1">
          <table:table-cell office:value-type="float" office:value="24452" calcext:value-type="float">
            <text:p>24452</text:p>
          </table:table-cell>
          <table:table-cell office:value-type="float" office:value="21629" calcext:value-type="float">
            <text:p>21629</text:p>
          </table:table-cell>
          <table:table-cell table:number-columns-repeated="8"/>
          <table:table-cell office:value-type="float" office:value="17790" calcext:value-type="float">
            <text:p>17790</text:p>
          </table:table-cell>
          <table:table-cell office:value-type="float" office:value="23015" calcext:value-type="float">
            <text:p>23015</text:p>
          </table:table-cell>
        </table:table-row>
        <table:table-row table:style-name="ro1">
          <table:table-cell office:value-type="float" office:value="23810" calcext:value-type="float">
            <text:p>23810</text:p>
          </table:table-cell>
          <table:table-cell office:value-type="float" office:value="21465" calcext:value-type="float">
            <text:p>21465</text:p>
          </table:table-cell>
          <table:table-cell table:number-columns-repeated="8"/>
          <table:table-cell office:value-type="float" office:value="17805" calcext:value-type="float">
            <text:p>17805</text:p>
          </table:table-cell>
          <table:table-cell office:value-type="float" office:value="23407" calcext:value-type="float">
            <text:p>23407</text:p>
          </table:table-cell>
        </table:table-row>
        <table:table-row table:style-name="ro1">
          <table:table-cell office:value-type="float" office:value="24126" calcext:value-type="float">
            <text:p>24126</text:p>
          </table:table-cell>
          <table:table-cell office:value-type="float" office:value="22129" calcext:value-type="float">
            <text:p>22129</text:p>
          </table:table-cell>
          <table:table-cell table:number-columns-repeated="8"/>
          <table:table-cell office:value-type="float" office:value="18657" calcext:value-type="float">
            <text:p>18657</text:p>
          </table:table-cell>
          <table:table-cell office:value-type="float" office:value="23320" calcext:value-type="float">
            <text:p>23320</text:p>
          </table:table-cell>
        </table:table-row>
        <table:table-row table:style-name="ro1">
          <table:table-cell office:value-type="float" office:value="24156" calcext:value-type="float">
            <text:p>24156</text:p>
          </table:table-cell>
          <table:table-cell office:value-type="float" office:value="22968" calcext:value-type="float">
            <text:p>22968</text:p>
          </table:table-cell>
          <table:table-cell table:number-columns-repeated="8"/>
          <table:table-cell office:value-type="float" office:value="18405" calcext:value-type="float">
            <text:p>18405</text:p>
          </table:table-cell>
          <table:table-cell office:value-type="float" office:value="22543" calcext:value-type="float">
            <text:p>22543</text:p>
          </table:table-cell>
        </table:table-row>
        <table:table-row table:style-name="ro1">
          <table:table-cell office:value-type="float" office:value="24241" calcext:value-type="float">
            <text:p>24241</text:p>
          </table:table-cell>
          <table:table-cell office:value-type="float" office:value="23601" calcext:value-type="float">
            <text:p>23601</text:p>
          </table:table-cell>
          <table:table-cell table:number-columns-repeated="8"/>
          <table:table-cell office:value-type="float" office:value="18874" calcext:value-type="float">
            <text:p>18874</text:p>
          </table:table-cell>
          <table:table-cell office:value-type="float" office:value="22422" calcext:value-type="float">
            <text:p>22422</text:p>
          </table:table-cell>
        </table:table-row>
        <table:table-row table:style-name="ro1">
          <table:table-cell office:value-type="float" office:value="24448" calcext:value-type="float">
            <text:p>24448</text:p>
          </table:table-cell>
          <table:table-cell office:value-type="float" office:value="24410" calcext:value-type="float">
            <text:p>24410</text:p>
          </table:table-cell>
          <table:table-cell table:number-columns-repeated="8"/>
          <table:table-cell office:value-type="float" office:value="19083" calcext:value-type="float">
            <text:p>19083</text:p>
          </table:table-cell>
          <table:table-cell office:value-type="float" office:value="22119" calcext:value-type="float">
            <text:p>22119</text:p>
          </table:table-cell>
        </table:table-row>
        <table:table-row table:style-name="ro1">
          <table:table-cell office:value-type="float" office:value="23556" calcext:value-type="float">
            <text:p>23556</text:p>
          </table:table-cell>
          <table:table-cell office:value-type="float" office:value="24441" calcext:value-type="float">
            <text:p>24441</text:p>
          </table:table-cell>
          <table:table-cell table:number-columns-repeated="8"/>
          <table:table-cell office:value-type="float" office:value="18437" calcext:value-type="float">
            <text:p>18437</text:p>
          </table:table-cell>
          <table:table-cell office:value-type="float" office:value="21230" calcext:value-type="float">
            <text:p>21230</text:p>
          </table:table-cell>
        </table:table-row>
        <table:table-row table:style-name="ro1">
          <table:table-cell office:value-type="float" office:value="23389" calcext:value-type="float">
            <text:p>23389</text:p>
          </table:table-cell>
          <table:table-cell office:value-type="float" office:value="24226" calcext:value-type="float">
            <text:p>24226</text:p>
          </table:table-cell>
          <table:table-cell table:number-columns-repeated="8"/>
          <table:table-cell office:value-type="float" office:value="18550" calcext:value-type="float">
            <text:p>18550</text:p>
          </table:table-cell>
          <table:table-cell office:value-type="float" office:value="21132" calcext:value-type="float">
            <text:p>21132</text:p>
          </table:table-cell>
        </table:table-row>
        <table:table-row table:style-name="ro1">
          <table:table-cell office:value-type="float" office:value="23159" calcext:value-type="float">
            <text:p>23159</text:p>
          </table:table-cell>
          <table:table-cell office:value-type="float" office:value="24351" calcext:value-type="float">
            <text:p>24351</text:p>
          </table:table-cell>
          <table:table-cell table:number-columns-repeated="8"/>
          <table:table-cell office:value-type="float" office:value="19785" calcext:value-type="float">
            <text:p>19785</text:p>
          </table:table-cell>
          <table:table-cell office:value-type="float" office:value="20166" calcext:value-type="float">
            <text:p>20166</text:p>
          </table:table-cell>
        </table:table-row>
        <table:table-row table:style-name="ro1">
          <table:table-cell office:value-type="float" office:value="22447" calcext:value-type="float">
            <text:p>22447</text:p>
          </table:table-cell>
          <table:table-cell office:value-type="float" office:value="24921" calcext:value-type="float">
            <text:p>24921</text:p>
          </table:table-cell>
          <table:table-cell table:number-columns-repeated="8"/>
          <table:table-cell office:value-type="float" office:value="19796" calcext:value-type="float">
            <text:p>19796</text:p>
          </table:table-cell>
          <table:table-cell office:value-type="float" office:value="20206" calcext:value-type="float">
            <text:p>20206</text:p>
          </table:table-cell>
        </table:table-row>
        <table:table-row table:style-name="ro1">
          <table:table-cell office:value-type="float" office:value="22293" calcext:value-type="float">
            <text:p>22293</text:p>
          </table:table-cell>
          <table:table-cell office:value-type="float" office:value="24770" calcext:value-type="float">
            <text:p>24770</text:p>
          </table:table-cell>
          <table:table-cell table:number-columns-repeated="8"/>
          <table:table-cell office:value-type="float" office:value="19907" calcext:value-type="float">
            <text:p>19907</text:p>
          </table:table-cell>
          <table:table-cell office:value-type="float" office:value="20507" calcext:value-type="float">
            <text:p>20507</text:p>
          </table:table-cell>
        </table:table-row>
        <table:table-row table:style-name="ro1">
          <table:table-cell office:value-type="float" office:value="22647" calcext:value-type="float">
            <text:p>22647</text:p>
          </table:table-cell>
          <table:table-cell office:value-type="float" office:value="23837" calcext:value-type="float">
            <text:p>23837</text:p>
          </table:table-cell>
          <table:table-cell table:number-columns-repeated="8"/>
          <table:table-cell office:value-type="float" office:value="21910" calcext:value-type="float">
            <text:p>21910</text:p>
          </table:table-cell>
          <table:table-cell office:value-type="float" office:value="20219" calcext:value-type="float">
            <text:p>20219</text:p>
          </table:table-cell>
        </table:table-row>
        <table:table-row table:style-name="ro1">
          <table:table-cell office:value-type="float" office:value="22797" calcext:value-type="float">
            <text:p>22797</text:p>
          </table:table-cell>
          <table:table-cell office:value-type="float" office:value="23337" calcext:value-type="float">
            <text:p>23337</text:p>
          </table:table-cell>
          <table:table-cell table:number-columns-repeated="8"/>
          <table:table-cell office:value-type="float" office:value="22015" calcext:value-type="float">
            <text:p>22015</text:p>
          </table:table-cell>
          <table:table-cell office:value-type="float" office:value="20204" calcext:value-type="float">
            <text:p>20204</text:p>
          </table:table-cell>
        </table:table-row>
        <table:table-row table:style-name="ro1">
          <table:table-cell office:value-type="float" office:value="22727" calcext:value-type="float">
            <text:p>22727</text:p>
          </table:table-cell>
          <table:table-cell office:value-type="float" office:value="22667" calcext:value-type="float">
            <text:p>22667</text:p>
          </table:table-cell>
          <table:table-cell table:number-columns-repeated="8"/>
          <table:table-cell office:value-type="float" office:value="24991" calcext:value-type="float">
            <text:p>24991</text:p>
          </table:table-cell>
          <table:table-cell office:value-type="float" office:value="20358" calcext:value-type="float">
            <text:p>20358</text:p>
          </table:table-cell>
        </table:table-row>
        <table:table-row table:style-name="ro1">
          <table:table-cell office:value-type="float" office:value="22653" calcext:value-type="float">
            <text:p>22653</text:p>
          </table:table-cell>
          <table:table-cell office:value-type="float" office:value="22086" calcext:value-type="float">
            <text:p>22086</text:p>
          </table:table-cell>
          <table:table-cell table:number-columns-repeated="8"/>
          <table:table-cell office:value-type="float" office:value="24907" calcext:value-type="float">
            <text:p>24907</text:p>
          </table:table-cell>
          <table:table-cell office:value-type="float" office:value="19355" calcext:value-type="float">
            <text:p>19355</text:p>
          </table:table-cell>
        </table:table-row>
        <table:table-row table:style-name="ro1">
          <table:table-cell office:value-type="float" office:value="22503" calcext:value-type="float">
            <text:p>22503</text:p>
          </table:table-cell>
          <table:table-cell office:value-type="float" office:value="21813" calcext:value-type="float">
            <text:p>21813</text:p>
          </table:table-cell>
          <table:table-cell table:number-columns-repeated="8"/>
          <table:table-cell office:value-type="float" office:value="24813" calcext:value-type="float">
            <text:p>24813</text:p>
          </table:table-cell>
          <table:table-cell office:value-type="float" office:value="18807" calcext:value-type="float">
            <text:p>18807</text:p>
          </table:table-cell>
        </table:table-row>
        <table:table-row table:style-name="ro1">
          <table:table-cell office:value-type="float" office:value="21592" calcext:value-type="float">
            <text:p>21592</text:p>
          </table:table-cell>
          <table:table-cell office:value-type="float" office:value="21963" calcext:value-type="float">
            <text:p>21963</text:p>
          </table:table-cell>
          <table:table-cell table:number-columns-repeated="8"/>
          <table:table-cell office:value-type="float" office:value="24991" calcext:value-type="float">
            <text:p>24991</text:p>
          </table:table-cell>
          <table:table-cell office:value-type="float" office:value="18737" calcext:value-type="float">
            <text:p>18737</text:p>
          </table:table-cell>
        </table:table-row>
        <table:table-row table:style-name="ro1">
          <table:table-cell office:value-type="float" office:value="21494" calcext:value-type="float">
            <text:p>21494</text:p>
          </table:table-cell>
          <table:table-cell office:value-type="float" office:value="22345" calcext:value-type="float">
            <text:p>22345</text:p>
          </table:table-cell>
          <table:table-cell table:number-columns-repeated="8"/>
          <table:table-cell office:value-type="float" office:value="24130" calcext:value-type="float">
            <text:p>24130</text:p>
          </table:table-cell>
          <table:table-cell office:value-type="float" office:value="17826" calcext:value-type="float">
            <text:p>17826</text:p>
          </table:table-cell>
        </table:table-row>
        <table:table-row table:style-name="ro1">
          <table:table-cell office:value-type="float" office:value="21241" calcext:value-type="float">
            <text:p>21241</text:p>
          </table:table-cell>
          <table:table-cell office:value-type="float" office:value="22632" calcext:value-type="float">
            <text:p>22632</text:p>
          </table:table-cell>
          <table:table-cell table:number-columns-repeated="8"/>
          <table:table-cell office:value-type="float" office:value="24652" calcext:value-type="float">
            <text:p>24652</text:p>
          </table:table-cell>
          <table:table-cell office:value-type="float" office:value="17307" calcext:value-type="float">
            <text:p>17307</text:p>
          </table:table-cell>
        </table:table-row>
        <table:table-row table:style-name="ro1">
          <table:table-cell office:value-type="float" office:value="21549" calcext:value-type="float">
            <text:p>21549</text:p>
          </table:table-cell>
          <table:table-cell office:value-type="float" office:value="23173" calcext:value-type="float">
            <text:p>23173</text:p>
          </table:table-cell>
          <table:table-cell table:number-columns-repeated="8"/>
          <table:table-cell office:value-type="float" office:value="24021" calcext:value-type="float">
            <text:p>24021</text:p>
          </table:table-cell>
          <table:table-cell office:value-type="float" office:value="17061" calcext:value-type="float">
            <text:p>17061</text:p>
          </table:table-cell>
        </table:table-row>
        <table:table-row table:style-name="ro1">
          <table:table-cell office:value-type="float" office:value="22191" calcext:value-type="float">
            <text:p>22191</text:p>
          </table:table-cell>
          <table:table-cell office:value-type="float" office:value="23996" calcext:value-type="float">
            <text:p>23996</text:p>
          </table:table-cell>
          <table:table-cell table:number-columns-repeated="8"/>
          <table:table-cell office:value-type="float" office:value="23382" calcext:value-type="float">
            <text:p>23382</text:p>
          </table:table-cell>
          <table:table-cell office:value-type="float" office:value="16810" calcext:value-type="float">
            <text:p>16810</text:p>
          </table:table-cell>
        </table:table-row>
        <table:table-row table:style-name="ro1">
          <table:table-cell office:value-type="float" office:value="21495" calcext:value-type="float">
            <text:p>21495</text:p>
          </table:table-cell>
          <table:table-cell office:value-type="float" office:value="24811" calcext:value-type="float">
            <text:p>24811</text:p>
          </table:table-cell>
          <table:table-cell table:number-columns-repeated="8"/>
          <table:table-cell office:value-type="float" office:value="22725" calcext:value-type="float">
            <text:p>22725</text:p>
          </table:table-cell>
          <table:table-cell office:value-type="float" office:value="16780" calcext:value-type="float">
            <text:p>16780</text:p>
          </table:table-cell>
        </table:table-row>
        <table:table-row table:style-name="ro1">
          <table:table-cell office:value-type="float" office:value="20825" calcext:value-type="float">
            <text:p>20825</text:p>
          </table:table-cell>
          <table:table-cell office:value-type="float" office:value="24988" calcext:value-type="float">
            <text:p>24988</text:p>
          </table:table-cell>
          <table:table-cell table:number-columns-repeated="8"/>
          <table:table-cell office:value-type="float" office:value="22768" calcext:value-type="float">
            <text:p>22768</text:p>
          </table:table-cell>
          <table:table-cell office:value-type="float" office:value="18924" calcext:value-type="float">
            <text:p>18924</text:p>
          </table:table-cell>
        </table:table-row>
        <table:table-row table:style-name="ro1">
          <table:table-cell office:value-type="float" office:value="19614" calcext:value-type="float">
            <text:p>19614</text:p>
          </table:table-cell>
          <table:table-cell office:value-type="float" office:value="24993" calcext:value-type="float">
            <text:p>24993</text:p>
          </table:table-cell>
          <table:table-cell table:number-columns-repeated="8"/>
          <table:table-cell office:value-type="float" office:value="21721" calcext:value-type="float">
            <text:p>21721</text:p>
          </table:table-cell>
          <table:table-cell office:value-type="float" office:value="19049" calcext:value-type="float">
            <text:p>19049</text:p>
          </table:table-cell>
        </table:table-row>
        <table:table-row table:style-name="ro1">
          <table:table-cell office:value-type="float" office:value="19293" calcext:value-type="float">
            <text:p>19293</text:p>
          </table:table-cell>
          <table:table-cell office:value-type="float" office:value="24952" calcext:value-type="float">
            <text:p>24952</text:p>
          </table:table-cell>
          <table:table-cell table:number-columns-repeated="8"/>
          <table:table-cell office:value-type="float" office:value="20840" calcext:value-type="float">
            <text:p>20840</text:p>
          </table:table-cell>
          <table:table-cell office:value-type="float" office:value="19041" calcext:value-type="float">
            <text:p>19041</text:p>
          </table:table-cell>
        </table:table-row>
        <table:table-row table:style-name="ro1">
          <table:table-cell office:value-type="float" office:value="19299" calcext:value-type="float">
            <text:p>19299</text:p>
          </table:table-cell>
          <table:table-cell office:value-type="float" office:value="24915" calcext:value-type="float">
            <text:p>24915</text:p>
          </table:table-cell>
          <table:table-cell table:number-columns-repeated="8"/>
          <table:table-cell office:value-type="float" office:value="18908" calcext:value-type="float">
            <text:p>18908</text:p>
          </table:table-cell>
          <table:table-cell office:value-type="float" office:value="20082" calcext:value-type="float">
            <text:p>20082</text:p>
          </table:table-cell>
        </table:table-row>
        <table:table-row table:style-name="ro1">
          <table:table-cell office:value-type="float" office:value="19013" calcext:value-type="float">
            <text:p>19013</text:p>
          </table:table-cell>
          <table:table-cell office:value-type="float" office:value="23600" calcext:value-type="float">
            <text:p>23600</text:p>
          </table:table-cell>
          <table:table-cell table:number-columns-repeated="8"/>
          <table:table-cell office:value-type="float" office:value="18997" calcext:value-type="float">
            <text:p>18997</text:p>
          </table:table-cell>
          <table:table-cell office:value-type="float" office:value="21443" calcext:value-type="float">
            <text:p>21443</text:p>
          </table:table-cell>
        </table:table-row>
        <table:table-row table:style-name="ro1">
          <table:table-cell office:value-type="float" office:value="18657" calcext:value-type="float">
            <text:p>18657</text:p>
          </table:table-cell>
          <table:table-cell office:value-type="float" office:value="23320" calcext:value-type="float">
            <text:p>23320</text:p>
          </table:table-cell>
          <table:table-cell table:number-columns-repeated="8"/>
          <table:table-cell office:value-type="float" office:value="20539" calcext:value-type="float">
            <text:p>20539</text:p>
          </table:table-cell>
          <table:table-cell office:value-type="float" office:value="21179" calcext:value-type="float">
            <text:p>21179</text:p>
          </table:table-cell>
        </table:table-row>
        <table:table-row table:style-name="ro1">
          <table:table-cell office:value-type="float" office:value="18405" calcext:value-type="float">
            <text:p>18405</text:p>
          </table:table-cell>
          <table:table-cell office:value-type="float" office:value="22543" calcext:value-type="float">
            <text:p>22543</text:p>
          </table:table-cell>
          <table:table-cell table:number-columns-repeated="8"/>
          <table:table-cell office:value-type="float" office:value="20917" calcext:value-type="float">
            <text:p>20917</text:p>
          </table:table-cell>
          <table:table-cell office:value-type="float" office:value="20686" calcext:value-type="float">
            <text:p>20686</text:p>
          </table:table-cell>
        </table:table-row>
        <table:table-row table:style-name="ro1">
          <table:table-cell office:value-type="float" office:value="17888" calcext:value-type="float">
            <text:p>17888</text:p>
          </table:table-cell>
          <table:table-cell office:value-type="float" office:value="21616" calcext:value-type="float">
            <text:p>21616</text:p>
          </table:table-cell>
          <table:table-cell table:number-columns-repeated="8"/>
          <table:table-cell office:value-type="float" office:value="21777" calcext:value-type="float">
            <text:p>21777</text:p>
          </table:table-cell>
          <table:table-cell office:value-type="float" office:value="18730" calcext:value-type="float">
            <text:p>18730</text:p>
          </table:table-cell>
        </table:table-row>
        <table:table-row table:style-name="ro1">
          <table:table-cell office:value-type="float" office:value="18437" calcext:value-type="float">
            <text:p>18437</text:p>
          </table:table-cell>
          <table:table-cell office:value-type="float" office:value="21230" calcext:value-type="float">
            <text:p>21230</text:p>
          </table:table-cell>
          <table:table-cell table:number-columns-repeated="8"/>
          <table:table-cell office:value-type="float" office:value="21720" calcext:value-type="float">
            <text:p>21720</text:p>
          </table:table-cell>
          <table:table-cell office:value-type="float" office:value="18359" calcext:value-type="float">
            <text:p>18359</text:p>
          </table:table-cell>
        </table:table-row>
        <table:table-row table:style-name="ro1">
          <table:table-cell office:value-type="float" office:value="18550" calcext:value-type="float">
            <text:p>18550</text:p>
          </table:table-cell>
          <table:table-cell office:value-type="float" office:value="21132" calcext:value-type="float">
            <text:p>21132</text:p>
          </table:table-cell>
          <table:table-cell table:number-columns-repeated="8"/>
          <table:table-cell office:value-type="float" office:value="22035" calcext:value-type="float">
            <text:p>22035</text:p>
          </table:table-cell>
          <table:table-cell office:value-type="float" office:value="18332" calcext:value-type="float">
            <text:p>18332</text:p>
          </table:table-cell>
        </table:table-row>
        <table:table-row table:style-name="ro1">
          <table:table-cell office:value-type="float" office:value="18195" calcext:value-type="float">
            <text:p>18195</text:p>
          </table:table-cell>
          <table:table-cell office:value-type="float" office:value="20951" calcext:value-type="float">
            <text:p>20951</text:p>
          </table:table-cell>
          <table:table-cell table:number-columns-repeated="8"/>
          <table:table-cell office:value-type="float" office:value="22140" calcext:value-type="float">
            <text:p>22140</text:p>
          </table:table-cell>
          <table:table-cell office:value-type="float" office:value="18068" calcext:value-type="float">
            <text:p>18068</text:p>
          </table:table-cell>
        </table:table-row>
        <table:table-row table:style-name="ro1">
          <table:table-cell office:value-type="float" office:value="17441" calcext:value-type="float">
            <text:p>17441</text:p>
          </table:table-cell>
          <table:table-cell office:value-type="float" office:value="21858" calcext:value-type="float">
            <text:p>21858</text:p>
          </table:table-cell>
          <table:table-cell table:number-columns-repeated="8"/>
          <table:table-cell office:value-type="float" office:value="22035" calcext:value-type="float">
            <text:p>22035</text:p>
          </table:table-cell>
          <table:table-cell office:value-type="float" office:value="18005" calcext:value-type="float">
            <text:p>18005</text:p>
          </table:table-cell>
        </table:table-row>
        <table:table-row table:style-name="ro1">
          <table:table-cell office:value-type="float" office:value="16943" calcext:value-type="float">
            <text:p>16943</text:p>
          </table:table-cell>
          <table:table-cell office:value-type="float" office:value="21838" calcext:value-type="float">
            <text:p>21838</text:p>
          </table:table-cell>
          <table:table-cell table:number-columns-repeated="8"/>
          <table:table-cell office:value-type="float" office:value="22302" calcext:value-type="float">
            <text:p>22302</text:p>
          </table:table-cell>
          <table:table-cell office:value-type="float" office:value="17953" calcext:value-type="float">
            <text:p>17953</text:p>
          </table:table-cell>
        </table:table-row>
        <table:table-row table:style-name="ro1">
          <table:table-cell office:value-type="float" office:value="16738" calcext:value-type="float">
            <text:p>16738</text:p>
          </table:table-cell>
          <table:table-cell office:value-type="float" office:value="22011" calcext:value-type="float">
            <text:p>22011</text:p>
          </table:table-cell>
          <table:table-cell table:number-columns-repeated="8"/>
          <table:table-cell office:value-type="float" office:value="23142" calcext:value-type="float">
            <text:p>23142</text:p>
          </table:table-cell>
          <table:table-cell office:value-type="float" office:value="17431" calcext:value-type="float">
            <text:p>17431</text:p>
          </table:table-cell>
        </table:table-row>
        <table:table-row table:style-name="ro1">
          <table:table-cell office:value-type="float" office:value="16693" calcext:value-type="float">
            <text:p>16693</text:p>
          </table:table-cell>
          <table:table-cell office:value-type="float" office:value="22021" calcext:value-type="float">
            <text:p>22021</text:p>
          </table:table-cell>
          <table:table-cell table:number-columns-repeated="8"/>
          <table:table-cell office:value-type="float" office:value="21583" calcext:value-type="float">
            <text:p>21583</text:p>
          </table:table-cell>
          <table:table-cell office:value-type="float" office:value="16868" calcext:value-type="float">
            <text:p>16868</text:p>
          </table:table-cell>
        </table:table-row>
        <table:table-row table:style-name="ro1">
          <table:table-cell office:value-type="float" office:value="17369" calcext:value-type="float">
            <text:p>17369</text:p>
          </table:table-cell>
          <table:table-cell office:value-type="float" office:value="23409" calcext:value-type="float">
            <text:p>23409</text:p>
          </table:table-cell>
          <table:table-cell table:number-columns-repeated="8"/>
          <table:table-cell office:value-type="float" office:value="21480" calcext:value-type="float">
            <text:p>21480</text:p>
          </table:table-cell>
          <table:table-cell office:value-type="float" office:value="16761" calcext:value-type="float">
            <text:p>16761</text:p>
          </table:table-cell>
        </table:table-row>
        <table:table-row table:style-name="ro1">
          <table:table-cell office:value-type="float" office:value="16744" calcext:value-type="float">
            <text:p>16744</text:p>
          </table:table-cell>
          <table:table-cell office:value-type="float" office:value="23470" calcext:value-type="float">
            <text:p>23470</text:p>
          </table:table-cell>
          <table:table-cell table:number-columns-repeated="8"/>
          <table:table-cell office:value-type="float" office:value="20609" calcext:value-type="float">
            <text:p>20609</text:p>
          </table:table-cell>
          <table:table-cell office:value-type="float" office:value="16732" calcext:value-type="float">
            <text:p>16732</text:p>
          </table:table-cell>
        </table:table-row>
        <table:table-row table:style-name="ro1">
          <table:table-cell office:value-type="float" office:value="16914" calcext:value-type="float">
            <text:p>16914</text:p>
          </table:table-cell>
          <table:table-cell office:value-type="float" office:value="24171" calcext:value-type="float">
            <text:p>24171</text:p>
          </table:table-cell>
          <table:table-cell table:number-columns-repeated="8"/>
          <table:table-cell office:value-type="float" office:value="20148" calcext:value-type="float">
            <text:p>20148</text:p>
          </table:table-cell>
          <table:table-cell office:value-type="float" office:value="16718" calcext:value-type="float">
            <text:p>16718</text:p>
          </table:table-cell>
        </table:table-row>
        <table:table-row table:style-name="ro1">
          <table:table-cell office:value-type="float" office:value="16797" calcext:value-type="float">
            <text:p>16797</text:p>
          </table:table-cell>
          <table:table-cell office:value-type="float" office:value="24318" calcext:value-type="float">
            <text:p>24318</text:p>
          </table:table-cell>
          <table:table-cell table:number-columns-repeated="8"/>
          <table:table-cell office:value-type="float" office:value="20552" calcext:value-type="float">
            <text:p>20552</text:p>
          </table:table-cell>
          <table:table-cell office:value-type="float" office:value="17346" calcext:value-type="float">
            <text:p>17346</text:p>
          </table:table-cell>
        </table:table-row>
        <table:table-row table:style-name="ro1">
          <table:table-cell office:value-type="float" office:value="17650" calcext:value-type="float">
            <text:p>17650</text:p>
          </table:table-cell>
          <table:table-cell office:value-type="float" office:value="24558" calcext:value-type="float">
            <text:p>24558</text:p>
          </table:table-cell>
          <table:table-cell table:number-columns-repeated="8"/>
          <table:table-cell office:value-type="float" office:value="20416" calcext:value-type="float">
            <text:p>20416</text:p>
          </table:table-cell>
          <table:table-cell office:value-type="float" office:value="18367" calcext:value-type="float">
            <text:p>18367</text:p>
          </table:table-cell>
        </table:table-row>
        <table:table-row table:style-name="ro1">
          <table:table-cell office:value-type="float" office:value="18063" calcext:value-type="float">
            <text:p>18063</text:p>
          </table:table-cell>
          <table:table-cell office:value-type="float" office:value="24684" calcext:value-type="float">
            <text:p>24684</text:p>
          </table:table-cell>
          <table:table-cell table:number-columns-repeated="8"/>
          <table:table-cell office:value-type="float" office:value="20257" calcext:value-type="float">
            <text:p>20257</text:p>
          </table:table-cell>
          <table:table-cell office:value-type="float" office:value="18438" calcext:value-type="float">
            <text:p>18438</text:p>
          </table:table-cell>
        </table:table-row>
        <table:table-row table:style-name="ro1">
          <table:table-cell office:value-type="float" office:value="18021" calcext:value-type="float">
            <text:p>18021</text:p>
          </table:table-cell>
          <table:table-cell office:value-type="float" office:value="24454" calcext:value-type="float">
            <text:p>24454</text:p>
          </table:table-cell>
          <table:table-cell table:number-columns-repeated="8"/>
          <table:table-cell office:value-type="float" office:value="19720" calcext:value-type="float">
            <text:p>19720</text:p>
          </table:table-cell>
          <table:table-cell office:value-type="float" office:value="18107" calcext:value-type="float">
            <text:p>18107</text:p>
          </table:table-cell>
        </table:table-row>
        <table:table-row table:style-name="ro1">
          <table:table-cell office:value-type="float" office:value="17980" calcext:value-type="float">
            <text:p>17980</text:p>
          </table:table-cell>
          <table:table-cell office:value-type="float" office:value="24287" calcext:value-type="float">
            <text:p>24287</text:p>
          </table:table-cell>
          <table:table-cell table:number-columns-repeated="8"/>
          <table:table-cell office:value-type="float" office:value="19906" calcext:value-type="float">
            <text:p>19906</text:p>
          </table:table-cell>
          <table:table-cell office:value-type="float" office:value="17316" calcext:value-type="float">
            <text:p>17316</text:p>
          </table:table-cell>
        </table:table-row>
        <table:table-row table:style-name="ro1">
          <table:table-cell office:value-type="float" office:value="17805" calcext:value-type="float">
            <text:p>17805</text:p>
          </table:table-cell>
          <table:table-cell office:value-type="float" office:value="23407" calcext:value-type="float">
            <text:p>23407</text:p>
          </table:table-cell>
          <table:table-cell table:number-columns-repeated="8"/>
          <table:table-cell office:value-type="float" office:value="17901" calcext:value-type="float">
            <text:p>17901</text:p>
          </table:table-cell>
          <table:table-cell office:value-type="float" office:value="16711" calcext:value-type="float">
            <text:p>16711</text:p>
          </table:table-cell>
        </table:table-row>
        <table:table-row table:style-name="ro1">
          <table:table-cell office:value-type="float" office:value="17790" calcext:value-type="float">
            <text:p>17790</text:p>
          </table:table-cell>
          <table:table-cell office:value-type="float" office:value="23015" calcext:value-type="float">
            <text:p>23015</text:p>
          </table:table-cell>
          <table:table-cell table:number-columns-repeated="8"/>
          <table:table-cell office:value-type="float" office:value="18210" calcext:value-type="float">
            <text:p>18210</text:p>
          </table:table-cell>
          <table:table-cell office:value-type="float" office:value="17986" calcext:value-type="float">
            <text:p>17986</text:p>
          </table:table-cell>
        </table:table-row>
        <table:table-row table:style-name="ro1">
          <table:table-cell office:value-type="float" office:value="18874" calcext:value-type="float">
            <text:p>18874</text:p>
          </table:table-cell>
          <table:table-cell office:value-type="float" office:value="22422" calcext:value-type="float">
            <text:p>22422</text:p>
          </table:table-cell>
          <table:table-cell table:number-columns-repeated="8"/>
          <table:table-cell office:value-type="float" office:value="17250" calcext:value-type="float">
            <text:p>17250</text:p>
          </table:table-cell>
          <table:table-cell office:value-type="float" office:value="18306" calcext:value-type="float">
            <text:p>18306</text:p>
          </table:table-cell>
        </table:table-row>
        <table:table-row table:style-name="ro1">
          <table:table-cell office:value-type="float" office:value="19083" calcext:value-type="float">
            <text:p>19083</text:p>
          </table:table-cell>
          <table:table-cell office:value-type="float" office:value="22119" calcext:value-type="float">
            <text:p>22119</text:p>
          </table:table-cell>
          <table:table-cell table:number-columns-repeated="8"/>
          <table:table-cell office:value-type="float" office:value="17133" calcext:value-type="float">
            <text:p>17133</text:p>
          </table:table-cell>
          <table:table-cell office:value-type="float" office:value="18127" calcext:value-type="float">
            <text:p>18127</text:p>
          </table:table-cell>
        </table:table-row>
        <table:table-row table:style-name="ro1">
          <table:table-cell office:value-type="float" office:value="18997" calcext:value-type="float">
            <text:p>18997</text:p>
          </table:table-cell>
          <table:table-cell office:value-type="float" office:value="21443" calcext:value-type="float">
            <text:p>21443</text:p>
          </table:table-cell>
          <table:table-cell table:number-columns-repeated="8"/>
          <table:table-cell office:value-type="float" office:value="17055" calcext:value-type="float">
            <text:p>17055</text:p>
          </table:table-cell>
          <table:table-cell office:value-type="float" office:value="18262" calcext:value-type="float">
            <text:p>18262</text:p>
          </table:table-cell>
        </table:table-row>
        <table:table-row table:style-name="ro1">
          <table:table-cell office:value-type="float" office:value="18657" calcext:value-type="float">
            <text:p>18657</text:p>
          </table:table-cell>
          <table:table-cell office:value-type="float" office:value="20572" calcext:value-type="float">
            <text:p>20572</text:p>
          </table:table-cell>
          <table:table-cell table:number-columns-repeated="8"/>
          <table:table-cell office:value-type="float" office:value="16951" calcext:value-type="float">
            <text:p>16951</text:p>
          </table:table-cell>
          <table:table-cell office:value-type="float" office:value="18737" calcext:value-type="float">
            <text:p>18737</text:p>
          </table:table-cell>
        </table:table-row>
        <table:table-row table:style-name="ro1">
          <table:table-cell office:value-type="float" office:value="18908" calcext:value-type="float">
            <text:p>18908</text:p>
          </table:table-cell>
          <table:table-cell office:value-type="float" office:value="20082" calcext:value-type="float">
            <text:p>20082</text:p>
          </table:table-cell>
          <table:table-cell table:number-columns-repeated="8"/>
          <table:table-cell office:value-type="float" office:value="17553" calcext:value-type="float">
            <text:p>17553</text:p>
          </table:table-cell>
          <table:table-cell office:value-type="float" office:value="19290" calcext:value-type="float">
            <text:p>19290</text:p>
          </table:table-cell>
        </table:table-row>
        <table:table-row table:style-name="ro1">
          <table:table-cell office:value-type="float" office:value="17696" calcext:value-type="float">
            <text:p>17696</text:p>
          </table:table-cell>
          <table:table-cell office:value-type="float" office:value="19442" calcext:value-type="float">
            <text:p>19442</text:p>
          </table:table-cell>
          <table:table-cell table:number-columns-repeated="8"/>
          <table:table-cell office:value-type="float" office:value="17696" calcext:value-type="float">
            <text:p>17696</text:p>
          </table:table-cell>
          <table:table-cell office:value-type="float" office:value="19442" calcext:value-type="float">
            <text:p>19442</text:p>
          </table:table-cell>
        </table:table-row>
        <table:table-row table:style-name="ro1">
          <table:table-cell office:value-type="float" office:value="17553" calcext:value-type="float">
            <text:p>17553</text:p>
          </table:table-cell>
          <table:table-cell office:value-type="float" office:value="19290" calcext:value-type="float">
            <text:p>19290</text:p>
          </table:table-cell>
          <table:table-cell table:number-columns-repeated="8"/>
          <table:table-cell office:value-type="float" office:value="16892" calcext:value-type="float">
            <text:p>16892</text:p>
          </table:table-cell>
          <table:table-cell office:value-type="float" office:value="19976" calcext:value-type="float">
            <text:p>19976</text:p>
          </table:table-cell>
        </table:table-row>
        <table:table-row table:style-name="ro1">
          <table:table-cell office:value-type="float" office:value="17795" calcext:value-type="float">
            <text:p>17795</text:p>
          </table:table-cell>
          <table:table-cell office:value-type="float" office:value="20189" calcext:value-type="float">
            <text:p>20189</text:p>
          </table:table-cell>
          <table:table-cell table:number-columns-repeated="8"/>
          <table:table-cell office:value-type="float" office:value="17247" calcext:value-type="float">
            <text:p>17247</text:p>
          </table:table-cell>
          <table:table-cell office:value-type="float" office:value="20273" calcext:value-type="float">
            <text:p>20273</text:p>
          </table:table-cell>
        </table:table-row>
        <table:table-row table:style-name="ro1">
          <table:table-cell office:value-type="float" office:value="17247" calcext:value-type="float">
            <text:p>17247</text:p>
          </table:table-cell>
          <table:table-cell office:value-type="float" office:value="20273" calcext:value-type="float">
            <text:p>20273</text:p>
          </table:table-cell>
          <table:table-cell table:number-columns-repeated="8"/>
          <table:table-cell office:value-type="float" office:value="17795" calcext:value-type="float">
            <text:p>17795</text:p>
          </table:table-cell>
          <table:table-cell office:value-type="float" office:value="20189" calcext:value-type="float">
            <text:p>20189</text:p>
          </table:table-cell>
        </table:table-row>
        <table:table-row table:style-name="ro1">
          <table:table-cell office:value-type="float" office:value="16892" calcext:value-type="float">
            <text:p>16892</text:p>
          </table:table-cell>
          <table:table-cell office:value-type="float" office:value="19976" calcext:value-type="float">
            <text:p>19976</text:p>
          </table:table-cell>
          <table:table-cell table:number-columns-repeated="8"/>
          <table:table-cell office:value-type="float" office:value="18657" calcext:value-type="float">
            <text:p>18657</text:p>
          </table:table-cell>
          <table:table-cell office:value-type="float" office:value="20572" calcext:value-type="float">
            <text:p>20572</text:p>
          </table:table-cell>
        </table:table-row>
        <table:table-row table:style-name="ro1">
          <table:table-cell office:value-type="float" office:value="16951" calcext:value-type="float">
            <text:p>16951</text:p>
          </table:table-cell>
          <table:table-cell office:value-type="float" office:value="18737" calcext:value-type="float">
            <text:p>18737</text:p>
          </table:table-cell>
          <table:table-cell table:number-columns-repeated="8"/>
          <table:table-cell office:value-type="float" office:value="18195" calcext:value-type="float">
            <text:p>18195</text:p>
          </table:table-cell>
          <table:table-cell office:value-type="float" office:value="20951" calcext:value-type="float">
            <text:p>20951</text:p>
          </table:table-cell>
        </table:table-row>
        <table:table-row table:style-name="ro1">
          <table:table-cell office:value-type="float" office:value="17250" calcext:value-type="float">
            <text:p>17250</text:p>
          </table:table-cell>
          <table:table-cell office:value-type="float" office:value="18306" calcext:value-type="float">
            <text:p>18306</text:p>
          </table:table-cell>
          <table:table-cell table:number-columns-repeated="8"/>
          <table:table-cell office:value-type="float" office:value="17888" calcext:value-type="float">
            <text:p>17888</text:p>
          </table:table-cell>
          <table:table-cell office:value-type="float" office:value="21616" calcext:value-type="float">
            <text:p>21616</text:p>
          </table:table-cell>
        </table:table-row>
        <table:table-row table:style-name="ro1">
          <table:table-cell office:value-type="float" office:value="17055" calcext:value-type="float">
            <text:p>17055</text:p>
          </table:table-cell>
          <table:table-cell office:value-type="float" office:value="18262" calcext:value-type="float">
            <text:p>18262</text:p>
          </table:table-cell>
          <table:table-cell table:number-columns-repeated="8"/>
          <table:table-cell office:value-type="float" office:value="17441" calcext:value-type="float">
            <text:p>17441</text:p>
          </table:table-cell>
          <table:table-cell office:value-type="float" office:value="21858" calcext:value-type="float">
            <text:p>21858</text:p>
          </table:table-cell>
        </table:table-row>
        <table:table-row table:style-name="ro1">
          <table:table-cell office:value-type="float" office:value="17133" calcext:value-type="float">
            <text:p>17133</text:p>
          </table:table-cell>
          <table:table-cell office:value-type="float" office:value="18127" calcext:value-type="float">
            <text:p>18127</text:p>
          </table:table-cell>
          <table:table-cell table:number-columns-repeated="8"/>
          <table:table-cell office:value-type="float" office:value="16943" calcext:value-type="float">
            <text:p>16943</text:p>
          </table:table-cell>
          <table:table-cell office:value-type="float" office:value="21838" calcext:value-type="float">
            <text:p>21838</text:p>
          </table:table-cell>
        </table:table-row>
        <table:table-row table:style-name="ro1">
          <table:table-cell office:value-type="float" office:value="17901" calcext:value-type="float">
            <text:p>17901</text:p>
          </table:table-cell>
          <table:table-cell office:value-type="float" office:value="16711" calcext:value-type="float">
            <text:p>16711</text:p>
          </table:table-cell>
          <table:table-cell table:number-columns-repeated="8"/>
          <table:table-cell office:value-type="float" office:value="16738" calcext:value-type="float">
            <text:p>16738</text:p>
          </table:table-cell>
          <table:table-cell office:value-type="float" office:value="22011" calcext:value-type="float">
            <text:p>22011</text:p>
          </table:table-cell>
        </table:table-row>
        <table:table-row table:style-name="ro1">
          <table:table-cell office:value-type="float" office:value="18210" calcext:value-type="float">
            <text:p>18210</text:p>
          </table:table-cell>
          <table:table-cell office:value-type="float" office:value="17986" calcext:value-type="float">
            <text:p>17986</text:p>
          </table:table-cell>
          <table:table-cell table:number-columns-repeated="8"/>
          <table:table-cell office:value-type="float" office:value="16693" calcext:value-type="float">
            <text:p>16693</text:p>
          </table:table-cell>
          <table:table-cell office:value-type="float" office:value="22021" calcext:value-type="float">
            <text:p>22021</text:p>
          </table:table-cell>
        </table:table-row>
        <table:table-row table:style-name="ro1">
          <table:table-cell office:value-type="float" office:value="17491" calcext:value-type="float">
            <text:p>17491</text:p>
          </table:table-cell>
          <table:table-cell office:value-type="float" office:value="15739" calcext:value-type="float">
            <text:p>15739</text:p>
          </table:table-cell>
          <table:table-cell table:number-columns-repeated="8"/>
          <table:table-cell office:value-type="float" office:value="21398" calcext:value-type="float">
            <text:p>21398</text:p>
          </table:table-cell>
          <table:table-cell office:value-type="float" office:value="13284" calcext:value-type="float">
            <text:p>13284</text:p>
          </table:table-cell>
        </table:table-row>
        <table:table-row table:style-name="ro1">
          <table:table-cell office:value-type="float" office:value="19082" calcext:value-type="float">
            <text:p>19082</text:p>
          </table:table-cell>
          <table:table-cell office:value-type="float" office:value="15937" calcext:value-type="float">
            <text:p>15937</text:p>
          </table:table-cell>
          <table:table-cell table:number-columns-repeated="8"/>
          <table:table-cell office:value-type="float" office:value="20322" calcext:value-type="float">
            <text:p>20322</text:p>
          </table:table-cell>
          <table:table-cell office:value-type="float" office:value="13652" calcext:value-type="float">
            <text:p>13652</text:p>
          </table:table-cell>
        </table:table-row>
        <table:table-row table:style-name="ro1">
          <table:table-cell office:value-type="float" office:value="19978" calcext:value-type="float">
            <text:p>19978</text:p>
          </table:table-cell>
          <table:table-cell office:value-type="float" office:value="15645" calcext:value-type="float">
            <text:p>15645</text:p>
          </table:table-cell>
          <table:table-cell table:number-columns-repeated="8"/>
          <table:table-cell office:value-type="float" office:value="20122" calcext:value-type="float">
            <text:p>20122</text:p>
          </table:table-cell>
          <table:table-cell office:value-type="float" office:value="13678" calcext:value-type="float">
            <text:p>13678</text:p>
          </table:table-cell>
        </table:table-row>
        <table:table-row table:style-name="ro1">
          <table:table-cell office:value-type="float" office:value="19972" calcext:value-type="float">
            <text:p>19972</text:p>
          </table:table-cell>
          <table:table-cell office:value-type="float" office:value="15401" calcext:value-type="float">
            <text:p>15401</text:p>
          </table:table-cell>
          <table:table-cell table:number-columns-repeated="8"/>
          <table:table-cell office:value-type="float" office:value="20517" calcext:value-type="float">
            <text:p>20517</text:p>
          </table:table-cell>
          <table:table-cell office:value-type="float" office:value="13771" calcext:value-type="float">
            <text:p>13771</text:p>
          </table:table-cell>
        </table:table-row>
        <table:table-row table:style-name="ro1">
          <table:table-cell office:value-type="float" office:value="19678" calcext:value-type="float">
            <text:p>19678</text:p>
          </table:table-cell>
          <table:table-cell office:value-type="float" office:value="15085" calcext:value-type="float">
            <text:p>15085</text:p>
          </table:table-cell>
          <table:table-cell table:number-columns-repeated="8"/>
          <table:table-cell office:value-type="float" office:value="22422" calcext:value-type="float">
            <text:p>22422</text:p>
          </table:table-cell>
          <table:table-cell office:value-type="float" office:value="13496" calcext:value-type="float">
            <text:p>13496</text:p>
          </table:table-cell>
        </table:table-row>
        <table:table-row table:style-name="ro1">
          <table:table-cell office:value-type="float" office:value="19775" calcext:value-type="float">
            <text:p>19775</text:p>
          </table:table-cell>
          <table:table-cell office:value-type="float" office:value="14510" calcext:value-type="float">
            <text:p>14510</text:p>
          </table:table-cell>
          <table:table-cell table:number-columns-repeated="8"/>
          <table:table-cell office:value-type="float" office:value="22393" calcext:value-type="float">
            <text:p>22393</text:p>
          </table:table-cell>
          <table:table-cell office:value-type="float" office:value="13363" calcext:value-type="float">
            <text:p>13363</text:p>
          </table:table-cell>
        </table:table-row>
        <table:table-row table:style-name="ro1">
          <table:table-cell office:value-type="float" office:value="19449" calcext:value-type="float">
            <text:p>19449</text:p>
          </table:table-cell>
          <table:table-cell office:value-type="float" office:value="14336" calcext:value-type="float">
            <text:p>14336</text:p>
          </table:table-cell>
          <table:table-cell table:number-columns-repeated="8"/>
          <table:table-cell office:value-type="float" office:value="23075" calcext:value-type="float">
            <text:p>23075</text:p>
          </table:table-cell>
          <table:table-cell office:value-type="float" office:value="13109" calcext:value-type="float">
            <text:p>13109</text:p>
          </table:table-cell>
        </table:table-row>
        <table:table-row table:style-name="ro1">
          <table:table-cell office:value-type="float" office:value="19174" calcext:value-type="float">
            <text:p>19174</text:p>
          </table:table-cell>
          <table:table-cell office:value-type="float" office:value="14007" calcext:value-type="float">
            <text:p>14007</text:p>
          </table:table-cell>
          <table:table-cell table:number-columns-repeated="8"/>
          <table:table-cell office:value-type="float" office:value="22672" calcext:value-type="float">
            <text:p>22672</text:p>
          </table:table-cell>
          <table:table-cell office:value-type="float" office:value="11847" calcext:value-type="float">
            <text:p>11847</text:p>
          </table:table-cell>
        </table:table-row>
        <table:table-row table:style-name="ro1">
          <table:table-cell office:value-type="float" office:value="18411" calcext:value-type="float">
            <text:p>18411</text:p>
          </table:table-cell>
          <table:table-cell office:value-type="float" office:value="14338" calcext:value-type="float">
            <text:p>14338</text:p>
          </table:table-cell>
          <table:table-cell table:number-columns-repeated="8"/>
          <table:table-cell office:value-type="float" office:value="22076" calcext:value-type="float">
            <text:p>22076</text:p>
          </table:table-cell>
          <table:table-cell office:value-type="float" office:value="11392" calcext:value-type="float">
            <text:p>11392</text:p>
          </table:table-cell>
        </table:table-row>
        <table:table-row table:style-name="ro1">
          <table:table-cell office:value-type="float" office:value="18184" calcext:value-type="float">
            <text:p>18184</text:p>
          </table:table-cell>
          <table:table-cell office:value-type="float" office:value="14084" calcext:value-type="float">
            <text:p>14084</text:p>
          </table:table-cell>
          <table:table-cell table:number-columns-repeated="8"/>
          <table:table-cell office:value-type="float" office:value="23452" calcext:value-type="float">
            <text:p>23452</text:p>
          </table:table-cell>
          <table:table-cell office:value-type="float" office:value="11501" calcext:value-type="float">
            <text:p>11501</text:p>
          </table:table-cell>
        </table:table-row>
        <table:table-row table:style-name="ro1">
          <table:table-cell office:value-type="float" office:value="19170" calcext:value-type="float">
            <text:p>19170</text:p>
          </table:table-cell>
          <table:table-cell office:value-type="float" office:value="13894" calcext:value-type="float">
            <text:p>13894</text:p>
          </table:table-cell>
          <table:table-cell table:number-columns-repeated="8"/>
          <table:table-cell office:value-type="float" office:value="23961" calcext:value-type="float">
            <text:p>23961</text:p>
          </table:table-cell>
          <table:table-cell office:value-type="float" office:value="11738" calcext:value-type="float">
            <text:p>11738</text:p>
          </table:table-cell>
        </table:table-row>
        <table:table-row table:style-name="ro1">
          <table:table-cell office:value-type="float" office:value="19514" calcext:value-type="float">
            <text:p>19514</text:p>
          </table:table-cell>
          <table:table-cell office:value-type="float" office:value="13482" calcext:value-type="float">
            <text:p>13482</text:p>
          </table:table-cell>
          <table:table-cell table:number-columns-repeated="8"/>
          <table:table-cell office:value-type="float" office:value="23978" calcext:value-type="float">
            <text:p>23978</text:p>
          </table:table-cell>
          <table:table-cell office:value-type="float" office:value="12230" calcext:value-type="float">
            <text:p>12230</text:p>
          </table:table-cell>
        </table:table-row>
        <table:table-row table:style-name="ro1">
          <table:table-cell office:value-type="float" office:value="20122" calcext:value-type="float">
            <text:p>20122</text:p>
          </table:table-cell>
          <table:table-cell office:value-type="float" office:value="13678" calcext:value-type="float">
            <text:p>13678</text:p>
          </table:table-cell>
          <table:table-cell table:number-columns-repeated="8"/>
          <table:table-cell office:value-type="float" office:value="24187" calcext:value-type="float">
            <text:p>24187</text:p>
          </table:table-cell>
          <table:table-cell office:value-type="float" office:value="12936" calcext:value-type="float">
            <text:p>12936</text:p>
          </table:table-cell>
        </table:table-row>
        <table:table-row table:style-name="ro1">
          <table:table-cell office:value-type="float" office:value="20322" calcext:value-type="float">
            <text:p>20322</text:p>
          </table:table-cell>
          <table:table-cell office:value-type="float" office:value="13652" calcext:value-type="float">
            <text:p>13652</text:p>
          </table:table-cell>
          <table:table-cell table:number-columns-repeated="8"/>
          <table:table-cell office:value-type="float" office:value="24451" calcext:value-type="float">
            <text:p>24451</text:p>
          </table:table-cell>
          <table:table-cell office:value-type="float" office:value="13188" calcext:value-type="float">
            <text:p>13188</text:p>
          </table:table-cell>
        </table:table-row>
        <table:table-row table:style-name="ro1">
          <table:table-cell office:value-type="float" office:value="20193" calcext:value-type="float">
            <text:p>20193</text:p>
          </table:table-cell>
          <table:table-cell office:value-type="float" office:value="14357" calcext:value-type="float">
            <text:p>14357</text:p>
          </table:table-cell>
          <table:table-cell table:number-columns-repeated="8"/>
          <table:table-cell office:value-type="float" office:value="24871" calcext:value-type="float">
            <text:p>24871</text:p>
          </table:table-cell>
          <table:table-cell office:value-type="float" office:value="12671" calcext:value-type="float">
            <text:p>12671</text:p>
          </table:table-cell>
        </table:table-row>
        <table:table-row table:style-name="ro1">
          <table:table-cell office:value-type="float" office:value="20517" calcext:value-type="float">
            <text:p>20517</text:p>
          </table:table-cell>
          <table:table-cell office:value-type="float" office:value="13771" calcext:value-type="float">
            <text:p>13771</text:p>
          </table:table-cell>
          <table:table-cell table:number-columns-repeated="8"/>
          <table:table-cell office:value-type="float" office:value="24558" calcext:value-type="float">
            <text:p>24558</text:p>
          </table:table-cell>
          <table:table-cell office:value-type="float" office:value="11438" calcext:value-type="float">
            <text:p>11438</text:p>
          </table:table-cell>
        </table:table-row>
        <table:table-row table:style-name="ro1">
          <table:table-cell office:value-type="float" office:value="21398" calcext:value-type="float">
            <text:p>21398</text:p>
          </table:table-cell>
          <table:table-cell office:value-type="float" office:value="13284" calcext:value-type="float">
            <text:p>13284</text:p>
          </table:table-cell>
          <table:table-cell table:number-columns-repeated="8"/>
          <table:table-cell office:value-type="float" office:value="24499" calcext:value-type="float">
            <text:p>24499</text:p>
          </table:table-cell>
          <table:table-cell office:value-type="float" office:value="9658" calcext:value-type="float">
            <text:p>9658</text:p>
          </table:table-cell>
        </table:table-row>
        <table:table-row table:style-name="ro1">
          <table:table-cell office:value-type="float" office:value="21447" calcext:value-type="float">
            <text:p>21447</text:p>
          </table:table-cell>
          <table:table-cell office:value-type="float" office:value="14665" calcext:value-type="float">
            <text:p>14665</text:p>
          </table:table-cell>
          <table:table-cell table:number-columns-repeated="8"/>
          <table:table-cell office:value-type="float" office:value="24426" calcext:value-type="float">
            <text:p>24426</text:p>
          </table:table-cell>
          <table:table-cell office:value-type="float" office:value="9566" calcext:value-type="float">
            <text:p>9566</text:p>
          </table:table-cell>
        </table:table-row>
        <table:table-row table:style-name="ro1">
          <table:table-cell office:value-type="float" office:value="22132" calcext:value-type="float">
            <text:p>22132</text:p>
          </table:table-cell>
          <table:table-cell office:value-type="float" office:value="15113" calcext:value-type="float">
            <text:p>15113</text:p>
          </table:table-cell>
          <table:table-cell table:number-columns-repeated="8"/>
          <table:table-cell office:value-type="float" office:value="24235" calcext:value-type="float">
            <text:p>24235</text:p>
          </table:table-cell>
          <table:table-cell office:value-type="float" office:value="9008" calcext:value-type="float">
            <text:p>9008</text:p>
          </table:table-cell>
        </table:table-row>
        <table:table-row table:style-name="ro1">
          <table:table-cell office:value-type="float" office:value="21894" calcext:value-type="float">
            <text:p>21894</text:p>
          </table:table-cell>
          <table:table-cell office:value-type="float" office:value="16288" calcext:value-type="float">
            <text:p>16288</text:p>
          </table:table-cell>
          <table:table-cell table:number-columns-repeated="8"/>
          <table:table-cell office:value-type="float" office:value="23837" calcext:value-type="float">
            <text:p>23837</text:p>
          </table:table-cell>
          <table:table-cell office:value-type="float" office:value="9478" calcext:value-type="float">
            <text:p>9478</text:p>
          </table:table-cell>
        </table:table-row>
        <table:table-row table:style-name="ro1">
          <table:table-cell office:value-type="float" office:value="22543" calcext:value-type="float">
            <text:p>22543</text:p>
          </table:table-cell>
          <table:table-cell office:value-type="float" office:value="16315" calcext:value-type="float">
            <text:p>16315</text:p>
          </table:table-cell>
          <table:table-cell table:number-columns-repeated="8"/>
          <table:table-cell office:value-type="float" office:value="23595" calcext:value-type="float">
            <text:p>23595</text:p>
          </table:table-cell>
          <table:table-cell office:value-type="float" office:value="10056" calcext:value-type="float">
            <text:p>10056</text:p>
          </table:table-cell>
        </table:table-row>
        <table:table-row table:style-name="ro1">
          <table:table-cell office:value-type="float" office:value="23445" calcext:value-type="float">
            <text:p>23445</text:p>
          </table:table-cell>
          <table:table-cell office:value-type="float" office:value="16152" calcext:value-type="float">
            <text:p>16152</text:p>
          </table:table-cell>
          <table:table-cell table:number-columns-repeated="8"/>
          <table:table-cell office:value-type="float" office:value="23564" calcext:value-type="float">
            <text:p>23564</text:p>
          </table:table-cell>
          <table:table-cell office:value-type="float" office:value="10628" calcext:value-type="float">
            <text:p>10628</text:p>
          </table:table-cell>
        </table:table-row>
        <table:table-row table:style-name="ro1">
          <table:table-cell office:value-type="float" office:value="23340" calcext:value-type="float">
            <text:p>23340</text:p>
          </table:table-cell>
          <table:table-cell office:value-type="float" office:value="15320" calcext:value-type="float">
            <text:p>15320</text:p>
          </table:table-cell>
          <table:table-cell table:number-columns-repeated="8"/>
          <table:table-cell office:value-type="float" office:value="22984" calcext:value-type="float">
            <text:p>22984</text:p>
          </table:table-cell>
          <table:table-cell office:value-type="float" office:value="10458" calcext:value-type="float">
            <text:p>10458</text:p>
          </table:table-cell>
        </table:table-row>
        <table:table-row table:style-name="ro1">
          <table:table-cell office:value-type="float" office:value="23279" calcext:value-type="float">
            <text:p>23279</text:p>
          </table:table-cell>
          <table:table-cell office:value-type="float" office:value="14569" calcext:value-type="float">
            <text:p>14569</text:p>
          </table:table-cell>
          <table:table-cell table:number-columns-repeated="8"/>
          <table:table-cell office:value-type="float" office:value="23068" calcext:value-type="float">
            <text:p>23068</text:p>
          </table:table-cell>
          <table:table-cell office:value-type="float" office:value="10280" calcext:value-type="float">
            <text:p>10280</text:p>
          </table:table-cell>
        </table:table-row>
        <table:table-row table:style-name="ro1">
          <table:table-cell office:value-type="float" office:value="23796" calcext:value-type="float">
            <text:p>23796</text:p>
          </table:table-cell>
          <table:table-cell office:value-type="float" office:value="15374" calcext:value-type="float">
            <text:p>15374</text:p>
          </table:table-cell>
          <table:table-cell table:number-columns-repeated="8"/>
          <table:table-cell office:value-type="float" office:value="22921" calcext:value-type="float">
            <text:p>22921</text:p>
          </table:table-cell>
          <table:table-cell office:value-type="float" office:value="9572" calcext:value-type="float">
            <text:p>9572</text:p>
          </table:table-cell>
        </table:table-row>
        <table:table-row table:style-name="ro1">
          <table:table-cell office:value-type="float" office:value="24170" calcext:value-type="float">
            <text:p>24170</text:p>
          </table:table-cell>
          <table:table-cell office:value-type="float" office:value="15124" calcext:value-type="float">
            <text:p>15124</text:p>
          </table:table-cell>
          <table:table-cell table:number-columns-repeated="8"/>
          <table:table-cell office:value-type="float" office:value="22914" calcext:value-type="float">
            <text:p>22914</text:p>
          </table:table-cell>
          <table:table-cell office:value-type="float" office:value="9534" calcext:value-type="float">
            <text:p>9534</text:p>
          </table:table-cell>
        </table:table-row>
        <table:table-row table:style-name="ro1">
          <table:table-cell office:value-type="float" office:value="24522" calcext:value-type="float">
            <text:p>24522</text:p>
          </table:table-cell>
          <table:table-cell office:value-type="float" office:value="14595" calcext:value-type="float">
            <text:p>14595</text:p>
          </table:table-cell>
          <table:table-cell table:number-columns-repeated="8"/>
          <table:table-cell office:value-type="float" office:value="22958" calcext:value-type="float">
            <text:p>22958</text:p>
          </table:table-cell>
          <table:table-cell office:value-type="float" office:value="8751" calcext:value-type="float">
            <text:p>8751</text:p>
          </table:table-cell>
        </table:table-row>
        <table:table-row table:style-name="ro1">
          <table:table-cell office:value-type="float" office:value="23881" calcext:value-type="float">
            <text:p>23881</text:p>
          </table:table-cell>
          <table:table-cell office:value-type="float" office:value="14143" calcext:value-type="float">
            <text:p>14143</text:p>
          </table:table-cell>
          <table:table-cell table:number-columns-repeated="8"/>
          <table:table-cell office:value-type="float" office:value="22552" calcext:value-type="float">
            <text:p>22552</text:p>
          </table:table-cell>
          <table:table-cell office:value-type="float" office:value="8617" calcext:value-type="float">
            <text:p>8617</text:p>
          </table:table-cell>
        </table:table-row>
        <table:table-row table:style-name="ro1">
          <table:table-cell office:value-type="float" office:value="23709" calcext:value-type="float">
            <text:p>23709</text:p>
          </table:table-cell>
          <table:table-cell office:value-type="float" office:value="14044" calcext:value-type="float">
            <text:p>14044</text:p>
          </table:table-cell>
          <table:table-cell table:number-columns-repeated="8"/>
          <table:table-cell office:value-type="float" office:value="22326" calcext:value-type="float">
            <text:p>22326</text:p>
          </table:table-cell>
          <table:table-cell office:value-type="float" office:value="8413" calcext:value-type="float">
            <text:p>8413</text:p>
          </table:table-cell>
        </table:table-row>
        <table:table-row table:style-name="ro1">
          <table:table-cell office:value-type="float" office:value="23625" calcext:value-type="float">
            <text:p>23625</text:p>
          </table:table-cell>
          <table:table-cell office:value-type="float" office:value="13956" calcext:value-type="float">
            <text:p>13956</text:p>
          </table:table-cell>
          <table:table-cell table:number-columns-repeated="8"/>
          <table:table-cell office:value-type="float" office:value="20230" calcext:value-type="float">
            <text:p>20230</text:p>
          </table:table-cell>
          <table:table-cell office:value-type="float" office:value="8570" calcext:value-type="float">
            <text:p>8570</text:p>
          </table:table-cell>
        </table:table-row>
        <table:table-row table:style-name="ro1">
          <table:table-cell office:value-type="float" office:value="23239" calcext:value-type="float">
            <text:p>23239</text:p>
          </table:table-cell>
          <table:table-cell office:value-type="float" office:value="13879" calcext:value-type="float">
            <text:p>13879</text:p>
          </table:table-cell>
          <table:table-cell table:number-columns-repeated="8"/>
          <table:table-cell office:value-type="float" office:value="19742" calcext:value-type="float">
            <text:p>19742</text:p>
          </table:table-cell>
          <table:table-cell office:value-type="float" office:value="9348" calcext:value-type="float">
            <text:p>9348</text:p>
          </table:table-cell>
        </table:table-row>
        <table:table-row table:style-name="ro1">
          <table:table-cell office:value-type="float" office:value="22422" calcext:value-type="float">
            <text:p>22422</text:p>
          </table:table-cell>
          <table:table-cell office:value-type="float" office:value="13496" calcext:value-type="float">
            <text:p>13496</text:p>
          </table:table-cell>
          <table:table-cell table:number-columns-repeated="8"/>
          <table:table-cell office:value-type="float" office:value="18800" calcext:value-type="float">
            <text:p>18800</text:p>
          </table:table-cell>
          <table:table-cell office:value-type="float" office:value="9130" calcext:value-type="float">
            <text:p>9130</text:p>
          </table:table-cell>
        </table:table-row>
        <table:table-row table:style-name="ro1">
          <table:table-cell office:value-type="float" office:value="22393" calcext:value-type="float">
            <text:p>22393</text:p>
          </table:table-cell>
          <table:table-cell office:value-type="float" office:value="13363" calcext:value-type="float">
            <text:p>13363</text:p>
          </table:table-cell>
          <table:table-cell table:number-columns-repeated="8"/>
          <table:table-cell office:value-type="float" office:value="19040" calcext:value-type="float">
            <text:p>19040</text:p>
          </table:table-cell>
          <table:table-cell office:value-type="float" office:value="8713" calcext:value-type="float">
            <text:p>8713</text:p>
          </table:table-cell>
        </table:table-row>
        <table:table-row table:style-name="ro1">
          <table:table-cell office:value-type="float" office:value="21256" calcext:value-type="float">
            <text:p>21256</text:p>
          </table:table-cell>
          <table:table-cell office:value-type="float" office:value="12280" calcext:value-type="float">
            <text:p>12280</text:p>
          </table:table-cell>
          <table:table-cell table:number-columns-repeated="8"/>
          <table:table-cell office:value-type="float" office:value="17924" calcext:value-type="float">
            <text:p>17924</text:p>
          </table:table-cell>
          <table:table-cell office:value-type="float" office:value="8885" calcext:value-type="float">
            <text:p>8885</text:p>
          </table:table-cell>
        </table:table-row>
        <table:table-row table:style-name="ro1">
          <table:table-cell office:value-type="float" office:value="19517" calcext:value-type="float">
            <text:p>19517</text:p>
          </table:table-cell>
          <table:table-cell office:value-type="float" office:value="12376" calcext:value-type="float">
            <text:p>12376</text:p>
          </table:table-cell>
          <table:table-cell table:number-columns-repeated="8"/>
          <table:table-cell office:value-type="float" office:value="17449" calcext:value-type="float">
            <text:p>17449</text:p>
          </table:table-cell>
          <table:table-cell office:value-type="float" office:value="8485" calcext:value-type="float">
            <text:p>8485</text:p>
          </table:table-cell>
        </table:table-row>
        <table:table-row table:style-name="ro1">
          <table:table-cell office:value-type="float" office:value="20496" calcext:value-type="float">
            <text:p>20496</text:p>
          </table:table-cell>
          <table:table-cell office:value-type="float" office:value="11200" calcext:value-type="float">
            <text:p>11200</text:p>
          </table:table-cell>
          <table:table-cell table:number-columns-repeated="8"/>
          <table:table-cell office:value-type="float" office:value="18703" calcext:value-type="float">
            <text:p>18703</text:p>
          </table:table-cell>
          <table:table-cell office:value-type="float" office:value="8460" calcext:value-type="float">
            <text:p>8460</text:p>
          </table:table-cell>
        </table:table-row>
        <table:table-row table:style-name="ro1">
          <table:table-cell office:value-type="float" office:value="20603" calcext:value-type="float">
            <text:p>20603</text:p>
          </table:table-cell>
          <table:table-cell office:value-type="float" office:value="10708" calcext:value-type="float">
            <text:p>10708</text:p>
          </table:table-cell>
          <table:table-cell table:number-columns-repeated="8"/>
          <table:table-cell office:value-type="float" office:value="19046" calcext:value-type="float">
            <text:p>19046</text:p>
          </table:table-cell>
          <table:table-cell office:value-type="float" office:value="10718" calcext:value-type="float">
            <text:p>10718</text:p>
          </table:table-cell>
        </table:table-row>
        <table:table-row table:style-name="ro1">
          <table:table-cell office:value-type="float" office:value="20826" calcext:value-type="float">
            <text:p>20826</text:p>
          </table:table-cell>
          <table:table-cell office:value-type="float" office:value="11005" calcext:value-type="float">
            <text:p>11005</text:p>
          </table:table-cell>
          <table:table-cell table:number-columns-repeated="8"/>
          <table:table-cell office:value-type="float" office:value="19070" calcext:value-type="float">
            <text:p>19070</text:p>
          </table:table-cell>
          <table:table-cell office:value-type="float" office:value="10808" calcext:value-type="float">
            <text:p>10808</text:p>
          </table:table-cell>
        </table:table-row>
        <table:table-row table:style-name="ro1">
          <table:table-cell office:value-type="float" office:value="20977" calcext:value-type="float">
            <text:p>20977</text:p>
          </table:table-cell>
          <table:table-cell office:value-type="float" office:value="10495" calcext:value-type="float">
            <text:p>10495</text:p>
          </table:table-cell>
          <table:table-cell table:number-columns-repeated="8"/>
          <table:table-cell office:value-type="float" office:value="19517" calcext:value-type="float">
            <text:p>19517</text:p>
          </table:table-cell>
          <table:table-cell office:value-type="float" office:value="12376" calcext:value-type="float">
            <text:p>12376</text:p>
          </table:table-cell>
        </table:table-row>
        <table:table-row table:style-name="ro1">
          <table:table-cell office:value-type="float" office:value="22076" calcext:value-type="float">
            <text:p>22076</text:p>
          </table:table-cell>
          <table:table-cell office:value-type="float" office:value="11392" calcext:value-type="float">
            <text:p>11392</text:p>
          </table:table-cell>
          <table:table-cell table:number-columns-repeated="8"/>
          <table:table-cell office:value-type="float" office:value="21256" calcext:value-type="float">
            <text:p>21256</text:p>
          </table:table-cell>
          <table:table-cell office:value-type="float" office:value="12280" calcext:value-type="float">
            <text:p>12280</text:p>
          </table:table-cell>
        </table:table-row>
        <table:table-row table:style-name="ro1">
          <table:table-cell office:value-type="float" office:value="22672" calcext:value-type="float">
            <text:p>22672</text:p>
          </table:table-cell>
          <table:table-cell office:value-type="float" office:value="11847" calcext:value-type="float">
            <text:p>11847</text:p>
          </table:table-cell>
          <table:table-cell table:number-columns-repeated="8"/>
          <table:table-cell office:value-type="float" office:value="20496" calcext:value-type="float">
            <text:p>20496</text:p>
          </table:table-cell>
          <table:table-cell office:value-type="float" office:value="11200" calcext:value-type="float">
            <text:p>11200</text:p>
          </table:table-cell>
        </table:table-row>
        <table:table-row table:style-name="ro1">
          <table:table-cell office:value-type="float" office:value="23075" calcext:value-type="float">
            <text:p>23075</text:p>
          </table:table-cell>
          <table:table-cell office:value-type="float" office:value="13109" calcext:value-type="float">
            <text:p>13109</text:p>
          </table:table-cell>
          <table:table-cell table:number-columns-repeated="8"/>
          <table:table-cell office:value-type="float" office:value="20826" calcext:value-type="float">
            <text:p>20826</text:p>
          </table:table-cell>
          <table:table-cell office:value-type="float" office:value="11005" calcext:value-type="float">
            <text:p>11005</text:p>
          </table:table-cell>
        </table:table-row>
        <table:table-row table:style-name="ro1">
          <table:table-cell office:value-type="float" office:value="24451" calcext:value-type="float">
            <text:p>24451</text:p>
          </table:table-cell>
          <table:table-cell office:value-type="float" office:value="13188" calcext:value-type="float">
            <text:p>13188</text:p>
          </table:table-cell>
          <table:table-cell table:number-columns-repeated="8"/>
          <table:table-cell office:value-type="float" office:value="22763" calcext:value-type="float">
            <text:p>22763</text:p>
          </table:table-cell>
          <table:table-cell office:value-type="float" office:value="10753" calcext:value-type="float">
            <text:p>10753</text:p>
          </table:table-cell>
        </table:table-row>
        <table:table-row table:style-name="ro1">
          <table:table-cell office:value-type="float" office:value="24187" calcext:value-type="float">
            <text:p>24187</text:p>
          </table:table-cell>
          <table:table-cell office:value-type="float" office:value="12936" calcext:value-type="float">
            <text:p>12936</text:p>
          </table:table-cell>
          <table:table-cell table:number-columns-repeated="8"/>
          <table:table-cell office:value-type="float" office:value="20977" calcext:value-type="float">
            <text:p>20977</text:p>
          </table:table-cell>
          <table:table-cell office:value-type="float" office:value="10495" calcext:value-type="float">
            <text:p>10495</text:p>
          </table:table-cell>
        </table:table-row>
        <table:table-row table:style-name="ro1">
          <table:table-cell office:value-type="float" office:value="24871" calcext:value-type="float">
            <text:p>24871</text:p>
          </table:table-cell>
          <table:table-cell office:value-type="float" office:value="12671" calcext:value-type="float">
            <text:p>12671</text:p>
          </table:table-cell>
          <table:table-cell table:number-columns-repeated="8"/>
          <table:table-cell office:value-type="float" office:value="20603" calcext:value-type="float">
            <text:p>20603</text:p>
          </table:table-cell>
          <table:table-cell office:value-type="float" office:value="10708" calcext:value-type="float">
            <text:p>10708</text:p>
          </table:table-cell>
        </table:table-row>
        <table:table-row table:style-name="ro1">
          <table:table-cell office:value-type="float" office:value="23978" calcext:value-type="float">
            <text:p>23978</text:p>
          </table:table-cell>
          <table:table-cell office:value-type="float" office:value="12230" calcext:value-type="float">
            <text:p>12230</text:p>
          </table:table-cell>
          <table:table-cell table:number-columns-repeated="8"/>
          <table:table-cell office:value-type="float" office:value="20234" calcext:value-type="float">
            <text:p>20234</text:p>
          </table:table-cell>
          <table:table-cell office:value-type="float" office:value="11097" calcext:value-type="float">
            <text:p>11097</text:p>
          </table:table-cell>
        </table:table-row>
        <table:table-row table:style-name="ro1">
          <table:table-cell office:value-type="float" office:value="24558" calcext:value-type="float">
            <text:p>24558</text:p>
          </table:table-cell>
          <table:table-cell office:value-type="float" office:value="11438" calcext:value-type="float">
            <text:p>11438</text:p>
          </table:table-cell>
          <table:table-cell table:number-columns-repeated="8"/>
          <table:table-cell office:value-type="float" office:value="20125" calcext:value-type="float">
            <text:p>20125</text:p>
          </table:table-cell>
          <table:table-cell office:value-type="float" office:value="10891" calcext:value-type="float">
            <text:p>10891</text:p>
          </table:table-cell>
        </table:table-row>
        <table:table-row table:style-name="ro1">
          <table:table-cell office:value-type="float" office:value="23961" calcext:value-type="float">
            <text:p>23961</text:p>
          </table:table-cell>
          <table:table-cell office:value-type="float" office:value="11738" calcext:value-type="float">
            <text:p>11738</text:p>
          </table:table-cell>
          <table:table-cell table:number-columns-repeated="8"/>
          <table:table-cell office:value-type="float" office:value="19764" calcext:value-type="float">
            <text:p>19764</text:p>
          </table:table-cell>
          <table:table-cell office:value-type="float" office:value="10674" calcext:value-type="float">
            <text:p>10674</text:p>
          </table:table-cell>
        </table:table-row>
        <table:table-row table:style-name="ro1">
          <table:table-cell office:value-type="float" office:value="23452" calcext:value-type="float">
            <text:p>23452</text:p>
          </table:table-cell>
          <table:table-cell office:value-type="float" office:value="11501" calcext:value-type="float">
            <text:p>11501</text:p>
          </table:table-cell>
          <table:table-cell table:number-columns-repeated="8"/>
          <table:table-cell office:value-type="float" office:value="18577" calcext:value-type="float">
            <text:p>18577</text:p>
          </table:table-cell>
          <table:table-cell office:value-type="float" office:value="10131" calcext:value-type="float">
            <text:p>10131</text:p>
          </table:table-cell>
        </table:table-row>
        <table:table-row table:style-name="ro1">
          <table:table-cell office:value-type="float" office:value="22763" calcext:value-type="float">
            <text:p>22763</text:p>
          </table:table-cell>
          <table:table-cell office:value-type="float" office:value="10753" calcext:value-type="float">
            <text:p>10753</text:p>
          </table:table-cell>
          <table:table-cell table:number-columns-repeated="8"/>
          <table:table-cell office:value-type="float" office:value="17957" calcext:value-type="float">
            <text:p>17957</text:p>
          </table:table-cell>
          <table:table-cell office:value-type="float" office:value="9229" calcext:value-type="float">
            <text:p>9229</text:p>
          </table:table-cell>
        </table:table-row>
        <table:table-row table:style-name="ro1">
          <table:table-cell office:value-type="float" office:value="22984" calcext:value-type="float">
            <text:p>22984</text:p>
          </table:table-cell>
          <table:table-cell office:value-type="float" office:value="10458" calcext:value-type="float">
            <text:p>10458</text:p>
          </table:table-cell>
          <table:table-cell table:number-columns-repeated="8"/>
          <table:table-cell office:value-type="float" office:value="17241" calcext:value-type="float">
            <text:p>17241</text:p>
          </table:table-cell>
          <table:table-cell office:value-type="float" office:value="9834" calcext:value-type="float">
            <text:p>9834</text:p>
          </table:table-cell>
        </table:table-row>
        <table:table-row table:style-name="ro1">
          <table:table-cell office:value-type="float" office:value="23564" calcext:value-type="float">
            <text:p>23564</text:p>
          </table:table-cell>
          <table:table-cell office:value-type="float" office:value="10628" calcext:value-type="float">
            <text:p>10628</text:p>
          </table:table-cell>
          <table:table-cell table:number-columns-repeated="8"/>
          <table:table-cell office:value-type="float" office:value="17536" calcext:value-type="float">
            <text:p>17536</text:p>
          </table:table-cell>
          <table:table-cell office:value-type="float" office:value="10569" calcext:value-type="float">
            <text:p>10569</text:p>
          </table:table-cell>
        </table:table-row>
        <table:table-row table:style-name="ro1">
          <table:table-cell office:value-type="float" office:value="23595" calcext:value-type="float">
            <text:p>23595</text:p>
          </table:table-cell>
          <table:table-cell office:value-type="float" office:value="10056" calcext:value-type="float">
            <text:p>10056</text:p>
          </table:table-cell>
          <table:table-cell table:number-columns-repeated="8"/>
          <table:table-cell office:value-type="float" office:value="17677" calcext:value-type="float">
            <text:p>17677</text:p>
          </table:table-cell>
          <table:table-cell office:value-type="float" office:value="11223" calcext:value-type="float">
            <text:p>11223</text:p>
          </table:table-cell>
        </table:table-row>
        <table:table-row table:style-name="ro1">
          <table:table-cell office:value-type="float" office:value="24499" calcext:value-type="float">
            <text:p>24499</text:p>
          </table:table-cell>
          <table:table-cell office:value-type="float" office:value="9658" calcext:value-type="float">
            <text:p>9658</text:p>
          </table:table-cell>
          <table:table-cell table:number-columns-repeated="8"/>
          <table:table-cell office:value-type="float" office:value="17626" calcext:value-type="float">
            <text:p>17626</text:p>
          </table:table-cell>
          <table:table-cell office:value-type="float" office:value="11251" calcext:value-type="float">
            <text:p>11251</text:p>
          </table:table-cell>
        </table:table-row>
        <table:table-row table:style-name="ro1">
          <table:table-cell office:value-type="float" office:value="24426" calcext:value-type="float">
            <text:p>24426</text:p>
          </table:table-cell>
          <table:table-cell office:value-type="float" office:value="9566" calcext:value-type="float">
            <text:p>9566</text:p>
          </table:table-cell>
          <table:table-cell table:number-columns-repeated="8"/>
          <table:table-cell office:value-type="float" office:value="17490" calcext:value-type="float">
            <text:p>17490</text:p>
          </table:table-cell>
          <table:table-cell office:value-type="float" office:value="10581" calcext:value-type="float">
            <text:p>10581</text:p>
          </table:table-cell>
        </table:table-row>
        <table:table-row table:style-name="ro1">
          <table:table-cell office:value-type="float" office:value="24235" calcext:value-type="float">
            <text:p>24235</text:p>
          </table:table-cell>
          <table:table-cell office:value-type="float" office:value="9008" calcext:value-type="float">
            <text:p>9008</text:p>
          </table:table-cell>
          <table:table-cell table:number-columns-repeated="8"/>
          <table:table-cell office:value-type="float" office:value="17004" calcext:value-type="float">
            <text:p>17004</text:p>
          </table:table-cell>
          <table:table-cell office:value-type="float" office:value="11590" calcext:value-type="float">
            <text:p>11590</text:p>
          </table:table-cell>
        </table:table-row>
        <table:table-row table:style-name="ro1">
          <table:table-cell office:value-type="float" office:value="23837" calcext:value-type="float">
            <text:p>23837</text:p>
          </table:table-cell>
          <table:table-cell office:value-type="float" office:value="9478" calcext:value-type="float">
            <text:p>9478</text:p>
          </table:table-cell>
          <table:table-cell table:number-columns-repeated="8"/>
          <table:table-cell office:value-type="float" office:value="17043" calcext:value-type="float">
            <text:p>17043</text:p>
          </table:table-cell>
          <table:table-cell office:value-type="float" office:value="12888" calcext:value-type="float">
            <text:p>12888</text:p>
          </table:table-cell>
        </table:table-row>
        <table:table-row table:style-name="ro1">
          <table:table-cell office:value-type="float" office:value="23068" calcext:value-type="float">
            <text:p>23068</text:p>
          </table:table-cell>
          <table:table-cell office:value-type="float" office:value="10280" calcext:value-type="float">
            <text:p>10280</text:p>
          </table:table-cell>
          <table:table-cell table:number-columns-repeated="8"/>
          <table:table-cell office:value-type="float" office:value="17298" calcext:value-type="float">
            <text:p>17298</text:p>
          </table:table-cell>
          <table:table-cell office:value-type="float" office:value="13325" calcext:value-type="float">
            <text:p>13325</text:p>
          </table:table-cell>
        </table:table-row>
        <table:table-row table:style-name="ro1">
          <table:table-cell office:value-type="float" office:value="22921" calcext:value-type="float">
            <text:p>22921</text:p>
          </table:table-cell>
          <table:table-cell office:value-type="float" office:value="9572" calcext:value-type="float">
            <text:p>9572</text:p>
          </table:table-cell>
          <table:table-cell table:number-columns-repeated="8"/>
          <table:table-cell office:value-type="float" office:value="17822" calcext:value-type="float">
            <text:p>17822</text:p>
          </table:table-cell>
          <table:table-cell office:value-type="float" office:value="13628" calcext:value-type="float">
            <text:p>13628</text:p>
          </table:table-cell>
        </table:table-row>
        <table:table-row table:style-name="ro1">
          <table:table-cell office:value-type="float" office:value="22914" calcext:value-type="float">
            <text:p>22914</text:p>
          </table:table-cell>
          <table:table-cell office:value-type="float" office:value="9534" calcext:value-type="float">
            <text:p>9534</text:p>
          </table:table-cell>
          <table:table-cell table:number-columns-repeated="8"/>
          <table:table-cell office:value-type="float" office:value="18184" calcext:value-type="float">
            <text:p>18184</text:p>
          </table:table-cell>
          <table:table-cell office:value-type="float" office:value="14084" calcext:value-type="float">
            <text:p>14084</text:p>
          </table:table-cell>
        </table:table-row>
        <table:table-row table:style-name="ro1">
          <table:table-cell office:value-type="float" office:value="22958" calcext:value-type="float">
            <text:p>22958</text:p>
          </table:table-cell>
          <table:table-cell office:value-type="float" office:value="8751" calcext:value-type="float">
            <text:p>8751</text:p>
          </table:table-cell>
          <table:table-cell table:number-columns-repeated="8"/>
          <table:table-cell office:value-type="float" office:value="17491" calcext:value-type="float">
            <text:p>17491</text:p>
          </table:table-cell>
          <table:table-cell office:value-type="float" office:value="15739" calcext:value-type="float">
            <text:p>15739</text:p>
          </table:table-cell>
        </table:table-row>
        <table:table-row table:style-name="ro1">
          <table:table-cell office:value-type="float" office:value="22552" calcext:value-type="float">
            <text:p>22552</text:p>
          </table:table-cell>
          <table:table-cell office:value-type="float" office:value="8617" calcext:value-type="float">
            <text:p>8617</text:p>
          </table:table-cell>
          <table:table-cell table:number-columns-repeated="8"/>
          <table:table-cell office:value-type="float" office:value="19082" calcext:value-type="float">
            <text:p>19082</text:p>
          </table:table-cell>
          <table:table-cell office:value-type="float" office:value="15937" calcext:value-type="float">
            <text:p>15937</text:p>
          </table:table-cell>
        </table:table-row>
        <table:table-row table:style-name="ro1">
          <table:table-cell office:value-type="float" office:value="22326" calcext:value-type="float">
            <text:p>22326</text:p>
          </table:table-cell>
          <table:table-cell office:value-type="float" office:value="8413" calcext:value-type="float">
            <text:p>8413</text:p>
          </table:table-cell>
          <table:table-cell table:number-columns-repeated="8"/>
          <table:table-cell office:value-type="float" office:value="19978" calcext:value-type="float">
            <text:p>19978</text:p>
          </table:table-cell>
          <table:table-cell office:value-type="float" office:value="15645" calcext:value-type="float">
            <text:p>15645</text:p>
          </table:table-cell>
        </table:table-row>
        <table:table-row table:style-name="ro1">
          <table:table-cell office:value-type="float" office:value="20230" calcext:value-type="float">
            <text:p>20230</text:p>
          </table:table-cell>
          <table:table-cell office:value-type="float" office:value="8570" calcext:value-type="float">
            <text:p>8570</text:p>
          </table:table-cell>
          <table:table-cell table:number-columns-repeated="8"/>
          <table:table-cell office:value-type="float" office:value="21894" calcext:value-type="float">
            <text:p>21894</text:p>
          </table:table-cell>
          <table:table-cell office:value-type="float" office:value="16288" calcext:value-type="float">
            <text:p>16288</text:p>
          </table:table-cell>
        </table:table-row>
        <table:table-row table:style-name="ro1">
          <table:table-cell office:value-type="float" office:value="19742" calcext:value-type="float">
            <text:p>19742</text:p>
          </table:table-cell>
          <table:table-cell office:value-type="float" office:value="9348" calcext:value-type="float">
            <text:p>9348</text:p>
          </table:table-cell>
          <table:table-cell table:number-columns-repeated="8"/>
          <table:table-cell office:value-type="float" office:value="22543" calcext:value-type="float">
            <text:p>22543</text:p>
          </table:table-cell>
          <table:table-cell office:value-type="float" office:value="16315" calcext:value-type="float">
            <text:p>16315</text:p>
          </table:table-cell>
        </table:table-row>
        <table:table-row table:style-name="ro1">
          <table:table-cell office:value-type="float" office:value="20234" calcext:value-type="float">
            <text:p>20234</text:p>
          </table:table-cell>
          <table:table-cell office:value-type="float" office:value="11097" calcext:value-type="float">
            <text:p>11097</text:p>
          </table:table-cell>
          <table:table-cell table:number-columns-repeated="8"/>
          <table:table-cell office:value-type="float" office:value="23445" calcext:value-type="float">
            <text:p>23445</text:p>
          </table:table-cell>
          <table:table-cell office:value-type="float" office:value="16152" calcext:value-type="float">
            <text:p>16152</text:p>
          </table:table-cell>
        </table:table-row>
        <table:table-row table:style-name="ro1">
          <table:table-cell office:value-type="float" office:value="20125" calcext:value-type="float">
            <text:p>20125</text:p>
          </table:table-cell>
          <table:table-cell office:value-type="float" office:value="10891" calcext:value-type="float">
            <text:p>10891</text:p>
          </table:table-cell>
          <table:table-cell table:number-columns-repeated="8"/>
          <table:table-cell office:value-type="float" office:value="23340" calcext:value-type="float">
            <text:p>23340</text:p>
          </table:table-cell>
          <table:table-cell office:value-type="float" office:value="15320" calcext:value-type="float">
            <text:p>15320</text:p>
          </table:table-cell>
        </table:table-row>
        <table:table-row table:style-name="ro1">
          <table:table-cell office:value-type="float" office:value="19764" calcext:value-type="float">
            <text:p>19764</text:p>
          </table:table-cell>
          <table:table-cell office:value-type="float" office:value="10674" calcext:value-type="float">
            <text:p>10674</text:p>
          </table:table-cell>
          <table:table-cell table:number-columns-repeated="8"/>
          <table:table-cell office:value-type="float" office:value="23796" calcext:value-type="float">
            <text:p>23796</text:p>
          </table:table-cell>
          <table:table-cell office:value-type="float" office:value="15374" calcext:value-type="float">
            <text:p>15374</text:p>
          </table:table-cell>
        </table:table-row>
        <table:table-row table:style-name="ro1">
          <table:table-cell office:value-type="float" office:value="19070" calcext:value-type="float">
            <text:p>19070</text:p>
          </table:table-cell>
          <table:table-cell office:value-type="float" office:value="10808" calcext:value-type="float">
            <text:p>10808</text:p>
          </table:table-cell>
          <table:table-cell table:number-columns-repeated="8"/>
          <table:table-cell office:value-type="float" office:value="24170" calcext:value-type="float">
            <text:p>24170</text:p>
          </table:table-cell>
          <table:table-cell office:value-type="float" office:value="15124" calcext:value-type="float">
            <text:p>15124</text:p>
          </table:table-cell>
        </table:table-row>
        <table:table-row table:style-name="ro1">
          <table:table-cell office:value-type="float" office:value="19046" calcext:value-type="float">
            <text:p>19046</text:p>
          </table:table-cell>
          <table:table-cell office:value-type="float" office:value="10718" calcext:value-type="float">
            <text:p>10718</text:p>
          </table:table-cell>
          <table:table-cell table:number-columns-repeated="8"/>
          <table:table-cell office:value-type="float" office:value="24522" calcext:value-type="float">
            <text:p>24522</text:p>
          </table:table-cell>
          <table:table-cell office:value-type="float" office:value="14595" calcext:value-type="float">
            <text:p>14595</text:p>
          </table:table-cell>
        </table:table-row>
        <table:table-row table:style-name="ro1">
          <table:table-cell office:value-type="float" office:value="17536" calcext:value-type="float">
            <text:p>17536</text:p>
          </table:table-cell>
          <table:table-cell office:value-type="float" office:value="10569" calcext:value-type="float">
            <text:p>10569</text:p>
          </table:table-cell>
          <table:table-cell table:number-columns-repeated="8"/>
          <table:table-cell office:value-type="float" office:value="23881" calcext:value-type="float">
            <text:p>23881</text:p>
          </table:table-cell>
          <table:table-cell office:value-type="float" office:value="14143" calcext:value-type="float">
            <text:p>14143</text:p>
          </table:table-cell>
        </table:table-row>
        <table:table-row table:style-name="ro1">
          <table:table-cell office:value-type="float" office:value="17490" calcext:value-type="float">
            <text:p>17490</text:p>
          </table:table-cell>
          <table:table-cell office:value-type="float" office:value="10581" calcext:value-type="float">
            <text:p>10581</text:p>
          </table:table-cell>
          <table:table-cell table:number-columns-repeated="8"/>
          <table:table-cell office:value-type="float" office:value="23709" calcext:value-type="float">
            <text:p>23709</text:p>
          </table:table-cell>
          <table:table-cell office:value-type="float" office:value="14044" calcext:value-type="float">
            <text:p>14044</text:p>
          </table:table-cell>
        </table:table-row>
        <table:table-row table:style-name="ro1">
          <table:table-cell office:value-type="float" office:value="17241" calcext:value-type="float">
            <text:p>17241</text:p>
          </table:table-cell>
          <table:table-cell office:value-type="float" office:value="9834" calcext:value-type="float">
            <text:p>9834</text:p>
          </table:table-cell>
          <table:table-cell table:number-columns-repeated="8"/>
          <table:table-cell office:value-type="float" office:value="23625" calcext:value-type="float">
            <text:p>23625</text:p>
          </table:table-cell>
          <table:table-cell office:value-type="float" office:value="13956" calcext:value-type="float">
            <text:p>13956</text:p>
          </table:table-cell>
        </table:table-row>
        <table:table-row table:style-name="ro1">
          <table:table-cell office:value-type="float" office:value="17957" calcext:value-type="float">
            <text:p>17957</text:p>
          </table:table-cell>
          <table:table-cell office:value-type="float" office:value="9229" calcext:value-type="float">
            <text:p>9229</text:p>
          </table:table-cell>
          <table:table-cell table:number-columns-repeated="8"/>
          <table:table-cell office:value-type="float" office:value="23239" calcext:value-type="float">
            <text:p>23239</text:p>
          </table:table-cell>
          <table:table-cell office:value-type="float" office:value="13879" calcext:value-type="float">
            <text:p>13879</text:p>
          </table:table-cell>
        </table:table-row>
        <table:table-row table:style-name="ro1">
          <table:table-cell office:value-type="float" office:value="17924" calcext:value-type="float">
            <text:p>17924</text:p>
          </table:table-cell>
          <table:table-cell office:value-type="float" office:value="8885" calcext:value-type="float">
            <text:p>8885</text:p>
          </table:table-cell>
          <table:table-cell table:number-columns-repeated="8"/>
          <table:table-cell office:value-type="float" office:value="23279" calcext:value-type="float">
            <text:p>23279</text:p>
          </table:table-cell>
          <table:table-cell office:value-type="float" office:value="14569" calcext:value-type="float">
            <text:p>14569</text:p>
          </table:table-cell>
        </table:table-row>
        <table:table-row table:style-name="ro1">
          <table:table-cell office:value-type="float" office:value="17449" calcext:value-type="float">
            <text:p>17449</text:p>
          </table:table-cell>
          <table:table-cell office:value-type="float" office:value="8485" calcext:value-type="float">
            <text:p>8485</text:p>
          </table:table-cell>
          <table:table-cell table:number-columns-repeated="8"/>
          <table:table-cell office:value-type="float" office:value="22132" calcext:value-type="float">
            <text:p>22132</text:p>
          </table:table-cell>
          <table:table-cell office:value-type="float" office:value="15113" calcext:value-type="float">
            <text:p>15113</text:p>
          </table:table-cell>
        </table:table-row>
        <table:table-row table:style-name="ro1">
          <table:table-cell office:value-type="float" office:value="18703" calcext:value-type="float">
            <text:p>18703</text:p>
          </table:table-cell>
          <table:table-cell office:value-type="float" office:value="8460" calcext:value-type="float">
            <text:p>8460</text:p>
          </table:table-cell>
          <table:table-cell table:number-columns-repeated="8"/>
          <table:table-cell office:value-type="float" office:value="21447" calcext:value-type="float">
            <text:p>21447</text:p>
          </table:table-cell>
          <table:table-cell office:value-type="float" office:value="14665" calcext:value-type="float">
            <text:p>14665</text:p>
          </table:table-cell>
        </table:table-row>
        <table:table-row table:style-name="ro1">
          <table:table-cell office:value-type="float" office:value="19040" calcext:value-type="float">
            <text:p>19040</text:p>
          </table:table-cell>
          <table:table-cell office:value-type="float" office:value="8713" calcext:value-type="float">
            <text:p>8713</text:p>
          </table:table-cell>
          <table:table-cell table:number-columns-repeated="8"/>
          <table:table-cell office:value-type="float" office:value="20193" calcext:value-type="float">
            <text:p>20193</text:p>
          </table:table-cell>
          <table:table-cell office:value-type="float" office:value="14357" calcext:value-type="float">
            <text:p>14357</text:p>
          </table:table-cell>
        </table:table-row>
        <table:table-row table:style-name="ro1">
          <table:table-cell office:value-type="float" office:value="18800" calcext:value-type="float">
            <text:p>18800</text:p>
          </table:table-cell>
          <table:table-cell office:value-type="float" office:value="9130" calcext:value-type="float">
            <text:p>9130</text:p>
          </table:table-cell>
          <table:table-cell table:number-columns-repeated="8"/>
          <table:table-cell office:value-type="float" office:value="19972" calcext:value-type="float">
            <text:p>19972</text:p>
          </table:table-cell>
          <table:table-cell office:value-type="float" office:value="15401" calcext:value-type="float">
            <text:p>15401</text:p>
          </table:table-cell>
        </table:table-row>
        <table:table-row table:style-name="ro1">
          <table:table-cell office:value-type="float" office:value="18577" calcext:value-type="float">
            <text:p>18577</text:p>
          </table:table-cell>
          <table:table-cell office:value-type="float" office:value="10131" calcext:value-type="float">
            <text:p>10131</text:p>
          </table:table-cell>
          <table:table-cell table:number-columns-repeated="8"/>
          <table:table-cell office:value-type="float" office:value="19678" calcext:value-type="float">
            <text:p>19678</text:p>
          </table:table-cell>
          <table:table-cell office:value-type="float" office:value="15085" calcext:value-type="float">
            <text:p>15085</text:p>
          </table:table-cell>
        </table:table-row>
        <table:table-row table:style-name="ro1">
          <table:table-cell office:value-type="float" office:value="17004" calcext:value-type="float">
            <text:p>17004</text:p>
          </table:table-cell>
          <table:table-cell office:value-type="float" office:value="11590" calcext:value-type="float">
            <text:p>11590</text:p>
          </table:table-cell>
          <table:table-cell table:number-columns-repeated="8"/>
          <table:table-cell office:value-type="float" office:value="19775" calcext:value-type="float">
            <text:p>19775</text:p>
          </table:table-cell>
          <table:table-cell office:value-type="float" office:value="14510" calcext:value-type="float">
            <text:p>14510</text:p>
          </table:table-cell>
        </table:table-row>
        <table:table-row table:style-name="ro1">
          <table:table-cell office:value-type="float" office:value="17626" calcext:value-type="float">
            <text:p>17626</text:p>
          </table:table-cell>
          <table:table-cell office:value-type="float" office:value="11251" calcext:value-type="float">
            <text:p>11251</text:p>
          </table:table-cell>
          <table:table-cell table:number-columns-repeated="8"/>
          <table:table-cell office:value-type="float" office:value="19449" calcext:value-type="float">
            <text:p>19449</text:p>
          </table:table-cell>
          <table:table-cell office:value-type="float" office:value="14336" calcext:value-type="float">
            <text:p>14336</text:p>
          </table:table-cell>
        </table:table-row>
        <table:table-row table:style-name="ro1">
          <table:table-cell office:value-type="float" office:value="17677" calcext:value-type="float">
            <text:p>17677</text:p>
          </table:table-cell>
          <table:table-cell office:value-type="float" office:value="11223" calcext:value-type="float">
            <text:p>11223</text:p>
          </table:table-cell>
          <table:table-cell table:number-columns-repeated="8"/>
          <table:table-cell office:value-type="float" office:value="19174" calcext:value-type="float">
            <text:p>19174</text:p>
          </table:table-cell>
          <table:table-cell office:value-type="float" office:value="14007" calcext:value-type="float">
            <text:p>14007</text:p>
          </table:table-cell>
        </table:table-row>
        <table:table-row table:style-name="ro1">
          <table:table-cell office:value-type="float" office:value="17915" calcext:value-type="float">
            <text:p>17915</text:p>
          </table:table-cell>
          <table:table-cell office:value-type="float" office:value="12511" calcext:value-type="float">
            <text:p>12511</text:p>
          </table:table-cell>
          <table:table-cell table:number-columns-repeated="8"/>
          <table:table-cell office:value-type="float" office:value="19514" calcext:value-type="float">
            <text:p>19514</text:p>
          </table:table-cell>
          <table:table-cell office:value-type="float" office:value="13482" calcext:value-type="float">
            <text:p>13482</text:p>
          </table:table-cell>
        </table:table-row>
        <table:table-row table:style-name="ro1">
          <table:table-cell office:value-type="float" office:value="18189" calcext:value-type="float">
            <text:p>18189</text:p>
          </table:table-cell>
          <table:table-cell office:value-type="float" office:value="12403" calcext:value-type="float">
            <text:p>12403</text:p>
          </table:table-cell>
          <table:table-cell table:number-columns-repeated="8"/>
          <table:table-cell office:value-type="float" office:value="19170" calcext:value-type="float">
            <text:p>19170</text:p>
          </table:table-cell>
          <table:table-cell office:value-type="float" office:value="13894" calcext:value-type="float">
            <text:p>13894</text:p>
          </table:table-cell>
        </table:table-row>
        <table:table-row table:style-name="ro1">
          <table:table-cell office:value-type="float" office:value="18425" calcext:value-type="float">
            <text:p>18425</text:p>
          </table:table-cell>
          <table:table-cell office:value-type="float" office:value="12854" calcext:value-type="float">
            <text:p>12854</text:p>
          </table:table-cell>
          <table:table-cell table:number-columns-repeated="8"/>
          <table:table-cell office:value-type="float" office:value="18411" calcext:value-type="float">
            <text:p>18411</text:p>
          </table:table-cell>
          <table:table-cell office:value-type="float" office:value="14338" calcext:value-type="float">
            <text:p>14338</text:p>
          </table:table-cell>
        </table:table-row>
        <table:table-row table:style-name="ro1">
          <table:table-cell office:value-type="float" office:value="17822" calcext:value-type="float">
            <text:p>17822</text:p>
          </table:table-cell>
          <table:table-cell office:value-type="float" office:value="13628" calcext:value-type="float">
            <text:p>13628</text:p>
          </table:table-cell>
          <table:table-cell table:number-columns-repeated="8"/>
          <table:table-cell office:value-type="float" office:value="18425" calcext:value-type="float">
            <text:p>18425</text:p>
          </table:table-cell>
          <table:table-cell office:value-type="float" office:value="12854" calcext:value-type="float">
            <text:p>12854</text:p>
          </table:table-cell>
        </table:table-row>
        <table:table-row table:style-name="ro1">
          <table:table-cell office:value-type="float" office:value="17298" calcext:value-type="float">
            <text:p>17298</text:p>
          </table:table-cell>
          <table:table-cell office:value-type="float" office:value="13325" calcext:value-type="float">
            <text:p>13325</text:p>
          </table:table-cell>
          <table:table-cell table:number-columns-repeated="8"/>
          <table:table-cell office:value-type="float" office:value="18189" calcext:value-type="float">
            <text:p>18189</text:p>
          </table:table-cell>
          <table:table-cell office:value-type="float" office:value="12403" calcext:value-type="float">
            <text:p>12403</text:p>
          </table:table-cell>
        </table:table-row>
        <table:table-row table:style-name="ro1">
          <table:table-cell office:value-type="float" office:value="17043" calcext:value-type="float">
            <text:p>17043</text:p>
          </table:table-cell>
          <table:table-cell office:value-type="float" office:value="12888" calcext:value-type="float">
            <text:p>12888</text:p>
          </table:table-cell>
          <table:table-cell table:number-columns-repeated="8"/>
          <table:table-cell office:value-type="float" office:value="17915" calcext:value-type="float">
            <text:p>17915</text:p>
          </table:table-cell>
          <table:table-cell office:value-type="float" office:value="12511" calcext:value-type="float">
            <text:p>12511</text:p>
          </table:table-cell>
        </table:table-row>
        <table:table-row table:style-name="ro1">
          <table:table-cell office:value-type="float" office:value="17338" calcext:value-type="float">
            <text:p>17338</text:p>
          </table:table-cell>
          <table:table-cell office:value-type="float" office:value="12821" calcext:value-type="float">
            <text:p>12821</text:p>
          </table:table-cell>
          <table:table-cell table:number-columns-repeated="8"/>
          <table:table-cell office:value-type="float" office:value="17338" calcext:value-type="float">
            <text:p>17338</text:p>
          </table:table-cell>
          <table:table-cell office:value-type="float" office:value="12821" calcext:value-type="float">
            <text:p>12821</text:p>
          </table:table-cell>
        </table:table-row>
        <table:table-row table:style-name="ro1">
          <table:table-cell office:value-type="float" office:value="14709" calcext:value-type="float">
            <text:p>14709</text:p>
          </table:table-cell>
          <table:table-cell office:value-type="float" office:value="13835" calcext:value-type="float">
            <text:p>13835</text:p>
          </table:table-cell>
          <table:table-cell table:number-columns-repeated="8"/>
          <table:table-cell office:value-type="float" office:value="15230" calcext:value-type="float">
            <text:p>15230</text:p>
          </table:table-cell>
          <table:table-cell office:value-type="float" office:value="9757" calcext:value-type="float">
            <text:p>9757</text:p>
          </table:table-cell>
        </table:table-row>
        <table:table-row table:style-name="ro1">
          <table:table-cell office:value-type="float" office:value="14766" calcext:value-type="float">
            <text:p>14766</text:p>
          </table:table-cell>
          <table:table-cell office:value-type="float" office:value="14148" calcext:value-type="float">
            <text:p>14148</text:p>
          </table:table-cell>
          <table:table-cell table:number-columns-repeated="8"/>
          <table:table-cell office:value-type="float" office:value="10651" calcext:value-type="float">
            <text:p>10651</text:p>
          </table:table-cell>
          <table:table-cell office:value-type="float" office:value="10691" calcext:value-type="float">
            <text:p>10691</text:p>
          </table:table-cell>
        </table:table-row>
        <table:table-row table:style-name="ro1">
          <table:table-cell office:value-type="float" office:value="14878" calcext:value-type="float">
            <text:p>14878</text:p>
          </table:table-cell>
          <table:table-cell office:value-type="float" office:value="14148" calcext:value-type="float">
            <text:p>14148</text:p>
          </table:table-cell>
          <table:table-cell table:number-columns-repeated="8"/>
          <table:table-cell office:value-type="float" office:value="10617" calcext:value-type="float">
            <text:p>10617</text:p>
          </table:table-cell>
          <table:table-cell office:value-type="float" office:value="11609" calcext:value-type="float">
            <text:p>11609</text:p>
          </table:table-cell>
        </table:table-row>
        <table:table-row table:style-name="ro1">
          <table:table-cell office:value-type="float" office:value="14700" calcext:value-type="float">
            <text:p>14700</text:p>
          </table:table-cell>
          <table:table-cell office:value-type="float" office:value="15000" calcext:value-type="float">
            <text:p>15000</text:p>
          </table:table-cell>
          <table:table-cell table:number-columns-repeated="8"/>
          <table:table-cell office:value-type="float" office:value="14940" calcext:value-type="float">
            <text:p>14940</text:p>
          </table:table-cell>
          <table:table-cell office:value-type="float" office:value="16025" calcext:value-type="float">
            <text:p>16025</text:p>
          </table:table-cell>
        </table:table-row>
        <table:table-row table:style-name="ro1">
          <table:table-cell office:value-type="float" office:value="15336" calcext:value-type="float">
            <text:p>15336</text:p>
          </table:table-cell>
          <table:table-cell office:value-type="float" office:value="14885" calcext:value-type="float">
            <text:p>14885</text:p>
          </table:table-cell>
          <table:table-cell table:number-columns-repeated="8"/>
          <table:table-cell office:value-type="float" office:value="15810" calcext:value-type="float">
            <text:p>15810</text:p>
          </table:table-cell>
          <table:table-cell office:value-type="float" office:value="14596" calcext:value-type="float">
            <text:p>14596</text:p>
          </table:table-cell>
        </table:table-row>
        <table:table-row table:style-name="ro1">
          <table:table-cell office:value-type="float" office:value="15554" calcext:value-type="float">
            <text:p>15554</text:p>
          </table:table-cell>
          <table:table-cell office:value-type="float" office:value="14458" calcext:value-type="float">
            <text:p>14458</text:p>
          </table:table-cell>
          <table:table-cell table:number-columns-repeated="8"/>
          <table:table-cell office:value-type="float" office:value="14039" calcext:value-type="float">
            <text:p>14039</text:p>
          </table:table-cell>
          <table:table-cell office:value-type="float" office:value="15629" calcext:value-type="float">
            <text:p>15629</text:p>
          </table:table-cell>
        </table:table-row>
        <table:table-row table:style-name="ro1">
          <table:table-cell office:value-type="float" office:value="16257" calcext:value-type="float">
            <text:p>16257</text:p>
          </table:table-cell>
          <table:table-cell office:value-type="float" office:value="13657" calcext:value-type="float">
            <text:p>13657</text:p>
          </table:table-cell>
          <table:table-cell table:number-columns-repeated="8"/>
          <table:table-cell office:value-type="float" office:value="12348" calcext:value-type="float">
            <text:p>12348</text:p>
          </table:table-cell>
          <table:table-cell office:value-type="float" office:value="13789" calcext:value-type="float">
            <text:p>13789</text:p>
          </table:table-cell>
        </table:table-row>
        <table:table-row table:style-name="ro1">
          <table:table-cell office:value-type="float" office:value="16641" calcext:value-type="float">
            <text:p>16641</text:p>
          </table:table-cell>
          <table:table-cell office:value-type="float" office:value="13304" calcext:value-type="float">
            <text:p>13304</text:p>
          </table:table-cell>
          <table:table-cell table:number-columns-repeated="8"/>
          <table:table-cell office:value-type="float" office:value="10102" calcext:value-type="float">
            <text:p>10102</text:p>
          </table:table-cell>
          <table:table-cell office:value-type="float" office:value="14059" calcext:value-type="float">
            <text:p>14059</text:p>
          </table:table-cell>
        </table:table-row>
        <table:table-row table:style-name="ro1">
          <table:table-cell office:value-type="float" office:value="16509" calcext:value-type="float">
            <text:p>16509</text:p>
          </table:table-cell>
          <table:table-cell office:value-type="float" office:value="14043" calcext:value-type="float">
            <text:p>14043</text:p>
          </table:table-cell>
          <table:table-cell table:number-columns-repeated="8"/>
          <table:table-cell office:value-type="float" office:value="10772" calcext:value-type="float">
            <text:p>10772</text:p>
          </table:table-cell>
          <table:table-cell office:value-type="float" office:value="15096" calcext:value-type="float">
            <text:p>15096</text:p>
          </table:table-cell>
        </table:table-row>
        <table:table-row table:style-name="ro1">
          <table:table-cell office:value-type="float" office:value="15810" calcext:value-type="float">
            <text:p>15810</text:p>
          </table:table-cell>
          <table:table-cell office:value-type="float" office:value="14596" calcext:value-type="float">
            <text:p>14596</text:p>
          </table:table-cell>
          <table:table-cell table:number-columns-repeated="8"/>
          <table:table-cell office:value-type="float" office:value="12095" calcext:value-type="float">
            <text:p>12095</text:p>
          </table:table-cell>
          <table:table-cell office:value-type="float" office:value="12490" calcext:value-type="float">
            <text:p>12490</text:p>
          </table:table-cell>
        </table:table-row>
        <table:table-row table:style-name="ro1">
          <table:table-cell office:value-type="float" office:value="16319" calcext:value-type="float">
            <text:p>16319</text:p>
          </table:table-cell>
          <table:table-cell office:value-type="float" office:value="15447" calcext:value-type="float">
            <text:p>15447</text:p>
          </table:table-cell>
          <table:table-cell table:number-columns-repeated="8"/>
          <table:table-cell office:value-type="float" office:value="13150" calcext:value-type="float">
            <text:p>13150</text:p>
          </table:table-cell>
          <table:table-cell office:value-type="float" office:value="11584" calcext:value-type="float">
            <text:p>11584</text:p>
          </table:table-cell>
        </table:table-row>
        <table:table-row table:style-name="ro1">
          <table:table-cell office:value-type="float" office:value="16403" calcext:value-type="float">
            <text:p>16403</text:p>
          </table:table-cell>
          <table:table-cell office:value-type="float" office:value="16188" calcext:value-type="float">
            <text:p>16188</text:p>
          </table:table-cell>
          <table:table-cell table:number-columns-repeated="8"/>
          <table:table-cell office:value-type="float" office:value="13559" calcext:value-type="float">
            <text:p>13559</text:p>
          </table:table-cell>
          <table:table-cell office:value-type="float" office:value="10706" calcext:value-type="float">
            <text:p>10706</text:p>
          </table:table-cell>
        </table:table-row>
        <table:table-row table:style-name="ro1">
          <table:table-cell office:value-type="float" office:value="16218" calcext:value-type="float">
            <text:p>16218</text:p>
          </table:table-cell>
          <table:table-cell office:value-type="float" office:value="16587" calcext:value-type="float">
            <text:p>16587</text:p>
          </table:table-cell>
          <table:table-cell table:number-columns-repeated="8"/>
          <table:table-cell office:value-type="float" office:value="12419" calcext:value-type="float">
            <text:p>12419</text:p>
          </table:table-cell>
          <table:table-cell office:value-type="float" office:value="9771" calcext:value-type="float">
            <text:p>9771</text:p>
          </table:table-cell>
        </table:table-row>
        <table:table-row table:style-name="ro1">
          <table:table-cell office:value-type="float" office:value="15521" calcext:value-type="float">
            <text:p>15521</text:p>
          </table:table-cell>
          <table:table-cell office:value-type="float" office:value="16228" calcext:value-type="float">
            <text:p>16228</text:p>
          </table:table-cell>
          <table:table-cell table:number-columns-repeated="8"/>
          <table:table-cell office:value-type="float" office:value="8702" calcext:value-type="float">
            <text:p>8702</text:p>
          </table:table-cell>
          <table:table-cell office:value-type="float" office:value="13304" calcext:value-type="float">
            <text:p>13304</text:p>
          </table:table-cell>
        </table:table-row>
        <table:table-row table:style-name="ro1">
          <table:table-cell office:value-type="float" office:value="15627" calcext:value-type="float">
            <text:p>15627</text:p>
          </table:table-cell>
          <table:table-cell office:value-type="float" office:value="15260" calcext:value-type="float">
            <text:p>15260</text:p>
          </table:table-cell>
          <table:table-cell table:number-columns-repeated="8"/>
          <table:table-cell office:value-type="float" office:value="10074" calcext:value-type="float">
            <text:p>10074</text:p>
          </table:table-cell>
          <table:table-cell office:value-type="float" office:value="12261" calcext:value-type="float">
            <text:p>12261</text:p>
          </table:table-cell>
        </table:table-row>
        <table:table-row table:style-name="ro1">
          <table:table-cell office:value-type="float" office:value="15320" calcext:value-type="float">
            <text:p>15320</text:p>
          </table:table-cell>
          <table:table-cell office:value-type="float" office:value="15898" calcext:value-type="float">
            <text:p>15898</text:p>
          </table:table-cell>
          <table:table-cell table:number-columns-repeated="8"/>
          <table:table-cell office:value-type="float" office:value="9131" calcext:value-type="float">
            <text:p>9131</text:p>
          </table:table-cell>
          <table:table-cell office:value-type="float" office:value="10697" calcext:value-type="float">
            <text:p>10697</text:p>
          </table:table-cell>
        </table:table-row>
        <table:table-row table:style-name="ro1">
          <table:table-cell office:value-type="float" office:value="14940" calcext:value-type="float">
            <text:p>14940</text:p>
          </table:table-cell>
          <table:table-cell office:value-type="float" office:value="16025" calcext:value-type="float">
            <text:p>16025</text:p>
          </table:table-cell>
          <table:table-cell table:number-columns-repeated="8"/>
          <table:table-cell office:value-type="float" office:value="8911" calcext:value-type="float">
            <text:p>8911</text:p>
          </table:table-cell>
          <table:table-cell office:value-type="float" office:value="13230" calcext:value-type="float">
            <text:p>13230</text:p>
          </table:table-cell>
        </table:table-row>
        <table:table-row table:style-name="ro1">
          <table:table-cell office:value-type="float" office:value="14828" calcext:value-type="float">
            <text:p>14828</text:p>
          </table:table-cell>
          <table:table-cell office:value-type="float" office:value="16045" calcext:value-type="float">
            <text:p>16045</text:p>
          </table:table-cell>
          <table:table-cell table:number-columns-repeated="8"/>
          <table:table-cell office:value-type="float" office:value="8658" calcext:value-type="float">
            <text:p>8658</text:p>
          </table:table-cell>
          <table:table-cell office:value-type="float" office:value="15136" calcext:value-type="float">
            <text:p>15136</text:p>
          </table:table-cell>
        </table:table-row>
        <table:table-row table:style-name="ro1">
          <table:table-cell office:value-type="float" office:value="14039" calcext:value-type="float">
            <text:p>14039</text:p>
          </table:table-cell>
          <table:table-cell office:value-type="float" office:value="15629" calcext:value-type="float">
            <text:p>15629</text:p>
          </table:table-cell>
          <table:table-cell table:number-columns-repeated="8"/>
          <table:table-cell office:value-type="float" office:value="9877" calcext:value-type="float">
            <text:p>9877</text:p>
          </table:table-cell>
          <table:table-cell office:value-type="float" office:value="16166" calcext:value-type="float">
            <text:p>16166</text:p>
          </table:table-cell>
        </table:table-row>
        <table:table-row table:style-name="ro1">
          <table:table-cell office:value-type="float" office:value="12462" calcext:value-type="float">
            <text:p>12462</text:p>
          </table:table-cell>
          <table:table-cell office:value-type="float" office:value="15980" calcext:value-type="float">
            <text:p>15980</text:p>
          </table:table-cell>
          <table:table-cell table:number-columns-repeated="8"/>
          <table:table-cell office:value-type="float" office:value="9912" calcext:value-type="float">
            <text:p>9912</text:p>
          </table:table-cell>
          <table:table-cell office:value-type="float" office:value="14813" calcext:value-type="float">
            <text:p>14813</text:p>
          </table:table-cell>
        </table:table-row>
        <table:table-row table:style-name="ro1">
          <table:table-cell office:value-type="float" office:value="11303" calcext:value-type="float">
            <text:p>11303</text:p>
          </table:table-cell>
          <table:table-cell office:value-type="float" office:value="15946" calcext:value-type="float">
            <text:p>15946</text:p>
          </table:table-cell>
          <table:table-cell table:number-columns-repeated="8"/>
          <table:table-cell office:value-type="float" office:value="14106" calcext:value-type="float">
            <text:p>14106</text:p>
          </table:table-cell>
          <table:table-cell office:value-type="float" office:value="11271" calcext:value-type="float">
            <text:p>11271</text:p>
          </table:table-cell>
        </table:table-row>
        <table:table-row table:style-name="ro1">
          <table:table-cell office:value-type="float" office:value="11342" calcext:value-type="float">
            <text:p>11342</text:p>
          </table:table-cell>
          <table:table-cell office:value-type="float" office:value="15644" calcext:value-type="float">
            <text:p>15644</text:p>
          </table:table-cell>
          <table:table-cell table:number-columns-repeated="8"/>
          <table:table-cell office:value-type="float" office:value="15598" calcext:value-type="float">
            <text:p>15598</text:p>
          </table:table-cell>
          <table:table-cell office:value-type="float" office:value="10641" calcext:value-type="float">
            <text:p>10641</text:p>
          </table:table-cell>
        </table:table-row>
        <table:table-row table:style-name="ro1">
          <table:table-cell office:value-type="float" office:value="10777" calcext:value-type="float">
            <text:p>10777</text:p>
          </table:table-cell>
          <table:table-cell office:value-type="float" office:value="15610" calcext:value-type="float">
            <text:p>15610</text:p>
          </table:table-cell>
          <table:table-cell table:number-columns-repeated="8"/>
          <table:table-cell office:value-type="float" office:value="13756" calcext:value-type="float">
            <text:p>13756</text:p>
          </table:table-cell>
          <table:table-cell office:value-type="float" office:value="12620" calcext:value-type="float">
            <text:p>12620</text:p>
          </table:table-cell>
        </table:table-row>
        <table:table-row table:style-name="ro1">
          <table:table-cell office:value-type="float" office:value="9877" calcext:value-type="float">
            <text:p>9877</text:p>
          </table:table-cell>
          <table:table-cell office:value-type="float" office:value="16166" calcext:value-type="float">
            <text:p>16166</text:p>
          </table:table-cell>
          <table:table-cell table:number-columns-repeated="8"/>
          <table:table-cell office:value-type="float" office:value="16319" calcext:value-type="float">
            <text:p>16319</text:p>
          </table:table-cell>
          <table:table-cell office:value-type="float" office:value="15447" calcext:value-type="float">
            <text:p>15447</text:p>
          </table:table-cell>
        </table:table-row>
        <table:table-row table:style-name="ro1">
          <table:table-cell office:value-type="float" office:value="10772" calcext:value-type="float">
            <text:p>10772</text:p>
          </table:table-cell>
          <table:table-cell office:value-type="float" office:value="15096" calcext:value-type="float">
            <text:p>15096</text:p>
          </table:table-cell>
          <table:table-cell table:number-columns-repeated="8"/>
          <table:table-cell office:value-type="float" office:value="13836" calcext:value-type="float">
            <text:p>13836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float" office:value="11754" calcext:value-type="float">
            <text:p>11754</text:p>
          </table:table-cell>
          <table:table-cell office:value-type="float" office:value="14436" calcext:value-type="float">
            <text:p>14436</text:p>
          </table:table-cell>
          <table:table-cell table:number-columns-repeated="8"/>
          <table:table-cell office:value-type="float" office:value="14709" calcext:value-type="float">
            <text:p>14709</text:p>
          </table:table-cell>
          <table:table-cell office:value-type="float" office:value="13835" calcext:value-type="float">
            <text:p>13835</text:p>
          </table:table-cell>
        </table:table-row>
        <table:table-row table:style-name="ro1">
          <table:table-cell office:value-type="float" office:value="11641" calcext:value-type="float">
            <text:p>11641</text:p>
          </table:table-cell>
          <table:table-cell office:value-type="float" office:value="13512" calcext:value-type="float">
            <text:p>13512</text:p>
          </table:table-cell>
          <table:table-cell table:number-columns-repeated="8"/>
          <table:table-cell office:value-type="float" office:value="14416" calcext:value-type="float">
            <text:p>14416</text:p>
          </table:table-cell>
          <table:table-cell office:value-type="float" office:value="9151" calcext:value-type="float">
            <text:p>9151</text:p>
          </table:table-cell>
        </table:table-row>
        <table:table-row table:style-name="ro1">
          <table:table-cell office:value-type="float" office:value="11954" calcext:value-type="float">
            <text:p>11954</text:p>
          </table:table-cell>
          <table:table-cell office:value-type="float" office:value="13396" calcext:value-type="float">
            <text:p>13396</text:p>
          </table:table-cell>
          <table:table-cell table:number-columns-repeated="8"/>
          <table:table-cell office:value-type="float" office:value="15197" calcext:value-type="float">
            <text:p>15197</text:p>
          </table:table-cell>
          <table:table-cell office:value-type="float" office:value="8602" calcext:value-type="float">
            <text:p>8602</text:p>
          </table:table-cell>
        </table:table-row>
        <table:table-row table:style-name="ro1">
          <table:table-cell office:value-type="float" office:value="12184" calcext:value-type="float">
            <text:p>12184</text:p>
          </table:table-cell>
          <table:table-cell office:value-type="float" office:value="13707" calcext:value-type="float">
            <text:p>13707</text:p>
          </table:table-cell>
          <table:table-cell table:number-columns-repeated="8"/>
          <table:table-cell office:value-type="float" office:value="14569" calcext:value-type="float">
            <text:p>14569</text:p>
          </table:table-cell>
          <table:table-cell office:value-type="float" office:value="10093" calcext:value-type="float">
            <text:p>10093</text:p>
          </table:table-cell>
        </table:table-row>
        <table:table-row table:style-name="ro1">
          <table:table-cell office:value-type="float" office:value="12348" calcext:value-type="float">
            <text:p>12348</text:p>
          </table:table-cell>
          <table:table-cell office:value-type="float" office:value="13789" calcext:value-type="float">
            <text:p>13789</text:p>
          </table:table-cell>
          <table:table-cell table:number-columns-repeated="8"/>
          <table:table-cell office:value-type="float" office:value="13760" calcext:value-type="float">
            <text:p>13760</text:p>
          </table:table-cell>
          <table:table-cell office:value-type="float" office:value="8896" calcext:value-type="float">
            <text:p>8896</text:p>
          </table:table-cell>
        </table:table-row>
        <table:table-row table:style-name="ro1">
          <table:table-cell office:value-type="float" office:value="12832" calcext:value-type="float">
            <text:p>12832</text:p>
          </table:table-cell>
          <table:table-cell office:value-type="float" office:value="14419" calcext:value-type="float">
            <text:p>14419</text:p>
          </table:table-cell>
          <table:table-cell table:number-columns-repeated="8"/>
          <table:table-cell office:value-type="float" office:value="16509" calcext:value-type="float">
            <text:p>16509</text:p>
          </table:table-cell>
          <table:table-cell office:value-type="float" office:value="14043" calcext:value-type="float">
            <text:p>14043</text:p>
          </table:table-cell>
        </table:table-row>
        <table:table-row table:style-name="ro1">
          <table:table-cell office:value-type="float" office:value="13081" calcext:value-type="float">
            <text:p>13081</text:p>
          </table:table-cell>
          <table:table-cell office:value-type="float" office:value="14863" calcext:value-type="float">
            <text:p>14863</text:p>
          </table:table-cell>
          <table:table-cell table:number-columns-repeated="8"/>
          <table:table-cell office:value-type="float" office:value="16269" calcext:value-type="float">
            <text:p>16269</text:p>
          </table:table-cell>
          <table:table-cell office:value-type="float" office:value="10206" calcext:value-type="float">
            <text:p>10206</text:p>
          </table:table-cell>
        </table:table-row>
        <table:table-row table:style-name="ro1">
          <table:table-cell office:value-type="float" office:value="13344" calcext:value-type="float">
            <text:p>13344</text:p>
          </table:table-cell>
          <table:table-cell office:value-type="float" office:value="14703" calcext:value-type="float">
            <text:p>14703</text:p>
          </table:table-cell>
          <table:table-cell table:number-columns-repeated="8"/>
          <table:table-cell office:value-type="float" office:value="15258" calcext:value-type="float">
            <text:p>15258</text:p>
          </table:table-cell>
          <table:table-cell office:value-type="float" office:value="9532" calcext:value-type="float">
            <text:p>9532</text:p>
          </table:table-cell>
        </table:table-row>
        <table:table-row table:style-name="ro1">
          <table:table-cell office:value-type="float" office:value="13836" calcext:value-type="float">
            <text:p>13836</text:p>
          </table:table-cell>
          <table:table-cell office:value-type="float" office:value="14250" calcext:value-type="float">
            <text:p>14250</text:p>
          </table:table-cell>
          <table:table-cell table:number-columns-repeated="8"/>
          <table:table-cell office:value-type="float" office:value="14706" calcext:value-type="float">
            <text:p>14706</text:p>
          </table:table-cell>
          <table:table-cell office:value-type="float" office:value="11074" calcext:value-type="float">
            <text:p>11074</text:p>
          </table:table-cell>
        </table:table-row>
        <table:table-row table:style-name="ro1">
          <table:table-cell office:value-type="float" office:value="13471" calcext:value-type="float">
            <text:p>13471</text:p>
          </table:table-cell>
          <table:table-cell office:value-type="float" office:value="13895" calcext:value-type="float">
            <text:p>13895</text:p>
          </table:table-cell>
          <table:table-cell table:number-columns-repeated="8"/>
          <table:table-cell office:value-type="float" office:value="13666" calcext:value-type="float">
            <text:p>13666</text:p>
          </table:table-cell>
          <table:table-cell office:value-type="float" office:value="13284" calcext:value-type="float">
            <text:p>13284</text:p>
          </table:table-cell>
        </table:table-row>
        <table:table-row table:style-name="ro1">
          <table:table-cell office:value-type="float" office:value="13262" calcext:value-type="float">
            <text:p>13262</text:p>
          </table:table-cell>
          <table:table-cell office:value-type="float" office:value="13789" calcext:value-type="float">
            <text:p>13789</text:p>
          </table:table-cell>
          <table:table-cell table:number-columns-repeated="8"/>
          <table:table-cell office:value-type="float" office:value="12184" calcext:value-type="float">
            <text:p>12184</text:p>
          </table:table-cell>
          <table:table-cell office:value-type="float" office:value="13707" calcext:value-type="float">
            <text:p>13707</text:p>
          </table:table-cell>
        </table:table-row>
        <table:table-row table:style-name="ro1">
          <table:table-cell office:value-type="float" office:value="13666" calcext:value-type="float">
            <text:p>13666</text:p>
          </table:table-cell>
          <table:table-cell office:value-type="float" office:value="13284" calcext:value-type="float">
            <text:p>13284</text:p>
          </table:table-cell>
          <table:table-cell table:number-columns-repeated="8"/>
          <table:table-cell office:value-type="float" office:value="11754" calcext:value-type="float">
            <text:p>11754</text:p>
          </table:table-cell>
          <table:table-cell office:value-type="float" office:value="14436" calcext:value-type="float">
            <text:p>14436</text:p>
          </table:table-cell>
        </table:table-row>
        <table:table-row table:style-name="ro1">
          <table:table-cell office:value-type="float" office:value="13756" calcext:value-type="float">
            <text:p>13756</text:p>
          </table:table-cell>
          <table:table-cell office:value-type="float" office:value="12620" calcext:value-type="float">
            <text:p>12620</text:p>
          </table:table-cell>
          <table:table-cell table:number-columns-repeated="8"/>
          <table:table-cell office:value-type="float" office:value="13344" calcext:value-type="float">
            <text:p>13344</text:p>
          </table:table-cell>
          <table:table-cell office:value-type="float" office:value="14703" calcext:value-type="float">
            <text:p>14703</text:p>
          </table:table-cell>
        </table:table-row>
        <table:table-row table:style-name="ro1">
          <table:table-cell office:value-type="float" office:value="13745" calcext:value-type="float">
            <text:p>13745</text:p>
          </table:table-cell>
          <table:table-cell office:value-type="float" office:value="11387" calcext:value-type="float">
            <text:p>11387</text:p>
          </table:table-cell>
          <table:table-cell table:number-columns-repeated="8"/>
          <table:table-cell office:value-type="float" office:value="13081" calcext:value-type="float">
            <text:p>13081</text:p>
          </table:table-cell>
          <table:table-cell office:value-type="float" office:value="14863" calcext:value-type="float">
            <text:p>14863</text:p>
          </table:table-cell>
        </table:table-row>
        <table:table-row table:style-name="ro1">
          <table:table-cell office:value-type="float" office:value="14106" calcext:value-type="float">
            <text:p>14106</text:p>
          </table:table-cell>
          <table:table-cell office:value-type="float" office:value="11271" calcext:value-type="float">
            <text:p>11271</text:p>
          </table:table-cell>
          <table:table-cell table:number-columns-repeated="8"/>
          <table:table-cell office:value-type="float" office:value="14384" calcext:value-type="float">
            <text:p>14384</text:p>
          </table:table-cell>
          <table:table-cell office:value-type="float" office:value="10780" calcext:value-type="float">
            <text:p>10780</text:p>
          </table:table-cell>
        </table:table-row>
        <table:table-row table:style-name="ro1">
          <table:table-cell office:value-type="float" office:value="13559" calcext:value-type="float">
            <text:p>13559</text:p>
          </table:table-cell>
          <table:table-cell office:value-type="float" office:value="10706" calcext:value-type="float">
            <text:p>10706</text:p>
          </table:table-cell>
          <table:table-cell table:number-columns-repeated="8"/>
          <table:table-cell office:value-type="float" office:value="15066" calcext:value-type="float">
            <text:p>15066</text:p>
          </table:table-cell>
          <table:table-cell office:value-type="float" office:value="10124" calcext:value-type="float">
            <text:p>10124</text:p>
          </table:table-cell>
        </table:table-row>
        <table:table-row table:style-name="ro1">
          <table:table-cell office:value-type="float" office:value="14070" calcext:value-type="float">
            <text:p>14070</text:p>
          </table:table-cell>
          <table:table-cell office:value-type="float" office:value="10781" calcext:value-type="float">
            <text:p>10781</text:p>
          </table:table-cell>
          <table:table-cell table:number-columns-repeated="8"/>
          <table:table-cell office:value-type="float" office:value="15029" calcext:value-type="float">
            <text:p>15029</text:p>
          </table:table-cell>
          <table:table-cell office:value-type="float" office:value="9870" calcext:value-type="float">
            <text:p>9870</text:p>
          </table:table-cell>
        </table:table-row>
        <table:table-row table:style-name="ro1">
          <table:table-cell office:value-type="float" office:value="14384" calcext:value-type="float">
            <text:p>14384</text:p>
          </table:table-cell>
          <table:table-cell office:value-type="float" office:value="10780" calcext:value-type="float">
            <text:p>10780</text:p>
          </table:table-cell>
          <table:table-cell table:number-columns-repeated="8"/>
          <table:table-cell office:value-type="float" office:value="12620" calcext:value-type="float">
            <text:p>12620</text:p>
          </table:table-cell>
          <table:table-cell office:value-type="float" office:value="10206" calcext:value-type="float">
            <text:p>10206</text:p>
          </table:table-cell>
        </table:table-row>
        <table:table-row table:style-name="ro1">
          <table:table-cell office:value-type="float" office:value="14706" calcext:value-type="float">
            <text:p>14706</text:p>
          </table:table-cell>
          <table:table-cell office:value-type="float" office:value="11074" calcext:value-type="float">
            <text:p>11074</text:p>
          </table:table-cell>
          <table:table-cell table:number-columns-repeated="8"/>
          <table:table-cell office:value-type="float" office:value="9582" calcext:value-type="float">
            <text:p>9582</text:p>
          </table:table-cell>
          <table:table-cell office:value-type="float" office:value="10121" calcext:value-type="float">
            <text:p>10121</text:p>
          </table:table-cell>
        </table:table-row>
        <table:table-row table:style-name="ro1">
          <table:table-cell office:value-type="float" office:value="15096" calcext:value-type="float">
            <text:p>15096</text:p>
          </table:table-cell>
          <table:table-cell office:value-type="float" office:value="12371" calcext:value-type="float">
            <text:p>12371</text:p>
          </table:table-cell>
          <table:table-cell table:number-columns-repeated="8"/>
          <table:table-cell office:value-type="float" office:value="9733" calcext:value-type="float">
            <text:p>9733</text:p>
          </table:table-cell>
          <table:table-cell office:value-type="float" office:value="10255" calcext:value-type="float">
            <text:p>10255</text:p>
          </table:table-cell>
        </table:table-row>
        <table:table-row table:style-name="ro1">
          <table:table-cell office:value-type="float" office:value="15445" calcext:value-type="float">
            <text:p>15445</text:p>
          </table:table-cell>
          <table:table-cell office:value-type="float" office:value="13109" calcext:value-type="float">
            <text:p>13109</text:p>
          </table:table-cell>
          <table:table-cell table:number-columns-repeated="8"/>
          <table:table-cell office:value-type="float" office:value="9844" calcext:value-type="float">
            <text:p>9844</text:p>
          </table:table-cell>
          <table:table-cell office:value-type="float" office:value="9188" calcext:value-type="float">
            <text:p>9188</text:p>
          </table:table-cell>
        </table:table-row>
        <table:table-row table:style-name="ro1">
          <table:table-cell office:value-type="float" office:value="15739" calcext:value-type="float">
            <text:p>15739</text:p>
          </table:table-cell>
          <table:table-cell office:value-type="float" office:value="11968" calcext:value-type="float">
            <text:p>11968</text:p>
          </table:table-cell>
          <table:table-cell table:number-columns-repeated="8"/>
          <table:table-cell office:value-type="float" office:value="10140" calcext:value-type="float">
            <text:p>10140</text:p>
          </table:table-cell>
          <table:table-cell office:value-type="float" office:value="10757" calcext:value-type="float">
            <text:p>10757</text:p>
          </table:table-cell>
        </table:table-row>
        <table:table-row table:style-name="ro1">
          <table:table-cell office:value-type="float" office:value="16462" calcext:value-type="float">
            <text:p>16462</text:p>
          </table:table-cell>
          <table:table-cell office:value-type="float" office:value="10954" calcext:value-type="float">
            <text:p>10954</text:p>
          </table:table-cell>
          <table:table-cell table:number-columns-repeated="8"/>
          <table:table-cell office:value-type="float" office:value="11857" calcext:value-type="float">
            <text:p>11857</text:p>
          </table:table-cell>
          <table:table-cell office:value-type="float" office:value="9208" calcext:value-type="float">
            <text:p>9208</text:p>
          </table:table-cell>
        </table:table-row>
        <table:table-row table:style-name="ro1">
          <table:table-cell office:value-type="float" office:value="16269" calcext:value-type="float">
            <text:p>16269</text:p>
          </table:table-cell>
          <table:table-cell office:value-type="float" office:value="10206" calcext:value-type="float">
            <text:p>10206</text:p>
          </table:table-cell>
          <table:table-cell table:number-columns-repeated="8"/>
          <table:table-cell office:value-type="float" office:value="12008" calcext:value-type="float">
            <text:p>12008</text:p>
          </table:table-cell>
          <table:table-cell office:value-type="float" office:value="9508" calcext:value-type="float">
            <text:p>9508</text:p>
          </table:table-cell>
        </table:table-row>
        <table:table-row table:style-name="ro1">
          <table:table-cell office:value-type="float" office:value="15598" calcext:value-type="float">
            <text:p>15598</text:p>
          </table:table-cell>
          <table:table-cell office:value-type="float" office:value="10641" calcext:value-type="float">
            <text:p>10641</text:p>
          </table:table-cell>
          <table:table-cell table:number-columns-repeated="8"/>
          <table:table-cell office:value-type="float" office:value="12973" calcext:value-type="float">
            <text:p>12973</text:p>
          </table:table-cell>
          <table:table-cell office:value-type="float" office:value="11705" calcext:value-type="float">
            <text:p>11705</text:p>
          </table:table-cell>
        </table:table-row>
        <table:table-row table:style-name="ro1">
          <table:table-cell office:value-type="float" office:value="15066" calcext:value-type="float">
            <text:p>15066</text:p>
          </table:table-cell>
          <table:table-cell office:value-type="float" office:value="10124" calcext:value-type="float">
            <text:p>10124</text:p>
          </table:table-cell>
          <table:table-cell table:number-columns-repeated="8"/>
          <table:table-cell office:value-type="float" office:value="8958" calcext:value-type="float">
            <text:p>8958</text:p>
          </table:table-cell>
          <table:table-cell office:value-type="float" office:value="12218" calcext:value-type="float">
            <text:p>12218</text:p>
          </table:table-cell>
        </table:table-row>
        <table:table-row table:style-name="ro1">
          <table:table-cell office:value-type="float" office:value="14569" calcext:value-type="float">
            <text:p>14569</text:p>
          </table:table-cell>
          <table:table-cell office:value-type="float" office:value="10093" calcext:value-type="float">
            <text:p>10093</text:p>
          </table:table-cell>
          <table:table-cell table:number-columns-repeated="8"/>
          <table:table-cell office:value-type="float" office:value="9383" calcext:value-type="float">
            <text:p>9383</text:p>
          </table:table-cell>
          <table:table-cell office:value-type="float" office:value="14190" calcext:value-type="float">
            <text:p>14190</text:p>
          </table:table-cell>
        </table:table-row>
        <table:table-row table:style-name="ro1">
          <table:table-cell office:value-type="float" office:value="15029" calcext:value-type="float">
            <text:p>15029</text:p>
          </table:table-cell>
          <table:table-cell office:value-type="float" office:value="9870" calcext:value-type="float">
            <text:p>9870</text:p>
          </table:table-cell>
          <table:table-cell table:number-columns-repeated="8"/>
          <table:table-cell office:value-type="float" office:value="10777" calcext:value-type="float">
            <text:p>10777</text:p>
          </table:table-cell>
          <table:table-cell office:value-type="float" office:value="15610" calcext:value-type="float">
            <text:p>15610</text:p>
          </table:table-cell>
        </table:table-row>
        <table:table-row table:style-name="ro1">
          <table:table-cell office:value-type="float" office:value="15230" calcext:value-type="float">
            <text:p>15230</text:p>
          </table:table-cell>
          <table:table-cell office:value-type="float" office:value="9757" calcext:value-type="float">
            <text:p>9757</text:p>
          </table:table-cell>
          <table:table-cell table:number-columns-repeated="8"/>
          <table:table-cell office:value-type="float" office:value="11954" calcext:value-type="float">
            <text:p>11954</text:p>
          </table:table-cell>
          <table:table-cell office:value-type="float" office:value="13396" calcext:value-type="float">
            <text:p>13396</text:p>
          </table:table-cell>
        </table:table-row>
        <table:table-row table:style-name="ro1">
          <table:table-cell office:value-type="float" office:value="15258" calcext:value-type="float">
            <text:p>15258</text:p>
          </table:table-cell>
          <table:table-cell office:value-type="float" office:value="9532" calcext:value-type="float">
            <text:p>9532</text:p>
          </table:table-cell>
          <table:table-cell table:number-columns-repeated="8"/>
          <table:table-cell office:value-type="float" office:value="11303" calcext:value-type="float">
            <text:p>11303</text:p>
          </table:table-cell>
          <table:table-cell office:value-type="float" office:value="15946" calcext:value-type="float">
            <text:p>15946</text:p>
          </table:table-cell>
        </table:table-row>
        <table:table-row table:style-name="ro1">
          <table:table-cell office:value-type="float" office:value="15922" calcext:value-type="float">
            <text:p>15922</text:p>
          </table:table-cell>
          <table:table-cell office:value-type="float" office:value="9614" calcext:value-type="float">
            <text:p>9614</text:p>
          </table:table-cell>
          <table:table-cell table:number-columns-repeated="8"/>
          <table:table-cell office:value-type="float" office:value="12462" calcext:value-type="float">
            <text:p>12462</text:p>
          </table:table-cell>
          <table:table-cell office:value-type="float" office:value="15980" calcext:value-type="float">
            <text:p>15980</text:p>
          </table:table-cell>
        </table:table-row>
        <table:table-row table:style-name="ro1">
          <table:table-cell office:value-type="float" office:value="15197" calcext:value-type="float">
            <text:p>15197</text:p>
          </table:table-cell>
          <table:table-cell office:value-type="float" office:value="8602" calcext:value-type="float">
            <text:p>8602</text:p>
          </table:table-cell>
          <table:table-cell table:number-columns-repeated="8"/>
          <table:table-cell office:value-type="float" office:value="11641" calcext:value-type="float">
            <text:p>11641</text:p>
          </table:table-cell>
          <table:table-cell office:value-type="float" office:value="13512" calcext:value-type="float">
            <text:p>13512</text:p>
          </table:table-cell>
        </table:table-row>
        <table:table-row table:style-name="ro1">
          <table:table-cell office:value-type="float" office:value="14416" calcext:value-type="float">
            <text:p>14416</text:p>
          </table:table-cell>
          <table:table-cell office:value-type="float" office:value="9151" calcext:value-type="float">
            <text:p>9151</text:p>
          </table:table-cell>
          <table:table-cell table:number-columns-repeated="8"/>
          <table:table-cell office:value-type="float" office:value="11342" calcext:value-type="float">
            <text:p>11342</text:p>
          </table:table-cell>
          <table:table-cell office:value-type="float" office:value="15644" calcext:value-type="float">
            <text:p>15644</text:p>
          </table:table-cell>
        </table:table-row>
        <table:table-row table:style-name="ro1">
          <table:table-cell office:value-type="float" office:value="13760" calcext:value-type="float">
            <text:p>13760</text:p>
          </table:table-cell>
          <table:table-cell office:value-type="float" office:value="8896" calcext:value-type="float">
            <text:p>8896</text:p>
          </table:table-cell>
          <table:table-cell table:number-columns-repeated="8"/>
          <table:table-cell office:value-type="float" office:value="14878" calcext:value-type="float">
            <text:p>14878</text:p>
          </table:table-cell>
          <table:table-cell office:value-type="float" office:value="14148" calcext:value-type="float">
            <text:p>14148</text:p>
          </table:table-cell>
        </table:table-row>
        <table:table-row table:style-name="ro1">
          <table:table-cell office:value-type="float" office:value="13375" calcext:value-type="float">
            <text:p>13375</text:p>
          </table:table-cell>
          <table:table-cell office:value-type="float" office:value="8732" calcext:value-type="float">
            <text:p>8732</text:p>
          </table:table-cell>
          <table:table-cell table:number-columns-repeated="8"/>
          <table:table-cell office:value-type="float" office:value="12832" calcext:value-type="float">
            <text:p>12832</text:p>
          </table:table-cell>
          <table:table-cell office:value-type="float" office:value="14419" calcext:value-type="float">
            <text:p>14419</text:p>
          </table:table-cell>
        </table:table-row>
        <table:table-row table:style-name="ro1">
          <table:table-cell office:value-type="float" office:value="13686" calcext:value-type="float">
            <text:p>13686</text:p>
          </table:table-cell>
          <table:table-cell office:value-type="float" office:value="9722" calcext:value-type="float">
            <text:p>9722</text:p>
          </table:table-cell>
          <table:table-cell table:number-columns-repeated="8"/>
          <table:table-cell office:value-type="float" office:value="12924" calcext:value-type="float">
            <text:p>12924</text:p>
          </table:table-cell>
          <table:table-cell office:value-type="float" office:value="10597" calcext:value-type="float">
            <text:p>10597</text:p>
          </table:table-cell>
        </table:table-row>
        <table:table-row table:style-name="ro1">
          <table:table-cell office:value-type="float" office:value="12717" calcext:value-type="float">
            <text:p>12717</text:p>
          </table:table-cell>
          <table:table-cell office:value-type="float" office:value="9501" calcext:value-type="float">
            <text:p>9501</text:p>
          </table:table-cell>
          <table:table-cell table:number-columns-repeated="8"/>
          <table:table-cell office:value-type="float" office:value="13375" calcext:value-type="float">
            <text:p>13375</text:p>
          </table:table-cell>
          <table:table-cell office:value-type="float" office:value="8732" calcext:value-type="float">
            <text:p>8732</text:p>
          </table:table-cell>
        </table:table-row>
        <table:table-row table:style-name="ro1">
          <table:table-cell office:value-type="float" office:value="12419" calcext:value-type="float">
            <text:p>12419</text:p>
          </table:table-cell>
          <table:table-cell office:value-type="float" office:value="9771" calcext:value-type="float">
            <text:p>9771</text:p>
          </table:table-cell>
          <table:table-cell table:number-columns-repeated="8"/>
          <table:table-cell office:value-type="float" office:value="9557" calcext:value-type="float">
            <text:p>9557</text:p>
          </table:table-cell>
          <table:table-cell office:value-type="float" office:value="10664" calcext:value-type="float">
            <text:p>10664</text:p>
          </table:table-cell>
        </table:table-row>
        <table:table-row table:style-name="ro1">
          <table:table-cell office:value-type="float" office:value="12620" calcext:value-type="float">
            <text:p>12620</text:p>
          </table:table-cell>
          <table:table-cell office:value-type="float" office:value="10206" calcext:value-type="float">
            <text:p>10206</text:p>
          </table:table-cell>
          <table:table-cell table:number-columns-repeated="8"/>
          <table:table-cell office:value-type="float" office:value="9363" calcext:value-type="float">
            <text:p>9363</text:p>
          </table:table-cell>
          <table:table-cell office:value-type="float" office:value="9522" calcext:value-type="float">
            <text:p>9522</text:p>
          </table:table-cell>
        </table:table-row>
        <table:table-row table:style-name="ro1">
          <table:table-cell office:value-type="float" office:value="12924" calcext:value-type="float">
            <text:p>12924</text:p>
          </table:table-cell>
          <table:table-cell office:value-type="float" office:value="10597" calcext:value-type="float">
            <text:p>10597</text:p>
          </table:table-cell>
          <table:table-cell table:number-columns-repeated="8"/>
          <table:table-cell office:value-type="float" office:value="9316" calcext:value-type="float">
            <text:p>9316</text:p>
          </table:table-cell>
          <table:table-cell office:value-type="float" office:value="10430" calcext:value-type="float">
            <text:p>10430</text:p>
          </table:table-cell>
        </table:table-row>
        <table:table-row table:style-name="ro1">
          <table:table-cell office:value-type="float" office:value="12947" calcext:value-type="float">
            <text:p>12947</text:p>
          </table:table-cell>
          <table:table-cell office:value-type="float" office:value="11501" calcext:value-type="float">
            <text:p>11501</text:p>
          </table:table-cell>
          <table:table-cell table:number-columns-repeated="8"/>
          <table:table-cell office:value-type="float" office:value="9340" calcext:value-type="float">
            <text:p>9340</text:p>
          </table:table-cell>
          <table:table-cell office:value-type="float" office:value="12787" calcext:value-type="float">
            <text:p>12787</text:p>
          </table:table-cell>
        </table:table-row>
        <table:table-row table:style-name="ro1">
          <table:table-cell office:value-type="float" office:value="13150" calcext:value-type="float">
            <text:p>13150</text:p>
          </table:table-cell>
          <table:table-cell office:value-type="float" office:value="11584" calcext:value-type="float">
            <text:p>11584</text:p>
          </table:table-cell>
          <table:table-cell table:number-columns-repeated="8"/>
          <table:table-cell office:value-type="float" office:value="10916" calcext:value-type="float">
            <text:p>10916</text:p>
          </table:table-cell>
          <table:table-cell office:value-type="float" office:value="13804" calcext:value-type="float">
            <text:p>13804</text:p>
          </table:table-cell>
        </table:table-row>
        <table:table-row table:style-name="ro1">
          <table:table-cell office:value-type="float" office:value="12973" calcext:value-type="float">
            <text:p>12973</text:p>
          </table:table-cell>
          <table:table-cell office:value-type="float" office:value="11705" calcext:value-type="float">
            <text:p>11705</text:p>
          </table:table-cell>
          <table:table-cell table:number-columns-repeated="8"/>
          <table:table-cell office:value-type="float" office:value="12258" calcext:value-type="float">
            <text:p>12258</text:p>
          </table:table-cell>
          <table:table-cell office:value-type="float" office:value="11873" calcext:value-type="float">
            <text:p>11873</text:p>
          </table:table-cell>
        </table:table-row>
        <table:table-row table:style-name="ro1">
          <table:table-cell office:value-type="float" office:value="12258" calcext:value-type="float">
            <text:p>12258</text:p>
          </table:table-cell>
          <table:table-cell office:value-type="float" office:value="11873" calcext:value-type="float">
            <text:p>11873</text:p>
          </table:table-cell>
          <table:table-cell table:number-columns-repeated="8"/>
          <table:table-cell office:value-type="float" office:value="15922" calcext:value-type="float">
            <text:p>15922</text:p>
          </table:table-cell>
          <table:table-cell office:value-type="float" office:value="9614" calcext:value-type="float">
            <text:p>9614</text:p>
          </table:table-cell>
        </table:table-row>
        <table:table-row table:style-name="ro1">
          <table:table-cell office:value-type="float" office:value="12095" calcext:value-type="float">
            <text:p>12095</text:p>
          </table:table-cell>
          <table:table-cell office:value-type="float" office:value="12490" calcext:value-type="float">
            <text:p>12490</text:p>
          </table:table-cell>
          <table:table-cell table:number-columns-repeated="8"/>
          <table:table-cell office:value-type="float" office:value="13686" calcext:value-type="float">
            <text:p>13686</text:p>
          </table:table-cell>
          <table:table-cell office:value-type="float" office:value="9722" calcext:value-type="float">
            <text:p>9722</text:p>
          </table:table-cell>
        </table:table-row>
        <table:table-row table:style-name="ro1">
          <table:table-cell office:value-type="float" office:value="11254" calcext:value-type="float">
            <text:p>11254</text:p>
          </table:table-cell>
          <table:table-cell office:value-type="float" office:value="10965" calcext:value-type="float">
            <text:p>10965</text:p>
          </table:table-cell>
          <table:table-cell table:number-columns-repeated="8"/>
          <table:table-cell office:value-type="float" office:value="16462" calcext:value-type="float">
            <text:p>16462</text:p>
          </table:table-cell>
          <table:table-cell office:value-type="float" office:value="10954" calcext:value-type="float">
            <text:p>10954</text:p>
          </table:table-cell>
        </table:table-row>
        <table:table-row table:style-name="ro1">
          <table:table-cell office:value-type="float" office:value="11539" calcext:value-type="float">
            <text:p>11539</text:p>
          </table:table-cell>
          <table:table-cell office:value-type="float" office:value="10695" calcext:value-type="float">
            <text:p>10695</text:p>
          </table:table-cell>
          <table:table-cell table:number-columns-repeated="8"/>
          <table:table-cell office:value-type="float" office:value="15445" calcext:value-type="float">
            <text:p>15445</text:p>
          </table:table-cell>
          <table:table-cell office:value-type="float" office:value="13109" calcext:value-type="float">
            <text:p>13109</text:p>
          </table:table-cell>
        </table:table-row>
        <table:table-row table:style-name="ro1">
          <table:table-cell office:value-type="float" office:value="12008" calcext:value-type="float">
            <text:p>12008</text:p>
          </table:table-cell>
          <table:table-cell office:value-type="float" office:value="9508" calcext:value-type="float">
            <text:p>9508</text:p>
          </table:table-cell>
          <table:table-cell table:number-columns-repeated="8"/>
          <table:table-cell office:value-type="float" office:value="15627" calcext:value-type="float">
            <text:p>15627</text:p>
          </table:table-cell>
          <table:table-cell office:value-type="float" office:value="15260" calcext:value-type="float">
            <text:p>15260</text:p>
          </table:table-cell>
        </table:table-row>
        <table:table-row table:style-name="ro1">
          <table:table-cell office:value-type="float" office:value="11857" calcext:value-type="float">
            <text:p>11857</text:p>
          </table:table-cell>
          <table:table-cell office:value-type="float" office:value="9208" calcext:value-type="float">
            <text:p>9208</text:p>
          </table:table-cell>
          <table:table-cell table:number-columns-repeated="8"/>
          <table:table-cell office:value-type="float" office:value="15521" calcext:value-type="float">
            <text:p>15521</text:p>
          </table:table-cell>
          <table:table-cell office:value-type="float" office:value="16228" calcext:value-type="float">
            <text:p>16228</text:p>
          </table:table-cell>
        </table:table-row>
        <table:table-row table:style-name="ro1">
          <table:table-cell office:value-type="float" office:value="9844" calcext:value-type="float">
            <text:p>9844</text:p>
          </table:table-cell>
          <table:table-cell office:value-type="float" office:value="9188" calcext:value-type="float">
            <text:p>9188</text:p>
          </table:table-cell>
          <table:table-cell table:number-columns-repeated="8"/>
          <table:table-cell office:value-type="float" office:value="14700" calcext:value-type="float">
            <text:p>14700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9528" calcext:value-type="float">
            <text:p>9528</text:p>
          </table:table-cell>
          <table:table-cell office:value-type="float" office:value="9569" calcext:value-type="float">
            <text:p>9569</text:p>
          </table:table-cell>
          <table:table-cell table:number-columns-repeated="8"/>
          <table:table-cell office:value-type="float" office:value="15336" calcext:value-type="float">
            <text:p>15336</text:p>
          </table:table-cell>
          <table:table-cell office:value-type="float" office:value="14885" calcext:value-type="float">
            <text:p>14885</text:p>
          </table:table-cell>
        </table:table-row>
        <table:table-row table:style-name="ro1">
          <table:table-cell office:value-type="float" office:value="9363" calcext:value-type="float">
            <text:p>9363</text:p>
          </table:table-cell>
          <table:table-cell office:value-type="float" office:value="9522" calcext:value-type="float">
            <text:p>9522</text:p>
          </table:table-cell>
          <table:table-cell table:number-columns-repeated="8"/>
          <table:table-cell office:value-type="float" office:value="15096" calcext:value-type="float">
            <text:p>15096</text:p>
          </table:table-cell>
          <table:table-cell office:value-type="float" office:value="12371" calcext:value-type="float">
            <text:p>12371</text:p>
          </table:table-cell>
        </table:table-row>
        <table:table-row table:style-name="ro1">
          <table:table-cell office:value-type="float" office:value="9582" calcext:value-type="float">
            <text:p>9582</text:p>
          </table:table-cell>
          <table:table-cell office:value-type="float" office:value="10121" calcext:value-type="float">
            <text:p>10121</text:p>
          </table:table-cell>
          <table:table-cell table:number-columns-repeated="8"/>
          <table:table-cell office:value-type="float" office:value="14070" calcext:value-type="float">
            <text:p>14070</text:p>
          </table:table-cell>
          <table:table-cell office:value-type="float" office:value="10781" calcext:value-type="float">
            <text:p>10781</text:p>
          </table:table-cell>
        </table:table-row>
        <table:table-row table:style-name="ro1">
          <table:table-cell office:value-type="float" office:value="9733" calcext:value-type="float">
            <text:p>9733</text:p>
          </table:table-cell>
          <table:table-cell office:value-type="float" office:value="10255" calcext:value-type="float">
            <text:p>10255</text:p>
          </table:table-cell>
          <table:table-cell table:number-columns-repeated="8"/>
          <table:table-cell office:value-type="float" office:value="14766" calcext:value-type="float">
            <text:p>14766</text:p>
          </table:table-cell>
          <table:table-cell office:value-type="float" office:value="14148" calcext:value-type="float">
            <text:p>14148</text:p>
          </table:table-cell>
        </table:table-row>
        <table:table-row table:style-name="ro1">
          <table:table-cell office:value-type="float" office:value="9316" calcext:value-type="float">
            <text:p>9316</text:p>
          </table:table-cell>
          <table:table-cell office:value-type="float" office:value="10430" calcext:value-type="float">
            <text:p>10430</text:p>
          </table:table-cell>
          <table:table-cell table:number-columns-repeated="8"/>
          <table:table-cell office:value-type="float" office:value="15554" calcext:value-type="float">
            <text:p>15554</text:p>
          </table:table-cell>
          <table:table-cell office:value-type="float" office:value="14458" calcext:value-type="float">
            <text:p>14458</text:p>
          </table:table-cell>
        </table:table-row>
        <table:table-row table:style-name="ro1">
          <table:table-cell office:value-type="float" office:value="9131" calcext:value-type="float">
            <text:p>9131</text:p>
          </table:table-cell>
          <table:table-cell office:value-type="float" office:value="10697" calcext:value-type="float">
            <text:p>10697</text:p>
          </table:table-cell>
          <table:table-cell table:number-columns-repeated="8"/>
          <table:table-cell office:value-type="float" office:value="13471" calcext:value-type="float">
            <text:p>13471</text:p>
          </table:table-cell>
          <table:table-cell office:value-type="float" office:value="13895" calcext:value-type="float">
            <text:p>13895</text:p>
          </table:table-cell>
        </table:table-row>
        <table:table-row table:style-name="ro1">
          <table:table-cell office:value-type="float" office:value="9557" calcext:value-type="float">
            <text:p>9557</text:p>
          </table:table-cell>
          <table:table-cell office:value-type="float" office:value="10664" calcext:value-type="float">
            <text:p>10664</text:p>
          </table:table-cell>
          <table:table-cell table:number-columns-repeated="8"/>
          <table:table-cell office:value-type="float" office:value="14828" calcext:value-type="float">
            <text:p>14828</text:p>
          </table:table-cell>
          <table:table-cell office:value-type="float" office:value="16045" calcext:value-type="float">
            <text:p>16045</text:p>
          </table:table-cell>
        </table:table-row>
        <table:table-row table:style-name="ro1">
          <table:table-cell office:value-type="float" office:value="10140" calcext:value-type="float">
            <text:p>10140</text:p>
          </table:table-cell>
          <table:table-cell office:value-type="float" office:value="10757" calcext:value-type="float">
            <text:p>10757</text:p>
          </table:table-cell>
          <table:table-cell table:number-columns-repeated="8"/>
          <table:table-cell office:value-type="float" office:value="15320" calcext:value-type="float">
            <text:p>15320</text:p>
          </table:table-cell>
          <table:table-cell office:value-type="float" office:value="15898" calcext:value-type="float">
            <text:p>15898</text:p>
          </table:table-cell>
        </table:table-row>
        <table:table-row table:style-name="ro1">
          <table:table-cell office:value-type="float" office:value="10651" calcext:value-type="float">
            <text:p>10651</text:p>
          </table:table-cell>
          <table:table-cell office:value-type="float" office:value="10691" calcext:value-type="float">
            <text:p>10691</text:p>
          </table:table-cell>
          <table:table-cell table:number-columns-repeated="8"/>
          <table:table-cell office:value-type="float" office:value="16218" calcext:value-type="float">
            <text:p>16218</text:p>
          </table:table-cell>
          <table:table-cell office:value-type="float" office:value="16587" calcext:value-type="float">
            <text:p>16587</text:p>
          </table:table-cell>
        </table:table-row>
        <table:table-row table:style-name="ro1">
          <table:table-cell office:value-type="float" office:value="10617" calcext:value-type="float">
            <text:p>10617</text:p>
          </table:table-cell>
          <table:table-cell office:value-type="float" office:value="11609" calcext:value-type="float">
            <text:p>11609</text:p>
          </table:table-cell>
          <table:table-cell table:number-columns-repeated="8"/>
          <table:table-cell office:value-type="float" office:value="16403" calcext:value-type="float">
            <text:p>16403</text:p>
          </table:table-cell>
          <table:table-cell office:value-type="float" office:value="16188" calcext:value-type="float">
            <text:p>16188</text:p>
          </table:table-cell>
        </table:table-row>
        <table:table-row table:style-name="ro1">
          <table:table-cell office:value-type="float" office:value="10074" calcext:value-type="float">
            <text:p>10074</text:p>
          </table:table-cell>
          <table:table-cell office:value-type="float" office:value="12261" calcext:value-type="float">
            <text:p>12261</text:p>
          </table:table-cell>
          <table:table-cell table:number-columns-repeated="8"/>
          <table:table-cell office:value-type="float" office:value="16257" calcext:value-type="float">
            <text:p>16257</text:p>
          </table:table-cell>
          <table:table-cell office:value-type="float" office:value="13657" calcext:value-type="float">
            <text:p>13657</text:p>
          </table:table-cell>
        </table:table-row>
        <table:table-row table:style-name="ro1">
          <table:table-cell office:value-type="float" office:value="9340" calcext:value-type="float">
            <text:p>9340</text:p>
          </table:table-cell>
          <table:table-cell office:value-type="float" office:value="12787" calcext:value-type="float">
            <text:p>12787</text:p>
          </table:table-cell>
          <table:table-cell table:number-columns-repeated="8"/>
          <table:table-cell office:value-type="float" office:value="16641" calcext:value-type="float">
            <text:p>16641</text:p>
          </table:table-cell>
          <table:table-cell office:value-type="float" office:value="13304" calcext:value-type="float">
            <text:p>13304</text:p>
          </table:table-cell>
        </table:table-row>
        <table:table-row table:style-name="ro1">
          <table:table-cell office:value-type="float" office:value="9307" calcext:value-type="float">
            <text:p>9307</text:p>
          </table:table-cell>
          <table:table-cell office:value-type="float" office:value="13470" calcext:value-type="float">
            <text:p>13470</text:p>
          </table:table-cell>
          <table:table-cell table:number-columns-repeated="8"/>
          <table:table-cell office:value-type="float" office:value="15739" calcext:value-type="float">
            <text:p>15739</text:p>
          </table:table-cell>
          <table:table-cell office:value-type="float" office:value="11968" calcext:value-type="float">
            <text:p>11968</text:p>
          </table:table-cell>
        </table:table-row>
        <table:table-row table:style-name="ro1">
          <table:table-cell office:value-type="float" office:value="9383" calcext:value-type="float">
            <text:p>9383</text:p>
          </table:table-cell>
          <table:table-cell office:value-type="float" office:value="14190" calcext:value-type="float">
            <text:p>14190</text:p>
          </table:table-cell>
          <table:table-cell table:number-columns-repeated="8"/>
          <table:table-cell office:value-type="float" office:value="13745" calcext:value-type="float">
            <text:p>13745</text:p>
          </table:table-cell>
          <table:table-cell office:value-type="float" office:value="11387" calcext:value-type="float">
            <text:p>11387</text:p>
          </table:table-cell>
        </table:table-row>
        <table:table-row table:style-name="ro1">
          <table:table-cell office:value-type="float" office:value="10102" calcext:value-type="float">
            <text:p>10102</text:p>
          </table:table-cell>
          <table:table-cell office:value-type="float" office:value="14059" calcext:value-type="float">
            <text:p>14059</text:p>
          </table:table-cell>
          <table:table-cell table:number-columns-repeated="8"/>
          <table:table-cell office:value-type="float" office:value="11539" calcext:value-type="float">
            <text:p>11539</text:p>
          </table:table-cell>
          <table:table-cell office:value-type="float" office:value="10695" calcext:value-type="float">
            <text:p>10695</text:p>
          </table:table-cell>
        </table:table-row>
        <table:table-row table:style-name="ro1">
          <table:table-cell office:value-type="float" office:value="10868" calcext:value-type="float">
            <text:p>10868</text:p>
          </table:table-cell>
          <table:table-cell office:value-type="float" office:value="14135" calcext:value-type="float">
            <text:p>14135</text:p>
          </table:table-cell>
          <table:table-cell table:number-columns-repeated="8"/>
          <table:table-cell office:value-type="float" office:value="8950" calcext:value-type="float">
            <text:p>8950</text:p>
          </table:table-cell>
          <table:table-cell office:value-type="float" office:value="12567" calcext:value-type="float">
            <text:p>12567</text:p>
          </table:table-cell>
        </table:table-row>
        <table:table-row table:style-name="ro1">
          <table:table-cell office:value-type="float" office:value="10916" calcext:value-type="float">
            <text:p>10916</text:p>
          </table:table-cell>
          <table:table-cell office:value-type="float" office:value="13804" calcext:value-type="float">
            <text:p>13804</text:p>
          </table:table-cell>
          <table:table-cell table:number-columns-repeated="8"/>
          <table:table-cell office:value-type="float" office:value="12947" calcext:value-type="float">
            <text:p>12947</text:p>
          </table:table-cell>
          <table:table-cell office:value-type="float" office:value="11501" calcext:value-type="float">
            <text:p>11501</text:p>
          </table:table-cell>
        </table:table-row>
        <table:table-row table:style-name="ro1">
          <table:table-cell office:value-type="float" office:value="9912" calcext:value-type="float">
            <text:p>9912</text:p>
          </table:table-cell>
          <table:table-cell office:value-type="float" office:value="14813" calcext:value-type="float">
            <text:p>14813</text:p>
          </table:table-cell>
          <table:table-cell table:number-columns-repeated="8"/>
          <table:table-cell office:value-type="float" office:value="9307" calcext:value-type="float">
            <text:p>9307</text:p>
          </table:table-cell>
          <table:table-cell office:value-type="float" office:value="13470" calcext:value-type="float">
            <text:p>13470</text:p>
          </table:table-cell>
        </table:table-row>
        <table:table-row table:style-name="ro1">
          <table:table-cell office:value-type="float" office:value="8658" calcext:value-type="float">
            <text:p>8658</text:p>
          </table:table-cell>
          <table:table-cell office:value-type="float" office:value="15136" calcext:value-type="float">
            <text:p>15136</text:p>
          </table:table-cell>
          <table:table-cell table:number-columns-repeated="8"/>
          <table:table-cell office:value-type="float" office:value="10868" calcext:value-type="float">
            <text:p>10868</text:p>
          </table:table-cell>
          <table:table-cell office:value-type="float" office:value="14135" calcext:value-type="float">
            <text:p>14135</text:p>
          </table:table-cell>
        </table:table-row>
        <table:table-row table:style-name="ro1">
          <table:table-cell office:value-type="float" office:value="8702" calcext:value-type="float">
            <text:p>8702</text:p>
          </table:table-cell>
          <table:table-cell office:value-type="float" office:value="13304" calcext:value-type="float">
            <text:p>13304</text:p>
          </table:table-cell>
          <table:table-cell table:number-columns-repeated="8"/>
          <table:table-cell office:value-type="float" office:value="13262" calcext:value-type="float">
            <text:p>13262</text:p>
          </table:table-cell>
          <table:table-cell office:value-type="float" office:value="13789" calcext:value-type="float">
            <text:p>13789</text:p>
          </table:table-cell>
        </table:table-row>
        <table:table-row table:style-name="ro1">
          <table:table-cell office:value-type="float" office:value="8911" calcext:value-type="float">
            <text:p>8911</text:p>
          </table:table-cell>
          <table:table-cell office:value-type="float" office:value="13230" calcext:value-type="float">
            <text:p>13230</text:p>
          </table:table-cell>
          <table:table-cell table:number-columns-repeated="8"/>
          <table:table-cell office:value-type="float" office:value="9528" calcext:value-type="float">
            <text:p>9528</text:p>
          </table:table-cell>
          <table:table-cell office:value-type="float" office:value="9569" calcext:value-type="float">
            <text:p>9569</text:p>
          </table:table-cell>
        </table:table-row>
        <table:table-row table:style-name="ro1">
          <table:table-cell office:value-type="float" office:value="8950" calcext:value-type="float">
            <text:p>8950</text:p>
          </table:table-cell>
          <table:table-cell office:value-type="float" office:value="12567" calcext:value-type="float">
            <text:p>12567</text:p>
          </table:table-cell>
          <table:table-cell table:number-columns-repeated="8"/>
          <table:table-cell office:value-type="float" office:value="11254" calcext:value-type="float">
            <text:p>11254</text:p>
          </table:table-cell>
          <table:table-cell office:value-type="float" office:value="10965" calcext:value-type="float">
            <text:p>10965</text:p>
          </table:table-cell>
        </table:table-row>
        <table:table-row table:style-name="ro1">
          <table:table-cell office:value-type="float" office:value="8958" calcext:value-type="float">
            <text:p>8958</text:p>
          </table:table-cell>
          <table:table-cell office:value-type="float" office:value="12218" calcext:value-type="float">
            <text:p>12218</text:p>
          </table:table-cell>
          <table:table-cell table:number-columns-repeated="8"/>
          <table:table-cell office:value-type="float" office:value="12717" calcext:value-type="float">
            <text:p>12717</text:p>
          </table:table-cell>
          <table:table-cell office:value-type="float" office:value="9501" calcext:value-type="float">
            <text:p>9501</text:p>
          </table:table-cell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float" office:value="11766" calcext:value-type="float">
            <text:p>11766</text:p>
          </table:table-cell>
          <table:table-cell table:number-columns-repeated="8"/>
          <table:table-cell office:value-type="float" office:value="4865" calcext:value-type="float">
            <text:p>4865</text:p>
          </table:table-cell>
          <table:table-cell office:value-type="float" office:value="11697" calcext:value-type="float">
            <text:p>11697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12279" calcext:value-type="float">
            <text:p>12279</text:p>
          </table:table-cell>
          <table:table-cell table:number-columns-repeated="8"/>
          <table:table-cell office:value-type="float" office:value="5437" calcext:value-type="float">
            <text:p>5437</text:p>
          </table:table-cell>
          <table:table-cell office:value-type="float" office:value="15431" calcext:value-type="float">
            <text:p>15431</text:p>
          </table:table-cell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float" office:value="12521" calcext:value-type="float">
            <text:p>12521</text:p>
          </table:table-cell>
          <table:table-cell table:number-columns-repeated="8"/>
          <table:table-cell office:value-type="float" office:value="7799" calcext:value-type="float">
            <text:p>7799</text:p>
          </table:table-cell>
          <table:table-cell office:value-type="float" office:value="11582" calcext:value-type="float">
            <text:p>11582</text:p>
          </table:table-cell>
        </table:table-row>
        <table:table-row table:style-name="ro1">
          <table:table-cell office:value-type="float" office:value="3214" calcext:value-type="float">
            <text:p>3214</text:p>
          </table:table-cell>
          <table:table-cell office:value-type="float" office:value="12430" calcext:value-type="float">
            <text:p>12430</text:p>
          </table:table-cell>
          <table:table-cell table:number-columns-repeated="8"/>
          <table:table-cell office:value-type="float" office:value="6636" calcext:value-type="float">
            <text:p>6636</text:p>
          </table:table-cell>
          <table:table-cell office:value-type="float" office:value="9617" calcext:value-type="float">
            <text:p>9617</text:p>
          </table:table-cell>
        </table:table-row>
        <table:table-row table:style-name="ro1">
          <table:table-cell office:value-type="float" office:value="4277" calcext:value-type="float">
            <text:p>4277</text:p>
          </table:table-cell>
          <table:table-cell office:value-type="float" office:value="11962" calcext:value-type="float">
            <text:p>11962</text:p>
          </table:table-cell>
          <table:table-cell table:number-columns-repeated="8"/>
          <table:table-cell office:value-type="float" office:value="5477" calcext:value-type="float">
            <text:p>5477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float" office:value="4351" calcext:value-type="float">
            <text:p>4351</text:p>
          </table:table-cell>
          <table:table-cell office:value-type="float" office:value="11892" calcext:value-type="float">
            <text:p>11892</text:p>
          </table:table-cell>
          <table:table-cell table:number-columns-repeated="8"/>
          <table:table-cell office:value-type="float" office:value="4277" calcext:value-type="float">
            <text:p>4277</text:p>
          </table:table-cell>
          <table:table-cell office:value-type="float" office:value="11962" calcext:value-type="float">
            <text:p>11962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11894" calcext:value-type="float">
            <text:p>11894</text:p>
          </table:table-cell>
          <table:table-cell table:number-columns-repeated="8"/>
          <table:table-cell office:value-type="float" office:value="6230" calcext:value-type="float">
            <text:p>6230</text:p>
          </table:table-cell>
          <table:table-cell office:value-type="float" office:value="11691" calcext:value-type="float">
            <text:p>11691</text:p>
          </table:table-cell>
        </table:table-row>
        <table:table-row table:style-name="ro1">
          <table:table-cell office:value-type="float" office:value="5353" calcext:value-type="float">
            <text:p>5353</text:p>
          </table:table-cell>
          <table:table-cell office:value-type="float" office:value="11980" calcext:value-type="float">
            <text:p>11980</text:p>
          </table:table-cell>
          <table:table-cell table:number-columns-repeated="8"/>
          <table:table-cell office:value-type="float" office:value="7814" calcext:value-type="float">
            <text:p>7814</text:p>
          </table:table-cell>
          <table:table-cell office:value-type="float" office:value="14839" calcext:value-type="float">
            <text:p>14839</text:p>
          </table:table-cell>
        </table:table-row>
        <table:table-row table:style-name="ro1">
          <table:table-cell office:value-type="float" office:value="5179" calcext:value-type="float">
            <text:p>5179</text:p>
          </table:table-cell>
          <table:table-cell office:value-type="float" office:value="12549" calcext:value-type="float">
            <text:p>12549</text:p>
          </table:table-cell>
          <table:table-cell table:number-columns-repeated="8"/>
          <table:table-cell office:value-type="float" office:value="6915" calcext:value-type="float">
            <text:p>6915</text:p>
          </table:table-cell>
          <table:table-cell office:value-type="float" office:value="8688" calcext:value-type="float">
            <text:p>8688</text:p>
          </table:table-cell>
        </table:table-row>
        <table:table-row table:style-name="ro1">
          <table:table-cell office:value-type="float" office:value="5174" calcext:value-type="float">
            <text:p>5174</text:p>
          </table:table-cell>
          <table:table-cell office:value-type="float" office:value="12628" calcext:value-type="float">
            <text:p>12628</text:p>
          </table:table-cell>
          <table:table-cell table:number-columns-repeated="8"/>
          <table:table-cell office:value-type="float" office:value="4044" calcext:value-type="float">
            <text:p>4044</text:p>
          </table:table-cell>
          <table:table-cell office:value-type="float" office:value="9015" calcext:value-type="float">
            <text:p>9015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13262" calcext:value-type="float">
            <text:p>13262</text:p>
          </table:table-cell>
          <table:table-cell table:number-columns-repeated="8"/>
          <table:table-cell office:value-type="float" office:value="7194" calcext:value-type="float">
            <text:p>7194</text:p>
          </table:table-cell>
          <table:table-cell office:value-type="float" office:value="9385" calcext:value-type="float">
            <text:p>9385</text:p>
          </table:table-cell>
        </table:table-row>
        <table:table-row table:style-name="ro1">
          <table:table-cell office:value-type="float" office:value="6380" calcext:value-type="float">
            <text:p>6380</text:p>
          </table:table-cell>
          <table:table-cell office:value-type="float" office:value="13511" calcext:value-type="float">
            <text:p>13511</text:p>
          </table:table-cell>
          <table:table-cell table:number-columns-repeated="8"/>
          <table:table-cell office:value-type="float" office:value="6283" calcext:value-type="float">
            <text:p>6283</text:p>
          </table:table-cell>
          <table:table-cell office:value-type="float" office:value="11425" calcext:value-type="float">
            <text:p>11425</text:p>
          </table:table-cell>
        </table:table-row>
        <table:table-row table:style-name="ro1">
          <table:table-cell office:value-type="float" office:value="6558" calcext:value-type="float">
            <text:p>6558</text:p>
          </table:table-cell>
          <table:table-cell office:value-type="float" office:value="13836" calcext:value-type="float">
            <text:p>13836</text:p>
          </table:table-cell>
          <table:table-cell table:number-columns-repeated="8"/>
          <table:table-cell office:value-type="float" office:value="5300" calcext:value-type="float">
            <text:p>5300</text:p>
          </table:table-cell>
          <table:table-cell office:value-type="float" office:value="11894" calcext:value-type="float">
            <text:p>11894</text:p>
          </table:table-cell>
        </table:table-row>
        <table:table-row table:style-name="ro1">
          <table:table-cell office:value-type="float" office:value="5921" calcext:value-type="float">
            <text:p>5921</text:p>
          </table:table-cell>
          <table:table-cell office:value-type="float" office:value="13856" calcext:value-type="float">
            <text:p>13856</text:p>
          </table:table-cell>
          <table:table-cell table:number-columns-repeated="8"/>
          <table:table-cell office:value-type="float" office:value="3843" calcext:value-type="float">
            <text:p>3843</text:p>
          </table:table-cell>
          <table:table-cell office:value-type="float" office:value="14836" calcext:value-type="float">
            <text:p>14836</text:p>
          </table:table-cell>
        </table:table-row>
        <table:table-row table:style-name="ro1">
          <table:table-cell office:value-type="float" office:value="5565" calcext:value-type="float">
            <text:p>5565</text:p>
          </table:table-cell>
          <table:table-cell office:value-type="float" office:value="14039" calcext:value-type="float">
            <text:p>14039</text:p>
          </table:table-cell>
          <table:table-cell table:number-columns-repeated="8"/>
          <table:table-cell office:value-type="float" office:value="1973" calcext:value-type="float">
            <text:p>1973</text:p>
          </table:table-cell>
          <table:table-cell office:value-type="float" office:value="15280" calcext:value-type="float">
            <text:p>15280</text:p>
          </table:table-cell>
        </table:table-row>
        <table:table-row table:style-name="ro1">
          <table:table-cell office:value-type="float" office:value="5419" calcext:value-type="float">
            <text:p>5419</text:p>
          </table:table-cell>
          <table:table-cell office:value-type="float" office:value="14687" calcext:value-type="float">
            <text:p>14687</text:p>
          </table:table-cell>
          <table:table-cell table:number-columns-repeated="8"/>
          <table:table-cell office:value-type="float" office:value="347" calcext:value-type="float">
            <text:p>347</text:p>
          </table:table-cell>
          <table:table-cell office:value-type="float" office:value="15970" calcext:value-type="float">
            <text:p>15970</text:p>
          </table:table-cell>
        </table:table-row>
        <table:table-row table:style-name="ro1">
          <table:table-cell office:value-type="float" office:value="5339" calcext:value-type="float">
            <text:p>5339</text:p>
          </table:table-cell>
          <table:table-cell office:value-type="float" office:value="14710" calcext:value-type="float">
            <text:p>14710</text:p>
          </table:table-cell>
          <table:table-cell table:number-columns-repeated="8"/>
          <table:table-cell office:value-type="float" office:value="631" calcext:value-type="float">
            <text:p>631</text:p>
          </table:table-cell>
          <table:table-cell office:value-type="float" office:value="16095" calcext:value-type="float">
            <text:p>16095</text:p>
          </table:table-cell>
        </table:table-row>
        <table:table-row table:style-name="ro1">
          <table:table-cell office:value-type="float" office:value="6061" calcext:value-type="float">
            <text:p>6061</text:p>
          </table:table-cell>
          <table:table-cell office:value-type="float" office:value="15081" calcext:value-type="float">
            <text:p>15081</text:p>
          </table:table-cell>
          <table:table-cell table:number-columns-repeated="8"/>
          <table:table-cell office:value-type="float" office:value="1262" calcext:value-type="float">
            <text:p>1262</text:p>
          </table:table-cell>
          <table:table-cell office:value-type="float" office:value="15292" calcext:value-type="float">
            <text:p>15292</text:p>
          </table:table-cell>
        </table:table-row>
        <table:table-row table:style-name="ro1">
          <table:table-cell office:value-type="float" office:value="5604" calcext:value-type="float">
            <text:p>5604</text:p>
          </table:table-cell>
          <table:table-cell office:value-type="float" office:value="15114" calcext:value-type="float">
            <text:p>15114</text:p>
          </table:table-cell>
          <table:table-cell table:number-columns-repeated="8"/>
          <table:table-cell office:value-type="float" office:value="662" calcext:value-type="float">
            <text:p>662</text:p>
          </table:table-cell>
          <table:table-cell office:value-type="float" office:value="15773" calcext:value-type="float">
            <text:p>15773</text:p>
          </table:table-cell>
        </table:table-row>
        <table:table-row table:style-name="ro1">
          <table:table-cell office:value-type="float" office:value="5437" calcext:value-type="float">
            <text:p>5437</text:p>
          </table:table-cell>
          <table:table-cell office:value-type="float" office:value="15431" calcext:value-type="float">
            <text:p>15431</text:p>
          </table:table-cell>
          <table:table-cell table:number-columns-repeated="8"/>
          <table:table-cell office:value-type="float" office:value="4282" calcext:value-type="float">
            <text:p>4282</text:p>
          </table:table-cell>
          <table:table-cell office:value-type="float" office:value="15602" calcext:value-type="float">
            <text:p>15602</text:p>
          </table:table-cell>
        </table:table-row>
        <table:table-row table:style-name="ro1">
          <table:table-cell office:value-type="float" office:value="4711" calcext:value-type="float">
            <text:p>4711</text:p>
          </table:table-cell>
          <table:table-cell office:value-type="float" office:value="15570" calcext:value-type="float">
            <text:p>15570</text:p>
          </table:table-cell>
          <table:table-cell table:number-columns-repeated="8"/>
          <table:table-cell office:value-type="float" office:value="3515" calcext:value-type="float">
            <text:p>3515</text:p>
          </table:table-cell>
          <table:table-cell office:value-type="float" office:value="16645" calcext:value-type="float">
            <text:p>16645</text:p>
          </table:table-cell>
        </table:table-row>
        <table:table-row table:style-name="ro1">
          <table:table-cell office:value-type="float" office:value="4282" calcext:value-type="float">
            <text:p>4282</text:p>
          </table:table-cell>
          <table:table-cell office:value-type="float" office:value="15602" calcext:value-type="float">
            <text:p>15602</text:p>
          </table:table-cell>
          <table:table-cell table:number-columns-repeated="8"/>
          <table:table-cell office:value-type="float" office:value="5917" calcext:value-type="float">
            <text:p>5917</text:p>
          </table:table-cell>
          <table:table-cell office:value-type="float" office:value="16526" calcext:value-type="float">
            <text:p>16526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15658" calcext:value-type="float">
            <text:p>15658</text:p>
          </table:table-cell>
          <table:table-cell table:number-columns-repeated="8"/>
          <table:table-cell office:value-type="float" office:value="6061" calcext:value-type="float">
            <text:p>6061</text:p>
          </table:table-cell>
          <table:table-cell office:value-type="float" office:value="15081" calcext:value-type="float">
            <text:p>15081</text:p>
          </table:table-cell>
        </table:table-row>
        <table:table-row table:style-name="ro1">
          <table:table-cell office:value-type="float" office:value="3535" calcext:value-type="float">
            <text:p>3535</text:p>
          </table:table-cell>
          <table:table-cell office:value-type="float" office:value="15532" calcext:value-type="float">
            <text:p>15532</text:p>
          </table:table-cell>
          <table:table-cell table:number-columns-repeated="8"/>
          <table:table-cell office:value-type="float" office:value="3077" calcext:value-type="float">
            <text:p>3077</text:p>
          </table:table-cell>
          <table:table-cell office:value-type="float" office:value="10238" calcext:value-type="float">
            <text:p>10238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15660" calcext:value-type="float">
            <text:p>15660</text:p>
          </table:table-cell>
          <table:table-cell table:number-columns-repeated="8"/>
          <table:table-cell office:value-type="float" office:value="2182" calcext:value-type="float">
            <text:p>2182</text:p>
          </table:table-cell>
          <table:table-cell office:value-type="float" office:value="9260" calcext:value-type="float">
            <text:p>9260</text:p>
          </table:table-cell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float" office:value="15743" calcext:value-type="float">
            <text:p>15743</text:p>
          </table:table-cell>
          <table:table-cell table:number-columns-repeated="8"/>
          <table:table-cell office:value-type="float" office:value="657" calcext:value-type="float">
            <text:p>657</text:p>
          </table:table-cell>
          <table:table-cell office:value-type="float" office:value="8724" calcext:value-type="float">
            <text:p>8724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15713" calcext:value-type="float">
            <text:p>15713</text:p>
          </table:table-cell>
          <table:table-cell table:number-columns-repeated="8"/>
          <table:table-cell office:value-type="float" office:value="2960" calcext:value-type="float">
            <text:p>2960</text:p>
          </table:table-cell>
          <table:table-cell office:value-type="float" office:value="10133" calcext:value-type="float">
            <text:p>10133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16294" calcext:value-type="float">
            <text:p>16294</text:p>
          </table:table-cell>
          <table:table-cell table:number-columns-repeated="8"/>
          <table:table-cell office:value-type="float" office:value="6689" calcext:value-type="float">
            <text:p>6689</text:p>
          </table:table-cell>
          <table:table-cell office:value-type="float" office:value="16300" calcext:value-type="float">
            <text:p>16300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16534" calcext:value-type="float">
            <text:p>16534</text:p>
          </table:table-cell>
          <table:table-cell table:number-columns-repeated="8"/>
          <table:table-cell office:value-type="float" office:value="5187" calcext:value-type="float">
            <text:p>5187</text:p>
          </table:table-cell>
          <table:table-cell office:value-type="float" office:value="13146" calcext:value-type="float">
            <text:p>13146</text:p>
          </table:table-cell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float" office:value="16255" calcext:value-type="float">
            <text:p>16255</text:p>
          </table:table-cell>
          <table:table-cell table:number-columns-repeated="8"/>
          <table:table-cell office:value-type="float" office:value="3620" calcext:value-type="float">
            <text:p>3620</text:p>
          </table:table-cell>
          <table:table-cell office:value-type="float" office:value="13085" calcext:value-type="float">
            <text:p>13085</text:p>
          </table:table-cell>
        </table:table-row>
        <table:table-row table:style-name="ro1">
          <table:table-cell office:value-type="float" office:value="3515" calcext:value-type="float">
            <text:p>3515</text:p>
          </table:table-cell>
          <table:table-cell office:value-type="float" office:value="16645" calcext:value-type="float">
            <text:p>16645</text:p>
          </table:table-cell>
          <table:table-cell table:number-columns-repeated="8"/>
          <table:table-cell office:value-type="float" office:value="3535" calcext:value-type="float">
            <text:p>3535</text:p>
          </table:table-cell>
          <table:table-cell office:value-type="float" office:value="15532" calcext:value-type="float">
            <text:p>15532</text:p>
          </table:table-cell>
        </table:table-row>
        <table:table-row table:style-name="ro1">
          <table:table-cell office:value-type="float" office:value="4226" calcext:value-type="float">
            <text:p>4226</text:p>
          </table:table-cell>
          <table:table-cell office:value-type="float" office:value="16383" calcext:value-type="float">
            <text:p>16383</text:p>
          </table:table-cell>
          <table:table-cell table:number-columns-repeated="8"/>
          <table:table-cell office:value-type="float" office:value="1274" calcext:value-type="float">
            <text:p>1274</text:p>
          </table:table-cell>
          <table:table-cell office:value-type="float" office:value="15467" calcext:value-type="float">
            <text:p>15467</text:p>
          </table:table-cell>
        </table:table-row>
        <table:table-row table:style-name="ro1">
          <table:table-cell office:value-type="float" office:value="5101" calcext:value-type="float">
            <text:p>5101</text:p>
          </table:table-cell>
          <table:table-cell office:value-type="float" office:value="16270" calcext:value-type="float">
            <text:p>16270</text:p>
          </table:table-cell>
          <table:table-cell table:number-columns-repeated="8"/>
          <table:table-cell office:value-type="float" office:value="1636" calcext:value-type="float">
            <text:p>1636</text:p>
          </table:table-cell>
          <table:table-cell office:value-type="float" office:value="15713" calcext:value-type="float">
            <text:p>15713</text:p>
          </table:table-cell>
        </table:table-row>
        <table:table-row table:style-name="ro1">
          <table:table-cell office:value-type="float" office:value="5705" calcext:value-type="float">
            <text:p>5705</text:p>
          </table:table-cell>
          <table:table-cell office:value-type="float" office:value="16516" calcext:value-type="float">
            <text:p>16516</text:p>
          </table:table-cell>
          <table:table-cell table:number-columns-repeated="8"/>
          <table:table-cell office:value-type="float" office:value="2768" calcext:value-type="float">
            <text:p>2768</text:p>
          </table:table-cell>
          <table:table-cell office:value-type="float" office:value="14711" calcext:value-type="float">
            <text:p>14711</text:p>
          </table:table-cell>
        </table:table-row>
        <table:table-row table:style-name="ro1">
          <table:table-cell office:value-type="float" office:value="5917" calcext:value-type="float">
            <text:p>5917</text:p>
          </table:table-cell>
          <table:table-cell office:value-type="float" office:value="16526" calcext:value-type="float">
            <text:p>16526</text:p>
          </table:table-cell>
          <table:table-cell table:number-columns-repeated="8"/>
          <table:table-cell office:value-type="float" office:value="713" calcext:value-type="float">
            <text:p>713</text:p>
          </table:table-cell>
          <table:table-cell office:value-type="float" office:value="15195" calcext:value-type="float">
            <text:p>15195</text:p>
          </table:table-cell>
        </table:table-row>
        <table:table-row table:style-name="ro1">
          <table:table-cell office:value-type="float" office:value="6402" calcext:value-type="float">
            <text:p>6402</text:p>
          </table:table-cell>
          <table:table-cell office:value-type="float" office:value="15813" calcext:value-type="float">
            <text:p>15813</text:p>
          </table:table-cell>
          <table:table-cell table:number-columns-repeated="8"/>
          <table:table-cell office:value-type="float" office:value="524" calcext:value-type="float">
            <text:p>524</text:p>
          </table:table-cell>
          <table:table-cell office:value-type="float" office:value="15493" calcext:value-type="float">
            <text:p>15493</text:p>
          </table:table-cell>
        </table:table-row>
        <table:table-row table:style-name="ro1">
          <table:table-cell office:value-type="float" office:value="6689" calcext:value-type="float">
            <text:p>6689</text:p>
          </table:table-cell>
          <table:table-cell office:value-type="float" office:value="16300" calcext:value-type="float">
            <text:p>16300</text:p>
          </table:table-cell>
          <table:table-cell table:number-columns-repeated="8"/>
          <table:table-cell office:value-type="float" office:value="1079" calcext:value-type="float">
            <text:p>1079</text:p>
          </table:table-cell>
          <table:table-cell office:value-type="float" office:value="13735" calcext:value-type="float">
            <text:p>13735</text:p>
          </table:table-cell>
        </table:table-row>
        <table:table-row table:style-name="ro1">
          <table:table-cell office:value-type="float" office:value="7723" calcext:value-type="float">
            <text:p>7723</text:p>
          </table:table-cell>
          <table:table-cell office:value-type="float" office:value="16502" calcext:value-type="float">
            <text:p>16502</text:p>
          </table:table-cell>
          <table:table-cell table:number-columns-repeated="8"/>
          <table:table-cell office:value-type="float" office:value="1047" calcext:value-type="float">
            <text:p>1047</text:p>
          </table:table-cell>
          <table:table-cell office:value-type="float" office:value="11580" calcext:value-type="float">
            <text:p>11580</text:p>
          </table:table-cell>
        </table:table-row>
        <table:table-row table:style-name="ro1">
          <table:table-cell office:value-type="float" office:value="7465" calcext:value-type="float">
            <text:p>7465</text:p>
          </table:table-cell>
          <table:table-cell office:value-type="float" office:value="15839" calcext:value-type="float">
            <text:p>15839</text:p>
          </table:table-cell>
          <table:table-cell table:number-columns-repeated="8"/>
          <table:table-cell office:value-type="float" office:value="1072" calcext:value-type="float">
            <text:p>1072</text:p>
          </table:table-cell>
          <table:table-cell office:value-type="float" office:value="10653" calcext:value-type="float">
            <text:p>10653</text:p>
          </table:table-cell>
        </table:table-row>
        <table:table-row table:style-name="ro1">
          <table:table-cell office:value-type="float" office:value="7814" calcext:value-type="float">
            <text:p>7814</text:p>
          </table:table-cell>
          <table:table-cell office:value-type="float" office:value="14839" calcext:value-type="float">
            <text:p>14839</text:p>
          </table:table-cell>
          <table:table-cell table:number-columns-repeated="8"/>
          <table:table-cell office:value-type="float" office:value="1339" calcext:value-type="float">
            <text:p>1339</text:p>
          </table:table-cell>
          <table:table-cell office:value-type="float" office:value="8666" calcext:value-type="float">
            <text:p>8666</text:p>
          </table:table-cell>
        </table:table-row>
        <table:table-row table:style-name="ro1">
          <table:table-cell office:value-type="float" office:value="7786" calcext:value-type="float">
            <text:p>7786</text:p>
          </table:table-cell>
          <table:table-cell office:value-type="float" office:value="13397" calcext:value-type="float">
            <text:p>13397</text:p>
          </table:table-cell>
          <table:table-cell table:number-columns-repeated="8"/>
          <table:table-cell office:value-type="float" office:value="1908" calcext:value-type="float">
            <text:p>1908</text:p>
          </table:table-cell>
          <table:table-cell office:value-type="float" office:value="16534" calcext:value-type="float">
            <text:p>16534</text:p>
          </table:table-cell>
        </table:table-row>
        <table:table-row table:style-name="ro1">
          <table:table-cell office:value-type="float" office:value="7270" calcext:value-type="float">
            <text:p>7270</text:p>
          </table:table-cell>
          <table:table-cell office:value-type="float" office:value="13043" calcext:value-type="float">
            <text:p>13043</text:p>
          </table:table-cell>
          <table:table-cell table:number-columns-repeated="8"/>
          <table:table-cell office:value-type="float" office:value="5419" calcext:value-type="float">
            <text:p>5419</text:p>
          </table:table-cell>
          <table:table-cell office:value-type="float" office:value="14687" calcext:value-type="float">
            <text:p>14687</text:p>
          </table:table-cell>
        </table:table-row>
        <table:table-row table:style-name="ro1">
          <table:table-cell office:value-type="float" office:value="6230" calcext:value-type="float">
            <text:p>6230</text:p>
          </table:table-cell>
          <table:table-cell office:value-type="float" office:value="11691" calcext:value-type="float">
            <text:p>11691</text:p>
          </table:table-cell>
          <table:table-cell table:number-columns-repeated="8"/>
          <table:table-cell office:value-type="float" office:value="5604" calcext:value-type="float">
            <text:p>5604</text:p>
          </table:table-cell>
          <table:table-cell office:value-type="float" office:value="15114" calcext:value-type="float">
            <text:p>15114</text:p>
          </table:table-cell>
        </table:table-row>
        <table:table-row table:style-name="ro1">
          <table:table-cell office:value-type="float" office:value="6283" calcext:value-type="float">
            <text:p>6283</text:p>
          </table:table-cell>
          <table:table-cell office:value-type="float" office:value="11425" calcext:value-type="float">
            <text:p>11425</text:p>
          </table:table-cell>
          <table:table-cell table:number-columns-repeated="8"/>
          <table:table-cell office:value-type="float" office:value="5353" calcext:value-type="float">
            <text:p>5353</text:p>
          </table:table-cell>
          <table:table-cell office:value-type="float" office:value="11980" calcext:value-type="float">
            <text:p>11980</text:p>
          </table:table-cell>
        </table:table-row>
        <table:table-row table:style-name="ro1">
          <table:table-cell office:value-type="float" office:value="6583" calcext:value-type="float">
            <text:p>6583</text:p>
          </table:table-cell>
          <table:table-cell office:value-type="float" office:value="11203" calcext:value-type="float">
            <text:p>11203</text:p>
          </table:table-cell>
          <table:table-cell table:number-columns-repeated="8"/>
          <table:table-cell office:value-type="float" office:value="4351" calcext:value-type="float">
            <text:p>4351</text:p>
          </table:table-cell>
          <table:table-cell office:value-type="float" office:value="11892" calcext:value-type="float">
            <text:p>11892</text:p>
          </table:table-cell>
        </table:table-row>
        <table:table-row table:style-name="ro1">
          <table:table-cell office:value-type="float" office:value="7295" calcext:value-type="float">
            <text:p>7295</text:p>
          </table:table-cell>
          <table:table-cell office:value-type="float" office:value="11165" calcext:value-type="float">
            <text:p>11165</text:p>
          </table:table-cell>
          <table:table-cell table:number-columns-repeated="8"/>
          <table:table-cell office:value-type="float" office:value="6583" calcext:value-type="float">
            <text:p>6583</text:p>
          </table:table-cell>
          <table:table-cell office:value-type="float" office:value="11203" calcext:value-type="float">
            <text:p>11203</text:p>
          </table:table-cell>
        </table:table-row>
        <table:table-row table:style-name="ro1">
          <table:table-cell office:value-type="float" office:value="7799" calcext:value-type="float">
            <text:p>7799</text:p>
          </table:table-cell>
          <table:table-cell office:value-type="float" office:value="11582" calcext:value-type="float">
            <text:p>11582</text:p>
          </table:table-cell>
          <table:table-cell table:number-columns-repeated="8"/>
          <table:table-cell office:value-type="float" office:value="4138" calcext:value-type="float">
            <text:p>4138</text:p>
          </table:table-cell>
          <table:table-cell office:value-type="float" office:value="11598" calcext:value-type="float">
            <text:p>11598</text:p>
          </table:table-cell>
        </table:table-row>
        <table:table-row table:style-name="ro1">
          <table:table-cell office:value-type="float" office:value="7664" calcext:value-type="float">
            <text:p>7664</text:p>
          </table:table-cell>
          <table:table-cell office:value-type="float" office:value="10081" calcext:value-type="float">
            <text:p>10081</text:p>
          </table:table-cell>
          <table:table-cell table:number-columns-repeated="8"/>
          <table:table-cell office:value-type="float" office:value="3214" calcext:value-type="float">
            <text:p>3214</text:p>
          </table:table-cell>
          <table:table-cell office:value-type="float" office:value="12430" calcext:value-type="float">
            <text:p>12430</text:p>
          </table:table-cell>
        </table:table-row>
        <table:table-row table:style-name="ro1">
          <table:table-cell office:value-type="float" office:value="7194" calcext:value-type="float">
            <text:p>7194</text:p>
          </table:table-cell>
          <table:table-cell office:value-type="float" office:value="9385" calcext:value-type="float">
            <text:p>9385</text:p>
          </table:table-cell>
          <table:table-cell table:number-columns-repeated="8"/>
          <table:table-cell office:value-type="float" office:value="1233" calcext:value-type="float">
            <text:p>1233</text:p>
          </table:table-cell>
          <table:table-cell office:value-type="float" office:value="11232" calcext:value-type="float">
            <text:p>11232</text:p>
          </table:table-cell>
        </table:table-row>
        <table:table-row table:style-name="ro1">
          <table:table-cell office:value-type="float" office:value="7556" calcext:value-type="float">
            <text:p>7556</text:p>
          </table:table-cell>
          <table:table-cell office:value-type="float" office:value="9462" calcext:value-type="float">
            <text:p>9462</text:p>
          </table:table-cell>
          <table:table-cell table:number-columns-repeated="8"/>
          <table:table-cell office:value-type="float" office:value="1804" calcext:value-type="float">
            <text:p>1804</text:p>
          </table:table-cell>
          <table:table-cell office:value-type="float" office:value="12279" calcext:value-type="float">
            <text:p>12279</text:p>
          </table:table-cell>
        </table:table-row>
        <table:table-row table:style-name="ro1">
          <table:table-cell office:value-type="float" office:value="8228" calcext:value-type="float">
            <text:p>8228</text:p>
          </table:table-cell>
          <table:table-cell office:value-type="float" office:value="8661" calcext:value-type="float">
            <text:p>8661</text:p>
          </table:table-cell>
          <table:table-cell table:number-columns-repeated="8"/>
          <table:table-cell office:value-type="float" office:value="2183" calcext:value-type="float">
            <text:p>2183</text:p>
          </table:table-cell>
          <table:table-cell office:value-type="float" office:value="11766" calcext:value-type="float">
            <text:p>11766</text:p>
          </table:table-cell>
        </table:table-row>
        <table:table-row table:style-name="ro1">
          <table:table-cell office:value-type="float" office:value="6915" calcext:value-type="float">
            <text:p>6915</text:p>
          </table:table-cell>
          <table:table-cell office:value-type="float" office:value="8688" calcext:value-type="float">
            <text:p>8688</text:p>
          </table:table-cell>
          <table:table-cell table:number-columns-repeated="8"/>
          <table:table-cell office:value-type="float" office:value="2425" calcext:value-type="float">
            <text:p>2425</text:p>
          </table:table-cell>
          <table:table-cell office:value-type="float" office:value="15158" calcext:value-type="float">
            <text:p>15158</text:p>
          </table:table-cell>
        </table:table-row>
        <table:table-row table:style-name="ro1">
          <table:table-cell office:value-type="float" office:value="6636" calcext:value-type="float">
            <text:p>6636</text:p>
          </table:table-cell>
          <table:table-cell office:value-type="float" office:value="9617" calcext:value-type="float">
            <text:p>9617</text:p>
          </table:table-cell>
          <table:table-cell table:number-columns-repeated="8"/>
          <table:table-cell office:value-type="float" office:value="2438" calcext:value-type="float">
            <text:p>2438</text:p>
          </table:table-cell>
          <table:table-cell office:value-type="float" office:value="15743" calcext:value-type="float">
            <text:p>15743</text:p>
          </table:table-cell>
        </table:table-row>
        <table:table-row table:style-name="ro1">
          <table:table-cell office:value-type="float" office:value="6292" calcext:value-type="float">
            <text:p>6292</text:p>
          </table:table-cell>
          <table:table-cell office:value-type="float" office:value="9618" calcext:value-type="float">
            <text:p>9618</text:p>
          </table:table-cell>
          <table:table-cell table:number-columns-repeated="8"/>
          <table:table-cell office:value-type="float" office:value="5101" calcext:value-type="float">
            <text:p>5101</text:p>
          </table:table-cell>
          <table:table-cell office:value-type="float" office:value="16270" calcext:value-type="float">
            <text:p>16270</text:p>
          </table:table-cell>
        </table:table-row>
        <table:table-row table:style-name="ro1">
          <table:table-cell office:value-type="float" office:value="5987" calcext:value-type="float">
            <text:p>5987</text:p>
          </table:table-cell>
          <table:table-cell office:value-type="float" office:value="9951" calcext:value-type="float">
            <text:p>9951</text:p>
          </table:table-cell>
          <table:table-cell table:number-columns-repeated="8"/>
          <table:table-cell office:value-type="float" office:value="6402" calcext:value-type="float">
            <text:p>6402</text:p>
          </table:table-cell>
          <table:table-cell office:value-type="float" office:value="15813" calcext:value-type="float">
            <text:p>15813</text:p>
          </table:table-cell>
        </table:table-row>
        <table:table-row table:style-name="ro1">
          <table:table-cell office:value-type="float" office:value="6106" calcext:value-type="float">
            <text:p>6106</text:p>
          </table:table-cell>
          <table:table-cell office:value-type="float" office:value="10541" calcext:value-type="float">
            <text:p>10541</text:p>
          </table:table-cell>
          <table:table-cell table:number-columns-repeated="8"/>
          <table:table-cell office:value-type="float" office:value="5921" calcext:value-type="float">
            <text:p>5921</text:p>
          </table:table-cell>
          <table:table-cell office:value-type="float" office:value="13856" calcext:value-type="float">
            <text:p>13856</text:p>
          </table:table-cell>
        </table:table-row>
        <table:table-row table:style-name="ro1">
          <table:table-cell office:value-type="float" office:value="5477" calcext:value-type="float">
            <text:p>5477</text:p>
          </table:table-cell>
          <table:table-cell office:value-type="float" office:value="10400" calcext:value-type="float">
            <text:p>10400</text:p>
          </table:table-cell>
          <table:table-cell table:number-columns-repeated="8"/>
          <table:table-cell office:value-type="float" office:value="4870" calcext:value-type="float">
            <text:p>4870</text:p>
          </table:table-cell>
          <table:table-cell office:value-type="float" office:value="14093" calcext:value-type="float">
            <text:p>14093</text:p>
          </table:table-cell>
        </table:table-row>
        <table:table-row table:style-name="ro1">
          <table:table-cell office:value-type="float" office:value="5177" calcext:value-type="float">
            <text:p>5177</text:p>
          </table:table-cell>
          <table:table-cell office:value-type="float" office:value="10422" calcext:value-type="float">
            <text:p>10422</text:p>
          </table:table-cell>
          <table:table-cell table:number-columns-repeated="8"/>
          <table:table-cell office:value-type="float" office:value="5174" calcext:value-type="float">
            <text:p>5174</text:p>
          </table:table-cell>
          <table:table-cell office:value-type="float" office:value="12628" calcext:value-type="float">
            <text:p>12628</text:p>
          </table:table-cell>
        </table:table-row>
        <table:table-row table:style-name="ro1">
          <table:table-cell office:value-type="float" office:value="4770" calcext:value-type="float">
            <text:p>4770</text:p>
          </table:table-cell>
          <table:table-cell office:value-type="float" office:value="11451" calcext:value-type="float">
            <text:p>11451</text:p>
          </table:table-cell>
          <table:table-cell table:number-columns-repeated="8"/>
          <table:table-cell office:value-type="float" office:value="4587" calcext:value-type="float">
            <text:p>4587</text:p>
          </table:table-cell>
          <table:table-cell office:value-type="float" office:value="11042" calcext:value-type="float">
            <text:p>11042</text:p>
          </table:table-cell>
        </table:table-row>
        <table:table-row table:style-name="ro1">
          <table:table-cell office:value-type="float" office:value="4865" calcext:value-type="float">
            <text:p>4865</text:p>
          </table:table-cell>
          <table:table-cell office:value-type="float" office:value="11697" calcext:value-type="float">
            <text:p>11697</text:p>
          </table:table-cell>
          <table:table-cell table:number-columns-repeated="8"/>
          <table:table-cell office:value-type="float" office:value="2535" calcext:value-type="float">
            <text:p>2535</text:p>
          </table:table-cell>
          <table:table-cell office:value-type="float" office:value="10090" calcext:value-type="float">
            <text:p>10090</text:p>
          </table:table-cell>
        </table:table-row>
        <table:table-row table:style-name="ro1">
          <table:table-cell office:value-type="float" office:value="4138" calcext:value-type="float">
            <text:p>4138</text:p>
          </table:table-cell>
          <table:table-cell office:value-type="float" office:value="11598" calcext:value-type="float">
            <text:p>11598</text:p>
          </table:table-cell>
          <table:table-cell table:number-columns-repeated="8"/>
          <table:table-cell office:value-type="float" office:value="1074" calcext:value-type="float">
            <text:p>1074</text:p>
          </table:table-cell>
          <table:table-cell office:value-type="float" office:value="9003" calcext:value-type="float">
            <text:p>9003</text:p>
          </table:table-cell>
        </table:table-row>
        <table:table-row table:style-name="ro1">
          <table:table-cell office:value-type="float" office:value="3624" calcext:value-type="float">
            <text:p>3624</text:p>
          </table:table-cell>
          <table:table-cell office:value-type="float" office:value="11410" calcext:value-type="float">
            <text:p>11410</text:p>
          </table:table-cell>
          <table:table-cell table:number-columns-repeated="8"/>
          <table:table-cell office:value-type="float" office:value="2641" calcext:value-type="float">
            <text:p>2641</text:p>
          </table:table-cell>
          <table:table-cell office:value-type="float" office:value="10437" calcext:value-type="float">
            <text:p>10437</text:p>
          </table:table-cell>
        </table:table-row>
        <table:table-row table:style-name="ro1">
          <table:table-cell office:value-type="float" office:value="4587" calcext:value-type="float">
            <text:p>4587</text:p>
          </table:table-cell>
          <table:table-cell office:value-type="float" office:value="11042" calcext:value-type="float">
            <text:p>11042</text:p>
          </table:table-cell>
          <table:table-cell table:number-columns-repeated="8"/>
          <table:table-cell office:value-type="float" office:value="3234" calcext:value-type="float">
            <text:p>3234</text:p>
          </table:table-cell>
          <table:table-cell office:value-type="float" office:value="9143" calcext:value-type="float">
            <text:p>9143</text:p>
          </table:table-cell>
        </table:table-row>
        <table:table-row table:style-name="ro1">
          <table:table-cell office:value-type="float" office:value="4485" calcext:value-type="float">
            <text:p>4485</text:p>
          </table:table-cell>
          <table:table-cell office:value-type="float" office:value="10218" calcext:value-type="float">
            <text:p>10218</text:p>
          </table:table-cell>
          <table:table-cell table:number-columns-repeated="8"/>
          <table:table-cell office:value-type="float" office:value="4485" calcext:value-type="float">
            <text:p>4485</text:p>
          </table:table-cell>
          <table:table-cell office:value-type="float" office:value="10218" calcext:value-type="float">
            <text:p>10218</text:p>
          </table:table-cell>
        </table:table-row>
        <table:table-row table:style-name="ro1">
          <table:table-cell office:value-type="float" office:value="4044" calcext:value-type="float">
            <text:p>4044</text:p>
          </table:table-cell>
          <table:table-cell office:value-type="float" office:value="9015" calcext:value-type="float">
            <text:p>9015</text:p>
          </table:table-cell>
          <table:table-cell table:number-columns-repeated="8"/>
          <table:table-cell office:value-type="float" office:value="3281" calcext:value-type="float">
            <text:p>3281</text:p>
          </table:table-cell>
          <table:table-cell office:value-type="float" office:value="10414" calcext:value-type="float">
            <text:p>10414</text:p>
          </table:table-cell>
        </table:table-row>
        <table:table-row table:style-name="ro1">
          <table:table-cell office:value-type="float" office:value="3735" calcext:value-type="float">
            <text:p>3735</text:p>
          </table:table-cell>
          <table:table-cell office:value-type="float" office:value="9034" calcext:value-type="float">
            <text:p>9034</text:p>
          </table:table-cell>
          <table:table-cell table:number-columns-repeated="8"/>
          <table:table-cell office:value-type="float" office:value="4711" calcext:value-type="float">
            <text:p>4711</text:p>
          </table:table-cell>
          <table:table-cell office:value-type="float" office:value="15570" calcext:value-type="float">
            <text:p>15570</text:p>
          </table:table-cell>
        </table:table-row>
        <table:table-row table:style-name="ro1">
          <table:table-cell office:value-type="float" office:value="3709" calcext:value-type="float">
            <text:p>3709</text:p>
          </table:table-cell>
          <table:table-cell office:value-type="float" office:value="8641" calcext:value-type="float">
            <text:p>8641</text:p>
          </table:table-cell>
          <table:table-cell table:number-columns-repeated="8"/>
          <table:table-cell office:value-type="float" office:value="4533" calcext:value-type="float">
            <text:p>4533</text:p>
          </table:table-cell>
          <table:table-cell office:value-type="float" office:value="13188" calcext:value-type="float">
            <text:p>13188</text:p>
          </table:table-cell>
        </table:table-row>
        <table:table-row table:style-name="ro1">
          <table:table-cell office:value-type="float" office:value="3234" calcext:value-type="float">
            <text:p>3234</text:p>
          </table:table-cell>
          <table:table-cell office:value-type="float" office:value="9143" calcext:value-type="float">
            <text:p>9143</text:p>
          </table:table-cell>
          <table:table-cell table:number-columns-repeated="8"/>
          <table:table-cell office:value-type="float" office:value="3700" calcext:value-type="float">
            <text:p>3700</text:p>
          </table:table-cell>
          <table:table-cell office:value-type="float" office:value="15658" calcext:value-type="float">
            <text:p>15658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10133" calcext:value-type="float">
            <text:p>10133</text:p>
          </table:table-cell>
          <table:table-cell table:number-columns-repeated="8"/>
          <table:table-cell office:value-type="float" office:value="3110" calcext:value-type="float">
            <text:p>3110</text:p>
          </table:table-cell>
          <table:table-cell office:value-type="float" office:value="15660" calcext:value-type="float">
            <text:p>15660</text:p>
          </table:table-cell>
        </table:table-row>
        <table:table-row table:style-name="ro1">
          <table:table-cell office:value-type="float" office:value="3281" calcext:value-type="float">
            <text:p>3281</text:p>
          </table:table-cell>
          <table:table-cell office:value-type="float" office:value="10414" calcext:value-type="float">
            <text:p>10414</text:p>
          </table:table-cell>
          <table:table-cell table:number-columns-repeated="8"/>
          <table:table-cell office:value-type="float" office:value="1570" calcext:value-type="float">
            <text:p>1570</text:p>
          </table:table-cell>
          <table:table-cell office:value-type="float" office:value="13759" calcext:value-type="float">
            <text:p>13759</text:p>
          </table:table-cell>
        </table:table-row>
        <table:table-row table:style-name="ro1">
          <table:table-cell office:value-type="float" office:value="3077" calcext:value-type="float">
            <text:p>3077</text:p>
          </table:table-cell>
          <table:table-cell office:value-type="float" office:value="10238" calcext:value-type="float">
            <text:p>10238</text:p>
          </table:table-cell>
          <table:table-cell table:number-columns-repeated="8"/>
          <table:table-cell office:value-type="float" office:value="2742" calcext:value-type="float">
            <text:p>2742</text:p>
          </table:table-cell>
          <table:table-cell office:value-type="float" office:value="13236" calcext:value-type="float">
            <text:p>13236</text:p>
          </table:table-cell>
        </table:table-row>
        <table:table-row table:style-name="ro1">
          <table:table-cell office:value-type="float" office:value="2641" calcext:value-type="float">
            <text:p>2641</text:p>
          </table:table-cell>
          <table:table-cell office:value-type="float" office:value="10437" calcext:value-type="float">
            <text:p>10437</text:p>
          </table:table-cell>
          <table:table-cell table:number-columns-repeated="8"/>
          <table:table-cell office:value-type="float" office:value="3709" calcext:value-type="float">
            <text:p>3709</text:p>
          </table:table-cell>
          <table:table-cell office:value-type="float" office:value="8641" calcext:value-type="float">
            <text:p>8641</text:p>
          </table:table-cell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float" office:value="10090" calcext:value-type="float">
            <text:p>10090</text:p>
          </table:table-cell>
          <table:table-cell table:number-columns-repeated="8"/>
          <table:table-cell office:value-type="float" office:value="6106" calcext:value-type="float">
            <text:p>6106</text:p>
          </table:table-cell>
          <table:table-cell office:value-type="float" office:value="10541" calcext:value-type="float">
            <text:p>10541</text:p>
          </table:table-cell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float" office:value="9260" calcext:value-type="float">
            <text:p>9260</text:p>
          </table:table-cell>
          <table:table-cell table:number-columns-repeated="8"/>
          <table:table-cell office:value-type="float" office:value="7556" calcext:value-type="float">
            <text:p>7556</text:p>
          </table:table-cell>
          <table:table-cell office:value-type="float" office:value="9462" calcext:value-type="float">
            <text:p>9462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9094" calcext:value-type="float">
            <text:p>9094</text:p>
          </table:table-cell>
          <table:table-cell table:number-columns-repeated="8"/>
          <table:table-cell office:value-type="float" office:value="8228" calcext:value-type="float">
            <text:p>8228</text:p>
          </table:table-cell>
          <table:table-cell office:value-type="float" office:value="8661" calcext:value-type="float">
            <text:p>8661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8666" calcext:value-type="float">
            <text:p>8666</text:p>
          </table:table-cell>
          <table:table-cell table:number-columns-repeated="8"/>
          <table:table-cell office:value-type="float" office:value="5177" calcext:value-type="float">
            <text:p>5177</text:p>
          </table:table-cell>
          <table:table-cell office:value-type="float" office:value="10422" calcext:value-type="float">
            <text:p>10422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8724" calcext:value-type="float">
            <text:p>8724</text:p>
          </table:table-cell>
          <table:table-cell table:number-columns-repeated="8"/>
          <table:table-cell office:value-type="float" office:value="7664" calcext:value-type="float">
            <text:p>7664</text:p>
          </table:table-cell>
          <table:table-cell office:value-type="float" office:value="10081" calcext:value-type="float">
            <text:p>10081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9003" calcext:value-type="float">
            <text:p>9003</text:p>
          </table:table-cell>
          <table:table-cell table:number-columns-repeated="8"/>
          <table:table-cell office:value-type="float" office:value="5987" calcext:value-type="float">
            <text:p>5987</text:p>
          </table:table-cell>
          <table:table-cell office:value-type="float" office:value="9951" calcext:value-type="float">
            <text:p>9951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10062" calcext:value-type="float">
            <text:p>10062</text:p>
          </table:table-cell>
          <table:table-cell table:number-columns-repeated="8"/>
          <table:table-cell office:value-type="float" office:value="3624" calcext:value-type="float">
            <text:p>3624</text:p>
          </table:table-cell>
          <table:table-cell office:value-type="float" office:value="11410" calcext:value-type="float">
            <text:p>11410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10163" calcext:value-type="float">
            <text:p>10163</text:p>
          </table:table-cell>
          <table:table-cell table:number-columns-repeated="8"/>
          <table:table-cell office:value-type="float" office:value="1601" calcext:value-type="float">
            <text:p>1601</text:p>
          </table:table-cell>
          <table:table-cell office:value-type="float" office:value="9094" calcext:value-type="float">
            <text:p>9094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0604" calcext:value-type="float">
            <text:p>10604</text:p>
          </table:table-cell>
          <table:table-cell table:number-columns-repeated="8"/>
          <table:table-cell office:value-type="float" office:value="3735" calcext:value-type="float">
            <text:p>3735</text:p>
          </table:table-cell>
          <table:table-cell office:value-type="float" office:value="9034" calcext:value-type="float">
            <text:p>9034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10653" calcext:value-type="float">
            <text:p>10653</text:p>
          </table:table-cell>
          <table:table-cell table:number-columns-repeated="8"/>
          <table:table-cell office:value-type="float" office:value="1363" calcext:value-type="float">
            <text:p>1363</text:p>
          </table:table-cell>
          <table:table-cell office:value-type="float" office:value="11073" calcext:value-type="float">
            <text:p>11073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11073" calcext:value-type="float">
            <text:p>11073</text:p>
          </table:table-cell>
          <table:table-cell table:number-columns-repeated="8"/>
          <table:table-cell office:value-type="float" office:value="6558" calcext:value-type="float">
            <text:p>6558</text:p>
          </table:table-cell>
          <table:table-cell office:value-type="float" office:value="13836" calcext:value-type="float">
            <text:p>13836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11232" calcext:value-type="float">
            <text:p>11232</text:p>
          </table:table-cell>
          <table:table-cell table:number-columns-repeated="8"/>
          <table:table-cell office:value-type="float" office:value="5705" calcext:value-type="float">
            <text:p>5705</text:p>
          </table:table-cell>
          <table:table-cell office:value-type="float" office:value="16516" calcext:value-type="float">
            <text:p>16516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11580" calcext:value-type="float">
            <text:p>11580</text:p>
          </table:table-cell>
          <table:table-cell table:number-columns-repeated="8"/>
          <table:table-cell office:value-type="float" office:value="7786" calcext:value-type="float">
            <text:p>7786</text:p>
          </table:table-cell>
          <table:table-cell office:value-type="float" office:value="13397" calcext:value-type="float">
            <text:p>13397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1512" calcext:value-type="float">
            <text:p>11512</text:p>
          </table:table-cell>
          <table:table-cell table:number-columns-repeated="8"/>
          <table:table-cell office:value-type="float" office:value="2143" calcext:value-type="float">
            <text:p>2143</text:p>
          </table:table-cell>
          <table:table-cell office:value-type="float" office:value="13786" calcext:value-type="float">
            <text:p>1378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544" calcext:value-type="float">
            <text:p>12544</text:p>
          </table:table-cell>
          <table:table-cell table:number-columns-repeated="8"/>
          <table:table-cell office:value-type="float" office:value="1144" calcext:value-type="float">
            <text:p>1144</text:p>
          </table:table-cell>
          <table:table-cell office:value-type="float" office:value="10163" calcext:value-type="float">
            <text:p>10163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13735" calcext:value-type="float">
            <text:p>13735</text:p>
          </table:table-cell>
          <table:table-cell table:number-columns-repeated="8"/>
          <table:table-cell office:value-type="float" office:value="1267" calcext:value-type="float">
            <text:p>1267</text:p>
          </table:table-cell>
          <table:table-cell office:value-type="float" office:value="10062" calcext:value-type="float">
            <text:p>10062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13759" calcext:value-type="float">
            <text:p>13759</text:p>
          </table:table-cell>
          <table:table-cell table:number-columns-repeated="8"/>
          <table:table-cell office:value-type="float" office:value="1013" calcext:value-type="float">
            <text:p>1013</text:p>
          </table:table-cell>
          <table:table-cell office:value-type="float" office:value="10604" calcext:value-type="float">
            <text:p>10604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14298" calcext:value-type="float">
            <text:p>14298</text:p>
          </table:table-cell>
          <table:table-cell table:number-columns-repeated="8"/>
          <table:table-cell office:value-type="float" office:value="4843" calcext:value-type="float">
            <text:p>4843</text:p>
          </table:table-cell>
          <table:table-cell office:value-type="float" office:value="13802" calcext:value-type="float">
            <text:p>1380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623" calcext:value-type="float">
            <text:p>14623</text:p>
          </table:table-cell>
          <table:table-cell table:number-columns-repeated="8"/>
          <table:table-cell office:value-type="float" office:value="6380" calcext:value-type="float">
            <text:p>6380</text:p>
          </table:table-cell>
          <table:table-cell office:value-type="float" office:value="13511" calcext:value-type="float">
            <text:p>13511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5195" calcext:value-type="float">
            <text:p>15195</text:p>
          </table:table-cell>
          <table:table-cell table:number-columns-repeated="8"/>
          <table:table-cell office:value-type="float" office:value="5339" calcext:value-type="float">
            <text:p>5339</text:p>
          </table:table-cell>
          <table:table-cell office:value-type="float" office:value="14710" calcext:value-type="float">
            <text:p>1471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5493" calcext:value-type="float">
            <text:p>15493</text:p>
          </table:table-cell>
          <table:table-cell table:number-columns-repeated="8"/>
          <table:table-cell office:value-type="float" office:value="4338" calcext:value-type="float">
            <text:p>4338</text:p>
          </table:table-cell>
          <table:table-cell office:value-type="float" office:value="14405" calcext:value-type="float">
            <text:p>14405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5682" calcext:value-type="float">
            <text:p>15682</text:p>
          </table:table-cell>
          <table:table-cell table:number-columns-repeated="8"/>
          <table:table-cell office:value-type="float" office:value="5565" calcext:value-type="float">
            <text:p>5565</text:p>
          </table:table-cell>
          <table:table-cell office:value-type="float" office:value="14039" calcext:value-type="float">
            <text:p>1403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5564" calcext:value-type="float">
            <text:p>15564</text:p>
          </table:table-cell>
          <table:table-cell table:number-columns-repeated="8"/>
          <table:table-cell office:value-type="float" office:value="7295" calcext:value-type="float">
            <text:p>7295</text:p>
          </table:table-cell>
          <table:table-cell office:value-type="float" office:value="11165" calcext:value-type="float">
            <text:p>1116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5970" calcext:value-type="float">
            <text:p>15970</text:p>
          </table:table-cell>
          <table:table-cell table:number-columns-repeated="8"/>
          <table:table-cell office:value-type="float" office:value="4770" calcext:value-type="float">
            <text:p>4770</text:p>
          </table:table-cell>
          <table:table-cell office:value-type="float" office:value="11451" calcext:value-type="float">
            <text:p>11451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6095" calcext:value-type="float">
            <text:p>16095</text:p>
          </table:table-cell>
          <table:table-cell table:number-columns-repeated="8"/>
          <table:table-cell office:value-type="float" office:value="4864" calcext:value-type="float">
            <text:p>4864</text:p>
          </table:table-cell>
          <table:table-cell office:value-type="float" office:value="13282" calcext:value-type="float">
            <text:p>13282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5773" calcext:value-type="float">
            <text:p>15773</text:p>
          </table:table-cell>
          <table:table-cell table:number-columns-repeated="8"/>
          <table:table-cell office:value-type="float" office:value="6400" calcext:value-type="float">
            <text:p>6400</text:p>
          </table:table-cell>
          <table:table-cell office:value-type="float" office:value="13262" calcext:value-type="float">
            <text:p>13262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15292" calcext:value-type="float">
            <text:p>15292</text:p>
          </table:table-cell>
          <table:table-cell table:number-columns-repeated="8"/>
          <table:table-cell office:value-type="float" office:value="6292" calcext:value-type="float">
            <text:p>6292</text:p>
          </table:table-cell>
          <table:table-cell office:value-type="float" office:value="9618" calcext:value-type="float">
            <text:p>9618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15467" calcext:value-type="float">
            <text:p>15467</text:p>
          </table:table-cell>
          <table:table-cell table:number-columns-repeated="8"/>
          <table:table-cell office:value-type="float" office:value="454" calcext:value-type="float">
            <text:p>454</text:p>
          </table:table-cell>
          <table:table-cell office:value-type="float" office:value="11512" calcext:value-type="float">
            <text:p>11512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5458" calcext:value-type="float">
            <text:p>15458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office:value-type="float" office:value="14298" calcext:value-type="float">
            <text:p>14298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15307" calcext:value-type="float">
            <text:p>15307</text:p>
          </table:table-cell>
          <table:table-cell table:number-columns-repeated="8"/>
          <table:table-cell office:value-type="float" office:value="4226" calcext:value-type="float">
            <text:p>4226</text:p>
          </table:table-cell>
          <table:table-cell office:value-type="float" office:value="16383" calcext:value-type="float">
            <text:p>16383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15280" calcext:value-type="float">
            <text:p>15280</text:p>
          </table:table-cell>
          <table:table-cell table:number-columns-repeated="8"/>
          <table:table-cell office:value-type="float" office:value="3003" calcext:value-type="float">
            <text:p>3003</text:p>
          </table:table-cell>
          <table:table-cell office:value-type="float" office:value="16255" calcext:value-type="float">
            <text:p>16255</text:p>
          </table:table-cell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15158" calcext:value-type="float">
            <text:p>15158</text:p>
          </table:table-cell>
          <table:table-cell table:number-columns-repeated="8"/>
          <table:table-cell office:value-type="float" office:value="7723" calcext:value-type="float">
            <text:p>7723</text:p>
          </table:table-cell>
          <table:table-cell office:value-type="float" office:value="16502" calcext:value-type="float">
            <text:p>16502</text:p>
          </table:table-cell>
        </table:table-row>
        <table:table-row table:style-name="ro1">
          <table:table-cell office:value-type="float" office:value="2768" calcext:value-type="float">
            <text:p>2768</text:p>
          </table:table-cell>
          <table:table-cell office:value-type="float" office:value="14711" calcext:value-type="float">
            <text:p>14711</text:p>
          </table:table-cell>
          <table:table-cell table:number-columns-repeated="8"/>
          <table:table-cell office:value-type="float" office:value="7465" calcext:value-type="float">
            <text:p>7465</text:p>
          </table:table-cell>
          <table:table-cell office:value-type="float" office:value="15839" calcext:value-type="float">
            <text:p>15839</text:p>
          </table:table-cell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14643" calcext:value-type="float">
            <text:p>14643</text:p>
          </table:table-cell>
          <table:table-cell table:number-columns-repeated="8"/>
          <table:table-cell office:value-type="float" office:value="4014" calcext:value-type="float">
            <text:p>4014</text:p>
          </table:table-cell>
          <table:table-cell office:value-type="float" office:value="13976" calcext:value-type="float">
            <text:p>13976</text:p>
          </table:table-cell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float" office:value="13786" calcext:value-type="float">
            <text:p>13786</text:p>
          </table:table-cell>
          <table:table-cell table:number-columns-repeated="8"/>
          <table:table-cell office:value-type="float" office:value="7270" calcext:value-type="float">
            <text:p>7270</text:p>
          </table:table-cell>
          <table:table-cell office:value-type="float" office:value="13043" calcext:value-type="float">
            <text:p>13043</text:p>
          </table:table-cell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float" office:value="13236" calcext:value-type="float">
            <text:p>13236</text:p>
          </table:table-cell>
          <table:table-cell table:number-columns-repeated="8"/>
          <table:table-cell office:value-type="float" office:value="5179" calcext:value-type="float">
            <text:p>5179</text:p>
          </table:table-cell>
          <table:table-cell office:value-type="float" office:value="12549" calcext:value-type="float">
            <text:p>12549</text:p>
          </table:table-cell>
        </table:table-row>
        <table:table-row table:style-name="ro1">
          <table:table-cell office:value-type="float" office:value="3202" calcext:value-type="float">
            <text:p>3202</text:p>
          </table:table-cell>
          <table:table-cell office:value-type="float" office:value="13345" calcext:value-type="float">
            <text:p>13345</text:p>
          </table:table-cell>
          <table:table-cell table:number-columns-repeated="8"/>
          <table:table-cell office:value-type="float" office:value="1452" calcext:value-type="float">
            <text:p>1452</text:p>
          </table:table-cell>
          <table:table-cell office:value-type="float" office:value="16294" calcext:value-type="float">
            <text:p>16294</text:p>
          </table:table-cell>
        </table:table-row>
        <table:table-row table:style-name="ro1">
          <table:table-cell office:value-type="float" office:value="3426" calcext:value-type="float">
            <text:p>3426</text:p>
          </table:table-cell>
          <table:table-cell office:value-type="float" office:value="13092" calcext:value-type="float">
            <text:p>13092</text:p>
          </table:table-cell>
          <table:table-cell table:number-columns-repeated="8"/>
          <table:table-cell office:value-type="float" office:value="230" calcext:value-type="float">
            <text:p>230</text:p>
          </table:table-cell>
          <table:table-cell office:value-type="float" office:value="14623" calcext:value-type="float">
            <text:p>14623</text:p>
          </table:table-cell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float" office:value="13085" calcext:value-type="float">
            <text:p>13085</text:p>
          </table:table-cell>
          <table:table-cell table:number-columns-repeated="8"/>
          <table:table-cell office:value-type="float" office:value="3202" calcext:value-type="float">
            <text:p>3202</text:p>
          </table:table-cell>
          <table:table-cell office:value-type="float" office:value="13345" calcext:value-type="float">
            <text:p>13345</text:p>
          </table:table-cell>
        </table:table-row>
        <table:table-row table:style-name="ro1">
          <table:table-cell office:value-type="float" office:value="4533" calcext:value-type="float">
            <text:p>4533</text:p>
          </table:table-cell>
          <table:table-cell office:value-type="float" office:value="13188" calcext:value-type="float">
            <text:p>13188</text:p>
          </table:table-cell>
          <table:table-cell table:number-columns-repeated="8"/>
          <table:table-cell office:value-type="float" office:value="2059" calcext:value-type="float">
            <text:p>2059</text:p>
          </table:table-cell>
          <table:table-cell office:value-type="float" office:value="14643" calcext:value-type="float">
            <text:p>14643</text:p>
          </table:table-cell>
        </table:table-row>
        <table:table-row table:style-name="ro1">
          <table:table-cell office:value-type="float" office:value="5187" calcext:value-type="float">
            <text:p>5187</text:p>
          </table:table-cell>
          <table:table-cell office:value-type="float" office:value="13146" calcext:value-type="float">
            <text:p>13146</text:p>
          </table:table-cell>
          <table:table-cell table:number-columns-repeated="8"/>
          <table:table-cell office:value-type="float" office:value="71" calcext:value-type="float">
            <text:p>71</text:p>
          </table:table-cell>
          <table:table-cell office:value-type="float" office:value="12544" calcext:value-type="float">
            <text:p>12544</text:p>
          </table:table-cell>
        </table:table-row>
        <table:table-row table:style-name="ro1">
          <table:table-cell office:value-type="float" office:value="4864" calcext:value-type="float">
            <text:p>4864</text:p>
          </table:table-cell>
          <table:table-cell office:value-type="float" office:value="13282" calcext:value-type="float">
            <text:p>13282</text:p>
          </table:table-cell>
          <table:table-cell table:number-columns-repeated="8"/>
          <table:table-cell office:value-type="float" office:value="3426" calcext:value-type="float">
            <text:p>3426</text:p>
          </table:table-cell>
          <table:table-cell office:value-type="float" office:value="13092" calcext:value-type="float">
            <text:p>13092</text:p>
          </table:table-cell>
        </table:table-row>
        <table:table-row table:style-name="ro1">
          <table:table-cell office:value-type="float" office:value="4843" calcext:value-type="float">
            <text:p>4843</text:p>
          </table:table-cell>
          <table:table-cell office:value-type="float" office:value="13802" calcext:value-type="float">
            <text:p>13802</text:p>
          </table:table-cell>
          <table:table-cell table:number-columns-repeated="8"/>
          <table:table-cell office:value-type="float" office:value="1326" calcext:value-type="float">
            <text:p>1326</text:p>
          </table:table-cell>
          <table:table-cell office:value-type="float" office:value="15458" calcext:value-type="float">
            <text:p>15458</text:p>
          </table:table-cell>
        </table:table-row>
        <table:table-row table:style-name="ro1">
          <table:table-cell office:value-type="float" office:value="4870" calcext:value-type="float">
            <text:p>4870</text:p>
          </table:table-cell>
          <table:table-cell office:value-type="float" office:value="14093" calcext:value-type="float">
            <text:p>14093</text:p>
          </table:table-cell>
          <table:table-cell table:number-columns-repeated="8"/>
          <table:table-cell office:value-type="float" office:value="234" calcext:value-type="float">
            <text:p>234</text:p>
          </table:table-cell>
          <table:table-cell office:value-type="float" office:value="15564" calcext:value-type="float">
            <text:p>15564</text:p>
          </table:table-cell>
        </table:table-row>
        <table:table-row table:style-name="ro1">
          <table:table-cell office:value-type="float" office:value="4338" calcext:value-type="float">
            <text:p>4338</text:p>
          </table:table-cell>
          <table:table-cell office:value-type="float" office:value="14405" calcext:value-type="float">
            <text:p>14405</text:p>
          </table:table-cell>
          <table:table-cell table:number-columns-repeated="8"/>
          <table:table-cell office:value-type="float" office:value="1508" calcext:value-type="float">
            <text:p>1508</text:p>
          </table:table-cell>
          <table:table-cell office:value-type="float" office:value="15307" calcext:value-type="float">
            <text:p>15307</text:p>
          </table:table-cell>
        </table:table-row>
        <table:table-row table:style-name="ro1">
          <table:table-cell office:value-type="float" office:value="4014" calcext:value-type="float">
            <text:p>4014</text:p>
          </table:table-cell>
          <table:table-cell office:value-type="float" office:value="13976" calcext:value-type="float">
            <text:p>13976</text:p>
          </table:table-cell>
          <table:table-cell table:number-columns-repeated="8"/>
          <table:table-cell office:value-type="float" office:value="2225" calcext:value-type="float">
            <text:p>2225</text:p>
          </table:table-cell>
          <table:table-cell office:value-type="float" office:value="12521" calcext:value-type="float">
            <text:p>12521</text:p>
          </table:table-cell>
        </table:table-row>
        <table:table-row table:style-name="ro1">
          <table:table-cell office:value-type="float" office:value="3843" calcext:value-type="float">
            <text:p>3843</text:p>
          </table:table-cell>
          <table:table-cell office:value-type="float" office:value="14836" calcext:value-type="float">
            <text:p>14836</text:p>
          </table:table-cell>
          <table:table-cell table:number-columns-repeated="8"/>
          <table:table-cell office:value-type="float" office:value="529" calcext:value-type="float">
            <text:p>529</text:p>
          </table:table-cell>
          <table:table-cell office:value-type="float" office:value="15682" calcext:value-type="float">
            <text:p>15682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7941" calcext:value-type="float">
            <text:p>7941</text:p>
          </table:table-cell>
          <table:table-cell table:number-columns-repeated="8"/>
          <table:table-cell office:value-type="float" office:value="2012" calcext:value-type="float">
            <text:p>2012</text:p>
          </table:table-cell>
          <table:table-cell office:value-type="float" office:value="1349" calcext:value-type="float">
            <text:p>1349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7049" calcext:value-type="float">
            <text:p>7049</text:p>
          </table:table-cell>
          <table:table-cell table:number-columns-repeated="8"/>
          <table:table-cell office:value-type="float" office:value="1864" calcext:value-type="float">
            <text:p>1864</text:p>
          </table:table-cell>
          <table:table-cell office:value-type="float" office:value="1627" calcext:value-type="float">
            <text:p>1627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6584" calcext:value-type="float">
            <text:p>6584</text:p>
          </table:table-cell>
          <table:table-cell table:number-columns-repeated="8"/>
          <table:table-cell office:value-type="float" office:value="289" calcext:value-type="float">
            <text:p>289</text:p>
          </table:table-cell>
          <table:table-cell office:value-type="float" office:value="1612" calcext:value-type="float">
            <text:p>1612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6102" calcext:value-type="float">
            <text:p>6102</text:p>
          </table:table-cell>
          <table:table-cell table:number-columns-repeated="8"/>
          <table:table-cell office:value-type="float" office:value="436" calcext:value-type="float">
            <text:p>436</text:p>
          </table:table-cell>
          <table:table-cell office:value-type="float" office:value="1353" calcext:value-type="float">
            <text:p>135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773" calcext:value-type="float">
            <text:p>5773</text:p>
          </table:table-cell>
          <table:table-cell table:number-columns-repeated="8"/>
          <table:table-cell office:value-type="float" office:value="1492" calcext:value-type="float">
            <text:p>1492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5147" calcext:value-type="float">
            <text:p>5147</text:p>
          </table:table-cell>
          <table:table-cell table:number-columns-repeated="8"/>
          <table:table-cell office:value-type="float" office:value="1757" calcext:value-type="float">
            <text:p>1757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070" calcext:value-type="float">
            <text:p>5070</text:p>
          </table:table-cell>
          <table:table-cell table:number-columns-repeated="8"/>
          <table:table-cell office:value-type="float" office:value="2087" calcext:value-type="float">
            <text:p>2087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4632" calcext:value-type="float">
            <text:p>4632</text:p>
          </table:table-cell>
          <table:table-cell table:number-columns-repeated="8"/>
          <table:table-cell office:value-type="float" office:value="2656" calcext:value-type="float">
            <text:p>265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735" calcext:value-type="float">
            <text:p>4735</text:p>
          </table:table-cell>
          <table:table-cell table:number-columns-repeated="8"/>
          <table:table-cell office:value-type="float" office:value="2893" calcext:value-type="float">
            <text:p>2893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5184" calcext:value-type="float">
            <text:p>5184</text:p>
          </table:table-cell>
          <table:table-cell table:number-columns-repeated="8"/>
          <table:table-cell office:value-type="float" office:value="5602" calcext:value-type="float">
            <text:p>5602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4379" calcext:value-type="float">
            <text:p>4379</text:p>
          </table:table-cell>
          <table:table-cell table:number-columns-repeated="8"/>
          <table:table-cell office:value-type="float" office:value="5096" calcext:value-type="float">
            <text:p>509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4398" calcext:value-type="float">
            <text:p>4398</text:p>
          </table:table-cell>
          <table:table-cell table:number-columns-repeated="8"/>
          <table:table-cell office:value-type="float" office:value="3545" calcext:value-type="float">
            <text:p>3545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3738" calcext:value-type="float">
            <text:p>3738</text:p>
          </table:table-cell>
          <table:table-cell table:number-columns-repeated="8"/>
          <table:table-cell office:value-type="float" office:value="4378" calcext:value-type="float">
            <text:p>4378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2992" calcext:value-type="float">
            <text:p>2992</text:p>
          </table:table-cell>
          <table:table-cell table:number-columns-repeated="8"/>
          <table:table-cell office:value-type="float" office:value="5388" calcext:value-type="float">
            <text:p>5388</text:p>
          </table:table-cell>
          <table:table-cell office:value-type="float" office:value="1299" calcext:value-type="float">
            <text:p>1299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1923" calcext:value-type="float">
            <text:p>1923</text:p>
          </table:table-cell>
          <table:table-cell table:number-columns-repeated="8"/>
          <table:table-cell office:value-type="float" office:value="5798" calcext:value-type="float">
            <text:p>5798</text:p>
          </table:table-cell>
          <table:table-cell office:value-type="float" office:value="1780" calcext:value-type="float">
            <text:p>178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12" calcext:value-type="float">
            <text:p>1612</text:p>
          </table:table-cell>
          <table:table-cell table:number-columns-repeated="8"/>
          <table:table-cell office:value-type="float" office:value="6339" calcext:value-type="float">
            <text:p>6339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353" calcext:value-type="float">
            <text:p>1353</text:p>
          </table:table-cell>
          <table:table-cell table:number-columns-repeated="8"/>
          <table:table-cell office:value-type="float" office:value="7124" calcext:value-type="float">
            <text:p>712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743" calcext:value-type="float">
            <text:p>743</text:p>
          </table:table-cell>
          <table:table-cell table:number-columns-repeated="8"/>
          <table:table-cell office:value-type="float" office:value="7159" calcext:value-type="float">
            <text:p>7159</text:p>
          </table:table-cell>
          <table:table-cell office:value-type="float" office:value="1837" calcext:value-type="float">
            <text:p>1837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739" calcext:value-type="float">
            <text:p>739</text:p>
          </table:table-cell>
          <table:table-cell table:number-columns-repeated="8"/>
          <table:table-cell office:value-type="float" office:value="7121" calcext:value-type="float">
            <text:p>7121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436" calcext:value-type="float">
            <text:p>436</text:p>
          </table:table-cell>
          <table:table-cell table:number-columns-repeated="8"/>
          <table:table-cell office:value-type="float" office:value="7310" calcext:value-type="float">
            <text:p>7310</text:p>
          </table:table-cell>
          <table:table-cell office:value-type="float" office:value="2168" calcext:value-type="float">
            <text:p>216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349" calcext:value-type="float">
            <text:p>1349</text:p>
          </table:table-cell>
          <table:table-cell table:number-columns-repeated="8"/>
          <table:table-cell office:value-type="float" office:value="7512" calcext:value-type="float">
            <text:p>7512</text:p>
          </table:table-cell>
          <table:table-cell office:value-type="float" office:value="2611" calcext:value-type="float">
            <text:p>2611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1627" calcext:value-type="float">
            <text:p>1627</text:p>
          </table:table-cell>
          <table:table-cell table:number-columns-repeated="8"/>
          <table:table-cell office:value-type="float" office:value="7849" calcext:value-type="float">
            <text:p>7849</text:p>
          </table:table-cell>
          <table:table-cell office:value-type="float" office:value="4520" calcext:value-type="float">
            <text:p>4520</text:p>
          </table:table-cell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float" office:value="1648" calcext:value-type="float">
            <text:p>1648</text:p>
          </table:table-cell>
          <table:table-cell table:number-columns-repeated="8"/>
          <table:table-cell office:value-type="float" office:value="7933" calcext:value-type="float">
            <text:p>7933</text:p>
          </table:table-cell>
          <table:table-cell office:value-type="float" office:value="4662" calcext:value-type="float">
            <text:p>4662</text:p>
          </table:table-cell>
        </table:table-row>
        <table:table-row table:style-name="ro1">
          <table:table-cell office:value-type="float" office:value="2656" calcext:value-type="float">
            <text:p>2656</text:p>
          </table:table-cell>
          <table:table-cell office:value-type="float" office:value="745" calcext:value-type="float">
            <text:p>745</text:p>
          </table:table-cell>
          <table:table-cell table:number-columns-repeated="8"/>
          <table:table-cell office:value-type="float" office:value="7633" calcext:value-type="float">
            <text:p>7633</text:p>
          </table:table-cell>
          <table:table-cell office:value-type="float" office:value="5720" calcext:value-type="float">
            <text:p>5720</text:p>
          </table:table-cell>
        </table:table-row>
        <table:table-row table:style-name="ro1">
          <table:table-cell office:value-type="float" office:value="2893" calcext:value-type="float">
            <text:p>2893</text:p>
          </table:table-cell>
          <table:table-cell office:value-type="float" office:value="435" calcext:value-type="float">
            <text:p>435</text:p>
          </table:table-cell>
          <table:table-cell table:number-columns-repeated="8"/>
          <table:table-cell office:value-type="float" office:value="7315" calcext:value-type="float">
            <text:p>7315</text:p>
          </table:table-cell>
          <table:table-cell office:value-type="float" office:value="6149" calcext:value-type="float">
            <text:p>6149</text:p>
          </table:table-cell>
        </table:table-row>
        <table:table-row table:style-name="ro1">
          <table:table-cell office:value-type="float" office:value="3545" calcext:value-type="float">
            <text:p>3545</text:p>
          </table:table-cell>
          <table:table-cell office:value-type="float" office:value="362" calcext:value-type="float">
            <text:p>362</text:p>
          </table:table-cell>
          <table:table-cell table:number-columns-repeated="8"/>
          <table:table-cell office:value-type="float" office:value="7331" calcext:value-type="float">
            <text:p>7331</text:p>
          </table:table-cell>
          <table:table-cell office:value-type="float" office:value="6251" calcext:value-type="float">
            <text:p>6251</text:p>
          </table:table-cell>
        </table:table-row>
        <table:table-row table:style-name="ro1">
          <table:table-cell office:value-type="float" office:value="3388" calcext:value-type="float">
            <text:p>3388</text:p>
          </table:table-cell>
          <table:table-cell office:value-type="float" office:value="1809" calcext:value-type="float">
            <text:p>1809</text:p>
          </table:table-cell>
          <table:table-cell table:number-columns-repeated="8"/>
          <table:table-cell office:value-type="float" office:value="8002" calcext:value-type="float">
            <text:p>8002</text:p>
          </table:table-cell>
          <table:table-cell office:value-type="float" office:value="7336" calcext:value-type="float">
            <text:p>7336</text:p>
          </table:table-cell>
        </table:table-row>
        <table:table-row table:style-name="ro1">
          <table:table-cell office:value-type="float" office:value="3324" calcext:value-type="float">
            <text:p>3324</text:p>
          </table:table-cell>
          <table:table-cell office:value-type="float" office:value="2434" calcext:value-type="float">
            <text:p>2434</text:p>
          </table:table-cell>
          <table:table-cell table:number-columns-repeated="8"/>
          <table:table-cell office:value-type="float" office:value="8155" calcext:value-type="float">
            <text:p>8155</text:p>
          </table:table-cell>
          <table:table-cell office:value-type="float" office:value="6582" calcext:value-type="float">
            <text:p>6582</text:p>
          </table:table-cell>
        </table:table-row>
        <table:table-row table:style-name="ro1">
          <table:table-cell office:value-type="float" office:value="3182" calcext:value-type="float">
            <text:p>3182</text:p>
          </table:table-cell>
          <table:table-cell office:value-type="float" office:value="3075" calcext:value-type="float">
            <text:p>3075</text:p>
          </table:table-cell>
          <table:table-cell table:number-columns-repeated="8"/>
          <table:table-cell office:value-type="float" office:value="8139" calcext:value-type="float">
            <text:p>8139</text:p>
          </table:table-cell>
          <table:table-cell office:value-type="float" office:value="3627" calcext:value-type="float">
            <text:p>3627</text:p>
          </table:table-cell>
        </table:table-row>
        <table:table-row table:style-name="ro1">
          <table:table-cell office:value-type="float" office:value="3287" calcext:value-type="float">
            <text:p>3287</text:p>
          </table:table-cell>
          <table:table-cell office:value-type="float" office:value="3291" calcext:value-type="float">
            <text:p>3291</text:p>
          </table:table-cell>
          <table:table-cell table:number-columns-repeated="8"/>
          <table:table-cell office:value-type="float" office:value="6157" calcext:value-type="float">
            <text:p>6157</text:p>
          </table:table-cell>
          <table:table-cell office:value-type="float" office:value="3041" calcext:value-type="float">
            <text:p>3041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3407" calcext:value-type="float">
            <text:p>3407</text:p>
          </table:table-cell>
          <table:table-cell table:number-columns-repeated="8"/>
          <table:table-cell office:value-type="float" office:value="5574" calcext:value-type="float">
            <text:p>5574</text:p>
          </table:table-cell>
          <table:table-cell office:value-type="float" office:value="3764" calcext:value-type="float">
            <text:p>3764</text:p>
          </table:table-cell>
        </table:table-row>
        <table:table-row table:style-name="ro1">
          <table:table-cell office:value-type="float" office:value="2798" calcext:value-type="float">
            <text:p>2798</text:p>
          </table:table-cell>
          <table:table-cell office:value-type="float" office:value="3395" calcext:value-type="float">
            <text:p>3395</text:p>
          </table:table-cell>
          <table:table-cell table:number-columns-repeated="8"/>
          <table:table-cell office:value-type="float" office:value="4985" calcext:value-type="float">
            <text:p>4985</text:p>
          </table:table-cell>
          <table:table-cell office:value-type="float" office:value="4599" calcext:value-type="float">
            <text:p>4599</text:p>
          </table:table-cell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float" office:value="4623" calcext:value-type="float">
            <text:p>4623</text:p>
          </table:table-cell>
          <table:table-cell table:number-columns-repeated="8"/>
          <table:table-cell office:value-type="float" office:value="4853" calcext:value-type="float">
            <text:p>4853</text:p>
          </table:table-cell>
          <table:table-cell office:value-type="float" office:value="5588" calcext:value-type="float">
            <text:p>5588</text:p>
          </table:table-cell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float" office:value="6128" calcext:value-type="float">
            <text:p>6128</text:p>
          </table:table-cell>
          <table:table-cell table:number-columns-repeated="8"/>
          <table:table-cell office:value-type="float" office:value="4333" calcext:value-type="float">
            <text:p>4333</text:p>
          </table:table-cell>
          <table:table-cell office:value-type="float" office:value="5869" calcext:value-type="float">
            <text:p>5869</text:p>
          </table:table-cell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float" office:value="7466" calcext:value-type="float">
            <text:p>7466</text:p>
          </table:table-cell>
          <table:table-cell table:number-columns-repeated="8"/>
          <table:table-cell office:value-type="float" office:value="4292" calcext:value-type="float">
            <text:p>4292</text:p>
          </table:table-cell>
          <table:table-cell office:value-type="float" office:value="5787" calcext:value-type="float">
            <text:p>5787</text:p>
          </table:table-cell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float" office:value="7456" calcext:value-type="float">
            <text:p>7456</text:p>
          </table:table-cell>
          <table:table-cell table:number-columns-repeated="8"/>
          <table:table-cell office:value-type="float" office:value="4167" calcext:value-type="float">
            <text:p>4167</text:p>
          </table:table-cell>
          <table:table-cell office:value-type="float" office:value="4514" calcext:value-type="float">
            <text:p>4514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7980" calcext:value-type="float">
            <text:p>7980</text:p>
          </table:table-cell>
          <table:table-cell table:number-columns-repeated="8"/>
          <table:table-cell office:value-type="float" office:value="3654" calcext:value-type="float">
            <text:p>3654</text:p>
          </table:table-cell>
          <table:table-cell office:value-type="float" office:value="4506" calcext:value-type="float">
            <text:p>4506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7964" calcext:value-type="float">
            <text:p>7964</text:p>
          </table:table-cell>
          <table:table-cell table:number-columns-repeated="8"/>
          <table:table-cell office:value-type="float" office:value="2712" calcext:value-type="float">
            <text:p>2712</text:p>
          </table:table-cell>
          <table:table-cell office:value-type="float" office:value="4623" calcext:value-type="float">
            <text:p>4623</text:p>
          </table:table-cell>
        </table:table-row>
        <table:table-row table:style-name="ro1">
          <table:table-cell office:value-type="float" office:value="2991" calcext:value-type="float">
            <text:p>2991</text:p>
          </table:table-cell>
          <table:table-cell office:value-type="float" office:value="7882" calcext:value-type="float">
            <text:p>7882</text:p>
          </table:table-cell>
          <table:table-cell table:number-columns-repeated="8"/>
          <table:table-cell office:value-type="float" office:value="2725" calcext:value-type="float">
            <text:p>2725</text:p>
          </table:table-cell>
          <table:table-cell office:value-type="float" office:value="7466" calcext:value-type="float">
            <text:p>7466</text:p>
          </table:table-cell>
        </table:table-row>
        <table:table-row table:style-name="ro1">
          <table:table-cell office:value-type="float" office:value="2959" calcext:value-type="float">
            <text:p>2959</text:p>
          </table:table-cell>
          <table:table-cell office:value-type="float" office:value="7608" calcext:value-type="float">
            <text:p>7608</text:p>
          </table:table-cell>
          <table:table-cell table:number-columns-repeated="8"/>
          <table:table-cell office:value-type="float" office:value="2959" calcext:value-type="float">
            <text:p>2959</text:p>
          </table:table-cell>
          <table:table-cell office:value-type="float" office:value="7608" calcext:value-type="float">
            <text:p>7608</text:p>
          </table:table-cell>
        </table:table-row>
        <table:table-row table:style-name="ro1">
          <table:table-cell office:value-type="float" office:value="4281" calcext:value-type="float">
            <text:p>4281</text:p>
          </table:table-cell>
          <table:table-cell office:value-type="float" office:value="6730" calcext:value-type="float">
            <text:p>6730</text:p>
          </table:table-cell>
          <table:table-cell table:number-columns-repeated="8"/>
          <table:table-cell office:value-type="float" office:value="2991" calcext:value-type="float">
            <text:p>2991</text:p>
          </table:table-cell>
          <table:table-cell office:value-type="float" office:value="7882" calcext:value-type="float">
            <text:p>7882</text:p>
          </table:table-cell>
        </table:table-row>
        <table:table-row table:style-name="ro1">
          <table:table-cell office:value-type="float" office:value="4053" calcext:value-type="float">
            <text:p>4053</text:p>
          </table:table-cell>
          <table:table-cell office:value-type="float" office:value="6277" calcext:value-type="float">
            <text:p>6277</text:p>
          </table:table-cell>
          <table:table-cell table:number-columns-repeated="8"/>
          <table:table-cell office:value-type="float" office:value="2830" calcext:value-type="float">
            <text:p>2830</text:p>
          </table:table-cell>
          <table:table-cell office:value-type="float" office:value="7964" calcext:value-type="float">
            <text:p>7964</text:p>
          </table:table-cell>
        </table:table-row>
        <table:table-row table:style-name="ro1">
          <table:table-cell office:value-type="float" office:value="3873" calcext:value-type="float">
            <text:p>3873</text:p>
          </table:table-cell>
          <table:table-cell office:value-type="float" office:value="5876" calcext:value-type="float">
            <text:p>5876</text:p>
          </table:table-cell>
          <table:table-cell table:number-columns-repeated="8"/>
          <table:table-cell office:value-type="float" office:value="2053" calcext:value-type="float">
            <text:p>2053</text:p>
          </table:table-cell>
          <table:table-cell office:value-type="float" office:value="7980" calcext:value-type="float">
            <text:p>7980</text:p>
          </table:table-cell>
        </table:table-row>
        <table:table-row table:style-name="ro1">
          <table:table-cell office:value-type="float" office:value="4333" calcext:value-type="float">
            <text:p>4333</text:p>
          </table:table-cell>
          <table:table-cell office:value-type="float" office:value="5869" calcext:value-type="float">
            <text:p>5869</text:p>
          </table:table-cell>
          <table:table-cell table:number-columns-repeated="8"/>
          <table:table-cell office:value-type="float" office:value="1102" calcext:value-type="float">
            <text:p>1102</text:p>
          </table:table-cell>
          <table:table-cell office:value-type="float" office:value="7941" calcext:value-type="float">
            <text:p>7941</text:p>
          </table:table-cell>
        </table:table-row>
        <table:table-row table:style-name="ro1">
          <table:table-cell office:value-type="float" office:value="4292" calcext:value-type="float">
            <text:p>4292</text:p>
          </table:table-cell>
          <table:table-cell office:value-type="float" office:value="5787" calcext:value-type="float">
            <text:p>5787</text:p>
          </table:table-cell>
          <table:table-cell table:number-columns-repeated="8"/>
          <table:table-cell office:value-type="float" office:value="963" calcext:value-type="float">
            <text:p>963</text:p>
          </table:table-cell>
          <table:table-cell office:value-type="float" office:value="7049" calcext:value-type="float">
            <text:p>7049</text:p>
          </table:table-cell>
        </table:table-row>
        <table:table-row table:style-name="ro1">
          <table:table-cell office:value-type="float" office:value="4167" calcext:value-type="float">
            <text:p>4167</text:p>
          </table:table-cell>
          <table:table-cell office:value-type="float" office:value="4514" calcext:value-type="float">
            <text:p>4514</text:p>
          </table:table-cell>
          <table:table-cell table:number-columns-repeated="8"/>
          <table:table-cell office:value-type="float" office:value="910" calcext:value-type="float">
            <text:p>910</text:p>
          </table:table-cell>
          <table:table-cell office:value-type="float" office:value="6584" calcext:value-type="float">
            <text:p>6584</text:p>
          </table:table-cell>
        </table:table-row>
        <table:table-row table:style-name="ro1">
          <table:table-cell office:value-type="float" office:value="4853" calcext:value-type="float">
            <text:p>4853</text:p>
          </table:table-cell>
          <table:table-cell office:value-type="float" office:value="5588" calcext:value-type="float">
            <text:p>5588</text:p>
          </table:table-cell>
          <table:table-cell table:number-columns-repeated="8"/>
          <table:table-cell office:value-type="float" office:value="563" calcext:value-type="float">
            <text:p>563</text:p>
          </table:table-cell>
          <table:table-cell office:value-type="float" office:value="6102" calcext:value-type="float">
            <text:p>6102</text:p>
          </table:table-cell>
        </table:table-row>
        <table:table-row table:style-name="ro1">
          <table:table-cell office:value-type="float" office:value="5012" calcext:value-type="float">
            <text:p>5012</text:p>
          </table:table-cell>
          <table:table-cell office:value-type="float" office:value="6673" calcext:value-type="float">
            <text:p>6673</text:p>
          </table:table-cell>
          <table:table-cell table:number-columns-repeated="8"/>
          <table:table-cell office:value-type="float" office:value="310" calcext:value-type="float">
            <text:p>310</text:p>
          </table:table-cell>
          <table:table-cell office:value-type="float" office:value="5773" calcext:value-type="float">
            <text:p>5773</text:p>
          </table:table-cell>
        </table:table-row>
        <table:table-row table:style-name="ro1">
          <table:table-cell office:value-type="float" office:value="5032" calcext:value-type="float">
            <text:p>5032</text:p>
          </table:table-cell>
          <table:table-cell office:value-type="float" office:value="7205" calcext:value-type="float">
            <text:p>7205</text:p>
          </table:table-cell>
          <table:table-cell table:number-columns-repeated="8"/>
          <table:table-cell office:value-type="float" office:value="491" calcext:value-type="float">
            <text:p>491</text:p>
          </table:table-cell>
          <table:table-cell office:value-type="float" office:value="5070" calcext:value-type="float">
            <text:p>5070</text:p>
          </table:table-cell>
        </table:table-row>
        <table:table-row table:style-name="ro1">
          <table:table-cell office:value-type="float" office:value="6124" calcext:value-type="float">
            <text:p>6124</text:p>
          </table:table-cell>
          <table:table-cell office:value-type="float" office:value="7295" calcext:value-type="float">
            <text:p>7295</text:p>
          </table:table-cell>
          <table:table-cell table:number-columns-repeated="8"/>
          <table:table-cell office:value-type="float" office:value="377" calcext:value-type="float">
            <text:p>377</text:p>
          </table:table-cell>
          <table:table-cell office:value-type="float" office:value="5147" calcext:value-type="float">
            <text:p>5147</text:p>
          </table:table-cell>
        </table:table-row>
        <table:table-row table:style-name="ro1">
          <table:table-cell office:value-type="float" office:value="6322" calcext:value-type="float">
            <text:p>6322</text:p>
          </table:table-cell>
          <table:table-cell office:value-type="float" office:value="7709" calcext:value-type="float">
            <text:p>7709</text:p>
          </table:table-cell>
          <table:table-cell table:number-columns-repeated="8"/>
          <table:table-cell office:value-type="float" office:value="317" calcext:value-type="float">
            <text:p>317</text:p>
          </table:table-cell>
          <table:table-cell office:value-type="float" office:value="4632" calcext:value-type="float">
            <text:p>4632</text:p>
          </table:table-cell>
        </table:table-row>
        <table:table-row table:style-name="ro1">
          <table:table-cell office:value-type="float" office:value="6537" calcext:value-type="float">
            <text:p>6537</text:p>
          </table:table-cell>
          <table:table-cell office:value-type="float" office:value="6891" calcext:value-type="float">
            <text:p>6891</text:p>
          </table:table-cell>
          <table:table-cell table:number-columns-repeated="8"/>
          <table:table-cell office:value-type="float" office:value="421" calcext:value-type="float">
            <text:p>421</text:p>
          </table:table-cell>
          <table:table-cell office:value-type="float" office:value="3738" calcext:value-type="float">
            <text:p>3738</text:p>
          </table:table-cell>
        </table:table-row>
        <table:table-row table:style-name="ro1">
          <table:table-cell office:value-type="float" office:value="7451" calcext:value-type="float">
            <text:p>7451</text:p>
          </table:table-cell>
          <table:table-cell office:value-type="float" office:value="7597" calcext:value-type="float">
            <text:p>7597</text:p>
          </table:table-cell>
          <table:table-cell table:number-columns-repeated="8"/>
          <table:table-cell office:value-type="float" office:value="1059" calcext:value-type="float">
            <text:p>1059</text:p>
          </table:table-cell>
          <table:table-cell office:value-type="float" office:value="2992" calcext:value-type="float">
            <text:p>2992</text:p>
          </table:table-cell>
        </table:table-row>
        <table:table-row table:style-name="ro1">
          <table:table-cell office:value-type="float" office:value="8002" calcext:value-type="float">
            <text:p>8002</text:p>
          </table:table-cell>
          <table:table-cell office:value-type="float" office:value="7336" calcext:value-type="float">
            <text:p>7336</text:p>
          </table:table-cell>
          <table:table-cell table:number-columns-repeated="8"/>
          <table:table-cell office:value-type="float" office:value="1516" calcext:value-type="float">
            <text:p>1516</text:p>
          </table:table-cell>
          <table:table-cell office:value-type="float" office:value="1923" calcext:value-type="float">
            <text:p>1923</text:p>
          </table:table-cell>
        </table:table-row>
        <table:table-row table:style-name="ro1">
          <table:table-cell office:value-type="float" office:value="8155" calcext:value-type="float">
            <text:p>8155</text:p>
          </table:table-cell>
          <table:table-cell office:value-type="float" office:value="6582" calcext:value-type="float">
            <text:p>6582</text:p>
          </table:table-cell>
          <table:table-cell table:number-columns-repeated="8"/>
          <table:table-cell office:value-type="float" office:value="2198" calcext:value-type="float">
            <text:p>2198</text:p>
          </table:table-cell>
          <table:table-cell office:value-type="float" office:value="1648" calcext:value-type="float">
            <text:p>1648</text:p>
          </table:table-cell>
        </table:table-row>
        <table:table-row table:style-name="ro1">
          <table:table-cell office:value-type="float" office:value="7331" calcext:value-type="float">
            <text:p>7331</text:p>
          </table:table-cell>
          <table:table-cell office:value-type="float" office:value="6251" calcext:value-type="float">
            <text:p>6251</text:p>
          </table:table-cell>
          <table:table-cell table:number-columns-repeated="8"/>
          <table:table-cell office:value-type="float" office:value="2798" calcext:value-type="float">
            <text:p>2798</text:p>
          </table:table-cell>
          <table:table-cell office:value-type="float" office:value="3395" calcext:value-type="float">
            <text:p>3395</text:p>
          </table:table-cell>
        </table:table-row>
        <table:table-row table:style-name="ro1">
          <table:table-cell office:value-type="float" office:value="7315" calcext:value-type="float">
            <text:p>7315</text:p>
          </table:table-cell>
          <table:table-cell office:value-type="float" office:value="6149" calcext:value-type="float">
            <text:p>6149</text:p>
          </table:table-cell>
          <table:table-cell table:number-columns-repeated="8"/>
          <table:table-cell office:value-type="float" office:value="3676" calcext:value-type="float">
            <text:p>3676</text:p>
          </table:table-cell>
          <table:table-cell office:value-type="float" office:value="4079" calcext:value-type="float">
            <text:p>4079</text:p>
          </table:table-cell>
        </table:table-row>
        <table:table-row table:style-name="ro1">
          <table:table-cell office:value-type="float" office:value="7633" calcext:value-type="float">
            <text:p>7633</text:p>
          </table:table-cell>
          <table:table-cell office:value-type="float" office:value="5720" calcext:value-type="float">
            <text:p>5720</text:p>
          </table:table-cell>
          <table:table-cell table:number-columns-repeated="8"/>
          <table:table-cell office:value-type="float" office:value="4151" calcext:value-type="float">
            <text:p>4151</text:p>
          </table:table-cell>
          <table:table-cell office:value-type="float" office:value="3810" calcext:value-type="float">
            <text:p>3810</text:p>
          </table:table-cell>
        </table:table-row>
        <table:table-row table:style-name="ro1">
          <table:table-cell office:value-type="float" office:value="7933" calcext:value-type="float">
            <text:p>7933</text:p>
          </table:table-cell>
          <table:table-cell office:value-type="float" office:value="4662" calcext:value-type="float">
            <text:p>4662</text:p>
          </table:table-cell>
          <table:table-cell table:number-columns-repeated="8"/>
          <table:table-cell office:value-type="float" office:value="3955" calcext:value-type="float">
            <text:p>3955</text:p>
          </table:table-cell>
          <table:table-cell office:value-type="float" office:value="3810" calcext:value-type="float">
            <text:p>3810</text:p>
          </table:table-cell>
        </table:table-row>
        <table:table-row table:style-name="ro1">
          <table:table-cell office:value-type="float" office:value="7849" calcext:value-type="float">
            <text:p>7849</text:p>
          </table:table-cell>
          <table:table-cell office:value-type="float" office:value="4520" calcext:value-type="float">
            <text:p>4520</text:p>
          </table:table-cell>
          <table:table-cell table:number-columns-repeated="8"/>
          <table:table-cell office:value-type="float" office:value="3903" calcext:value-type="float">
            <text:p>3903</text:p>
          </table:table-cell>
          <table:table-cell office:value-type="float" office:value="3414" calcext:value-type="float">
            <text:p>3414</text:p>
          </table:table-cell>
        </table:table-row>
        <table:table-row table:style-name="ro1">
          <table:table-cell office:value-type="float" office:value="8139" calcext:value-type="float">
            <text:p>8139</text:p>
          </table:table-cell>
          <table:table-cell office:value-type="float" office:value="3627" calcext:value-type="float">
            <text:p>3627</text:p>
          </table:table-cell>
          <table:table-cell table:number-columns-repeated="8"/>
          <table:table-cell office:value-type="float" office:value="3310" calcext:value-type="float">
            <text:p>3310</text:p>
          </table:table-cell>
          <table:table-cell office:value-type="float" office:value="3407" calcext:value-type="float">
            <text:p>3407</text:p>
          </table:table-cell>
        </table:table-row>
        <table:table-row table:style-name="ro1">
          <table:table-cell office:value-type="float" office:value="7512" calcext:value-type="float">
            <text:p>7512</text:p>
          </table:table-cell>
          <table:table-cell office:value-type="float" office:value="2611" calcext:value-type="float">
            <text:p>2611</text:p>
          </table:table-cell>
          <table:table-cell table:number-columns-repeated="8"/>
          <table:table-cell office:value-type="float" office:value="3287" calcext:value-type="float">
            <text:p>3287</text:p>
          </table:table-cell>
          <table:table-cell office:value-type="float" office:value="3291" calcext:value-type="float">
            <text:p>3291</text:p>
          </table:table-cell>
        </table:table-row>
        <table:table-row table:style-name="ro1">
          <table:table-cell office:value-type="float" office:value="7310" calcext:value-type="float">
            <text:p>7310</text:p>
          </table:table-cell>
          <table:table-cell office:value-type="float" office:value="2168" calcext:value-type="float">
            <text:p>2168</text:p>
          </table:table-cell>
          <table:table-cell table:number-columns-repeated="8"/>
          <table:table-cell office:value-type="float" office:value="3182" calcext:value-type="float">
            <text:p>3182</text:p>
          </table:table-cell>
          <table:table-cell office:value-type="float" office:value="3075" calcext:value-type="float">
            <text:p>3075</text:p>
          </table:table-cell>
        </table:table-row>
        <table:table-row table:style-name="ro1">
          <table:table-cell office:value-type="float" office:value="7121" calcext:value-type="float">
            <text:p>7121</text:p>
          </table:table-cell>
          <table:table-cell office:value-type="float" office:value="2065" calcext:value-type="float">
            <text:p>2065</text:p>
          </table:table-cell>
          <table:table-cell table:number-columns-repeated="8"/>
          <table:table-cell office:value-type="float" office:value="3324" calcext:value-type="float">
            <text:p>3324</text:p>
          </table:table-cell>
          <table:table-cell office:value-type="float" office:value="2434" calcext:value-type="float">
            <text:p>2434</text:p>
          </table:table-cell>
        </table:table-row>
        <table:table-row table:style-name="ro1">
          <table:table-cell office:value-type="float" office:value="7159" calcext:value-type="float">
            <text:p>7159</text:p>
          </table:table-cell>
          <table:table-cell office:value-type="float" office:value="1837" calcext:value-type="float">
            <text:p>1837</text:p>
          </table:table-cell>
          <table:table-cell table:number-columns-repeated="8"/>
          <table:table-cell office:value-type="float" office:value="3388" calcext:value-type="float">
            <text:p>3388</text:p>
          </table:table-cell>
          <table:table-cell office:value-type="float" office:value="1809" calcext:value-type="float">
            <text:p>1809</text:p>
          </table:table-cell>
        </table:table-row>
        <table:table-row table:style-name="ro1">
          <table:table-cell office:value-type="float" office:value="7124" calcext:value-type="float">
            <text:p>7124</text:p>
          </table:table-cell>
          <table:table-cell office:value-type="float" office:value="34" calcext:value-type="float">
            <text:p>34</text:p>
          </table:table-cell>
          <table:table-cell table:number-columns-repeated="8"/>
          <table:table-cell office:value-type="float" office:value="4365" calcext:value-type="float">
            <text:p>4365</text:p>
          </table:table-cell>
          <table:table-cell office:value-type="float" office:value="2354" calcext:value-type="float">
            <text:p>2354</text:p>
          </table:table-cell>
        </table:table-row>
        <table:table-row table:style-name="ro1">
          <table:table-cell office:value-type="float" office:value="6339" calcext:value-type="float">
            <text:p>6339</text:p>
          </table:table-cell>
          <table:table-cell office:value-type="float" office:value="997" calcext:value-type="float">
            <text:p>997</text:p>
          </table:table-cell>
          <table:table-cell table:number-columns-repeated="8"/>
          <table:table-cell office:value-type="float" office:value="5381" calcext:value-type="float">
            <text:p>5381</text:p>
          </table:table-cell>
          <table:table-cell office:value-type="float" office:value="2753" calcext:value-type="float">
            <text:p>2753</text:p>
          </table:table-cell>
        </table:table-row>
        <table:table-row table:style-name="ro1">
          <table:table-cell office:value-type="float" office:value="5602" calcext:value-type="float">
            <text:p>5602</text:p>
          </table:table-cell>
          <table:table-cell office:value-type="float" office:value="615" calcext:value-type="float">
            <text:p>615</text:p>
          </table:table-cell>
          <table:table-cell table:number-columns-repeated="8"/>
          <table:table-cell office:value-type="float" office:value="5503" calcext:value-type="float">
            <text:p>5503</text:p>
          </table:table-cell>
          <table:table-cell office:value-type="float" office:value="2920" calcext:value-type="float">
            <text:p>2920</text:p>
          </table:table-cell>
        </table:table-row>
        <table:table-row table:style-name="ro1">
          <table:table-cell office:value-type="float" office:value="5096" calcext:value-type="float">
            <text:p>5096</text:p>
          </table:table-cell>
          <table:table-cell office:value-type="float" office:value="372" calcext:value-type="float">
            <text:p>372</text:p>
          </table:table-cell>
          <table:table-cell table:number-columns-repeated="8"/>
          <table:table-cell office:value-type="float" office:value="4858" calcext:value-type="float">
            <text:p>4858</text:p>
          </table:table-cell>
          <table:table-cell office:value-type="float" office:value="2226" calcext:value-type="float">
            <text:p>2226</text:p>
          </table:table-cell>
        </table:table-row>
        <table:table-row table:style-name="ro1">
          <table:table-cell office:value-type="float" office:value="5388" calcext:value-type="float">
            <text:p>5388</text:p>
          </table:table-cell>
          <table:table-cell office:value-type="float" office:value="1299" calcext:value-type="float">
            <text:p>1299</text:p>
          </table:table-cell>
          <table:table-cell table:number-columns-repeated="8"/>
          <table:table-cell office:value-type="float" office:value="5067" calcext:value-type="float">
            <text:p>506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798" calcext:value-type="float">
            <text:p>5798</text:p>
          </table:table-cell>
          <table:table-cell office:value-type="float" office:value="1780" calcext:value-type="float">
            <text:p>1780</text:p>
          </table:table-cell>
          <table:table-cell table:number-columns-repeated="8"/>
          <table:table-cell office:value-type="float" office:value="5130" calcext:value-type="float">
            <text:p>5130</text:p>
          </table:table-cell>
          <table:table-cell office:value-type="float" office:value="2366" calcext:value-type="float">
            <text:p>2366</text:p>
          </table:table-cell>
        </table:table-row>
        <table:table-row table:style-name="ro1">
          <table:table-cell office:value-type="float" office:value="6157" calcext:value-type="float">
            <text:p>6157</text:p>
          </table:table-cell>
          <table:table-cell office:value-type="float" office:value="3041" calcext:value-type="float">
            <text:p>3041</text:p>
          </table:table-cell>
          <table:table-cell table:number-columns-repeated="8"/>
          <table:table-cell office:value-type="float" office:value="5597" calcext:value-type="float">
            <text:p>5597</text:p>
          </table:table-cell>
          <table:table-cell office:value-type="float" office:value="2602" calcext:value-type="float">
            <text:p>2602</text:p>
          </table:table-cell>
        </table:table-row>
        <table:table-row table:style-name="ro1">
          <table:table-cell office:value-type="float" office:value="6074" calcext:value-type="float">
            <text:p>6074</text:p>
          </table:table-cell>
          <table:table-cell office:value-type="float" office:value="3552" calcext:value-type="float">
            <text:p>3552</text:p>
          </table:table-cell>
          <table:table-cell table:number-columns-repeated="8"/>
          <table:table-cell office:value-type="float" office:value="6074" calcext:value-type="float">
            <text:p>6074</text:p>
          </table:table-cell>
          <table:table-cell office:value-type="float" office:value="3552" calcext:value-type="float">
            <text:p>3552</text:p>
          </table:table-cell>
        </table:table-row>
        <table:table-row table:style-name="ro1">
          <table:table-cell office:value-type="float" office:value="5574" calcext:value-type="float">
            <text:p>5574</text:p>
          </table:table-cell>
          <table:table-cell office:value-type="float" office:value="3764" calcext:value-type="float">
            <text:p>3764</text:p>
          </table:table-cell>
          <table:table-cell table:number-columns-repeated="8"/>
          <table:table-cell office:value-type="float" office:value="6101" calcext:value-type="float">
            <text:p>6101</text:p>
          </table:table-cell>
          <table:table-cell office:value-type="float" office:value="4323" calcext:value-type="float">
            <text:p>4323</text:p>
          </table:table-cell>
        </table:table-row>
        <table:table-row table:style-name="ro1">
          <table:table-cell office:value-type="float" office:value="6101" calcext:value-type="float">
            <text:p>6101</text:p>
          </table:table-cell>
          <table:table-cell office:value-type="float" office:value="4323" calcext:value-type="float">
            <text:p>4323</text:p>
          </table:table-cell>
          <table:table-cell table:number-columns-repeated="8"/>
          <table:table-cell office:value-type="float" office:value="6322" calcext:value-type="float">
            <text:p>6322</text:p>
          </table:table-cell>
          <table:table-cell office:value-type="float" office:value="5096" calcext:value-type="float">
            <text:p>5096</text:p>
          </table:table-cell>
        </table:table-row>
        <table:table-row table:style-name="ro1">
          <table:table-cell office:value-type="float" office:value="6322" calcext:value-type="float">
            <text:p>6322</text:p>
          </table:table-cell>
          <table:table-cell office:value-type="float" office:value="5096" calcext:value-type="float">
            <text:p>5096</text:p>
          </table:table-cell>
          <table:table-cell table:number-columns-repeated="8"/>
          <table:table-cell office:value-type="float" office:value="5867" calcext:value-type="float">
            <text:p>5867</text:p>
          </table:table-cell>
          <table:table-cell office:value-type="float" office:value="5023" calcext:value-type="float">
            <text:p>5023</text:p>
          </table:table-cell>
        </table:table-row>
        <table:table-row table:style-name="ro1">
          <table:table-cell office:value-type="float" office:value="5867" calcext:value-type="float">
            <text:p>5867</text:p>
          </table:table-cell>
          <table:table-cell office:value-type="float" office:value="5023" calcext:value-type="float">
            <text:p>5023</text:p>
          </table:table-cell>
          <table:table-cell table:number-columns-repeated="8"/>
          <table:table-cell office:value-type="float" office:value="6537" calcext:value-type="float">
            <text:p>6537</text:p>
          </table:table-cell>
          <table:table-cell office:value-type="float" office:value="6891" calcext:value-type="float">
            <text:p>6891</text:p>
          </table:table-cell>
        </table:table-row>
        <table:table-row table:style-name="ro1">
          <table:table-cell office:value-type="float" office:value="4985" calcext:value-type="float">
            <text:p>4985</text:p>
          </table:table-cell>
          <table:table-cell office:value-type="float" office:value="4599" calcext:value-type="float">
            <text:p>4599</text:p>
          </table:table-cell>
          <table:table-cell table:number-columns-repeated="8"/>
          <table:table-cell office:value-type="float" office:value="6322" calcext:value-type="float">
            <text:p>6322</text:p>
          </table:table-cell>
          <table:table-cell office:value-type="float" office:value="7709" calcext:value-type="float">
            <text:p>7709</text:p>
          </table:table-cell>
        </table:table-row>
        <table:table-row table:style-name="ro1">
          <table:table-cell office:value-type="float" office:value="4151" calcext:value-type="float">
            <text:p>4151</text:p>
          </table:table-cell>
          <table:table-cell office:value-type="float" office:value="3810" calcext:value-type="float">
            <text:p>3810</text:p>
          </table:table-cell>
          <table:table-cell table:number-columns-repeated="8"/>
          <table:table-cell office:value-type="float" office:value="7451" calcext:value-type="float">
            <text:p>7451</text:p>
          </table:table-cell>
          <table:table-cell office:value-type="float" office:value="7597" calcext:value-type="float">
            <text:p>7597</text:p>
          </table:table-cell>
        </table:table-row>
        <table:table-row table:style-name="ro1">
          <table:table-cell office:value-type="float" office:value="3955" calcext:value-type="float">
            <text:p>3955</text:p>
          </table:table-cell>
          <table:table-cell office:value-type="float" office:value="3810" calcext:value-type="float">
            <text:p>3810</text:p>
          </table:table-cell>
          <table:table-cell table:number-columns-repeated="8"/>
          <table:table-cell office:value-type="float" office:value="6124" calcext:value-type="float">
            <text:p>6124</text:p>
          </table:table-cell>
          <table:table-cell office:value-type="float" office:value="7295" calcext:value-type="float">
            <text:p>7295</text:p>
          </table:table-cell>
        </table:table-row>
        <table:table-row table:style-name="ro1">
          <table:table-cell office:value-type="float" office:value="3654" calcext:value-type="float">
            <text:p>3654</text:p>
          </table:table-cell>
          <table:table-cell office:value-type="float" office:value="4506" calcext:value-type="float">
            <text:p>4506</text:p>
          </table:table-cell>
          <table:table-cell table:number-columns-repeated="8"/>
          <table:table-cell office:value-type="float" office:value="5032" calcext:value-type="float">
            <text:p>5032</text:p>
          </table:table-cell>
          <table:table-cell office:value-type="float" office:value="7205" calcext:value-type="float">
            <text:p>7205</text:p>
          </table:table-cell>
        </table:table-row>
        <table:table-row table:style-name="ro1">
          <table:table-cell office:value-type="float" office:value="3676" calcext:value-type="float">
            <text:p>3676</text:p>
          </table:table-cell>
          <table:table-cell office:value-type="float" office:value="4079" calcext:value-type="float">
            <text:p>4079</text:p>
          </table:table-cell>
          <table:table-cell table:number-columns-repeated="8"/>
          <table:table-cell office:value-type="float" office:value="5012" calcext:value-type="float">
            <text:p>5012</text:p>
          </table:table-cell>
          <table:table-cell office:value-type="float" office:value="6673" calcext:value-type="float">
            <text:p>6673</text:p>
          </table:table-cell>
        </table:table-row>
        <table:table-row table:style-name="ro1">
          <table:table-cell office:value-type="float" office:value="3903" calcext:value-type="float">
            <text:p>3903</text:p>
          </table:table-cell>
          <table:table-cell office:value-type="float" office:value="3414" calcext:value-type="float">
            <text:p>3414</text:p>
          </table:table-cell>
          <table:table-cell table:number-columns-repeated="8"/>
          <table:table-cell office:value-type="float" office:value="4281" calcext:value-type="float">
            <text:p>4281</text:p>
          </table:table-cell>
          <table:table-cell office:value-type="float" office:value="6730" calcext:value-type="float">
            <text:p>6730</text:p>
          </table:table-cell>
        </table:table-row>
        <table:table-row table:style-name="ro1">
          <table:table-cell office:value-type="float" office:value="4365" calcext:value-type="float">
            <text:p>4365</text:p>
          </table:table-cell>
          <table:table-cell office:value-type="float" office:value="2354" calcext:value-type="float">
            <text:p>2354</text:p>
          </table:table-cell>
          <table:table-cell table:number-columns-repeated="8"/>
          <table:table-cell office:value-type="float" office:value="4053" calcext:value-type="float">
            <text:p>4053</text:p>
          </table:table-cell>
          <table:table-cell office:value-type="float" office:value="6277" calcext:value-type="float">
            <text:p>6277</text:p>
          </table:table-cell>
        </table:table-row>
        <table:table-row table:style-name="ro1">
          <table:table-cell office:value-type="float" office:value="4378" calcext:value-type="float">
            <text:p>4378</text:p>
          </table:table-cell>
          <table:table-cell office:value-type="float" office:value="1450" calcext:value-type="float">
            <text:p>1450</text:p>
          </table:table-cell>
          <table:table-cell table:number-columns-repeated="8"/>
          <table:table-cell office:value-type="float" office:value="3873" calcext:value-type="float">
            <text:p>3873</text:p>
          </table:table-cell>
          <table:table-cell office:value-type="float" office:value="5876" calcext:value-type="float">
            <text:p>5876</text:p>
          </table:table-cell>
        </table:table-row>
        <table:table-row table:style-name="ro1">
          <table:table-cell office:value-type="float" office:value="5067" calcext:value-type="float">
            <text:p>5067</text:p>
          </table:table-cell>
          <table:table-cell office:value-type="float" office:value="2022" calcext:value-type="float">
            <text:p>2022</text:p>
          </table:table-cell>
          <table:table-cell table:number-columns-repeated="8"/>
          <table:table-cell office:value-type="float" office:value="2363" calcext:value-type="float">
            <text:p>2363</text:p>
          </table:table-cell>
          <table:table-cell office:value-type="float" office:value="7456" calcext:value-type="float">
            <text:p>7456</text:p>
          </table:table-cell>
        </table:table-row>
        <table:table-row table:style-name="ro1">
          <table:table-cell office:value-type="float" office:value="4858" calcext:value-type="float">
            <text:p>4858</text:p>
          </table:table-cell>
          <table:table-cell office:value-type="float" office:value="2226" calcext:value-type="float">
            <text:p>2226</text:p>
          </table:table-cell>
          <table:table-cell table:number-columns-repeated="8"/>
          <table:table-cell office:value-type="float" office:value="2097" calcext:value-type="float">
            <text:p>2097</text:p>
          </table:table-cell>
          <table:table-cell office:value-type="float" office:value="6128" calcext:value-type="float">
            <text:p>6128</text:p>
          </table:table-cell>
        </table:table-row>
        <table:table-row table:style-name="ro1">
          <table:table-cell office:value-type="float" office:value="5130" calcext:value-type="float">
            <text:p>5130</text:p>
          </table:table-cell>
          <table:table-cell office:value-type="float" office:value="2366" calcext:value-type="float">
            <text:p>2366</text:p>
          </table:table-cell>
          <table:table-cell table:number-columns-repeated="8"/>
          <table:table-cell office:value-type="float" office:value="1401" calcext:value-type="float">
            <text:p>1401</text:p>
          </table:table-cell>
          <table:table-cell office:value-type="float" office:value="5184" calcext:value-type="float">
            <text:p>5184</text:p>
          </table:table-cell>
        </table:table-row>
        <table:table-row table:style-name="ro1">
          <table:table-cell office:value-type="float" office:value="5597" calcext:value-type="float">
            <text:p>5597</text:p>
          </table:table-cell>
          <table:table-cell office:value-type="float" office:value="2602" calcext:value-type="float">
            <text:p>2602</text:p>
          </table:table-cell>
          <table:table-cell table:number-columns-repeated="8"/>
          <table:table-cell office:value-type="float" office:value="1034" calcext:value-type="float">
            <text:p>1034</text:p>
          </table:table-cell>
          <table:table-cell office:value-type="float" office:value="4379" calcext:value-type="float">
            <text:p>4379</text:p>
          </table:table-cell>
        </table:table-row>
        <table:table-row table:style-name="ro1">
          <table:table-cell office:value-type="float" office:value="5381" calcext:value-type="float">
            <text:p>5381</text:p>
          </table:table-cell>
          <table:table-cell office:value-type="float" office:value="2753" calcext:value-type="float">
            <text:p>2753</text:p>
          </table:table-cell>
          <table:table-cell table:number-columns-repeated="8"/>
          <table:table-cell office:value-type="float" office:value="807" calcext:value-type="float">
            <text:p>807</text:p>
          </table:table-cell>
          <table:table-cell office:value-type="float" office:value="4398" calcext:value-type="float">
            <text:p>4398</text:p>
          </table:table-cell>
        </table:table-row>
        <table:table-row table:style-name="ro1">
          <table:table-cell office:value-type="float" office:value="5503" calcext:value-type="float">
            <text:p>5503</text:p>
          </table:table-cell>
          <table:table-cell office:value-type="float" office:value="2920" calcext:value-type="float">
            <text:p>2920</text:p>
          </table:table-cell>
          <table:table-cell table:number-columns-repeated="8"/>
          <table:table-cell office:value-type="float" office:value="433" calcext:value-type="float">
            <text:p>433</text:p>
          </table:table-cell>
          <table:table-cell office:value-type="float" office:value="4735" calcext:value-type="float">
            <text:p>4735</text:p>
          </table:table-cell>
        </table:table-row>
        <table:table-row table:style-name="ro1">
          <table:table-cell office:value-type="float" office:value="9110" calcext:value-type="float">
            <text:p>9110</text:p>
          </table:table-cell>
          <table:table-cell office:value-type="float" office:value="2695" calcext:value-type="float">
            <text:p>2695</text:p>
          </table:table-cell>
          <table:table-cell table:number-columns-repeated="8"/>
          <table:table-cell office:value-type="float" office:value="9330" calcext:value-type="float">
            <text:p>9330</text:p>
          </table:table-cell>
          <table:table-cell office:value-type="float" office:value="2715" calcext:value-type="float">
            <text:p>2715</text:p>
          </table:table-cell>
        </table:table-row>
        <table:table-row table:style-name="ro1">
          <table:table-cell office:value-type="float" office:value="9330" calcext:value-type="float">
            <text:p>9330</text:p>
          </table:table-cell>
          <table:table-cell office:value-type="float" office:value="2715" calcext:value-type="float">
            <text:p>2715</text:p>
          </table:table-cell>
          <table:table-cell table:number-columns-repeated="8"/>
          <table:table-cell office:value-type="float" office:value="11901" calcext:value-type="float">
            <text:p>11901</text:p>
          </table:table-cell>
          <table:table-cell office:value-type="float" office:value="2557" calcext:value-type="float">
            <text:p>2557</text:p>
          </table:table-cell>
        </table:table-row>
        <table:table-row table:style-name="ro1">
          <table:table-cell office:value-type="float" office:value="9812" calcext:value-type="float">
            <text:p>9812</text:p>
          </table:table-cell>
          <table:table-cell office:value-type="float" office:value="3515" calcext:value-type="float">
            <text:p>3515</text:p>
          </table:table-cell>
          <table:table-cell table:number-columns-repeated="8"/>
          <table:table-cell office:value-type="float" office:value="12532" calcext:value-type="float">
            <text:p>12532</text:p>
          </table:table-cell>
          <table:table-cell office:value-type="float" office:value="1316" calcext:value-type="float">
            <text:p>1316</text:p>
          </table:table-cell>
        </table:table-row>
        <table:table-row table:style-name="ro1">
          <table:table-cell office:value-type="float" office:value="10734" calcext:value-type="float">
            <text:p>10734</text:p>
          </table:table-cell>
          <table:table-cell office:value-type="float" office:value="2660" calcext:value-type="float">
            <text:p>2660</text:p>
          </table:table-cell>
          <table:table-cell table:number-columns-repeated="8"/>
          <table:table-cell office:value-type="float" office:value="14116" calcext:value-type="float">
            <text:p>14116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float" office:value="10191" calcext:value-type="float">
            <text:p>10191</text:p>
          </table:table-cell>
          <table:table-cell office:value-type="float" office:value="1195" calcext:value-type="float">
            <text:p>1195</text:p>
          </table:table-cell>
          <table:table-cell table:number-columns-repeated="8"/>
          <table:table-cell office:value-type="float" office:value="12930" calcext:value-type="float">
            <text:p>1293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0030" calcext:value-type="float">
            <text:p>10030</text:p>
          </table:table-cell>
          <table:table-cell office:value-type="float" office:value="1286" calcext:value-type="float">
            <text:p>1286</text:p>
          </table:table-cell>
          <table:table-cell table:number-columns-repeated="8"/>
          <table:table-cell office:value-type="float" office:value="12134" calcext:value-type="float">
            <text:p>12134</text:p>
          </table:table-cell>
          <table:table-cell office:value-type="float" office:value="2699" calcext:value-type="float">
            <text:p>2699</text:p>
          </table:table-cell>
        </table:table-row>
        <table:table-row table:style-name="ro1">
          <table:table-cell office:value-type="float" office:value="9858" calcext:value-type="float">
            <text:p>9858</text:p>
          </table:table-cell>
          <table:table-cell office:value-type="float" office:value="660" calcext:value-type="float">
            <text:p>660</text:p>
          </table:table-cell>
          <table:table-cell table:number-columns-repeated="8"/>
          <table:table-cell office:value-type="float" office:value="10986" calcext:value-type="float">
            <text:p>10986</text:p>
          </table:table-cell>
          <table:table-cell office:value-type="float" office:value="1760" calcext:value-type="float">
            <text:p>1760</text:p>
          </table:table-cell>
        </table:table-row>
        <table:table-row table:style-name="ro1">
          <table:table-cell office:value-type="float" office:value="10180" calcext:value-type="float">
            <text:p>10180</text:p>
          </table:table-cell>
          <table:table-cell office:value-type="float" office:value="29" calcext:value-type="float">
            <text:p>29</text:p>
          </table:table-cell>
          <table:table-cell table:number-columns-repeated="8"/>
          <table:table-cell office:value-type="float" office:value="16393" calcext:value-type="float">
            <text:p>16393</text:p>
          </table:table-cell>
          <table:table-cell office:value-type="float" office:value="1318" calcext:value-type="float">
            <text:p>1318</text:p>
          </table:table-cell>
        </table:table-row>
        <table:table-row table:style-name="ro1">
          <table:table-cell office:value-type="float" office:value="10609" calcext:value-type="float">
            <text:p>10609</text:p>
          </table:table-cell>
          <table:table-cell office:value-type="float" office:value="143" calcext:value-type="float">
            <text:p>143</text:p>
          </table:table-cell>
          <table:table-cell table:number-columns-repeated="8"/>
          <table:table-cell office:value-type="float" office:value="15459" calcext:value-type="float">
            <text:p>15459</text:p>
          </table:table-cell>
          <table:table-cell office:value-type="float" office:value="1704" calcext:value-type="float">
            <text:p>1704</text:p>
          </table:table-cell>
        </table:table-row>
        <table:table-row table:style-name="ro1">
          <table:table-cell office:value-type="float" office:value="10790" calcext:value-type="float">
            <text:p>10790</text:p>
          </table:table-cell>
          <table:table-cell office:value-type="float" office:value="729" calcext:value-type="float">
            <text:p>729</text:p>
          </table:table-cell>
          <table:table-cell table:number-columns-repeated="8"/>
          <table:table-cell office:value-type="float" office:value="14136" calcext:value-type="float">
            <text:p>14136</text:p>
          </table:table-cell>
          <table:table-cell office:value-type="float" office:value="2144" calcext:value-type="float">
            <text:p>2144</text:p>
          </table:table-cell>
        </table:table-row>
        <table:table-row table:style-name="ro1">
          <table:table-cell office:value-type="float" office:value="11050" calcext:value-type="float">
            <text:p>11050</text:p>
          </table:table-cell>
          <table:table-cell office:value-type="float" office:value="1135" calcext:value-type="float">
            <text:p>1135</text:p>
          </table:table-cell>
          <table:table-cell table:number-columns-repeated="8"/>
          <table:table-cell office:value-type="float" office:value="14759" calcext:value-type="float">
            <text:p>14759</text:p>
          </table:table-cell>
          <table:table-cell office:value-type="float" office:value="3370" calcext:value-type="float">
            <text:p>3370</text:p>
          </table:table-cell>
        </table:table-row>
        <table:table-row table:style-name="ro1">
          <table:table-cell office:value-type="float" office:value="11082" calcext:value-type="float">
            <text:p>11082</text:p>
          </table:table-cell>
          <table:table-cell office:value-type="float" office:value="1332" calcext:value-type="float">
            <text:p>1332</text:p>
          </table:table-cell>
          <table:table-cell table:number-columns-repeated="8"/>
          <table:table-cell office:value-type="float" office:value="14802" calcext:value-type="float">
            <text:p>14802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1199" calcext:value-type="float">
            <text:p>11199</text:p>
          </table:table-cell>
          <table:table-cell office:value-type="float" office:value="1461" calcext:value-type="float">
            <text:p>1461</text:p>
          </table:table-cell>
          <table:table-cell table:number-columns-repeated="8"/>
          <table:table-cell office:value-type="float" office:value="13016" calcext:value-type="float">
            <text:p>13016</text:p>
          </table:table-cell>
          <table:table-cell office:value-type="float" office:value="1237" calcext:value-type="float">
            <text:p>1237</text:p>
          </table:table-cell>
        </table:table-row>
        <table:table-row table:style-name="ro1">
          <table:table-cell office:value-type="float" office:value="10986" calcext:value-type="float">
            <text:p>10986</text:p>
          </table:table-cell>
          <table:table-cell office:value-type="float" office:value="1760" calcext:value-type="float">
            <text:p>1760</text:p>
          </table:table-cell>
          <table:table-cell table:number-columns-repeated="8"/>
          <table:table-cell office:value-type="float" office:value="13625" calcext:value-type="float">
            <text:p>1362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1911" calcext:value-type="float">
            <text:p>11911</text:p>
          </table:table-cell>
          <table:table-cell office:value-type="float" office:value="1543" calcext:value-type="float">
            <text:p>1543</text:p>
          </table:table-cell>
          <table:table-cell table:number-columns-repeated="8"/>
          <table:table-cell office:value-type="float" office:value="14386" calcext:value-type="float">
            <text:p>14386</text:p>
          </table:table-cell>
          <table:table-cell office:value-type="float" office:value="4643" calcext:value-type="float">
            <text:p>4643</text:p>
          </table:table-cell>
        </table:table-row>
        <table:table-row table:style-name="ro1">
          <table:table-cell office:value-type="float" office:value="11641" calcext:value-type="float">
            <text:p>11641</text:p>
          </table:table-cell>
          <table:table-cell office:value-type="float" office:value="2138" calcext:value-type="float">
            <text:p>2138</text:p>
          </table:table-cell>
          <table:table-cell table:number-columns-repeated="8"/>
          <table:table-cell office:value-type="float" office:value="14486" calcext:value-type="float">
            <text:p>14486</text:p>
          </table:table-cell>
          <table:table-cell office:value-type="float" office:value="4100" calcext:value-type="float">
            <text:p>4100</text:p>
          </table:table-cell>
        </table:table-row>
        <table:table-row table:style-name="ro1">
          <table:table-cell office:value-type="float" office:value="11901" calcext:value-type="float">
            <text:p>11901</text:p>
          </table:table-cell>
          <table:table-cell office:value-type="float" office:value="2557" calcext:value-type="float">
            <text:p>2557</text:p>
          </table:table-cell>
          <table:table-cell table:number-columns-repeated="8"/>
          <table:table-cell office:value-type="float" office:value="13787" calcext:value-type="float">
            <text:p>13787</text:p>
          </table:table-cell>
          <table:table-cell office:value-type="float" office:value="6956" calcext:value-type="float">
            <text:p>6956</text:p>
          </table:table-cell>
        </table:table-row>
        <table:table-row table:style-name="ro1">
          <table:table-cell office:value-type="float" office:value="12134" calcext:value-type="float">
            <text:p>12134</text:p>
          </table:table-cell>
          <table:table-cell office:value-type="float" office:value="2699" calcext:value-type="float">
            <text:p>2699</text:p>
          </table:table-cell>
          <table:table-cell table:number-columns-repeated="8"/>
          <table:table-cell office:value-type="float" office:value="10609" calcext:value-type="float">
            <text:p>1060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1344" calcext:value-type="float">
            <text:p>11344</text:p>
          </table:table-cell>
          <table:table-cell office:value-type="float" office:value="4490" calcext:value-type="float">
            <text:p>4490</text:p>
          </table:table-cell>
          <table:table-cell table:number-columns-repeated="8"/>
          <table:table-cell office:value-type="float" office:value="10180" calcext:value-type="float">
            <text:p>1018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2344" calcext:value-type="float">
            <text:p>12344</text:p>
          </table:table-cell>
          <table:table-cell office:value-type="float" office:value="4539" calcext:value-type="float">
            <text:p>4539</text:p>
          </table:table-cell>
          <table:table-cell table:number-columns-repeated="8"/>
          <table:table-cell office:value-type="float" office:value="13607" calcext:value-type="float">
            <text:p>13607</text:p>
          </table:table-cell>
          <table:table-cell office:value-type="float" office:value="1195" calcext:value-type="float">
            <text:p>1195</text:p>
          </table:table-cell>
        </table:table-row>
        <table:table-row table:style-name="ro1">
          <table:table-cell office:value-type="float" office:value="11959" calcext:value-type="float">
            <text:p>11959</text:p>
          </table:table-cell>
          <table:table-cell office:value-type="float" office:value="5425" calcext:value-type="float">
            <text:p>5425</text:p>
          </table:table-cell>
          <table:table-cell table:number-columns-repeated="8"/>
          <table:table-cell office:value-type="float" office:value="10790" calcext:value-type="float">
            <text:p>10790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11403" calcext:value-type="float">
            <text:p>11403</text:p>
          </table:table-cell>
          <table:table-cell office:value-type="float" office:value="4948" calcext:value-type="float">
            <text:p>4948</text:p>
          </table:table-cell>
          <table:table-cell table:number-columns-repeated="8"/>
          <table:table-cell office:value-type="float" office:value="10191" calcext:value-type="float">
            <text:p>10191</text:p>
          </table:table-cell>
          <table:table-cell office:value-type="float" office:value="1195" calcext:value-type="float">
            <text:p>1195</text:p>
          </table:table-cell>
        </table:table-row>
        <table:table-row table:style-name="ro1">
          <table:table-cell office:value-type="float" office:value="11305" calcext:value-type="float">
            <text:p>11305</text:p>
          </table:table-cell>
          <table:table-cell office:value-type="float" office:value="5131" calcext:value-type="float">
            <text:p>5131</text:p>
          </table:table-cell>
          <table:table-cell table:number-columns-repeated="8"/>
          <table:table-cell office:value-type="float" office:value="9858" calcext:value-type="float">
            <text:p>9858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10953" calcext:value-type="float">
            <text:p>10953</text:p>
          </table:table-cell>
          <table:table-cell office:value-type="float" office:value="5353" calcext:value-type="float">
            <text:p>5353</text:p>
          </table:table-cell>
          <table:table-cell table:number-columns-repeated="8"/>
          <table:table-cell office:value-type="float" office:value="8832" calcext:value-type="float">
            <text:p>8832</text:p>
          </table:table-cell>
          <table:table-cell office:value-type="float" office:value="4364" calcext:value-type="float">
            <text:p>4364</text:p>
          </table:table-cell>
        </table:table-row>
        <table:table-row table:style-name="ro1">
          <table:table-cell office:value-type="float" office:value="10490" calcext:value-type="float">
            <text:p>10490</text:p>
          </table:table-cell>
          <table:table-cell office:value-type="float" office:value="4168" calcext:value-type="float">
            <text:p>4168</text:p>
          </table:table-cell>
          <table:table-cell table:number-columns-repeated="8"/>
          <table:table-cell office:value-type="float" office:value="8537" calcext:value-type="float">
            <text:p>8537</text:p>
          </table:table-cell>
          <table:table-cell office:value-type="float" office:value="7444" calcext:value-type="float">
            <text:p>7444</text:p>
          </table:table-cell>
        </table:table-row>
        <table:table-row table:style-name="ro1">
          <table:table-cell office:value-type="float" office:value="9637" calcext:value-type="float">
            <text:p>9637</text:p>
          </table:table-cell>
          <table:table-cell office:value-type="float" office:value="4148" calcext:value-type="float">
            <text:p>4148</text:p>
          </table:table-cell>
          <table:table-cell table:number-columns-repeated="8"/>
          <table:table-cell office:value-type="float" office:value="14354" calcext:value-type="float">
            <text:p>14354</text:p>
          </table:table-cell>
          <table:table-cell office:value-type="float" office:value="4981" calcext:value-type="float">
            <text:p>4981</text:p>
          </table:table-cell>
        </table:table-row>
        <table:table-row table:style-name="ro1">
          <table:table-cell office:value-type="float" office:value="9309" calcext:value-type="float">
            <text:p>9309</text:p>
          </table:table-cell>
          <table:table-cell office:value-type="float" office:value="3631" calcext:value-type="float">
            <text:p>3631</text:p>
          </table:table-cell>
          <table:table-cell table:number-columns-repeated="8"/>
          <table:table-cell office:value-type="float" office:value="12999" calcext:value-type="float">
            <text:p>12999</text:p>
          </table:table-cell>
          <table:table-cell office:value-type="float" office:value="4084" calcext:value-type="float">
            <text:p>4084</text:p>
          </table:table-cell>
        </table:table-row>
        <table:table-row table:style-name="ro1">
          <table:table-cell office:value-type="float" office:value="8875" calcext:value-type="float">
            <text:p>8875</text:p>
          </table:table-cell>
          <table:table-cell office:value-type="float" office:value="3750" calcext:value-type="float">
            <text:p>3750</text:p>
          </table:table-cell>
          <table:table-cell table:number-columns-repeated="8"/>
          <table:table-cell office:value-type="float" office:value="11199" calcext:value-type="float">
            <text:p>11199</text:p>
          </table:table-cell>
          <table:table-cell office:value-type="float" office:value="1461" calcext:value-type="float">
            <text:p>1461</text:p>
          </table:table-cell>
        </table:table-row>
        <table:table-row table:style-name="ro1">
          <table:table-cell office:value-type="float" office:value="8832" calcext:value-type="float">
            <text:p>8832</text:p>
          </table:table-cell>
          <table:table-cell office:value-type="float" office:value="4364" calcext:value-type="float">
            <text:p>4364</text:p>
          </table:table-cell>
          <table:table-cell table:number-columns-repeated="8"/>
          <table:table-cell office:value-type="float" office:value="13029" calcext:value-type="float">
            <text:p>13029</text:p>
          </table:table-cell>
          <table:table-cell office:value-type="float" office:value="3627" calcext:value-type="float">
            <text:p>3627</text:p>
          </table:table-cell>
        </table:table-row>
        <table:table-row table:style-name="ro1">
          <table:table-cell office:value-type="float" office:value="9271" calcext:value-type="float">
            <text:p>9271</text:p>
          </table:table-cell>
          <table:table-cell office:value-type="float" office:value="6060" calcext:value-type="float">
            <text:p>6060</text:p>
          </table:table-cell>
          <table:table-cell table:number-columns-repeated="8"/>
          <table:table-cell office:value-type="float" office:value="13657" calcext:value-type="float">
            <text:p>13657</text:p>
          </table:table-cell>
          <table:table-cell office:value-type="float" office:value="3048" calcext:value-type="float">
            <text:p>3048</text:p>
          </table:table-cell>
        </table:table-row>
        <table:table-row table:style-name="ro1">
          <table:table-cell office:value-type="float" office:value="9826" calcext:value-type="float">
            <text:p>9826</text:p>
          </table:table-cell>
          <table:table-cell office:value-type="float" office:value="5302" calcext:value-type="float">
            <text:p>5302</text:p>
          </table:table-cell>
          <table:table-cell table:number-columns-repeated="8"/>
          <table:table-cell office:value-type="float" office:value="10030" calcext:value-type="float">
            <text:p>10030</text:p>
          </table:table-cell>
          <table:table-cell office:value-type="float" office:value="1286" calcext:value-type="float">
            <text:p>1286</text:p>
          </table:table-cell>
        </table:table-row>
        <table:table-row table:style-name="ro1">
          <table:table-cell office:value-type="float" office:value="10322" calcext:value-type="float">
            <text:p>10322</text:p>
          </table:table-cell>
          <table:table-cell office:value-type="float" office:value="5777" calcext:value-type="float">
            <text:p>5777</text:p>
          </table:table-cell>
          <table:table-cell table:number-columns-repeated="8"/>
          <table:table-cell office:value-type="float" office:value="13097" calcext:value-type="float">
            <text:p>13097</text:p>
          </table:table-cell>
          <table:table-cell office:value-type="float" office:value="6370" calcext:value-type="float">
            <text:p>6370</text:p>
          </table:table-cell>
        </table:table-row>
        <table:table-row table:style-name="ro1">
          <table:table-cell office:value-type="float" office:value="10521" calcext:value-type="float">
            <text:p>10521</text:p>
          </table:table-cell>
          <table:table-cell office:value-type="float" office:value="6430" calcext:value-type="float">
            <text:p>6430</text:p>
          </table:table-cell>
          <table:table-cell table:number-columns-repeated="8"/>
          <table:table-cell office:value-type="float" office:value="10322" calcext:value-type="float">
            <text:p>10322</text:p>
          </table:table-cell>
          <table:table-cell office:value-type="float" office:value="5777" calcext:value-type="float">
            <text:p>5777</text:p>
          </table:table-cell>
        </table:table-row>
        <table:table-row table:style-name="ro1">
          <table:table-cell office:value-type="float" office:value="10625" calcext:value-type="float">
            <text:p>10625</text:p>
          </table:table-cell>
          <table:table-cell office:value-type="float" office:value="6377" calcext:value-type="float">
            <text:p>6377</text:p>
          </table:table-cell>
          <table:table-cell table:number-columns-repeated="8"/>
          <table:table-cell office:value-type="float" office:value="9417" calcext:value-type="float">
            <text:p>9417</text:p>
          </table:table-cell>
          <table:table-cell office:value-type="float" office:value="7805" calcext:value-type="float">
            <text:p>7805</text:p>
          </table:table-cell>
        </table:table-row>
        <table:table-row table:style-name="ro1">
          <table:table-cell office:value-type="float" office:value="9485" calcext:value-type="float">
            <text:p>9485</text:p>
          </table:table-cell>
          <table:table-cell office:value-type="float" office:value="7628" calcext:value-type="float">
            <text:p>7628</text:p>
          </table:table-cell>
          <table:table-cell table:number-columns-repeated="8"/>
          <table:table-cell office:value-type="float" office:value="9338" calcext:value-type="float">
            <text:p>9338</text:p>
          </table:table-cell>
          <table:table-cell office:value-type="float" office:value="8205" calcext:value-type="float">
            <text:p>8205</text:p>
          </table:table-cell>
        </table:table-row>
        <table:table-row table:style-name="ro1">
          <table:table-cell office:value-type="float" office:value="9417" calcext:value-type="float">
            <text:p>9417</text:p>
          </table:table-cell>
          <table:table-cell office:value-type="float" office:value="7805" calcext:value-type="float">
            <text:p>7805</text:p>
          </table:table-cell>
          <table:table-cell table:number-columns-repeated="8"/>
          <table:table-cell office:value-type="float" office:value="9806" calcext:value-type="float">
            <text:p>9806</text:p>
          </table:table-cell>
          <table:table-cell office:value-type="float" office:value="7433" calcext:value-type="float">
            <text:p>7433</text:p>
          </table:table-cell>
        </table:table-row>
        <table:table-row table:style-name="ro1">
          <table:table-cell office:value-type="float" office:value="8912" calcext:value-type="float">
            <text:p>8912</text:p>
          </table:table-cell>
          <table:table-cell office:value-type="float" office:value="6315" calcext:value-type="float">
            <text:p>6315</text:p>
          </table:table-cell>
          <table:table-cell table:number-columns-repeated="8"/>
          <table:table-cell office:value-type="float" office:value="11911" calcext:value-type="float">
            <text:p>11911</text:p>
          </table:table-cell>
          <table:table-cell office:value-type="float" office:value="1543" calcext:value-type="float">
            <text:p>1543</text:p>
          </table:table-cell>
        </table:table-row>
        <table:table-row table:style-name="ro1">
          <table:table-cell office:value-type="float" office:value="8517" calcext:value-type="float">
            <text:p>8517</text:p>
          </table:table-cell>
          <table:table-cell office:value-type="float" office:value="6690" calcext:value-type="float">
            <text:p>6690</text:p>
          </table:table-cell>
          <table:table-cell table:number-columns-repeated="8"/>
          <table:table-cell office:value-type="float" office:value="11050" calcext:value-type="float">
            <text:p>11050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float" office:value="8537" calcext:value-type="float">
            <text:p>8537</text:p>
          </table:table-cell>
          <table:table-cell office:value-type="float" office:value="7444" calcext:value-type="float">
            <text:p>7444</text:p>
          </table:table-cell>
          <table:table-cell table:number-columns-repeated="8"/>
          <table:table-cell office:value-type="float" office:value="9812" calcext:value-type="float">
            <text:p>9812</text:p>
          </table:table-cell>
          <table:table-cell office:value-type="float" office:value="3515" calcext:value-type="float">
            <text:p>3515</text:p>
          </table:table-cell>
        </table:table-row>
        <table:table-row table:style-name="ro1">
          <table:table-cell office:value-type="float" office:value="9338" calcext:value-type="float">
            <text:p>9338</text:p>
          </table:table-cell>
          <table:table-cell office:value-type="float" office:value="8205" calcext:value-type="float">
            <text:p>8205</text:p>
          </table:table-cell>
          <table:table-cell table:number-columns-repeated="8"/>
          <table:table-cell office:value-type="float" office:value="8875" calcext:value-type="float">
            <text:p>8875</text:p>
          </table:table-cell>
          <table:table-cell office:value-type="float" office:value="3750" calcext:value-type="float">
            <text:p>3750</text:p>
          </table:table-cell>
        </table:table-row>
        <table:table-row table:style-name="ro1">
          <table:table-cell office:value-type="float" office:value="10057" calcext:value-type="float">
            <text:p>10057</text:p>
          </table:table-cell>
          <table:table-cell office:value-type="float" office:value="8280" calcext:value-type="float">
            <text:p>8280</text:p>
          </table:table-cell>
          <table:table-cell table:number-columns-repeated="8"/>
          <table:table-cell office:value-type="float" office:value="15315" calcext:value-type="float">
            <text:p>15315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10848" calcext:value-type="float">
            <text:p>10848</text:p>
          </table:table-cell>
          <table:table-cell office:value-type="float" office:value="8122" calcext:value-type="float">
            <text:p>8122</text:p>
          </table:table-cell>
          <table:table-cell table:number-columns-repeated="8"/>
          <table:table-cell office:value-type="float" office:value="10625" calcext:value-type="float">
            <text:p>10625</text:p>
          </table:table-cell>
          <table:table-cell office:value-type="float" office:value="6377" calcext:value-type="float">
            <text:p>6377</text:p>
          </table:table-cell>
        </table:table-row>
        <table:table-row table:style-name="ro1">
          <table:table-cell office:value-type="float" office:value="11410" calcext:value-type="float">
            <text:p>11410</text:p>
          </table:table-cell>
          <table:table-cell office:value-type="float" office:value="7996" calcext:value-type="float">
            <text:p>7996</text:p>
          </table:table-cell>
          <table:table-cell table:number-columns-repeated="8"/>
          <table:table-cell office:value-type="float" office:value="9110" calcext:value-type="float">
            <text:p>9110</text:p>
          </table:table-cell>
          <table:table-cell office:value-type="float" office:value="2695" calcext:value-type="float">
            <text:p>2695</text:p>
          </table:table-cell>
        </table:table-row>
        <table:table-row table:style-name="ro1">
          <table:table-cell office:value-type="float" office:value="12064" calcext:value-type="float">
            <text:p>12064</text:p>
          </table:table-cell>
          <table:table-cell office:value-type="float" office:value="7666" calcext:value-type="float">
            <text:p>7666</text:p>
          </table:table-cell>
          <table:table-cell table:number-columns-repeated="8"/>
          <table:table-cell office:value-type="float" office:value="11344" calcext:value-type="float">
            <text:p>11344</text:p>
          </table:table-cell>
          <table:table-cell office:value-type="float" office:value="4490" calcext:value-type="float">
            <text:p>4490</text:p>
          </table:table-cell>
        </table:table-row>
        <table:table-row table:style-name="ro1">
          <table:table-cell office:value-type="float" office:value="12433" calcext:value-type="float">
            <text:p>12433</text:p>
          </table:table-cell>
          <table:table-cell office:value-type="float" office:value="8039" calcext:value-type="float">
            <text:p>8039</text:p>
          </table:table-cell>
          <table:table-cell table:number-columns-repeated="8"/>
          <table:table-cell office:value-type="float" office:value="10521" calcext:value-type="float">
            <text:p>10521</text:p>
          </table:table-cell>
          <table:table-cell office:value-type="float" office:value="6430" calcext:value-type="float">
            <text:p>6430</text:p>
          </table:table-cell>
        </table:table-row>
        <table:table-row table:style-name="ro1">
          <table:table-cell office:value-type="float" office:value="13006" calcext:value-type="float">
            <text:p>13006</text:p>
          </table:table-cell>
          <table:table-cell office:value-type="float" office:value="8203" calcext:value-type="float">
            <text:p>8203</text:p>
          </table:table-cell>
          <table:table-cell table:number-columns-repeated="8"/>
          <table:table-cell office:value-type="float" office:value="11959" calcext:value-type="float">
            <text:p>11959</text:p>
          </table:table-cell>
          <table:table-cell office:value-type="float" office:value="5425" calcext:value-type="float">
            <text:p>5425</text:p>
          </table:table-cell>
        </table:table-row>
        <table:table-row table:style-name="ro1">
          <table:table-cell office:value-type="float" office:value="12677" calcext:value-type="float">
            <text:p>12677</text:p>
          </table:table-cell>
          <table:table-cell office:value-type="float" office:value="7506" calcext:value-type="float">
            <text:p>7506</text:p>
          </table:table-cell>
          <table:table-cell table:number-columns-repeated="8"/>
          <table:table-cell office:value-type="float" office:value="14082" calcext:value-type="float">
            <text:p>14082</text:p>
          </table:table-cell>
          <table:table-cell office:value-type="float" office:value="8115" calcext:value-type="float">
            <text:p>8115</text:p>
          </table:table-cell>
        </table:table-row>
        <table:table-row table:style-name="ro1">
          <table:table-cell office:value-type="float" office:value="13787" calcext:value-type="float">
            <text:p>13787</text:p>
          </table:table-cell>
          <table:table-cell office:value-type="float" office:value="6956" calcext:value-type="float">
            <text:p>6956</text:p>
          </table:table-cell>
          <table:table-cell table:number-columns-repeated="8"/>
          <table:table-cell office:value-type="float" office:value="14547" calcext:value-type="float">
            <text:p>14547</text:p>
          </table:table-cell>
          <table:table-cell office:value-type="float" office:value="8319" calcext:value-type="float">
            <text:p>8319</text:p>
          </table:table-cell>
        </table:table-row>
        <table:table-row table:style-name="ro1">
          <table:table-cell office:value-type="float" office:value="14337" calcext:value-type="float">
            <text:p>14337</text:p>
          </table:table-cell>
          <table:table-cell office:value-type="float" office:value="7195" calcext:value-type="float">
            <text:p>7195</text:p>
          </table:table-cell>
          <table:table-cell table:number-columns-repeated="8"/>
          <table:table-cell office:value-type="float" office:value="14887" calcext:value-type="float">
            <text:p>14887</text:p>
          </table:table-cell>
          <table:table-cell office:value-type="float" office:value="6985" calcext:value-type="float">
            <text:p>6985</text:p>
          </table:table-cell>
        </table:table-row>
        <table:table-row table:style-name="ro1">
          <table:table-cell office:value-type="float" office:value="14478" calcext:value-type="float">
            <text:p>14478</text:p>
          </table:table-cell>
          <table:table-cell office:value-type="float" office:value="7226" calcext:value-type="float">
            <text:p>7226</text:p>
          </table:table-cell>
          <table:table-cell table:number-columns-repeated="8"/>
          <table:table-cell office:value-type="float" office:value="14478" calcext:value-type="float">
            <text:p>14478</text:p>
          </table:table-cell>
          <table:table-cell office:value-type="float" office:value="7226" calcext:value-type="float">
            <text:p>7226</text:p>
          </table:table-cell>
        </table:table-row>
        <table:table-row table:style-name="ro1">
          <table:table-cell office:value-type="float" office:value="13491" calcext:value-type="float">
            <text:p>13491</text:p>
          </table:table-cell>
          <table:table-cell office:value-type="float" office:value="7680" calcext:value-type="float">
            <text:p>7680</text:p>
          </table:table-cell>
          <table:table-cell table:number-columns-repeated="8"/>
          <table:table-cell office:value-type="float" office:value="15484" calcext:value-type="float">
            <text:p>15484</text:p>
          </table:table-cell>
          <table:table-cell office:value-type="float" office:value="2542" calcext:value-type="float">
            <text:p>2542</text:p>
          </table:table-cell>
        </table:table-row>
        <table:table-row table:style-name="ro1">
          <table:table-cell office:value-type="float" office:value="14082" calcext:value-type="float">
            <text:p>14082</text:p>
          </table:table-cell>
          <table:table-cell office:value-type="float" office:value="8115" calcext:value-type="float">
            <text:p>8115</text:p>
          </table:table-cell>
          <table:table-cell table:number-columns-repeated="8"/>
          <table:table-cell office:value-type="float" office:value="16148" calcext:value-type="float">
            <text:p>16148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 office:value-type="float" office:value="14453" calcext:value-type="float">
            <text:p>14453</text:p>
          </table:table-cell>
          <table:table-cell office:value-type="float" office:value="7821" calcext:value-type="float">
            <text:p>7821</text:p>
          </table:table-cell>
          <table:table-cell table:number-columns-repeated="8"/>
          <table:table-cell office:value-type="float" office:value="16562" calcext:value-type="float">
            <text:p>16562</text:p>
          </table:table-cell>
          <table:table-cell office:value-type="float" office:value="2914" calcext:value-type="float">
            <text:p>2914</text:p>
          </table:table-cell>
        </table:table-row>
        <table:table-row table:style-name="ro1">
          <table:table-cell office:value-type="float" office:value="14547" calcext:value-type="float">
            <text:p>14547</text:p>
          </table:table-cell>
          <table:table-cell office:value-type="float" office:value="8319" calcext:value-type="float">
            <text:p>8319</text:p>
          </table:table-cell>
          <table:table-cell table:number-columns-repeated="8"/>
          <table:table-cell office:value-type="float" office:value="16064" calcext:value-type="float">
            <text:p>16064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float" office:value="15443" calcext:value-type="float">
            <text:p>15443</text:p>
          </table:table-cell>
          <table:table-cell office:value-type="float" office:value="8114" calcext:value-type="float">
            <text:p>8114</text:p>
          </table:table-cell>
          <table:table-cell table:number-columns-repeated="8"/>
          <table:table-cell office:value-type="float" office:value="14522" calcext:value-type="float">
            <text:p>14522</text:p>
          </table:table-cell>
          <table:table-cell office:value-type="float" office:value="3459" calcext:value-type="float">
            <text:p>3459</text:p>
          </table:table-cell>
        </table:table-row>
        <table:table-row table:style-name="ro1">
          <table:table-cell office:value-type="float" office:value="14887" calcext:value-type="float">
            <text:p>14887</text:p>
          </table:table-cell>
          <table:table-cell office:value-type="float" office:value="6985" calcext:value-type="float">
            <text:p>6985</text:p>
          </table:table-cell>
          <table:table-cell table:number-columns-repeated="8"/>
          <table:table-cell office:value-type="float" office:value="12647" calcext:value-type="float">
            <text:p>12647</text:p>
          </table:table-cell>
          <table:table-cell office:value-type="float" office:value="3384" calcext:value-type="float">
            <text:p>3384</text:p>
          </table:table-cell>
        </table:table-row>
        <table:table-row table:style-name="ro1">
          <table:table-cell office:value-type="float" office:value="14244" calcext:value-type="float">
            <text:p>14244</text:p>
          </table:table-cell>
          <table:table-cell office:value-type="float" office:value="6180" calcext:value-type="float">
            <text:p>6180</text:p>
          </table:table-cell>
          <table:table-cell table:number-columns-repeated="8"/>
          <table:table-cell office:value-type="float" office:value="12984" calcext:value-type="float">
            <text:p>12984</text:p>
          </table:table-cell>
          <table:table-cell office:value-type="float" office:value="3639" calcext:value-type="float">
            <text:p>3639</text:p>
          </table:table-cell>
        </table:table-row>
        <table:table-row table:style-name="ro1">
          <table:table-cell office:value-type="float" office:value="15335" calcext:value-type="float">
            <text:p>15335</text:p>
          </table:table-cell>
          <table:table-cell office:value-type="float" office:value="6532" calcext:value-type="float">
            <text:p>6532</text:p>
          </table:table-cell>
          <table:table-cell table:number-columns-repeated="8"/>
          <table:table-cell office:value-type="float" office:value="13491" calcext:value-type="float">
            <text:p>13491</text:p>
          </table:table-cell>
          <table:table-cell office:value-type="float" office:value="7680" calcext:value-type="float">
            <text:p>7680</text:p>
          </table:table-cell>
        </table:table-row>
        <table:table-row table:style-name="ro1">
          <table:table-cell office:value-type="float" office:value="16277" calcext:value-type="float">
            <text:p>16277</text:p>
          </table:table-cell>
          <table:table-cell office:value-type="float" office:value="6523" calcext:value-type="float">
            <text:p>6523</text:p>
          </table:table-cell>
          <table:table-cell table:number-columns-repeated="8"/>
          <table:table-cell office:value-type="float" office:value="15100" calcext:value-type="float">
            <text:p>15100</text:p>
          </table:table-cell>
          <table:table-cell office:value-type="float" office:value="5285" calcext:value-type="float">
            <text:p>5285</text:p>
          </table:table-cell>
        </table:table-row>
        <table:table-row table:style-name="ro1">
          <table:table-cell office:value-type="float" office:value="16402" calcext:value-type="float">
            <text:p>16402</text:p>
          </table:table-cell>
          <table:table-cell office:value-type="float" office:value="6563" calcext:value-type="float">
            <text:p>6563</text:p>
          </table:table-cell>
          <table:table-cell table:number-columns-repeated="8"/>
          <table:table-cell office:value-type="float" office:value="15447" calcext:value-type="float">
            <text:p>15447</text:p>
          </table:table-cell>
          <table:table-cell office:value-type="float" office:value="5583" calcext:value-type="float">
            <text:p>5583</text:p>
          </table:table-cell>
        </table:table-row>
        <table:table-row table:style-name="ro1">
          <table:table-cell office:value-type="float" office:value="16147" calcext:value-type="float">
            <text:p>16147</text:p>
          </table:table-cell>
          <table:table-cell office:value-type="float" office:value="6027" calcext:value-type="float">
            <text:p>6027</text:p>
          </table:table-cell>
          <table:table-cell table:number-columns-repeated="8"/>
          <table:table-cell office:value-type="float" office:value="13006" calcext:value-type="float">
            <text:p>13006</text:p>
          </table:table-cell>
          <table:table-cell office:value-type="float" office:value="8203" calcext:value-type="float">
            <text:p>8203</text:p>
          </table:table-cell>
        </table:table-row>
        <table:table-row table:style-name="ro1">
          <table:table-cell office:value-type="float" office:value="15447" calcext:value-type="float">
            <text:p>15447</text:p>
          </table:table-cell>
          <table:table-cell office:value-type="float" office:value="5583" calcext:value-type="float">
            <text:p>5583</text:p>
          </table:table-cell>
          <table:table-cell table:number-columns-repeated="8"/>
          <table:table-cell office:value-type="float" office:value="13115" calcext:value-type="float">
            <text:p>13115</text:p>
          </table:table-cell>
          <table:table-cell office:value-type="float" office:value="6551" calcext:value-type="float">
            <text:p>6551</text:p>
          </table:table-cell>
        </table:table-row>
        <table:table-row table:style-name="ro1">
          <table:table-cell office:value-type="float" office:value="15100" calcext:value-type="float">
            <text:p>15100</text:p>
          </table:table-cell>
          <table:table-cell office:value-type="float" office:value="5285" calcext:value-type="float">
            <text:p>5285</text:p>
          </table:table-cell>
          <table:table-cell table:number-columns-repeated="8"/>
          <table:table-cell office:value-type="float" office:value="12433" calcext:value-type="float">
            <text:p>12433</text:p>
          </table:table-cell>
          <table:table-cell office:value-type="float" office:value="8039" calcext:value-type="float">
            <text:p>8039</text:p>
          </table:table-cell>
        </table:table-row>
        <table:table-row table:style-name="ro1">
          <table:table-cell office:value-type="float" office:value="14354" calcext:value-type="float">
            <text:p>14354</text:p>
          </table:table-cell>
          <table:table-cell office:value-type="float" office:value="4981" calcext:value-type="float">
            <text:p>4981</text:p>
          </table:table-cell>
          <table:table-cell table:number-columns-repeated="8"/>
          <table:table-cell office:value-type="float" office:value="9826" calcext:value-type="float">
            <text:p>9826</text:p>
          </table:table-cell>
          <table:table-cell office:value-type="float" office:value="5302" calcext:value-type="float">
            <text:p>5302</text:p>
          </table:table-cell>
        </table:table-row>
        <table:table-row table:style-name="ro1">
          <table:table-cell office:value-type="float" office:value="14386" calcext:value-type="float">
            <text:p>14386</text:p>
          </table:table-cell>
          <table:table-cell office:value-type="float" office:value="4643" calcext:value-type="float">
            <text:p>4643</text:p>
          </table:table-cell>
          <table:table-cell table:number-columns-repeated="8"/>
          <table:table-cell office:value-type="float" office:value="8912" calcext:value-type="float">
            <text:p>8912</text:p>
          </table:table-cell>
          <table:table-cell office:value-type="float" office:value="6315" calcext:value-type="float">
            <text:p>6315</text:p>
          </table:table-cell>
        </table:table-row>
        <table:table-row table:style-name="ro1">
          <table:table-cell office:value-type="float" office:value="14486" calcext:value-type="float">
            <text:p>14486</text:p>
          </table:table-cell>
          <table:table-cell office:value-type="float" office:value="4100" calcext:value-type="float">
            <text:p>4100</text:p>
          </table:table-cell>
          <table:table-cell table:number-columns-repeated="8"/>
          <table:table-cell office:value-type="float" office:value="11403" calcext:value-type="float">
            <text:p>11403</text:p>
          </table:table-cell>
          <table:table-cell office:value-type="float" office:value="4948" calcext:value-type="float">
            <text:p>4948</text:p>
          </table:table-cell>
        </table:table-row>
        <table:table-row table:style-name="ro1">
          <table:table-cell office:value-type="float" office:value="16562" calcext:value-type="float">
            <text:p>16562</text:p>
          </table:table-cell>
          <table:table-cell office:value-type="float" office:value="2914" calcext:value-type="float">
            <text:p>2914</text:p>
          </table:table-cell>
          <table:table-cell table:number-columns-repeated="8"/>
          <table:table-cell office:value-type="float" office:value="10734" calcext:value-type="float">
            <text:p>10734</text:p>
          </table:table-cell>
          <table:table-cell office:value-type="float" office:value="2660" calcext:value-type="float">
            <text:p>2660</text:p>
          </table:table-cell>
        </table:table-row>
        <table:table-row table:style-name="ro1">
          <table:table-cell office:value-type="float" office:value="16393" calcext:value-type="float">
            <text:p>16393</text:p>
          </table:table-cell>
          <table:table-cell office:value-type="float" office:value="1318" calcext:value-type="float">
            <text:p>1318</text:p>
          </table:table-cell>
          <table:table-cell table:number-columns-repeated="8"/>
          <table:table-cell office:value-type="float" office:value="16277" calcext:value-type="float">
            <text:p>16277</text:p>
          </table:table-cell>
          <table:table-cell office:value-type="float" office:value="6523" calcext:value-type="float">
            <text:p>6523</text:p>
          </table:table-cell>
        </table:table-row>
        <table:table-row table:style-name="ro1">
          <table:table-cell office:value-type="float" office:value="16148" calcext:value-type="float">
            <text:p>16148</text:p>
          </table:table-cell>
          <table:table-cell office:value-type="float" office:value="1391" calcext:value-type="float">
            <text:p>1391</text:p>
          </table:table-cell>
          <table:table-cell table:number-columns-repeated="8"/>
          <table:table-cell office:value-type="float" office:value="16147" calcext:value-type="float">
            <text:p>16147</text:p>
          </table:table-cell>
          <table:table-cell office:value-type="float" office:value="6027" calcext:value-type="float">
            <text:p>6027</text:p>
          </table:table-cell>
        </table:table-row>
        <table:table-row table:style-name="ro1">
          <table:table-cell office:value-type="float" office:value="16064" calcext:value-type="float">
            <text:p>16064</text:p>
          </table:table-cell>
          <table:table-cell office:value-type="float" office:value="1135" calcext:value-type="float">
            <text:p>1135</text:p>
          </table:table-cell>
          <table:table-cell table:number-columns-repeated="8"/>
          <table:table-cell office:value-type="float" office:value="14453" calcext:value-type="float">
            <text:p>14453</text:p>
          </table:table-cell>
          <table:table-cell office:value-type="float" office:value="7821" calcext:value-type="float">
            <text:p>7821</text:p>
          </table:table-cell>
        </table:table-row>
        <table:table-row table:style-name="ro1">
          <table:table-cell office:value-type="float" office:value="15315" calcext:value-type="float">
            <text:p>15315</text:p>
          </table:table-cell>
          <table:table-cell office:value-type="float" office:value="289" calcext:value-type="float">
            <text:p>289</text:p>
          </table:table-cell>
          <table:table-cell table:number-columns-repeated="8"/>
          <table:table-cell office:value-type="float" office:value="16402" calcext:value-type="float">
            <text:p>16402</text:p>
          </table:table-cell>
          <table:table-cell office:value-type="float" office:value="6563" calcext:value-type="float">
            <text:p>6563</text:p>
          </table:table-cell>
        </table:table-row>
        <table:table-row table:style-name="ro1">
          <table:table-cell office:value-type="float" office:value="14802" calcext:value-type="float">
            <text:p>14802</text:p>
          </table:table-cell>
          <table:table-cell office:value-type="float" office:value="240" calcext:value-type="float">
            <text:p>240</text:p>
          </table:table-cell>
          <table:table-cell table:number-columns-repeated="8"/>
          <table:table-cell office:value-type="float" office:value="12677" calcext:value-type="float">
            <text:p>12677</text:p>
          </table:table-cell>
          <table:table-cell office:value-type="float" office:value="7506" calcext:value-type="float">
            <text:p>7506</text:p>
          </table:table-cell>
        </table:table-row>
        <table:table-row table:style-name="ro1">
          <table:table-cell office:value-type="float" office:value="15459" calcext:value-type="float">
            <text:p>15459</text:p>
          </table:table-cell>
          <table:table-cell office:value-type="float" office:value="1704" calcext:value-type="float">
            <text:p>1704</text:p>
          </table:table-cell>
          <table:table-cell table:number-columns-repeated="8"/>
          <table:table-cell office:value-type="float" office:value="14314" calcext:value-type="float">
            <text:p>14314</text:p>
          </table:table-cell>
          <table:table-cell office:value-type="float" office:value="3486" calcext:value-type="float">
            <text:p>3486</text:p>
          </table:table-cell>
        </table:table-row>
        <table:table-row table:style-name="ro1">
          <table:table-cell office:value-type="float" office:value="15484" calcext:value-type="float">
            <text:p>15484</text:p>
          </table:table-cell>
          <table:table-cell office:value-type="float" office:value="2542" calcext:value-type="float">
            <text:p>2542</text:p>
          </table:table-cell>
          <table:table-cell table:number-columns-repeated="8"/>
          <table:table-cell office:value-type="float" office:value="14832" calcext:value-type="float">
            <text:p>14832</text:p>
          </table:table-cell>
          <table:table-cell office:value-type="float" office:value="2808" calcext:value-type="float">
            <text:p>2808</text:p>
          </table:table-cell>
        </table:table-row>
        <table:table-row table:style-name="ro1">
          <table:table-cell office:value-type="float" office:value="14832" calcext:value-type="float">
            <text:p>14832</text:p>
          </table:table-cell>
          <table:table-cell office:value-type="float" office:value="2808" calcext:value-type="float">
            <text:p>2808</text:p>
          </table:table-cell>
          <table:table-cell table:number-columns-repeated="8"/>
          <table:table-cell office:value-type="float" office:value="15335" calcext:value-type="float">
            <text:p>15335</text:p>
          </table:table-cell>
          <table:table-cell office:value-type="float" office:value="6532" calcext:value-type="float">
            <text:p>6532</text:p>
          </table:table-cell>
        </table:table-row>
        <table:table-row table:style-name="ro1">
          <table:table-cell office:value-type="float" office:value="14759" calcext:value-type="float">
            <text:p>14759</text:p>
          </table:table-cell>
          <table:table-cell office:value-type="float" office:value="3370" calcext:value-type="float">
            <text:p>3370</text:p>
          </table:table-cell>
          <table:table-cell table:number-columns-repeated="8"/>
          <table:table-cell office:value-type="float" office:value="12728" calcext:value-type="float">
            <text:p>12728</text:p>
          </table:table-cell>
          <table:table-cell office:value-type="float" office:value="4735" calcext:value-type="float">
            <text:p>4735</text:p>
          </table:table-cell>
        </table:table-row>
        <table:table-row table:style-name="ro1">
          <table:table-cell office:value-type="float" office:value="14522" calcext:value-type="float">
            <text:p>14522</text:p>
          </table:table-cell>
          <table:table-cell office:value-type="float" office:value="3459" calcext:value-type="float">
            <text:p>3459</text:p>
          </table:table-cell>
          <table:table-cell table:number-columns-repeated="8"/>
          <table:table-cell office:value-type="float" office:value="11305" calcext:value-type="float">
            <text:p>11305</text:p>
          </table:table-cell>
          <table:table-cell office:value-type="float" office:value="5131" calcext:value-type="float">
            <text:p>5131</text:p>
          </table:table-cell>
        </table:table-row>
        <table:table-row table:style-name="ro1">
          <table:table-cell office:value-type="float" office:value="14314" calcext:value-type="float">
            <text:p>14314</text:p>
          </table:table-cell>
          <table:table-cell office:value-type="float" office:value="3486" calcext:value-type="float">
            <text:p>3486</text:p>
          </table:table-cell>
          <table:table-cell table:number-columns-repeated="8"/>
          <table:table-cell office:value-type="float" office:value="13520" calcext:value-type="float">
            <text:p>13520</text:p>
          </table:table-cell>
          <table:table-cell office:value-type="float" office:value="3531" calcext:value-type="float">
            <text:p>3531</text:p>
          </table:table-cell>
        </table:table-row>
        <table:table-row table:style-name="ro1">
          <table:table-cell office:value-type="float" office:value="13520" calcext:value-type="float">
            <text:p>13520</text:p>
          </table:table-cell>
          <table:table-cell office:value-type="float" office:value="3531" calcext:value-type="float">
            <text:p>3531</text:p>
          </table:table-cell>
          <table:table-cell table:number-columns-repeated="8"/>
          <table:table-cell office:value-type="float" office:value="13520" calcext:value-type="float">
            <text:p>13520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3520" calcext:value-type="float">
            <text:p>13520</text:p>
          </table:table-cell>
          <table:table-cell office:value-type="float" office:value="3333" calcext:value-type="float">
            <text:p>3333</text:p>
          </table:table-cell>
          <table:table-cell table:number-columns-repeated="8"/>
          <table:table-cell office:value-type="float" office:value="14315" calcext:value-type="float">
            <text:p>14315</text:p>
          </table:table-cell>
          <table:table-cell office:value-type="float" office:value="1342" calcext:value-type="float">
            <text:p>1342</text:p>
          </table:table-cell>
        </table:table-row>
        <table:table-row table:style-name="ro1">
          <table:table-cell office:value-type="float" office:value="13657" calcext:value-type="float">
            <text:p>13657</text:p>
          </table:table-cell>
          <table:table-cell office:value-type="float" office:value="3048" calcext:value-type="float">
            <text:p>3048</text:p>
          </table:table-cell>
          <table:table-cell table:number-columns-repeated="8"/>
          <table:table-cell office:value-type="float" office:value="13808" calcext:value-type="float">
            <text:p>13808</text:p>
          </table:table-cell>
          <table:table-cell office:value-type="float" office:value="2029" calcext:value-type="float">
            <text:p>2029</text:p>
          </table:table-cell>
        </table:table-row>
        <table:table-row table:style-name="ro1">
          <table:table-cell office:value-type="float" office:value="13808" calcext:value-type="float">
            <text:p>13808</text:p>
          </table:table-cell>
          <table:table-cell office:value-type="float" office:value="2029" calcext:value-type="float">
            <text:p>2029</text:p>
          </table:table-cell>
          <table:table-cell table:number-columns-repeated="8"/>
          <table:table-cell office:value-type="float" office:value="14033" calcext:value-type="float">
            <text:p>14033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float" office:value="14136" calcext:value-type="float">
            <text:p>14136</text:p>
          </table:table-cell>
          <table:table-cell office:value-type="float" office:value="2144" calcext:value-type="float">
            <text:p>2144</text:p>
          </table:table-cell>
          <table:table-cell table:number-columns-repeated="8"/>
          <table:table-cell office:value-type="float" office:value="14416" calcext:value-type="float">
            <text:p>14416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float" office:value="14315" calcext:value-type="float">
            <text:p>14315</text:p>
          </table:table-cell>
          <table:table-cell office:value-type="float" office:value="1342" calcext:value-type="float">
            <text:p>1342</text:p>
          </table:table-cell>
          <table:table-cell table:number-columns-repeated="8"/>
          <table:table-cell office:value-type="float" office:value="11082" calcext:value-type="float">
            <text:p>11082</text:p>
          </table:table-cell>
          <table:table-cell office:value-type="float" office:value="1332" calcext:value-type="float">
            <text:p>1332</text:p>
          </table:table-cell>
        </table:table-row>
        <table:table-row table:style-name="ro1">
          <table:table-cell office:value-type="float" office:value="14416" calcext:value-type="float">
            <text:p>14416</text:p>
          </table:table-cell>
          <table:table-cell office:value-type="float" office:value="873" calcext:value-type="float">
            <text:p>873</text:p>
          </table:table-cell>
          <table:table-cell table:number-columns-repeated="8"/>
          <table:table-cell office:value-type="float" office:value="12064" calcext:value-type="float">
            <text:p>12064</text:p>
          </table:table-cell>
          <table:table-cell office:value-type="float" office:value="7666" calcext:value-type="float">
            <text:p>7666</text:p>
          </table:table-cell>
        </table:table-row>
        <table:table-row table:style-name="ro1">
          <table:table-cell office:value-type="float" office:value="14116" calcext:value-type="float">
            <text:p>14116</text:p>
          </table:table-cell>
          <table:table-cell office:value-type="float" office:value="911" calcext:value-type="float">
            <text:p>911</text:p>
          </table:table-cell>
          <table:table-cell table:number-columns-repeated="8"/>
          <table:table-cell office:value-type="float" office:value="15443" calcext:value-type="float">
            <text:p>15443</text:p>
          </table:table-cell>
          <table:table-cell office:value-type="float" office:value="8114" calcext:value-type="float">
            <text:p>8114</text:p>
          </table:table-cell>
        </table:table-row>
        <table:table-row table:style-name="ro1">
          <table:table-cell office:value-type="float" office:value="14033" calcext:value-type="float">
            <text:p>14033</text:p>
          </table:table-cell>
          <table:table-cell office:value-type="float" office:value="952" calcext:value-type="float">
            <text:p>952</text:p>
          </table:table-cell>
          <table:table-cell table:number-columns-repeated="8"/>
          <table:table-cell office:value-type="float" office:value="14337" calcext:value-type="float">
            <text:p>14337</text:p>
          </table:table-cell>
          <table:table-cell office:value-type="float" office:value="7195" calcext:value-type="float">
            <text:p>7195</text:p>
          </table:table-cell>
        </table:table-row>
        <table:table-row table:style-name="ro1">
          <table:table-cell office:value-type="float" office:value="13625" calcext:value-type="float">
            <text:p>13625</text:p>
          </table:table-cell>
          <table:table-cell office:value-type="float" office:value="190" calcext:value-type="float">
            <text:p>190</text:p>
          </table:table-cell>
          <table:table-cell table:number-columns-repeated="8"/>
          <table:table-cell office:value-type="float" office:value="12951" calcext:value-type="float">
            <text:p>12951</text:p>
          </table:table-cell>
          <table:table-cell office:value-type="float" office:value="5005" calcext:value-type="float">
            <text:p>5005</text:p>
          </table:table-cell>
        </table:table-row>
        <table:table-row table:style-name="ro1">
          <table:table-cell office:value-type="float" office:value="12532" calcext:value-type="float">
            <text:p>12532</text:p>
          </table:table-cell>
          <table:table-cell office:value-type="float" office:value="1316" calcext:value-type="float">
            <text:p>1316</text:p>
          </table:table-cell>
          <table:table-cell table:number-columns-repeated="8"/>
          <table:table-cell office:value-type="float" office:value="12461" calcext:value-type="float">
            <text:p>12461</text:p>
          </table:table-cell>
          <table:table-cell office:value-type="float" office:value="6548" calcext:value-type="float">
            <text:p>6548</text:p>
          </table:table-cell>
        </table:table-row>
        <table:table-row table:style-name="ro1">
          <table:table-cell office:value-type="float" office:value="12930" calcext:value-type="float">
            <text:p>12930</text:p>
          </table:table-cell>
          <table:table-cell office:value-type="float" office:value="1200" calcext:value-type="float">
            <text:p>1200</text:p>
          </table:table-cell>
          <table:table-cell table:number-columns-repeated="8"/>
          <table:table-cell office:value-type="float" office:value="10490" calcext:value-type="float">
            <text:p>10490</text:p>
          </table:table-cell>
          <table:table-cell office:value-type="float" office:value="4168" calcext:value-type="float">
            <text:p>4168</text:p>
          </table:table-cell>
        </table:table-row>
        <table:table-row table:style-name="ro1">
          <table:table-cell office:value-type="float" office:value="13016" calcext:value-type="float">
            <text:p>13016</text:p>
          </table:table-cell>
          <table:table-cell office:value-type="float" office:value="1237" calcext:value-type="float">
            <text:p>1237</text:p>
          </table:table-cell>
          <table:table-cell table:number-columns-repeated="8"/>
          <table:table-cell office:value-type="float" office:value="10953" calcext:value-type="float">
            <text:p>10953</text:p>
          </table:table-cell>
          <table:table-cell office:value-type="float" office:value="5353" calcext:value-type="float">
            <text:p>5353</text:p>
          </table:table-cell>
        </table:table-row>
        <table:table-row table:style-name="ro1">
          <table:table-cell office:value-type="float" office:value="13607" calcext:value-type="float">
            <text:p>13607</text:p>
          </table:table-cell>
          <table:table-cell office:value-type="float" office:value="1195" calcext:value-type="float">
            <text:p>1195</text:p>
          </table:table-cell>
          <table:table-cell table:number-columns-repeated="8"/>
          <table:table-cell office:value-type="float" office:value="11410" calcext:value-type="float">
            <text:p>11410</text:p>
          </table:table-cell>
          <table:table-cell office:value-type="float" office:value="7996" calcext:value-type="float">
            <text:p>7996</text:p>
          </table:table-cell>
        </table:table-row>
        <table:table-row table:style-name="ro1">
          <table:table-cell office:value-type="float" office:value="12647" calcext:value-type="float">
            <text:p>12647</text:p>
          </table:table-cell>
          <table:table-cell office:value-type="float" office:value="3384" calcext:value-type="float">
            <text:p>3384</text:p>
          </table:table-cell>
          <table:table-cell table:number-columns-repeated="8"/>
          <table:table-cell office:value-type="float" office:value="10886" calcext:value-type="float">
            <text:p>10886</text:p>
          </table:table-cell>
          <table:table-cell office:value-type="float" office:value="6669" calcext:value-type="float">
            <text:p>6669</text:p>
          </table:table-cell>
        </table:table-row>
        <table:table-row table:style-name="ro1">
          <table:table-cell office:value-type="float" office:value="12984" calcext:value-type="float">
            <text:p>12984</text:p>
          </table:table-cell>
          <table:table-cell office:value-type="float" office:value="3639" calcext:value-type="float">
            <text:p>3639</text:p>
          </table:table-cell>
          <table:table-cell table:number-columns-repeated="8"/>
          <table:table-cell office:value-type="float" office:value="10057" calcext:value-type="float">
            <text:p>10057</text:p>
          </table:table-cell>
          <table:table-cell office:value-type="float" office:value="8280" calcext:value-type="float">
            <text:p>8280</text:p>
          </table:table-cell>
        </table:table-row>
        <table:table-row table:style-name="ro1">
          <table:table-cell office:value-type="float" office:value="13029" calcext:value-type="float">
            <text:p>13029</text:p>
          </table:table-cell>
          <table:table-cell office:value-type="float" office:value="3627" calcext:value-type="float">
            <text:p>3627</text:p>
          </table:table-cell>
          <table:table-cell table:number-columns-repeated="8"/>
          <table:table-cell office:value-type="float" office:value="10671" calcext:value-type="float">
            <text:p>10671</text:p>
          </table:table-cell>
          <table:table-cell office:value-type="float" office:value="6607" calcext:value-type="float">
            <text:p>6607</text:p>
          </table:table-cell>
        </table:table-row>
        <table:table-row table:style-name="ro1">
          <table:table-cell office:value-type="float" office:value="12999" calcext:value-type="float">
            <text:p>12999</text:p>
          </table:table-cell>
          <table:table-cell office:value-type="float" office:value="4084" calcext:value-type="float">
            <text:p>4084</text:p>
          </table:table-cell>
          <table:table-cell table:number-columns-repeated="8"/>
          <table:table-cell office:value-type="float" office:value="14244" calcext:value-type="float">
            <text:p>14244</text:p>
          </table:table-cell>
          <table:table-cell office:value-type="float" office:value="6180" calcext:value-type="float">
            <text:p>6180</text:p>
          </table:table-cell>
        </table:table-row>
        <table:table-row table:style-name="ro1">
          <table:table-cell office:value-type="float" office:value="12728" calcext:value-type="float">
            <text:p>12728</text:p>
          </table:table-cell>
          <table:table-cell office:value-type="float" office:value="4735" calcext:value-type="float">
            <text:p>4735</text:p>
          </table:table-cell>
          <table:table-cell table:number-columns-repeated="8"/>
          <table:table-cell office:value-type="float" office:value="9485" calcext:value-type="float">
            <text:p>9485</text:p>
          </table:table-cell>
          <table:table-cell office:value-type="float" office:value="7628" calcext:value-type="float">
            <text:p>7628</text:p>
          </table:table-cell>
        </table:table-row>
        <table:table-row table:style-name="ro1">
          <table:table-cell office:value-type="float" office:value="12951" calcext:value-type="float">
            <text:p>12951</text:p>
          </table:table-cell>
          <table:table-cell office:value-type="float" office:value="5005" calcext:value-type="float">
            <text:p>5005</text:p>
          </table:table-cell>
          <table:table-cell table:number-columns-repeated="8"/>
          <table:table-cell office:value-type="float" office:value="8517" calcext:value-type="float">
            <text:p>8517</text:p>
          </table:table-cell>
          <table:table-cell office:value-type="float" office:value="6690" calcext:value-type="float">
            <text:p>6690</text:p>
          </table:table-cell>
        </table:table-row>
        <table:table-row table:style-name="ro1">
          <table:table-cell office:value-type="float" office:value="13097" calcext:value-type="float">
            <text:p>13097</text:p>
          </table:table-cell>
          <table:table-cell office:value-type="float" office:value="6370" calcext:value-type="float">
            <text:p>6370</text:p>
          </table:table-cell>
          <table:table-cell table:number-columns-repeated="8"/>
          <table:table-cell office:value-type="float" office:value="12341" calcext:value-type="float">
            <text:p>12341</text:p>
          </table:table-cell>
          <table:table-cell office:value-type="float" office:value="6696" calcext:value-type="float">
            <text:p>6696</text:p>
          </table:table-cell>
        </table:table-row>
        <table:table-row table:style-name="ro1">
          <table:table-cell office:value-type="float" office:value="13115" calcext:value-type="float">
            <text:p>13115</text:p>
          </table:table-cell>
          <table:table-cell office:value-type="float" office:value="6551" calcext:value-type="float">
            <text:p>6551</text:p>
          </table:table-cell>
          <table:table-cell table:number-columns-repeated="8"/>
          <table:table-cell office:value-type="float" office:value="9271" calcext:value-type="float">
            <text:p>9271</text:p>
          </table:table-cell>
          <table:table-cell office:value-type="float" office:value="6060" calcext:value-type="float">
            <text:p>6060</text:p>
          </table:table-cell>
        </table:table-row>
        <table:table-row table:style-name="ro1">
          <table:table-cell office:value-type="float" office:value="12461" calcext:value-type="float">
            <text:p>12461</text:p>
          </table:table-cell>
          <table:table-cell office:value-type="float" office:value="6548" calcext:value-type="float">
            <text:p>6548</text:p>
          </table:table-cell>
          <table:table-cell table:number-columns-repeated="8"/>
          <table:table-cell office:value-type="float" office:value="12344" calcext:value-type="float">
            <text:p>12344</text:p>
          </table:table-cell>
          <table:table-cell office:value-type="float" office:value="4539" calcext:value-type="float">
            <text:p>4539</text:p>
          </table:table-cell>
        </table:table-row>
        <table:table-row table:style-name="ro1">
          <table:table-cell office:value-type="float" office:value="12341" calcext:value-type="float">
            <text:p>12341</text:p>
          </table:table-cell>
          <table:table-cell office:value-type="float" office:value="6696" calcext:value-type="float">
            <text:p>6696</text:p>
          </table:table-cell>
          <table:table-cell table:number-columns-repeated="8"/>
          <table:table-cell office:value-type="float" office:value="11641" calcext:value-type="float">
            <text:p>11641</text:p>
          </table:table-cell>
          <table:table-cell office:value-type="float" office:value="2138" calcext:value-type="float">
            <text:p>2138</text:p>
          </table:table-cell>
        </table:table-row>
        <table:table-row table:style-name="ro1">
          <table:table-cell office:value-type="float" office:value="10886" calcext:value-type="float">
            <text:p>10886</text:p>
          </table:table-cell>
          <table:table-cell office:value-type="float" office:value="6669" calcext:value-type="float">
            <text:p>6669</text:p>
          </table:table-cell>
          <table:table-cell table:number-columns-repeated="8"/>
          <table:table-cell office:value-type="float" office:value="9637" calcext:value-type="float">
            <text:p>9637</text:p>
          </table:table-cell>
          <table:table-cell office:value-type="float" office:value="4148" calcext:value-type="float">
            <text:p>4148</text:p>
          </table:table-cell>
        </table:table-row>
        <table:table-row table:style-name="ro1">
          <table:table-cell office:value-type="float" office:value="10671" calcext:value-type="float">
            <text:p>10671</text:p>
          </table:table-cell>
          <table:table-cell office:value-type="float" office:value="6607" calcext:value-type="float">
            <text:p>6607</text:p>
          </table:table-cell>
          <table:table-cell table:number-columns-repeated="8"/>
          <table:table-cell office:value-type="float" office:value="9309" calcext:value-type="float">
            <text:p>9309</text:p>
          </table:table-cell>
          <table:table-cell office:value-type="float" office:value="3631" calcext:value-type="float">
            <text:p>3631</text:p>
          </table:table-cell>
        </table:table-row>
        <table:table-row table:style-name="ro1">
          <table:table-cell office:value-type="float" office:value="9806" calcext:value-type="float">
            <text:p>9806</text:p>
          </table:table-cell>
          <table:table-cell office:value-type="float" office:value="7433" calcext:value-type="float">
            <text:p>7433</text:p>
          </table:table-cell>
          <table:table-cell table:number-columns-repeated="8"/>
          <table:table-cell office:value-type="float" office:value="10848" calcext:value-type="float">
            <text:p>10848</text:p>
          </table:table-cell>
          <table:table-cell office:value-type="float" office:value="8122" calcext:value-type="float">
            <text:p>8122</text:p>
          </table:table-cell>
        </table:table-row>
        <table:table-row table:style-name="ro1">
          <table:table-cell office:value-type="float" office:value="23852" calcext:value-type="float">
            <text:p>23852</text:p>
          </table:table-cell>
          <table:table-cell office:value-type="float" office:value="5882" calcext:value-type="float">
            <text:p>5882</text:p>
          </table:table-cell>
          <table:table-cell table:number-columns-repeated="8"/>
          <table:table-cell office:value-type="float" office:value="18780" calcext:value-type="float">
            <text:p>18780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23632" calcext:value-type="float">
            <text:p>23632</text:p>
          </table:table-cell>
          <table:table-cell office:value-type="float" office:value="6208" calcext:value-type="float">
            <text:p>6208</text:p>
          </table:table-cell>
          <table:table-cell table:number-columns-repeated="8"/>
          <table:table-cell office:value-type="float" office:value="21698" calcext:value-type="float">
            <text:p>21698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24129" calcext:value-type="float">
            <text:p>24129</text:p>
          </table:table-cell>
          <table:table-cell office:value-type="float" office:value="6776" calcext:value-type="float">
            <text:p>6776</text:p>
          </table:table-cell>
          <table:table-cell table:number-columns-repeated="8"/>
          <table:table-cell office:value-type="float" office:value="20115" calcext:value-type="float">
            <text:p>20115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 office:value-type="float" office:value="23370" calcext:value-type="float">
            <text:p>23370</text:p>
          </table:table-cell>
          <table:table-cell office:value-type="float" office:value="7476" calcext:value-type="float">
            <text:p>7476</text:p>
          </table:table-cell>
          <table:table-cell table:number-columns-repeated="8"/>
          <table:table-cell office:value-type="float" office:value="16875" calcext:value-type="float">
            <text:p>16875</text:p>
          </table:table-cell>
          <table:table-cell office:value-type="float" office:value="1794" calcext:value-type="float">
            <text:p>1794</text:p>
          </table:table-cell>
        </table:table-row>
        <table:table-row table:style-name="ro1">
          <table:table-cell office:value-type="float" office:value="23462" calcext:value-type="float">
            <text:p>23462</text:p>
          </table:table-cell>
          <table:table-cell office:value-type="float" office:value="7964" calcext:value-type="float">
            <text:p>7964</text:p>
          </table:table-cell>
          <table:table-cell table:number-columns-repeated="8"/>
          <table:table-cell office:value-type="float" office:value="16767" calcext:value-type="float">
            <text:p>16767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float" office:value="23328" calcext:value-type="float">
            <text:p>23328</text:p>
          </table:table-cell>
          <table:table-cell office:value-type="float" office:value="7933" calcext:value-type="float">
            <text:p>7933</text:p>
          </table:table-cell>
          <table:table-cell table:number-columns-repeated="8"/>
          <table:table-cell office:value-type="float" office:value="18131" calcext:value-type="float">
            <text:p>18131</text:p>
          </table:table-cell>
          <table:table-cell office:value-type="float" office:value="2497" calcext:value-type="float">
            <text:p>2497</text:p>
          </table:table-cell>
        </table:table-row>
        <table:table-row table:style-name="ro1">
          <table:table-cell office:value-type="float" office:value="23193" calcext:value-type="float">
            <text:p>23193</text:p>
          </table:table-cell>
          <table:table-cell office:value-type="float" office:value="8102" calcext:value-type="float">
            <text:p>8102</text:p>
          </table:table-cell>
          <table:table-cell table:number-columns-repeated="8"/>
          <table:table-cell office:value-type="float" office:value="16945" calcext:value-type="float">
            <text:p>16945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 office:value-type="float" office:value="23045" calcext:value-type="float">
            <text:p>23045</text:p>
          </table:table-cell>
          <table:table-cell office:value-type="float" office:value="8148" calcext:value-type="float">
            <text:p>8148</text:p>
          </table:table-cell>
          <table:table-cell table:number-columns-repeated="8"/>
          <table:table-cell office:value-type="float" office:value="17354" calcext:value-type="float">
            <text:p>1735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22381" calcext:value-type="float">
            <text:p>22381</text:p>
          </table:table-cell>
          <table:table-cell office:value-type="float" office:value="7753" calcext:value-type="float">
            <text:p>7753</text:p>
          </table:table-cell>
          <table:table-cell table:number-columns-repeated="8"/>
          <table:table-cell office:value-type="float" office:value="18032" calcext:value-type="float">
            <text:p>18032</text:p>
          </table:table-cell>
          <table:table-cell office:value-type="float" office:value="8055" calcext:value-type="float">
            <text:p>8055</text:p>
          </table:table-cell>
        </table:table-row>
        <table:table-row table:style-name="ro1">
          <table:table-cell office:value-type="float" office:value="22272" calcext:value-type="float">
            <text:p>22272</text:p>
          </table:table-cell>
          <table:table-cell office:value-type="float" office:value="7644" calcext:value-type="float">
            <text:p>7644</text:p>
          </table:table-cell>
          <table:table-cell table:number-columns-repeated="8"/>
          <table:table-cell office:value-type="float" office:value="18985" calcext:value-type="float">
            <text:p>18985</text:p>
          </table:table-cell>
          <table:table-cell office:value-type="float" office:value="6649" calcext:value-type="float">
            <text:p>6649</text:p>
          </table:table-cell>
        </table:table-row>
        <table:table-row table:style-name="ro1">
          <table:table-cell office:value-type="float" office:value="21239" calcext:value-type="float">
            <text:p>21239</text:p>
          </table:table-cell>
          <table:table-cell office:value-type="float" office:value="7814" calcext:value-type="float">
            <text:p>7814</text:p>
          </table:table-cell>
          <table:table-cell table:number-columns-repeated="8"/>
          <table:table-cell office:value-type="float" office:value="22741" calcext:value-type="float">
            <text:p>22741</text:p>
          </table:table-cell>
          <table:table-cell office:value-type="float" office:value="3784" calcext:value-type="float">
            <text:p>3784</text:p>
          </table:table-cell>
        </table:table-row>
        <table:table-row table:style-name="ro1">
          <table:table-cell office:value-type="float" office:value="20863" calcext:value-type="float">
            <text:p>20863</text:p>
          </table:table-cell>
          <table:table-cell office:value-type="float" office:value="7435" calcext:value-type="float">
            <text:p>7435</text:p>
          </table:table-cell>
          <table:table-cell table:number-columns-repeated="8"/>
          <table:table-cell office:value-type="float" office:value="19267" calcext:value-type="float">
            <text:p>19267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float" office:value="20065" calcext:value-type="float">
            <text:p>20065</text:p>
          </table:table-cell>
          <table:table-cell office:value-type="float" office:value="7013" calcext:value-type="float">
            <text:p>7013</text:p>
          </table:table-cell>
          <table:table-cell table:number-columns-repeated="8"/>
          <table:table-cell office:value-type="float" office:value="17173" calcext:value-type="float">
            <text:p>17173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19845" calcext:value-type="float">
            <text:p>19845</text:p>
          </table:table-cell>
          <table:table-cell office:value-type="float" office:value="7556" calcext:value-type="float">
            <text:p>7556</text:p>
          </table:table-cell>
          <table:table-cell table:number-columns-repeated="8"/>
          <table:table-cell office:value-type="float" office:value="17255" calcext:value-type="float">
            <text:p>17255</text:p>
          </table:table-cell>
          <table:table-cell office:value-type="float" office:value="4505" calcext:value-type="float">
            <text:p>4505</text:p>
          </table:table-cell>
        </table:table-row>
        <table:table-row table:style-name="ro1">
          <table:table-cell office:value-type="float" office:value="19733" calcext:value-type="float">
            <text:p>19733</text:p>
          </table:table-cell>
          <table:table-cell office:value-type="float" office:value="7244" calcext:value-type="float">
            <text:p>7244</text:p>
          </table:table-cell>
          <table:table-cell table:number-columns-repeated="8"/>
          <table:table-cell office:value-type="float" office:value="19920" calcext:value-type="float">
            <text:p>19920</text:p>
          </table:table-cell>
          <table:table-cell office:value-type="float" office:value="4950" calcext:value-type="float">
            <text:p>4950</text:p>
          </table:table-cell>
        </table:table-row>
        <table:table-row table:style-name="ro1">
          <table:table-cell office:value-type="float" office:value="19471" calcext:value-type="float">
            <text:p>19471</text:p>
          </table:table-cell>
          <table:table-cell office:value-type="float" office:value="6126" calcext:value-type="float">
            <text:p>6126</text:p>
          </table:table-cell>
          <table:table-cell table:number-columns-repeated="8"/>
          <table:table-cell office:value-type="float" office:value="21612" calcext:value-type="float">
            <text:p>21612</text:p>
          </table:table-cell>
          <table:table-cell office:value-type="float" office:value="6292" calcext:value-type="float">
            <text:p>6292</text:p>
          </table:table-cell>
        </table:table-row>
        <table:table-row table:style-name="ro1">
          <table:table-cell office:value-type="float" office:value="18985" calcext:value-type="float">
            <text:p>18985</text:p>
          </table:table-cell>
          <table:table-cell office:value-type="float" office:value="6649" calcext:value-type="float">
            <text:p>6649</text:p>
          </table:table-cell>
          <table:table-cell table:number-columns-repeated="8"/>
          <table:table-cell office:value-type="float" office:value="22394" calcext:value-type="float">
            <text:p>22394</text:p>
          </table:table-cell>
          <table:table-cell office:value-type="float" office:value="6476" calcext:value-type="float">
            <text:p>6476</text:p>
          </table:table-cell>
        </table:table-row>
        <table:table-row table:style-name="ro1">
          <table:table-cell office:value-type="float" office:value="18728" calcext:value-type="float">
            <text:p>18728</text:p>
          </table:table-cell>
          <table:table-cell office:value-type="float" office:value="6635" calcext:value-type="float">
            <text:p>6635</text:p>
          </table:table-cell>
          <table:table-cell table:number-columns-repeated="8"/>
          <table:table-cell office:value-type="float" office:value="23680" calcext:value-type="float">
            <text:p>23680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18032" calcext:value-type="float">
            <text:p>18032</text:p>
          </table:table-cell>
          <table:table-cell office:value-type="float" office:value="8055" calcext:value-type="float">
            <text:p>8055</text:p>
          </table:table-cell>
          <table:table-cell table:number-columns-repeated="8"/>
          <table:table-cell office:value-type="float" office:value="24462" calcext:value-type="float">
            <text:p>24462</text:p>
          </table:table-cell>
          <table:table-cell office:value-type="float" office:value="4695" calcext:value-type="float">
            <text:p>4695</text:p>
          </table:table-cell>
        </table:table-row>
        <table:table-row table:style-name="ro1">
          <table:table-cell office:value-type="float" office:value="17253" calcext:value-type="float">
            <text:p>17253</text:p>
          </table:table-cell>
          <table:table-cell office:value-type="float" office:value="7935" calcext:value-type="float">
            <text:p>7935</text:p>
          </table:table-cell>
          <table:table-cell table:number-columns-repeated="8"/>
          <table:table-cell office:value-type="float" office:value="21239" calcext:value-type="float">
            <text:p>21239</text:p>
          </table:table-cell>
          <table:table-cell office:value-type="float" office:value="7814" calcext:value-type="float">
            <text:p>7814</text:p>
          </table:table-cell>
        </table:table-row>
        <table:table-row table:style-name="ro1">
          <table:table-cell office:value-type="float" office:value="16730" calcext:value-type="float">
            <text:p>16730</text:p>
          </table:table-cell>
          <table:table-cell office:value-type="float" office:value="7846" calcext:value-type="float">
            <text:p>7846</text:p>
          </table:table-cell>
          <table:table-cell table:number-columns-repeated="8"/>
          <table:table-cell office:value-type="float" office:value="19845" calcext:value-type="float">
            <text:p>19845</text:p>
          </table:table-cell>
          <table:table-cell office:value-type="float" office:value="7556" calcext:value-type="float">
            <text:p>7556</text:p>
          </table:table-cell>
        </table:table-row>
        <table:table-row table:style-name="ro1">
          <table:table-cell office:value-type="float" office:value="17742" calcext:value-type="float">
            <text:p>17742</text:p>
          </table:table-cell>
          <table:table-cell office:value-type="float" office:value="7232" calcext:value-type="float">
            <text:p>7232</text:p>
          </table:table-cell>
          <table:table-cell table:number-columns-repeated="8"/>
          <table:table-cell office:value-type="float" office:value="20779" calcext:value-type="float">
            <text:p>20779</text:p>
          </table:table-cell>
          <table:table-cell office:value-type="float" office:value="6815" calcext:value-type="float">
            <text:p>6815</text:p>
          </table:table-cell>
        </table:table-row>
        <table:table-row table:style-name="ro1">
          <table:table-cell office:value-type="float" office:value="18048" calcext:value-type="float">
            <text:p>18048</text:p>
          </table:table-cell>
          <table:table-cell office:value-type="float" office:value="7390" calcext:value-type="float">
            <text:p>7390</text:p>
          </table:table-cell>
          <table:table-cell table:number-columns-repeated="8"/>
          <table:table-cell office:value-type="float" office:value="21636" calcext:value-type="float">
            <text:p>21636</text:p>
          </table:table-cell>
          <table:table-cell office:value-type="float" office:value="6724" calcext:value-type="float">
            <text:p>6724</text:p>
          </table:table-cell>
        </table:table-row>
        <table:table-row table:style-name="ro1">
          <table:table-cell office:value-type="float" office:value="18074" calcext:value-type="float">
            <text:p>18074</text:p>
          </table:table-cell>
          <table:table-cell office:value-type="float" office:value="5942" calcext:value-type="float">
            <text:p>5942</text:p>
          </table:table-cell>
          <table:table-cell table:number-columns-repeated="8"/>
          <table:table-cell office:value-type="float" office:value="21527" calcext:value-type="float">
            <text:p>21527</text:p>
          </table:table-cell>
          <table:table-cell office:value-type="float" office:value="5740" calcext:value-type="float">
            <text:p>5740</text:p>
          </table:table-cell>
        </table:table-row>
        <table:table-row table:style-name="ro1">
          <table:table-cell office:value-type="float" office:value="17631" calcext:value-type="float">
            <text:p>17631</text:p>
          </table:table-cell>
          <table:table-cell office:value-type="float" office:value="4806" calcext:value-type="float">
            <text:p>4806</text:p>
          </table:table-cell>
          <table:table-cell table:number-columns-repeated="8"/>
          <table:table-cell office:value-type="float" office:value="22519" calcext:value-type="float">
            <text:p>22519</text:p>
          </table:table-cell>
          <table:table-cell office:value-type="float" office:value="6638" calcext:value-type="float">
            <text:p>6638</text:p>
          </table:table-cell>
        </table:table-row>
        <table:table-row table:style-name="ro1">
          <table:table-cell office:value-type="float" office:value="18002" calcext:value-type="float">
            <text:p>18002</text:p>
          </table:table-cell>
          <table:table-cell office:value-type="float" office:value="4481" calcext:value-type="float">
            <text:p>4481</text:p>
          </table:table-cell>
          <table:table-cell table:number-columns-repeated="8"/>
          <table:table-cell office:value-type="float" office:value="19530" calcext:value-type="float">
            <text:p>19530</text:p>
          </table:table-cell>
          <table:table-cell office:value-type="float" office:value="4801" calcext:value-type="float">
            <text:p>4801</text:p>
          </table:table-cell>
        </table:table-row>
        <table:table-row table:style-name="ro1">
          <table:table-cell office:value-type="float" office:value="18394" calcext:value-type="float">
            <text:p>18394</text:p>
          </table:table-cell>
          <table:table-cell office:value-type="float" office:value="3614" calcext:value-type="float">
            <text:p>3614</text:p>
          </table:table-cell>
          <table:table-cell table:number-columns-repeated="8"/>
          <table:table-cell office:value-type="float" office:value="17631" calcext:value-type="float">
            <text:p>17631</text:p>
          </table:table-cell>
          <table:table-cell office:value-type="float" office:value="4806" calcext:value-type="float">
            <text:p>4806</text:p>
          </table:table-cell>
        </table:table-row>
        <table:table-row table:style-name="ro1">
          <table:table-cell office:value-type="float" office:value="18541" calcext:value-type="float">
            <text:p>18541</text:p>
          </table:table-cell>
          <table:table-cell office:value-type="float" office:value="2737" calcext:value-type="float">
            <text:p>2737</text:p>
          </table:table-cell>
          <table:table-cell table:number-columns-repeated="8"/>
          <table:table-cell office:value-type="float" office:value="17253" calcext:value-type="float">
            <text:p>17253</text:p>
          </table:table-cell>
          <table:table-cell office:value-type="float" office:value="7935" calcext:value-type="float">
            <text:p>7935</text:p>
          </table:table-cell>
        </table:table-row>
        <table:table-row table:style-name="ro1">
          <table:table-cell office:value-type="float" office:value="18131" calcext:value-type="float">
            <text:p>18131</text:p>
          </table:table-cell>
          <table:table-cell office:value-type="float" office:value="2497" calcext:value-type="float">
            <text:p>2497</text:p>
          </table:table-cell>
          <table:table-cell table:number-columns-repeated="8"/>
          <table:table-cell office:value-type="float" office:value="17299" calcext:value-type="float">
            <text:p>17299</text:p>
          </table:table-cell>
          <table:table-cell office:value-type="float" office:value="4552" calcext:value-type="float">
            <text:p>4552</text:p>
          </table:table-cell>
        </table:table-row>
        <table:table-row table:style-name="ro1">
          <table:table-cell office:value-type="float" office:value="18668" calcext:value-type="float">
            <text:p>18668</text:p>
          </table:table-cell>
          <table:table-cell office:value-type="float" office:value="1743" calcext:value-type="float">
            <text:p>1743</text:p>
          </table:table-cell>
          <table:table-cell table:number-columns-repeated="8"/>
          <table:table-cell office:value-type="float" office:value="19471" calcext:value-type="float">
            <text:p>19471</text:p>
          </table:table-cell>
          <table:table-cell office:value-type="float" office:value="6126" calcext:value-type="float">
            <text:p>6126</text:p>
          </table:table-cell>
        </table:table-row>
        <table:table-row table:style-name="ro1">
          <table:table-cell office:value-type="float" office:value="18672" calcext:value-type="float">
            <text:p>18672</text:p>
          </table:table-cell>
          <table:table-cell office:value-type="float" office:value="1475" calcext:value-type="float">
            <text:p>1475</text:p>
          </table:table-cell>
          <table:table-cell table:number-columns-repeated="8"/>
          <table:table-cell office:value-type="float" office:value="23289" calcext:value-type="float">
            <text:p>23289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float" office:value="19267" calcext:value-type="float">
            <text:p>19267</text:p>
          </table:table-cell>
          <table:table-cell office:value-type="float" office:value="2021" calcext:value-type="float">
            <text:p>2021</text:p>
          </table:table-cell>
          <table:table-cell table:number-columns-repeated="8"/>
          <table:table-cell office:value-type="float" office:value="18394" calcext:value-type="float">
            <text:p>18394</text:p>
          </table:table-cell>
          <table:table-cell office:value-type="float" office:value="3614" calcext:value-type="float">
            <text:p>3614</text:p>
          </table:table-cell>
        </table:table-row>
        <table:table-row table:style-name="ro1">
          <table:table-cell office:value-type="float" office:value="19084" calcext:value-type="float">
            <text:p>19084</text:p>
          </table:table-cell>
          <table:table-cell office:value-type="float" office:value="2821" calcext:value-type="float">
            <text:p>2821</text:p>
          </table:table-cell>
          <table:table-cell table:number-columns-repeated="8"/>
          <table:table-cell office:value-type="float" office:value="20168" calcext:value-type="float">
            <text:p>2016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8920" calcext:value-type="float">
            <text:p>18920</text:p>
          </table:table-cell>
          <table:table-cell office:value-type="float" office:value="3187" calcext:value-type="float">
            <text:p>3187</text:p>
          </table:table-cell>
          <table:table-cell table:number-columns-repeated="8"/>
          <table:table-cell office:value-type="float" office:value="23143" calcext:value-type="float">
            <text:p>23143</text:p>
          </table:table-cell>
          <table:table-cell office:value-type="float" office:value="4461" calcext:value-type="float">
            <text:p>4461</text:p>
          </table:table-cell>
        </table:table-row>
        <table:table-row table:style-name="ro1">
          <table:table-cell office:value-type="float" office:value="19103" calcext:value-type="float">
            <text:p>19103</text:p>
          </table:table-cell>
          <table:table-cell office:value-type="float" office:value="3428" calcext:value-type="float">
            <text:p>3428</text:p>
          </table:table-cell>
          <table:table-cell table:number-columns-repeated="8"/>
          <table:table-cell office:value-type="float" office:value="23462" calcext:value-type="float">
            <text:p>23462</text:p>
          </table:table-cell>
          <table:table-cell office:value-type="float" office:value="7964" calcext:value-type="float">
            <text:p>7964</text:p>
          </table:table-cell>
        </table:table-row>
        <table:table-row table:style-name="ro1">
          <table:table-cell office:value-type="float" office:value="19104" calcext:value-type="float">
            <text:p>19104</text:p>
          </table:table-cell>
          <table:table-cell office:value-type="float" office:value="3631" calcext:value-type="float">
            <text:p>3631</text:p>
          </table:table-cell>
          <table:table-cell table:number-columns-repeated="8"/>
          <table:table-cell office:value-type="float" office:value="23193" calcext:value-type="float">
            <text:p>23193</text:p>
          </table:table-cell>
          <table:table-cell office:value-type="float" office:value="8102" calcext:value-type="float">
            <text:p>8102</text:p>
          </table:table-cell>
        </table:table-row>
        <table:table-row table:style-name="ro1">
          <table:table-cell office:value-type="float" office:value="18998" calcext:value-type="float">
            <text:p>18998</text:p>
          </table:table-cell>
          <table:table-cell office:value-type="float" office:value="4215" calcext:value-type="float">
            <text:p>4215</text:p>
          </table:table-cell>
          <table:table-cell table:number-columns-repeated="8"/>
          <table:table-cell office:value-type="float" office:value="23083" calcext:value-type="float">
            <text:p>23083</text:p>
          </table:table-cell>
          <table:table-cell office:value-type="float" office:value="3412" calcext:value-type="float">
            <text:p>3412</text:p>
          </table:table-cell>
        </table:table-row>
        <table:table-row table:style-name="ro1">
          <table:table-cell office:value-type="float" office:value="19530" calcext:value-type="float">
            <text:p>19530</text:p>
          </table:table-cell>
          <table:table-cell office:value-type="float" office:value="4801" calcext:value-type="float">
            <text:p>4801</text:p>
          </table:table-cell>
          <table:table-cell table:number-columns-repeated="8"/>
          <table:table-cell office:value-type="float" office:value="18998" calcext:value-type="float">
            <text:p>18998</text:p>
          </table:table-cell>
          <table:table-cell office:value-type="float" office:value="4215" calcext:value-type="float">
            <text:p>4215</text:p>
          </table:table-cell>
        </table:table-row>
        <table:table-row table:style-name="ro1">
          <table:table-cell office:value-type="float" office:value="19529" calcext:value-type="float">
            <text:p>19529</text:p>
          </table:table-cell>
          <table:table-cell office:value-type="float" office:value="4874" calcext:value-type="float">
            <text:p>4874</text:p>
          </table:table-cell>
          <table:table-cell table:number-columns-repeated="8"/>
          <table:table-cell office:value-type="float" office:value="17222" calcext:value-type="float">
            <text:p>17222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float" office:value="19920" calcext:value-type="float">
            <text:p>19920</text:p>
          </table:table-cell>
          <table:table-cell office:value-type="float" office:value="4950" calcext:value-type="float">
            <text:p>4950</text:p>
          </table:table-cell>
          <table:table-cell table:number-columns-repeated="8"/>
          <table:table-cell office:value-type="float" office:value="18002" calcext:value-type="float">
            <text:p>18002</text:p>
          </table:table-cell>
          <table:table-cell office:value-type="float" office:value="4481" calcext:value-type="float">
            <text:p>4481</text:p>
          </table:table-cell>
        </table:table-row>
        <table:table-row table:style-name="ro1">
          <table:table-cell office:value-type="float" office:value="20095" calcext:value-type="float">
            <text:p>20095</text:p>
          </table:table-cell>
          <table:table-cell office:value-type="float" office:value="3262" calcext:value-type="float">
            <text:p>3262</text:p>
          </table:table-cell>
          <table:table-cell table:number-columns-repeated="8"/>
          <table:table-cell office:value-type="float" office:value="17015" calcext:value-type="float">
            <text:p>17015</text:p>
          </table:table-cell>
          <table:table-cell office:value-type="float" office:value="1282" calcext:value-type="float">
            <text:p>1282</text:p>
          </table:table-cell>
        </table:table-row>
        <table:table-row table:style-name="ro1">
          <table:table-cell office:value-type="float" office:value="21008" calcext:value-type="float">
            <text:p>21008</text:p>
          </table:table-cell>
          <table:table-cell office:value-type="float" office:value="2923" calcext:value-type="float">
            <text:p>2923</text:p>
          </table:table-cell>
          <table:table-cell table:number-columns-repeated="8"/>
          <table:table-cell office:value-type="float" office:value="18668" calcext:value-type="float">
            <text:p>18668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21088" calcext:value-type="float">
            <text:p>21088</text:p>
          </table:table-cell>
          <table:table-cell office:value-type="float" office:value="1998" calcext:value-type="float">
            <text:p>1998</text:p>
          </table:table-cell>
          <table:table-cell table:number-columns-repeated="8"/>
          <table:table-cell office:value-type="float" office:value="19493" calcext:value-type="float">
            <text:p>19493</text:p>
          </table:table-cell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float" office:value="20115" calcext:value-type="float">
            <text:p>20115</text:p>
          </table:table-cell>
          <table:table-cell office:value-type="float" office:value="1586" calcext:value-type="float">
            <text:p>1586</text:p>
          </table:table-cell>
          <table:table-cell table:number-columns-repeated="8"/>
          <table:table-cell office:value-type="float" office:value="18672" calcext:value-type="float">
            <text:p>18672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float" office:value="19545" calcext:value-type="float">
            <text:p>19545</text:p>
          </table:table-cell>
          <table:table-cell office:value-type="float" office:value="2058" calcext:value-type="float">
            <text:p>2058</text:p>
          </table:table-cell>
          <table:table-cell table:number-columns-repeated="8"/>
          <table:table-cell office:value-type="float" office:value="19103" calcext:value-type="float">
            <text:p>19103</text:p>
          </table:table-cell>
          <table:table-cell office:value-type="float" office:value="3428" calcext:value-type="float">
            <text:p>3428</text:p>
          </table:table-cell>
        </table:table-row>
        <table:table-row table:style-name="ro1">
          <table:table-cell office:value-type="float" office:value="19493" calcext:value-type="float">
            <text:p>19493</text:p>
          </table:table-cell>
          <table:table-cell office:value-type="float" office:value="974" calcext:value-type="float">
            <text:p>974</text:p>
          </table:table-cell>
          <table:table-cell table:number-columns-repeated="8"/>
          <table:table-cell office:value-type="float" office:value="23045" calcext:value-type="float">
            <text:p>23045</text:p>
          </table:table-cell>
          <table:table-cell office:value-type="float" office:value="8148" calcext:value-type="float">
            <text:p>8148</text:p>
          </table:table-cell>
        </table:table-row>
        <table:table-row table:style-name="ro1">
          <table:table-cell office:value-type="float" office:value="19552" calcext:value-type="float">
            <text:p>19552</text:p>
          </table:table-cell>
          <table:table-cell office:value-type="float" office:value="966" calcext:value-type="float">
            <text:p>966</text:p>
          </table:table-cell>
          <table:table-cell table:number-columns-repeated="8"/>
          <table:table-cell office:value-type="float" office:value="24093" calcext:value-type="float">
            <text:p>24093</text:p>
          </table:table-cell>
          <table:table-cell office:value-type="float" office:value="2715" calcext:value-type="float">
            <text:p>2715</text:p>
          </table:table-cell>
        </table:table-row>
        <table:table-row table:style-name="ro1">
          <table:table-cell office:value-type="float" office:value="19630" calcext:value-type="float">
            <text:p>19630</text:p>
          </table:table-cell>
          <table:table-cell office:value-type="float" office:value="522" calcext:value-type="float">
            <text:p>522</text:p>
          </table:table-cell>
          <table:table-cell table:number-columns-repeated="8"/>
          <table:table-cell office:value-type="float" office:value="19084" calcext:value-type="float">
            <text:p>19084</text:p>
          </table:table-cell>
          <table:table-cell office:value-type="float" office:value="2821" calcext:value-type="float">
            <text:p>2821</text:p>
          </table:table-cell>
        </table:table-row>
        <table:table-row table:style-name="ro1">
          <table:table-cell office:value-type="float" office:value="20168" calcext:value-type="float">
            <text:p>20168</text:p>
          </table:table-cell>
          <table:table-cell office:value-type="float" office:value="64" calcext:value-type="float">
            <text:p>64</text:p>
          </table:table-cell>
          <table:table-cell table:number-columns-repeated="8"/>
          <table:table-cell office:value-type="float" office:value="17354" calcext:value-type="float">
            <text:p>17354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19184" calcext:value-type="float">
            <text:p>19184</text:p>
          </table:table-cell>
          <table:table-cell office:value-type="float" office:value="477" calcext:value-type="float">
            <text:p>477</text:p>
          </table:table-cell>
          <table:table-cell table:number-columns-repeated="8"/>
          <table:table-cell office:value-type="float" office:value="19545" calcext:value-type="float">
            <text:p>19545</text:p>
          </table:table-cell>
          <table:table-cell office:value-type="float" office:value="2058" calcext:value-type="float">
            <text:p>2058</text:p>
          </table:table-cell>
        </table:table-row>
        <table:table-row table:style-name="ro1">
          <table:table-cell office:value-type="float" office:value="18780" calcext:value-type="float">
            <text:p>18780</text:p>
          </table:table-cell>
          <table:table-cell office:value-type="float" office:value="1100" calcext:value-type="float">
            <text:p>1100</text:p>
          </table:table-cell>
          <table:table-cell table:number-columns-repeated="8"/>
          <table:table-cell office:value-type="float" office:value="22224" calcext:value-type="float">
            <text:p>22224</text:p>
          </table:table-cell>
          <table:table-cell office:value-type="float" office:value="3904" calcext:value-type="float">
            <text:p>3904</text:p>
          </table:table-cell>
        </table:table-row>
        <table:table-row table:style-name="ro1">
          <table:table-cell office:value-type="float" office:value="17354" calcext:value-type="float">
            <text:p>17354</text:p>
          </table:table-cell>
          <table:table-cell office:value-type="float" office:value="148" calcext:value-type="float">
            <text:p>148</text:p>
          </table:table-cell>
          <table:table-cell table:number-columns-repeated="8"/>
          <table:table-cell office:value-type="float" office:value="18074" calcext:value-type="float">
            <text:p>18074</text:p>
          </table:table-cell>
          <table:table-cell office:value-type="float" office:value="5942" calcext:value-type="float">
            <text:p>5942</text:p>
          </table:table-cell>
        </table:table-row>
        <table:table-row table:style-name="ro1">
          <table:table-cell office:value-type="float" office:value="17354" calcext:value-type="float">
            <text:p>17354</text:p>
          </table:table-cell>
          <table:table-cell office:value-type="float" office:value="386" calcext:value-type="float">
            <text:p>386</text:p>
          </table:table-cell>
          <table:table-cell table:number-columns-repeated="8"/>
          <table:table-cell office:value-type="float" office:value="22272" calcext:value-type="float">
            <text:p>22272</text:p>
          </table:table-cell>
          <table:table-cell office:value-type="float" office:value="7644" calcext:value-type="float">
            <text:p>7644</text:p>
          </table:table-cell>
        </table:table-row>
        <table:table-row table:style-name="ro1">
          <table:table-cell office:value-type="float" office:value="17173" calcext:value-type="float">
            <text:p>17173</text:p>
          </table:table-cell>
          <table:table-cell office:value-type="float" office:value="1060" calcext:value-type="float">
            <text:p>1060</text:p>
          </table:table-cell>
          <table:table-cell table:number-columns-repeated="8"/>
          <table:table-cell office:value-type="float" office:value="23328" calcext:value-type="float">
            <text:p>23328</text:p>
          </table:table-cell>
          <table:table-cell office:value-type="float" office:value="7933" calcext:value-type="float">
            <text:p>7933</text:p>
          </table:table-cell>
        </table:table-row>
        <table:table-row table:style-name="ro1">
          <table:table-cell office:value-type="float" office:value="17015" calcext:value-type="float">
            <text:p>17015</text:p>
          </table:table-cell>
          <table:table-cell office:value-type="float" office:value="1282" calcext:value-type="float">
            <text:p>1282</text:p>
          </table:table-cell>
          <table:table-cell table:number-columns-repeated="8"/>
          <table:table-cell office:value-type="float" office:value="24129" calcext:value-type="float">
            <text:p>24129</text:p>
          </table:table-cell>
          <table:table-cell office:value-type="float" office:value="6776" calcext:value-type="float">
            <text:p>6776</text:p>
          </table:table-cell>
        </table:table-row>
        <table:table-row table:style-name="ro1">
          <table:table-cell office:value-type="float" office:value="16945" calcext:value-type="float">
            <text:p>16945</text:p>
          </table:table-cell>
          <table:table-cell office:value-type="float" office:value="1579" calcext:value-type="float">
            <text:p>1579</text:p>
          </table:table-cell>
          <table:table-cell table:number-columns-repeated="8"/>
          <table:table-cell office:value-type="float" office:value="23370" calcext:value-type="float">
            <text:p>23370</text:p>
          </table:table-cell>
          <table:table-cell office:value-type="float" office:value="7476" calcext:value-type="float">
            <text:p>7476</text:p>
          </table:table-cell>
        </table:table-row>
        <table:table-row table:style-name="ro1">
          <table:table-cell office:value-type="float" office:value="16875" calcext:value-type="float">
            <text:p>16875</text:p>
          </table:table-cell>
          <table:table-cell office:value-type="float" office:value="1794" calcext:value-type="float">
            <text:p>1794</text:p>
          </table:table-cell>
          <table:table-cell table:number-columns-repeated="8"/>
          <table:table-cell office:value-type="float" office:value="19377" calcext:value-type="float">
            <text:p>19377</text:p>
          </table:table-cell>
          <table:table-cell office:value-type="float" office:value="5340" calcext:value-type="float">
            <text:p>5340</text:p>
          </table:table-cell>
        </table:table-row>
        <table:table-row table:style-name="ro1">
          <table:table-cell office:value-type="float" office:value="17269" calcext:value-type="float">
            <text:p>17269</text:p>
          </table:table-cell>
          <table:table-cell office:value-type="float" office:value="2166" calcext:value-type="float">
            <text:p>2166</text:p>
          </table:table-cell>
          <table:table-cell table:number-columns-repeated="8"/>
          <table:table-cell office:value-type="float" office:value="18640" calcext:value-type="float">
            <text:p>18640</text:p>
          </table:table-cell>
          <table:table-cell office:value-type="float" office:value="5496" calcext:value-type="float">
            <text:p>5496</text:p>
          </table:table-cell>
        </table:table-row>
        <table:table-row table:style-name="ro1">
          <table:table-cell office:value-type="float" office:value="16796" calcext:value-type="float">
            <text:p>16796</text:p>
          </table:table-cell>
          <table:table-cell office:value-type="float" office:value="2473" calcext:value-type="float">
            <text:p>2473</text:p>
          </table:table-cell>
          <table:table-cell table:number-columns-repeated="8"/>
          <table:table-cell office:value-type="float" office:value="17614" calcext:value-type="float">
            <text:p>17614</text:p>
          </table:table-cell>
          <table:table-cell office:value-type="float" office:value="5377" calcext:value-type="float">
            <text:p>5377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3568" calcext:value-type="float">
            <text:p>3568</text:p>
          </table:table-cell>
          <table:table-cell table:number-columns-repeated="8"/>
          <table:table-cell office:value-type="float" office:value="18541" calcext:value-type="float">
            <text:p>18541</text:p>
          </table:table-cell>
          <table:table-cell office:value-type="float" office:value="2737" calcext:value-type="float">
            <text:p>2737</text:p>
          </table:table-cell>
        </table:table-row>
        <table:table-row table:style-name="ro1">
          <table:table-cell office:value-type="float" office:value="17255" calcext:value-type="float">
            <text:p>17255</text:p>
          </table:table-cell>
          <table:table-cell office:value-type="float" office:value="4505" calcext:value-type="float">
            <text:p>4505</text:p>
          </table:table-cell>
          <table:table-cell table:number-columns-repeated="8"/>
          <table:table-cell office:value-type="float" office:value="21454" calcext:value-type="float">
            <text:p>21454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17299" calcext:value-type="float">
            <text:p>17299</text:p>
          </table:table-cell>
          <table:table-cell office:value-type="float" office:value="4552" calcext:value-type="float">
            <text:p>4552</text:p>
          </table:table-cell>
          <table:table-cell table:number-columns-repeated="8"/>
          <table:table-cell office:value-type="float" office:value="24344" calcext:value-type="float">
            <text:p>24344</text:p>
          </table:table-cell>
          <table:table-cell office:value-type="float" office:value="1284" calcext:value-type="float">
            <text:p>1284</text:p>
          </table:table-cell>
        </table:table-row>
        <table:table-row table:style-name="ro1">
          <table:table-cell office:value-type="float" office:value="17222" calcext:value-type="float">
            <text:p>17222</text:p>
          </table:table-cell>
          <table:table-cell office:value-type="float" office:value="4886" calcext:value-type="float">
            <text:p>4886</text:p>
          </table:table-cell>
          <table:table-cell table:number-columns-repeated="8"/>
          <table:table-cell office:value-type="float" office:value="22315" calcext:value-type="float">
            <text:p>22315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16933" calcext:value-type="float">
            <text:p>16933</text:p>
          </table:table-cell>
          <table:table-cell office:value-type="float" office:value="5035" calcext:value-type="float">
            <text:p>5035</text:p>
          </table:table-cell>
          <table:table-cell table:number-columns-repeated="8"/>
          <table:table-cell office:value-type="float" office:value="16796" calcext:value-type="float">
            <text:p>16796</text:p>
          </table:table-cell>
          <table:table-cell office:value-type="float" office:value="2473" calcext:value-type="float">
            <text:p>2473</text:p>
          </table:table-cell>
        </table:table-row>
        <table:table-row table:style-name="ro1">
          <table:table-cell office:value-type="float" office:value="16902" calcext:value-type="float">
            <text:p>16902</text:p>
          </table:table-cell>
          <table:table-cell office:value-type="float" office:value="6038" calcext:value-type="float">
            <text:p>6038</text:p>
          </table:table-cell>
          <table:table-cell table:number-columns-repeated="8"/>
          <table:table-cell office:value-type="float" office:value="18048" calcext:value-type="float">
            <text:p>18048</text:p>
          </table:table-cell>
          <table:table-cell office:value-type="float" office:value="7390" calcext:value-type="float">
            <text:p>7390</text:p>
          </table:table-cell>
        </table:table-row>
        <table:table-row table:style-name="ro1">
          <table:table-cell office:value-type="float" office:value="17614" calcext:value-type="float">
            <text:p>17614</text:p>
          </table:table-cell>
          <table:table-cell office:value-type="float" office:value="5377" calcext:value-type="float">
            <text:p>5377</text:p>
          </table:table-cell>
          <table:table-cell table:number-columns-repeated="8"/>
          <table:table-cell office:value-type="float" office:value="16933" calcext:value-type="float">
            <text:p>16933</text:p>
          </table:table-cell>
          <table:table-cell office:value-type="float" office:value="5035" calcext:value-type="float">
            <text:p>5035</text:p>
          </table:table-cell>
        </table:table-row>
        <table:table-row table:style-name="ro1">
          <table:table-cell office:value-type="float" office:value="18021" calcext:value-type="float">
            <text:p>18021</text:p>
          </table:table-cell>
          <table:table-cell office:value-type="float" office:value="5211" calcext:value-type="float">
            <text:p>5211</text:p>
          </table:table-cell>
          <table:table-cell table:number-columns-repeated="8"/>
          <table:table-cell office:value-type="float" office:value="17742" calcext:value-type="float">
            <text:p>17742</text:p>
          </table:table-cell>
          <table:table-cell office:value-type="float" office:value="7232" calcext:value-type="float">
            <text:p>7232</text:p>
          </table:table-cell>
        </table:table-row>
        <table:table-row table:style-name="ro1">
          <table:table-cell office:value-type="float" office:value="18640" calcext:value-type="float">
            <text:p>18640</text:p>
          </table:table-cell>
          <table:table-cell office:value-type="float" office:value="5496" calcext:value-type="float">
            <text:p>5496</text:p>
          </table:table-cell>
          <table:table-cell table:number-columns-repeated="8"/>
          <table:table-cell office:value-type="float" office:value="16902" calcext:value-type="float">
            <text:p>16902</text:p>
          </table:table-cell>
          <table:table-cell office:value-type="float" office:value="6038" calcext:value-type="float">
            <text:p>6038</text:p>
          </table:table-cell>
        </table:table-row>
        <table:table-row table:style-name="ro1">
          <table:table-cell office:value-type="float" office:value="19377" calcext:value-type="float">
            <text:p>19377</text:p>
          </table:table-cell>
          <table:table-cell office:value-type="float" office:value="5340" calcext:value-type="float">
            <text:p>5340</text:p>
          </table:table-cell>
          <table:table-cell table:number-columns-repeated="8"/>
          <table:table-cell office:value-type="float" office:value="16730" calcext:value-type="float">
            <text:p>16730</text:p>
          </table:table-cell>
          <table:table-cell office:value-type="float" office:value="7846" calcext:value-type="float">
            <text:p>7846</text:p>
          </table:table-cell>
        </table:table-row>
        <table:table-row table:style-name="ro1">
          <table:table-cell office:value-type="float" office:value="20136" calcext:value-type="float">
            <text:p>20136</text:p>
          </table:table-cell>
          <table:table-cell office:value-type="float" office:value="5676" calcext:value-type="float">
            <text:p>5676</text:p>
          </table:table-cell>
          <table:table-cell table:number-columns-repeated="8"/>
          <table:table-cell office:value-type="float" office:value="18021" calcext:value-type="float">
            <text:p>18021</text:p>
          </table:table-cell>
          <table:table-cell office:value-type="float" office:value="5211" calcext:value-type="float">
            <text:p>5211</text:p>
          </table:table-cell>
        </table:table-row>
        <table:table-row table:style-name="ro1">
          <table:table-cell office:value-type="float" office:value="20779" calcext:value-type="float">
            <text:p>20779</text:p>
          </table:table-cell>
          <table:table-cell office:value-type="float" office:value="6815" calcext:value-type="float">
            <text:p>6815</text:p>
          </table:table-cell>
          <table:table-cell table:number-columns-repeated="8"/>
          <table:table-cell office:value-type="float" office:value="21620" calcext:value-type="float">
            <text:p>21620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21099" calcext:value-type="float">
            <text:p>21099</text:p>
          </table:table-cell>
          <table:table-cell office:value-type="float" office:value="7071" calcext:value-type="float">
            <text:p>7071</text:p>
          </table:table-cell>
          <table:table-cell table:number-columns-repeated="8"/>
          <table:table-cell office:value-type="float" office:value="21008" calcext:value-type="float">
            <text:p>21008</text:p>
          </table:table-cell>
          <table:table-cell office:value-type="float" office:value="2923" calcext:value-type="float">
            <text:p>2923</text:p>
          </table:table-cell>
        </table:table-row>
        <table:table-row table:style-name="ro1">
          <table:table-cell office:value-type="float" office:value="21636" calcext:value-type="float">
            <text:p>21636</text:p>
          </table:table-cell>
          <table:table-cell office:value-type="float" office:value="6724" calcext:value-type="float">
            <text:p>6724</text:p>
          </table:table-cell>
          <table:table-cell table:number-columns-repeated="8"/>
          <table:table-cell office:value-type="float" office:value="22585" calcext:value-type="float">
            <text:p>22585</text:p>
          </table:table-cell>
          <table:table-cell office:value-type="float" office:value="4581" calcext:value-type="float">
            <text:p>4581</text:p>
          </table:table-cell>
        </table:table-row>
        <table:table-row table:style-name="ro1">
          <table:table-cell office:value-type="float" office:value="21612" calcext:value-type="float">
            <text:p>21612</text:p>
          </table:table-cell>
          <table:table-cell office:value-type="float" office:value="6292" calcext:value-type="float">
            <text:p>6292</text:p>
          </table:table-cell>
          <table:table-cell table:number-columns-repeated="8"/>
          <table:table-cell office:value-type="float" office:value="23852" calcext:value-type="float">
            <text:p>23852</text:p>
          </table:table-cell>
          <table:table-cell office:value-type="float" office:value="5882" calcext:value-type="float">
            <text:p>5882</text:p>
          </table:table-cell>
        </table:table-row>
        <table:table-row table:style-name="ro1">
          <table:table-cell office:value-type="float" office:value="22394" calcext:value-type="float">
            <text:p>22394</text:p>
          </table:table-cell>
          <table:table-cell office:value-type="float" office:value="6476" calcext:value-type="float">
            <text:p>6476</text:p>
          </table:table-cell>
          <table:table-cell table:number-columns-repeated="8"/>
          <table:table-cell office:value-type="float" office:value="22381" calcext:value-type="float">
            <text:p>22381</text:p>
          </table:table-cell>
          <table:table-cell office:value-type="float" office:value="7753" calcext:value-type="float">
            <text:p>7753</text:p>
          </table:table-cell>
        </table:table-row>
        <table:table-row table:style-name="ro1">
          <table:table-cell office:value-type="float" office:value="22519" calcext:value-type="float">
            <text:p>22519</text:p>
          </table:table-cell>
          <table:table-cell office:value-type="float" office:value="6638" calcext:value-type="float">
            <text:p>6638</text:p>
          </table:table-cell>
          <table:table-cell table:number-columns-repeated="8"/>
          <table:table-cell office:value-type="float" office:value="23241" calcext:value-type="float">
            <text:p>23241</text:p>
          </table:table-cell>
          <table:table-cell office:value-type="float" office:value="5467" calcext:value-type="float">
            <text:p>5467</text:p>
          </table:table-cell>
        </table:table-row>
        <table:table-row table:style-name="ro1">
          <table:table-cell office:value-type="float" office:value="23241" calcext:value-type="float">
            <text:p>23241</text:p>
          </table:table-cell>
          <table:table-cell office:value-type="float" office:value="5467" calcext:value-type="float">
            <text:p>5467</text:p>
          </table:table-cell>
          <table:table-cell table:number-columns-repeated="8"/>
          <table:table-cell office:value-type="float" office:value="23632" calcext:value-type="float">
            <text:p>23632</text:p>
          </table:table-cell>
          <table:table-cell office:value-type="float" office:value="6208" calcext:value-type="float">
            <text:p>6208</text:p>
          </table:table-cell>
        </table:table-row>
        <table:table-row table:style-name="ro1">
          <table:table-cell office:value-type="float" office:value="24462" calcext:value-type="float">
            <text:p>24462</text:p>
          </table:table-cell>
          <table:table-cell office:value-type="float" office:value="4695" calcext:value-type="float">
            <text:p>4695</text:p>
          </table:table-cell>
          <table:table-cell table:number-columns-repeated="8"/>
          <table:table-cell office:value-type="float" office:value="20065" calcext:value-type="float">
            <text:p>20065</text:p>
          </table:table-cell>
          <table:table-cell office:value-type="float" office:value="7013" calcext:value-type="float">
            <text:p>7013</text:p>
          </table:table-cell>
        </table:table-row>
        <table:table-row table:style-name="ro1">
          <table:table-cell office:value-type="float" office:value="23143" calcext:value-type="float">
            <text:p>23143</text:p>
          </table:table-cell>
          <table:table-cell office:value-type="float" office:value="4461" calcext:value-type="float">
            <text:p>4461</text:p>
          </table:table-cell>
          <table:table-cell table:number-columns-repeated="8"/>
          <table:table-cell office:value-type="float" office:value="21989" calcext:value-type="float">
            <text:p>21989</text:p>
          </table:table-cell>
          <table:table-cell office:value-type="float" office:value="4456" calcext:value-type="float">
            <text:p>4456</text:p>
          </table:table-cell>
        </table:table-row>
        <table:table-row table:style-name="ro1">
          <table:table-cell office:value-type="float" office:value="22585" calcext:value-type="float">
            <text:p>22585</text:p>
          </table:table-cell>
          <table:table-cell office:value-type="float" office:value="4581" calcext:value-type="float">
            <text:p>4581</text:p>
          </table:table-cell>
          <table:table-cell table:number-columns-repeated="8"/>
          <table:table-cell office:value-type="float" office:value="21413" calcext:value-type="float">
            <text:p>21413</text:p>
          </table:table-cell>
          <table:table-cell office:value-type="float" office:value="5186" calcext:value-type="float">
            <text:p>5186</text:p>
          </table:table-cell>
        </table:table-row>
        <table:table-row table:style-name="ro1">
          <table:table-cell office:value-type="float" office:value="22245" calcext:value-type="float">
            <text:p>22245</text:p>
          </table:table-cell>
          <table:table-cell office:value-type="float" office:value="4661" calcext:value-type="float">
            <text:p>4661</text:p>
          </table:table-cell>
          <table:table-cell table:number-columns-repeated="8"/>
          <table:table-cell office:value-type="float" office:value="18920" calcext:value-type="float">
            <text:p>18920</text:p>
          </table:table-cell>
          <table:table-cell office:value-type="float" office:value="3187" calcext:value-type="float">
            <text:p>3187</text:p>
          </table:table-cell>
        </table:table-row>
        <table:table-row table:style-name="ro1">
          <table:table-cell office:value-type="float" office:value="21413" calcext:value-type="float">
            <text:p>21413</text:p>
          </table:table-cell>
          <table:table-cell office:value-type="float" office:value="5186" calcext:value-type="float">
            <text:p>5186</text:p>
          </table:table-cell>
          <table:table-cell table:number-columns-repeated="8"/>
          <table:table-cell office:value-type="float" office:value="19529" calcext:value-type="float">
            <text:p>19529</text:p>
          </table:table-cell>
          <table:table-cell office:value-type="float" office:value="4874" calcext:value-type="float">
            <text:p>4874</text:p>
          </table:table-cell>
        </table:table-row>
        <table:table-row table:style-name="ro1">
          <table:table-cell office:value-type="float" office:value="21241" calcext:value-type="float">
            <text:p>21241</text:p>
          </table:table-cell>
          <table:table-cell office:value-type="float" office:value="6204" calcext:value-type="float">
            <text:p>6204</text:p>
          </table:table-cell>
          <table:table-cell table:number-columns-repeated="8"/>
          <table:table-cell office:value-type="float" office:value="19552" calcext:value-type="float">
            <text:p>19552</text:p>
          </table:table-cell>
          <table:table-cell office:value-type="float" office:value="966" calcext:value-type="float">
            <text:p>966</text:p>
          </table:table-cell>
        </table:table-row>
        <table:table-row table:style-name="ro1">
          <table:table-cell office:value-type="float" office:value="21527" calcext:value-type="float">
            <text:p>21527</text:p>
          </table:table-cell>
          <table:table-cell office:value-type="float" office:value="5740" calcext:value-type="float">
            <text:p>5740</text:p>
          </table:table-cell>
          <table:table-cell table:number-columns-repeated="8"/>
          <table:table-cell office:value-type="float" office:value="19630" calcext:value-type="float">
            <text:p>19630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21989" calcext:value-type="float">
            <text:p>21989</text:p>
          </table:table-cell>
          <table:table-cell office:value-type="float" office:value="4456" calcext:value-type="float">
            <text:p>4456</text:p>
          </table:table-cell>
          <table:table-cell table:number-columns-repeated="8"/>
          <table:table-cell office:value-type="float" office:value="19184" calcext:value-type="float">
            <text:p>19184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22224" calcext:value-type="float">
            <text:p>22224</text:p>
          </table:table-cell>
          <table:table-cell office:value-type="float" office:value="3904" calcext:value-type="float">
            <text:p>3904</text:p>
          </table:table-cell>
          <table:table-cell table:number-columns-repeated="8"/>
          <table:table-cell office:value-type="float" office:value="19104" calcext:value-type="float">
            <text:p>19104</text:p>
          </table:table-cell>
          <table:table-cell office:value-type="float" office:value="3631" calcext:value-type="float">
            <text:p>3631</text:p>
          </table:table-cell>
        </table:table-row>
        <table:table-row table:style-name="ro1">
          <table:table-cell office:value-type="float" office:value="22741" calcext:value-type="float">
            <text:p>22741</text:p>
          </table:table-cell>
          <table:table-cell office:value-type="float" office:value="3784" calcext:value-type="float">
            <text:p>3784</text:p>
          </table:table-cell>
          <table:table-cell table:number-columns-repeated="8"/>
          <table:table-cell office:value-type="float" office:value="20136" calcext:value-type="float">
            <text:p>20136</text:p>
          </table:table-cell>
          <table:table-cell office:value-type="float" office:value="5676" calcext:value-type="float">
            <text:p>5676</text:p>
          </table:table-cell>
        </table:table-row>
        <table:table-row table:style-name="ro1">
          <table:table-cell office:value-type="float" office:value="23083" calcext:value-type="float">
            <text:p>23083</text:p>
          </table:table-cell>
          <table:table-cell office:value-type="float" office:value="3412" calcext:value-type="float">
            <text:p>3412</text:p>
          </table:table-cell>
          <table:table-cell table:number-columns-repeated="8"/>
          <table:table-cell office:value-type="float" office:value="21718" calcext:value-type="float">
            <text:p>21718</text:p>
          </table:table-cell>
          <table:table-cell office:value-type="float" office:value="3517" calcext:value-type="float">
            <text:p>3517</text:p>
          </table:table-cell>
        </table:table-row>
        <table:table-row table:style-name="ro1">
          <table:table-cell office:value-type="float" office:value="21718" calcext:value-type="float">
            <text:p>21718</text:p>
          </table:table-cell>
          <table:table-cell office:value-type="float" office:value="3517" calcext:value-type="float">
            <text:p>3517</text:p>
          </table:table-cell>
          <table:table-cell table:number-columns-repeated="8"/>
          <table:table-cell office:value-type="float" office:value="22858" calcext:value-type="float">
            <text:p>22858</text:p>
          </table:table-cell>
          <table:table-cell office:value-type="float" office:value="1653" calcext:value-type="float">
            <text:p>1653</text:p>
          </table:table-cell>
        </table:table-row>
        <table:table-row table:style-name="ro1">
          <table:table-cell office:value-type="float" office:value="21974" calcext:value-type="float">
            <text:p>21974</text:p>
          </table:table-cell>
          <table:table-cell office:value-type="float" office:value="2806" calcext:value-type="float">
            <text:p>2806</text:p>
          </table:table-cell>
          <table:table-cell table:number-columns-repeated="8"/>
          <table:table-cell office:value-type="float" office:value="23961" calcext:value-type="float">
            <text:p>23961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2240" calcext:value-type="float">
            <text:p>22240</text:p>
          </table:table-cell>
          <table:table-cell office:value-type="float" office:value="1568" calcext:value-type="float">
            <text:p>1568</text:p>
          </table:table-cell>
          <table:table-cell table:number-columns-repeated="8"/>
          <table:table-cell office:value-type="float" office:value="23819" calcext:value-type="float">
            <text:p>23819</text:p>
          </table:table-cell>
          <table:table-cell office:value-type="float" office:value="2212" calcext:value-type="float">
            <text:p>2212</text:p>
          </table:table-cell>
        </table:table-row>
        <table:table-row table:style-name="ro1">
          <table:table-cell office:value-type="float" office:value="21620" calcext:value-type="float">
            <text:p>21620</text:p>
          </table:table-cell>
          <table:table-cell office:value-type="float" office:value="1150" calcext:value-type="float">
            <text:p>1150</text:p>
          </table:table-cell>
          <table:table-cell table:number-columns-repeated="8"/>
          <table:table-cell office:value-type="float" office:value="21088" calcext:value-type="float">
            <text:p>21088</text:p>
          </table:table-cell>
          <table:table-cell office:value-type="float" office:value="1998" calcext:value-type="float">
            <text:p>1998</text:p>
          </table:table-cell>
        </table:table-row>
        <table:table-row table:style-name="ro1">
          <table:table-cell office:value-type="float" office:value="21454" calcext:value-type="float">
            <text:p>21454</text:p>
          </table:table-cell>
          <table:table-cell office:value-type="float" office:value="236" calcext:value-type="float">
            <text:p>236</text:p>
          </table:table-cell>
          <table:table-cell table:number-columns-repeated="8"/>
          <table:table-cell office:value-type="float" office:value="22240" calcext:value-type="float">
            <text:p>22240</text:p>
          </table:table-cell>
          <table:table-cell office:value-type="float" office:value="1568" calcext:value-type="float">
            <text:p>1568</text:p>
          </table:table-cell>
        </table:table-row>
        <table:table-row table:style-name="ro1">
          <table:table-cell office:value-type="float" office:value="21698" calcext:value-type="float">
            <text:p>21698</text:p>
          </table:table-cell>
          <table:table-cell office:value-type="float" office:value="439" calcext:value-type="float">
            <text:p>439</text:p>
          </table:table-cell>
          <table:table-cell table:number-columns-repeated="8"/>
          <table:table-cell office:value-type="float" office:value="20095" calcext:value-type="float">
            <text:p>20095</text:p>
          </table:table-cell>
          <table:table-cell office:value-type="float" office:value="3262" calcext:value-type="float">
            <text:p>3262</text:p>
          </table:table-cell>
        </table:table-row>
        <table:table-row table:style-name="ro1">
          <table:table-cell office:value-type="float" office:value="22315" calcext:value-type="float">
            <text:p>22315</text:p>
          </table:table-cell>
          <table:table-cell office:value-type="float" office:value="747" calcext:value-type="float">
            <text:p>747</text:p>
          </table:table-cell>
          <table:table-cell table:number-columns-repeated="8"/>
          <table:table-cell office:value-type="float" office:value="21241" calcext:value-type="float">
            <text:p>21241</text:p>
          </table:table-cell>
          <table:table-cell office:value-type="float" office:value="6204" calcext:value-type="float">
            <text:p>6204</text:p>
          </table:table-cell>
        </table:table-row>
        <table:table-row table:style-name="ro1">
          <table:table-cell office:value-type="float" office:value="22858" calcext:value-type="float">
            <text:p>22858</text:p>
          </table:table-cell>
          <table:table-cell office:value-type="float" office:value="1653" calcext:value-type="float">
            <text:p>1653</text:p>
          </table:table-cell>
          <table:table-cell table:number-columns-repeated="8"/>
          <table:table-cell office:value-type="float" office:value="21099" calcext:value-type="float">
            <text:p>21099</text:p>
          </table:table-cell>
          <table:table-cell office:value-type="float" office:value="7071" calcext:value-type="float">
            <text:p>7071</text:p>
          </table:table-cell>
        </table:table-row>
        <table:table-row table:style-name="ro1">
          <table:table-cell office:value-type="float" office:value="23289" calcext:value-type="float">
            <text:p>23289</text:p>
          </table:table-cell>
          <table:table-cell office:value-type="float" office:value="1965" calcext:value-type="float">
            <text:p>1965</text:p>
          </table:table-cell>
          <table:table-cell table:number-columns-repeated="8"/>
          <table:table-cell office:value-type="float" office:value="20863" calcext:value-type="float">
            <text:p>20863</text:p>
          </table:table-cell>
          <table:table-cell office:value-type="float" office:value="7435" calcext:value-type="float">
            <text:p>7435</text:p>
          </table:table-cell>
        </table:table-row>
        <table:table-row table:style-name="ro1">
          <table:table-cell office:value-type="float" office:value="23819" calcext:value-type="float">
            <text:p>23819</text:p>
          </table:table-cell>
          <table:table-cell office:value-type="float" office:value="2212" calcext:value-type="float">
            <text:p>2212</text:p>
          </table:table-cell>
          <table:table-cell table:number-columns-repeated="8"/>
          <table:table-cell office:value-type="float" office:value="19733" calcext:value-type="float">
            <text:p>19733</text:p>
          </table:table-cell>
          <table:table-cell office:value-type="float" office:value="7244" calcext:value-type="float">
            <text:p>7244</text:p>
          </table:table-cell>
        </table:table-row>
        <table:table-row table:style-name="ro1">
          <table:table-cell office:value-type="float" office:value="24093" calcext:value-type="float">
            <text:p>24093</text:p>
          </table:table-cell>
          <table:table-cell office:value-type="float" office:value="2715" calcext:value-type="float">
            <text:p>2715</text:p>
          </table:table-cell>
          <table:table-cell table:number-columns-repeated="8"/>
          <table:table-cell office:value-type="float" office:value="18728" calcext:value-type="float">
            <text:p>18728</text:p>
          </table:table-cell>
          <table:table-cell office:value-type="float" office:value="6635" calcext:value-type="float">
            <text:p>6635</text:p>
          </table:table-cell>
        </table:table-row>
        <table:table-row table:style-name="ro1">
          <table:table-cell office:value-type="float" office:value="24344" calcext:value-type="float">
            <text:p>24344</text:p>
          </table:table-cell>
          <table:table-cell office:value-type="float" office:value="1284" calcext:value-type="float">
            <text:p>1284</text:p>
          </table:table-cell>
          <table:table-cell table:number-columns-repeated="8"/>
          <table:table-cell office:value-type="float" office:value="22245" calcext:value-type="float">
            <text:p>22245</text:p>
          </table:table-cell>
          <table:table-cell office:value-type="float" office:value="4661" calcext:value-type="float">
            <text:p>4661</text:p>
          </table:table-cell>
        </table:table-row>
        <table:table-row table:style-name="ro1">
          <table:table-cell office:value-type="float" office:value="23961" calcext:value-type="float">
            <text:p>23961</text:p>
          </table:table-cell>
          <table:table-cell office:value-type="float" office:value="256" calcext:value-type="float">
            <text:p>256</text:p>
          </table:table-cell>
          <table:table-cell table:number-columns-repeated="8"/>
          <table:table-cell office:value-type="float" office:value="21974" calcext:value-type="float">
            <text:p>21974</text:p>
          </table:table-cell>
          <table:table-cell office:value-type="float" office:value="2806" calcext:value-type="float">
            <text:p>2806</text:p>
          </table:table-cell>
        </table:table-row>
        <table:table-row table:style-name="ro1">
          <table:table-cell office:value-type="float" office:value="23680" calcext:value-type="float">
            <text:p>23680</text:p>
          </table:table-cell>
          <table:table-cell office:value-type="float" office:value="828" calcext:value-type="float">
            <text:p>828</text:p>
          </table:table-cell>
          <table:table-cell table:number-columns-repeated="8"/>
          <table:table-cell office:value-type="float" office:value="17269" calcext:value-type="float">
            <text:p>17269</text:p>
          </table:table-cell>
          <table:table-cell office:value-type="float" office:value="2166" calcext:value-type="float">
            <text:p>21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1T21:30:48.740821469</meta:creation-date>
    <dc:date>2018-12-02T00:33:43.377453251</dc:date>
    <meta:editing-duration>PT1H22M3S</meta:editing-duration>
    <meta:editing-cycles>3</meta:editing-cycles>
    <meta:generator>LibreOffice/5.1.6.2$Linux_X86_64 LibreOffice_project/10m0$Build-2</meta:generator>
    <meta:document-statistic meta:table-count="1" meta:cell-count="360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558cm" svg:height="11.323cm" xlink:href=".." xlink:type="simple" chart:class="chart:scatter" chart:style-name="ch1">
        <chart:legend chart:legend-position="end" svg:x="13.706cm" svg:y="5.362cm" style:legend-expansion="high" chart:style-name="ch2"/>
        <chart:plot-area chart:style-name="ch3" table:cell-range-address="Sheet1.A1:Sheet1.B900" svg:x="0.331cm" svg:y="0.226cm" svg:width="13.044cm" svg:height="10.871cm">
          <chartooo:coordinate-region svg:x="1.508cm" svg:y="0.425cm" svg:width="11.402cm" svg:height="10.02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900" chart:class="chart:scatter">
            <chart:domain table:cell-range-address="Sheet1.A1:Sheet1.A900"/>
            <chart:data-point chart:repeated="9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">
                <text:p>31</text:p>
                <draw:g>
                  <svg:desc>Sheet1.A1:Sheet1.A900</svg:desc>
                </draw:g>
              </table:table-cell>
              <table:table-cell office:value-type="float" office:value="24039">
                <text:p>24039</text:p>
                <draw:g>
                  <svg:desc>Sheet1.B1:Sheet1.B9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58">
                <text:p>1058</text:p>
              </table:table-cell>
              <table:table-cell office:value-type="float" office:value="23535">
                <text:p>235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76">
                <text:p>476</text:p>
              </table:table-cell>
              <table:table-cell office:value-type="float" office:value="22739">
                <text:p>227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5">
                <text:p>245</text:p>
              </table:table-cell>
              <table:table-cell office:value-type="float" office:value="22611">
                <text:p>226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81">
                <text:p>681</text:p>
              </table:table-cell>
              <table:table-cell office:value-type="float" office:value="22108">
                <text:p>221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63">
                <text:p>663</text:p>
              </table:table-cell>
              <table:table-cell office:value-type="float" office:value="22055">
                <text:p>220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81">
                <text:p>1181</text:p>
              </table:table-cell>
              <table:table-cell office:value-type="float" office:value="21598">
                <text:p>215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7">
                <text:p>557</text:p>
              </table:table-cell>
              <table:table-cell office:value-type="float" office:value="23390">
                <text:p>233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1">
                <text:p>451</text:p>
              </table:table-cell>
              <table:table-cell office:value-type="float" office:value="23780">
                <text:p>237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83">
                <text:p>783</text:p>
              </table:table-cell>
              <table:table-cell office:value-type="float" office:value="23816">
                <text:p>238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13">
                <text:p>1313</text:p>
              </table:table-cell>
              <table:table-cell office:value-type="float" office:value="24061">
                <text:p>240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28">
                <text:p>1628</text:p>
              </table:table-cell>
              <table:table-cell office:value-type="float" office:value="23943">
                <text:p>239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89">
                <text:p>1289</text:p>
              </table:table-cell>
              <table:table-cell office:value-type="float" office:value="24842">
                <text:p>248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12">
                <text:p>2412</text:p>
              </table:table-cell>
              <table:table-cell office:value-type="float" office:value="24001">
                <text:p>240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45">
                <text:p>1945</text:p>
              </table:table-cell>
              <table:table-cell office:value-type="float" office:value="22878">
                <text:p>228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8">
                <text:p>1998</text:p>
              </table:table-cell>
              <table:table-cell office:value-type="float" office:value="21839">
                <text:p>218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12">
                <text:p>1612</text:p>
              </table:table-cell>
              <table:table-cell office:value-type="float" office:value="21681">
                <text:p>216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74">
                <text:p>2074</text:p>
              </table:table-cell>
              <table:table-cell office:value-type="float" office:value="21548">
                <text:p>215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95">
                <text:p>2295</text:p>
              </table:table-cell>
              <table:table-cell office:value-type="float" office:value="21074">
                <text:p>210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92">
                <text:p>2392</text:p>
              </table:table-cell>
              <table:table-cell office:value-type="float" office:value="20384">
                <text:p>203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50">
                <text:p>2050</text:p>
              </table:table-cell>
              <table:table-cell office:value-type="float" office:value="20448">
                <text:p>204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30">
                <text:p>530</text:p>
              </table:table-cell>
              <table:table-cell office:value-type="float" office:value="20123">
                <text:p>201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2">
                <text:p>122</text:p>
              </table:table-cell>
              <table:table-cell office:value-type="float" office:value="20140">
                <text:p>2014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9">
                <text:p>169</text:p>
              </table:table-cell>
              <table:table-cell office:value-type="float" office:value="19659">
                <text:p>196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08">
                <text:p>1308</text:p>
              </table:table-cell>
              <table:table-cell office:value-type="float" office:value="19511">
                <text:p>195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36">
                <text:p>1036</text:p>
              </table:table-cell>
              <table:table-cell office:value-type="float" office:value="19152">
                <text:p>191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06">
                <text:p>706</text:p>
              </table:table-cell>
              <table:table-cell office:value-type="float" office:value="18728">
                <text:p>187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21">
                <text:p>721</text:p>
              </table:table-cell>
              <table:table-cell office:value-type="float" office:value="18563">
                <text:p>185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65">
                <text:p>1065</text:p>
              </table:table-cell>
              <table:table-cell office:value-type="float" office:value="16838">
                <text:p>168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65">
                <text:p>1865</text:p>
              </table:table-cell>
              <table:table-cell office:value-type="float" office:value="16916">
                <text:p>169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27">
                <text:p>2127</text:p>
              </table:table-cell>
              <table:table-cell office:value-type="float" office:value="16786">
                <text:p>167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30">
                <text:p>2130</text:p>
              </table:table-cell>
              <table:table-cell office:value-type="float" office:value="17147">
                <text:p>171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72">
                <text:p>2172</text:p>
              </table:table-cell>
              <table:table-cell office:value-type="float" office:value="17447">
                <text:p>174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12">
                <text:p>2012</text:p>
              </table:table-cell>
              <table:table-cell office:value-type="float" office:value="17552">
                <text:p>175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30">
                <text:p>2330</text:p>
              </table:table-cell>
              <table:table-cell office:value-type="float" office:value="17973">
                <text:p>179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04">
                <text:p>3704</text:p>
              </table:table-cell>
              <table:table-cell office:value-type="float" office:value="17534">
                <text:p>175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95">
                <text:p>3995</text:p>
              </table:table-cell>
              <table:table-cell office:value-type="float" office:value="17282">
                <text:p>172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38">
                <text:p>4138</text:p>
              </table:table-cell>
              <table:table-cell office:value-type="float" office:value="18111">
                <text:p>181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98">
                <text:p>4398</text:p>
              </table:table-cell>
              <table:table-cell office:value-type="float" office:value="17778">
                <text:p>177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736">
                <text:p>4736</text:p>
              </table:table-cell>
              <table:table-cell office:value-type="float" office:value="17522">
                <text:p>175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783">
                <text:p>5783</text:p>
              </table:table-cell>
              <table:table-cell office:value-type="float" office:value="17422">
                <text:p>174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674">
                <text:p>5674</text:p>
              </table:table-cell>
              <table:table-cell office:value-type="float" office:value="17655">
                <text:p>176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862">
                <text:p>5862</text:p>
              </table:table-cell>
              <table:table-cell office:value-type="float" office:value="19126">
                <text:p>191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780">
                <text:p>6780</text:p>
              </table:table-cell>
              <table:table-cell office:value-type="float" office:value="19274">
                <text:p>192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901">
                <text:p>6901</text:p>
              </table:table-cell>
              <table:table-cell office:value-type="float" office:value="18881">
                <text:p>188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017">
                <text:p>7017</text:p>
              </table:table-cell>
              <table:table-cell office:value-type="float" office:value="18843">
                <text:p>188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986">
                <text:p>6986</text:p>
              </table:table-cell>
              <table:table-cell office:value-type="float" office:value="18678">
                <text:p>186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786">
                <text:p>6786</text:p>
              </table:table-cell>
              <table:table-cell office:value-type="float" office:value="17131">
                <text:p>171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244">
                <text:p>8244</text:p>
              </table:table-cell>
              <table:table-cell office:value-type="float" office:value="17400">
                <text:p>174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240">
                <text:p>8240</text:p>
              </table:table-cell>
              <table:table-cell office:value-type="float" office:value="18675">
                <text:p>186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896">
                <text:p>7896</text:p>
              </table:table-cell>
              <table:table-cell office:value-type="float" office:value="18901">
                <text:p>189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131">
                <text:p>8131</text:p>
              </table:table-cell>
              <table:table-cell office:value-type="float" office:value="19108">
                <text:p>191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992">
                <text:p>7992</text:p>
              </table:table-cell>
              <table:table-cell office:value-type="float" office:value="19715">
                <text:p>197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067">
                <text:p>7067</text:p>
              </table:table-cell>
              <table:table-cell office:value-type="float" office:value="22076">
                <text:p>220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056">
                <text:p>8056</text:p>
              </table:table-cell>
              <table:table-cell office:value-type="float" office:value="23264">
                <text:p>232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979">
                <text:p>7979</text:p>
              </table:table-cell>
              <table:table-cell office:value-type="float" office:value="23744">
                <text:p>237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910">
                <text:p>7910</text:p>
              </table:table-cell>
              <table:table-cell office:value-type="float" office:value="23945">
                <text:p>239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527">
                <text:p>7527</text:p>
              </table:table-cell>
              <table:table-cell office:value-type="float" office:value="24009">
                <text:p>240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963">
                <text:p>6963</text:p>
              </table:table-cell>
              <table:table-cell office:value-type="float" office:value="24765">
                <text:p>247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553">
                <text:p>5553</text:p>
              </table:table-cell>
              <table:table-cell office:value-type="float" office:value="24952">
                <text:p>249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308">
                <text:p>6308</text:p>
              </table:table-cell>
              <table:table-cell office:value-type="float" office:value="23529">
                <text:p>2352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045">
                <text:p>7045</text:p>
              </table:table-cell>
              <table:table-cell office:value-type="float" office:value="23214">
                <text:p>232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143">
                <text:p>7143</text:p>
              </table:table-cell>
              <table:table-cell office:value-type="float" office:value="23078">
                <text:p>2307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82">
                <text:p>6582</text:p>
              </table:table-cell>
              <table:table-cell office:value-type="float" office:value="23087">
                <text:p>2308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376">
                <text:p>5376</text:p>
              </table:table-cell>
              <table:table-cell office:value-type="float" office:value="22494">
                <text:p>224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837">
                <text:p>5837</text:p>
              </table:table-cell>
              <table:table-cell office:value-type="float" office:value="21975">
                <text:p>219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595">
                <text:p>6595</text:p>
              </table:table-cell>
              <table:table-cell office:value-type="float" office:value="21623">
                <text:p>216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492">
                <text:p>7492</text:p>
              </table:table-cell>
              <table:table-cell office:value-type="float" office:value="20041">
                <text:p>200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197">
                <text:p>7197</text:p>
              </table:table-cell>
              <table:table-cell office:value-type="float" office:value="20221">
                <text:p>202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747">
                <text:p>6747</text:p>
              </table:table-cell>
              <table:table-cell office:value-type="float" office:value="20870">
                <text:p>2087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080">
                <text:p>6080</text:p>
              </table:table-cell>
              <table:table-cell office:value-type="float" office:value="21513">
                <text:p>215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034">
                <text:p>6034</text:p>
              </table:table-cell>
              <table:table-cell office:value-type="float" office:value="21570">
                <text:p>2157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323">
                <text:p>5323</text:p>
              </table:table-cell>
              <table:table-cell office:value-type="float" office:value="21433">
                <text:p>214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146">
                <text:p>5146</text:p>
              </table:table-cell>
              <table:table-cell office:value-type="float" office:value="21476">
                <text:p>214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122">
                <text:p>4122</text:p>
              </table:table-cell>
              <table:table-cell office:value-type="float" office:value="20857">
                <text:p>2085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983">
                <text:p>3983</text:p>
              </table:table-cell>
              <table:table-cell office:value-type="float" office:value="20427">
                <text:p>204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141">
                <text:p>5141</text:p>
              </table:table-cell>
              <table:table-cell office:value-type="float" office:value="19272">
                <text:p>192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602">
                <text:p>5602</text:p>
              </table:table-cell>
              <table:table-cell office:value-type="float" office:value="19496">
                <text:p>194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426">
                <text:p>5426</text:p>
              </table:table-cell>
              <table:table-cell office:value-type="float" office:value="19664">
                <text:p>196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605">
                <text:p>5605</text:p>
              </table:table-cell>
              <table:table-cell office:value-type="float" office:value="20061">
                <text:p>2006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465">
                <text:p>5465</text:p>
              </table:table-cell>
              <table:table-cell office:value-type="float" office:value="20509">
                <text:p>2050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040">
                <text:p>3040</text:p>
              </table:table-cell>
              <table:table-cell office:value-type="float" office:value="20764">
                <text:p>207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604">
                <text:p>3604</text:p>
              </table:table-cell>
              <table:table-cell office:value-type="float" office:value="20906">
                <text:p>2090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480">
                <text:p>3480</text:p>
              </table:table-cell>
              <table:table-cell office:value-type="float" office:value="21375">
                <text:p>213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114">
                <text:p>3114</text:p>
              </table:table-cell>
              <table:table-cell office:value-type="float" office:value="21453">
                <text:p>214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708">
                <text:p>3708</text:p>
              </table:table-cell>
              <table:table-cell office:value-type="float" office:value="22129">
                <text:p>221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204">
                <text:p>4204</text:p>
              </table:table-cell>
              <table:table-cell office:value-type="float" office:value="21742">
                <text:p>217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756">
                <text:p>4756</text:p>
              </table:table-cell>
              <table:table-cell office:value-type="float" office:value="22713">
                <text:p>227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19">
                <text:p>4519</text:p>
              </table:table-cell>
              <table:table-cell office:value-type="float" office:value="22654">
                <text:p>226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884">
                <text:p>3884</text:p>
              </table:table-cell>
              <table:table-cell office:value-type="float" office:value="22634">
                <text:p>226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61">
                <text:p>2761</text:p>
              </table:table-cell>
              <table:table-cell office:value-type="float" office:value="22827">
                <text:p>228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60">
                <text:p>2560</text:p>
              </table:table-cell>
              <table:table-cell office:value-type="float" office:value="23185">
                <text:p>231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530">
                <text:p>2530</text:p>
              </table:table-cell>
              <table:table-cell office:value-type="float" office:value="23262">
                <text:p>232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798">
                <text:p>2798</text:p>
              </table:table-cell>
              <table:table-cell office:value-type="float" office:value="23632">
                <text:p>236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181">
                <text:p>3181</text:p>
              </table:table-cell>
              <table:table-cell office:value-type="float" office:value="23594">
                <text:p>235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388">
                <text:p>3388</text:p>
              </table:table-cell>
              <table:table-cell office:value-type="float" office:value="24753">
                <text:p>2475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268">
                <text:p>9268</text:p>
              </table:table-cell>
              <table:table-cell office:value-type="float" office:value="24870">
                <text:p>2487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248">
                <text:p>9248</text:p>
              </table:table-cell>
              <table:table-cell office:value-type="float" office:value="24265">
                <text:p>2426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258">
                <text:p>9258</text:p>
              </table:table-cell>
              <table:table-cell office:value-type="float" office:value="23514">
                <text:p>235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579">
                <text:p>9579</text:p>
              </table:table-cell>
              <table:table-cell office:value-type="float" office:value="24164">
                <text:p>241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786">
                <text:p>9786</text:p>
              </table:table-cell>
              <table:table-cell office:value-type="float" office:value="24363">
                <text:p>243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049">
                <text:p>10049</text:p>
              </table:table-cell>
              <table:table-cell office:value-type="float" office:value="24264">
                <text:p>242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950">
                <text:p>9950</text:p>
              </table:table-cell>
              <table:table-cell office:value-type="float" office:value="24137">
                <text:p>241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318">
                <text:p>9318</text:p>
              </table:table-cell>
              <table:table-cell office:value-type="float" office:value="22997">
                <text:p>2299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890">
                <text:p>8890</text:p>
              </table:table-cell>
              <table:table-cell office:value-type="float" office:value="22474">
                <text:p>224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540">
                <text:p>8540</text:p>
              </table:table-cell>
              <table:table-cell office:value-type="float" office:value="21729">
                <text:p>2172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164">
                <text:p>9164</text:p>
              </table:table-cell>
              <table:table-cell office:value-type="float" office:value="21837">
                <text:p>2183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592">
                <text:p>9592</text:p>
              </table:table-cell>
              <table:table-cell office:value-type="float" office:value="21850">
                <text:p>2185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899">
                <text:p>9899</text:p>
              </table:table-cell>
              <table:table-cell office:value-type="float" office:value="21932">
                <text:p>2193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921">
                <text:p>9921</text:p>
              </table:table-cell>
              <table:table-cell office:value-type="float" office:value="21923">
                <text:p>2192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148">
                <text:p>10148</text:p>
              </table:table-cell>
              <table:table-cell office:value-type="float" office:value="21885">
                <text:p>2188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081">
                <text:p>10081</text:p>
              </table:table-cell>
              <table:table-cell office:value-type="float" office:value="22009">
                <text:p>2200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968">
                <text:p>9968</text:p>
              </table:table-cell>
              <table:table-cell office:value-type="float" office:value="22103">
                <text:p>2210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347">
                <text:p>10347</text:p>
              </table:table-cell>
              <table:table-cell office:value-type="float" office:value="22952">
                <text:p>229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145">
                <text:p>11145</text:p>
              </table:table-cell>
              <table:table-cell office:value-type="float" office:value="22585">
                <text:p>2258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080">
                <text:p>11080</text:p>
              </table:table-cell>
              <table:table-cell office:value-type="float" office:value="21338">
                <text:p>2133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552">
                <text:p>11552</text:p>
              </table:table-cell>
              <table:table-cell office:value-type="float" office:value="21656">
                <text:p>2165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791">
                <text:p>12791</text:p>
              </table:table-cell>
              <table:table-cell office:value-type="float" office:value="21924">
                <text:p>219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656">
                <text:p>12656</text:p>
              </table:table-cell>
              <table:table-cell office:value-type="float" office:value="22295">
                <text:p>2229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710">
                <text:p>12710</text:p>
              </table:table-cell>
              <table:table-cell office:value-type="float" office:value="22571">
                <text:p>2257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893">
                <text:p>12893</text:p>
              </table:table-cell>
              <table:table-cell office:value-type="float" office:value="22761">
                <text:p>2276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897">
                <text:p>12897</text:p>
              </table:table-cell>
              <table:table-cell office:value-type="float" office:value="23323">
                <text:p>2332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129">
                <text:p>12129</text:p>
              </table:table-cell>
              <table:table-cell office:value-type="float" office:value="24011">
                <text:p>2401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642">
                <text:p>11642</text:p>
              </table:table-cell>
              <table:table-cell office:value-type="float" office:value="24714">
                <text:p>2471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121">
                <text:p>13121</text:p>
              </table:table-cell>
              <table:table-cell office:value-type="float" office:value="23862">
                <text:p>238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546">
                <text:p>13546</text:p>
              </table:table-cell>
              <table:table-cell office:value-type="float" office:value="24916">
                <text:p>2491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702">
                <text:p>13702</text:p>
              </table:table-cell>
              <table:table-cell office:value-type="float" office:value="24308">
                <text:p>2430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825">
                <text:p>14825</text:p>
              </table:table-cell>
              <table:table-cell office:value-type="float" office:value="23986">
                <text:p>2398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316">
                <text:p>16316</text:p>
              </table:table-cell>
              <table:table-cell office:value-type="float" office:value="23649">
                <text:p>2364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192">
                <text:p>16192</text:p>
              </table:table-cell>
              <table:table-cell office:value-type="float" office:value="21858">
                <text:p>2185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915">
                <text:p>15915</text:p>
              </table:table-cell>
              <table:table-cell office:value-type="float" office:value="21967">
                <text:p>219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929">
                <text:p>15929</text:p>
              </table:table-cell>
              <table:table-cell office:value-type="float" office:value="21365">
                <text:p>2136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652">
                <text:p>15652</text:p>
              </table:table-cell>
              <table:table-cell office:value-type="float" office:value="21037">
                <text:p>2103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474">
                <text:p>15474</text:p>
              </table:table-cell>
              <table:table-cell office:value-type="float" office:value="21016">
                <text:p>2101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886">
                <text:p>14886</text:p>
              </table:table-cell>
              <table:table-cell office:value-type="float" office:value="21978">
                <text:p>2197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066">
                <text:p>15066</text:p>
              </table:table-cell>
              <table:table-cell office:value-type="float" office:value="22113">
                <text:p>2211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165">
                <text:p>15165</text:p>
              </table:table-cell>
              <table:table-cell office:value-type="float" office:value="22340">
                <text:p>2234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506">
                <text:p>14506</text:p>
              </table:table-cell>
              <table:table-cell office:value-type="float" office:value="22358">
                <text:p>2235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756">
                <text:p>13756</text:p>
              </table:table-cell>
              <table:table-cell office:value-type="float" office:value="22163">
                <text:p>2216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899">
                <text:p>13899</text:p>
              </table:table-cell>
              <table:table-cell office:value-type="float" office:value="21328">
                <text:p>2132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908">
                <text:p>14908</text:p>
              </table:table-cell>
              <table:table-cell office:value-type="float" office:value="20553">
                <text:p>2055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057">
                <text:p>15057</text:p>
              </table:table-cell>
              <table:table-cell office:value-type="float" office:value="20551">
                <text:p>2055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111">
                <text:p>15111</text:p>
              </table:table-cell>
              <table:table-cell office:value-type="float" office:value="20938">
                <text:p>2093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230">
                <text:p>15230</text:p>
              </table:table-cell>
              <table:table-cell office:value-type="float" office:value="20804">
                <text:p>2080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865">
                <text:p>15865</text:p>
              </table:table-cell>
              <table:table-cell office:value-type="float" office:value="20570">
                <text:p>2057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995">
                <text:p>15995</text:p>
              </table:table-cell>
              <table:table-cell office:value-type="float" office:value="19742">
                <text:p>1974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323">
                <text:p>16323</text:p>
              </table:table-cell>
              <table:table-cell office:value-type="float" office:value="19818">
                <text:p>1981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430">
                <text:p>16430</text:p>
              </table:table-cell>
              <table:table-cell office:value-type="float" office:value="19348">
                <text:p>1934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048">
                <text:p>16048</text:p>
              </table:table-cell>
              <table:table-cell office:value-type="float" office:value="18883">
                <text:p>1888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551">
                <text:p>15551</text:p>
              </table:table-cell>
              <table:table-cell office:value-type="float" office:value="18881">
                <text:p>1888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264">
                <text:p>15264</text:p>
              </table:table-cell>
              <table:table-cell office:value-type="float" office:value="18777">
                <text:p>1877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98">
                <text:p>15198</text:p>
              </table:table-cell>
              <table:table-cell office:value-type="float" office:value="18693">
                <text:p>1869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049">
                <text:p>15049</text:p>
              </table:table-cell>
              <table:table-cell office:value-type="float" office:value="18816">
                <text:p>1881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787">
                <text:p>14787</text:p>
              </table:table-cell>
              <table:table-cell office:value-type="float" office:value="18144">
                <text:p>1814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891">
                <text:p>14891</text:p>
              </table:table-cell>
              <table:table-cell office:value-type="float" office:value="17940">
                <text:p>1794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394">
                <text:p>15394</text:p>
              </table:table-cell>
              <table:table-cell office:value-type="float" office:value="17109">
                <text:p>1710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802">
                <text:p>14802</text:p>
              </table:table-cell>
              <table:table-cell office:value-type="float" office:value="17345">
                <text:p>1734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3841">
                <text:p>13841</text:p>
              </table:table-cell>
              <table:table-cell office:value-type="float" office:value="17017">
                <text:p>1701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3440">
                <text:p>13440</text:p>
              </table:table-cell>
              <table:table-cell office:value-type="float" office:value="17209">
                <text:p>1720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3354">
                <text:p>13354</text:p>
              </table:table-cell>
              <table:table-cell office:value-type="float" office:value="17508">
                <text:p>1750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3070">
                <text:p>13070</text:p>
              </table:table-cell>
              <table:table-cell office:value-type="float" office:value="18021">
                <text:p>1802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2877">
                <text:p>12877</text:p>
              </table:table-cell>
              <table:table-cell office:value-type="float" office:value="16750">
                <text:p>1675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402">
                <text:p>12402</text:p>
              </table:table-cell>
              <table:table-cell office:value-type="float" office:value="17199">
                <text:p>1719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2499">
                <text:p>12499</text:p>
              </table:table-cell>
              <table:table-cell office:value-type="float" office:value="17798">
                <text:p>1779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2453">
                <text:p>12453</text:p>
              </table:table-cell>
              <table:table-cell office:value-type="float" office:value="18034">
                <text:p>1803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297">
                <text:p>11297</text:p>
              </table:table-cell>
              <table:table-cell office:value-type="float" office:value="18375">
                <text:p>183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990">
                <text:p>10990</text:p>
              </table:table-cell>
              <table:table-cell office:value-type="float" office:value="18489">
                <text:p>1848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168">
                <text:p>11168</text:p>
              </table:table-cell>
              <table:table-cell office:value-type="float" office:value="17551">
                <text:p>1755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506">
                <text:p>11506</text:p>
              </table:table-cell>
              <table:table-cell office:value-type="float" office:value="16889">
                <text:p>1688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090">
                <text:p>10090</text:p>
              </table:table-cell>
              <table:table-cell office:value-type="float" office:value="17240">
                <text:p>1724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291">
                <text:p>10291</text:p>
              </table:table-cell>
              <table:table-cell office:value-type="float" office:value="17366">
                <text:p>1736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775">
                <text:p>10775</text:p>
              </table:table-cell>
              <table:table-cell office:value-type="float" office:value="18248">
                <text:p>1824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390">
                <text:p>9390</text:p>
              </table:table-cell>
              <table:table-cell office:value-type="float" office:value="18943">
                <text:p>1894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556">
                <text:p>8556</text:p>
              </table:table-cell>
              <table:table-cell office:value-type="float" office:value="16756">
                <text:p>1675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713">
                <text:p>8713</text:p>
              </table:table-cell>
              <table:table-cell office:value-type="float" office:value="17641">
                <text:p>1764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560">
                <text:p>8560</text:p>
              </table:table-cell>
              <table:table-cell office:value-type="float" office:value="17780">
                <text:p>1778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473">
                <text:p>8473</text:p>
              </table:table-cell>
              <table:table-cell office:value-type="float" office:value="18282">
                <text:p>1828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559">
                <text:p>8559</text:p>
              </table:table-cell>
              <table:table-cell office:value-type="float" office:value="19753">
                <text:p>1975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117">
                <text:p>9117</text:p>
              </table:table-cell>
              <table:table-cell office:value-type="float" office:value="19510">
                <text:p>1951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032">
                <text:p>10032</text:p>
              </table:table-cell>
              <table:table-cell office:value-type="float" office:value="20126">
                <text:p>2012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939">
                <text:p>10939</text:p>
              </table:table-cell>
              <table:table-cell office:value-type="float" office:value="20078">
                <text:p>2007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354">
                <text:p>12354</text:p>
              </table:table-cell>
              <table:table-cell office:value-type="float" office:value="20264">
                <text:p>2026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2686">
                <text:p>12686</text:p>
              </table:table-cell>
              <table:table-cell office:value-type="float" office:value="20386">
                <text:p>2038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4198">
                <text:p>14198</text:p>
              </table:table-cell>
              <table:table-cell office:value-type="float" office:value="20057">
                <text:p>2005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4841">
                <text:p>14841</text:p>
              </table:table-cell>
              <table:table-cell office:value-type="float" office:value="19972">
                <text:p>1997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4895">
                <text:p>14895</text:p>
              </table:table-cell>
              <table:table-cell office:value-type="float" office:value="19764">
                <text:p>1976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4733">
                <text:p>14733</text:p>
              </table:table-cell>
              <table:table-cell office:value-type="float" office:value="19718">
                <text:p>1971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4377">
                <text:p>14377</text:p>
              </table:table-cell>
              <table:table-cell office:value-type="float" office:value="19673">
                <text:p>1967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3225">
                <text:p>13225</text:p>
              </table:table-cell>
              <table:table-cell office:value-type="float" office:value="19221">
                <text:p>1922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594">
                <text:p>12594</text:p>
              </table:table-cell>
              <table:table-cell office:value-type="float" office:value="18941">
                <text:p>1894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2618">
                <text:p>12618</text:p>
              </table:table-cell>
              <table:table-cell office:value-type="float" office:value="19368">
                <text:p>1936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2310">
                <text:p>12310</text:p>
              </table:table-cell>
              <table:table-cell office:value-type="float" office:value="19703">
                <text:p>1970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751">
                <text:p>20751</text:p>
              </table:table-cell>
              <table:table-cell office:value-type="float" office:value="23968">
                <text:p>2396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1076">
                <text:p>21076</text:p>
              </table:table-cell>
              <table:table-cell office:value-type="float" office:value="21790">
                <text:p>2179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539">
                <text:p>20539</text:p>
              </table:table-cell>
              <table:table-cell office:value-type="float" office:value="21179">
                <text:p>2117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907">
                <text:p>19907</text:p>
              </table:table-cell>
              <table:table-cell office:value-type="float" office:value="20507">
                <text:p>2050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96">
                <text:p>19796</text:p>
              </table:table-cell>
              <table:table-cell office:value-type="float" office:value="20206">
                <text:p>2020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85">
                <text:p>19785</text:p>
              </table:table-cell>
              <table:table-cell office:value-type="float" office:value="20166">
                <text:p>2016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917">
                <text:p>20917</text:p>
              </table:table-cell>
              <table:table-cell office:value-type="float" office:value="20686">
                <text:p>2068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721">
                <text:p>21721</text:p>
              </table:table-cell>
              <table:table-cell office:value-type="float" office:value="19049">
                <text:p>1904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777">
                <text:p>21777</text:p>
              </table:table-cell>
              <table:table-cell office:value-type="float" office:value="18730">
                <text:p>1873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720">
                <text:p>21720</text:p>
              </table:table-cell>
              <table:table-cell office:value-type="float" office:value="18359">
                <text:p>1835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2035">
                <text:p>22035</text:p>
              </table:table-cell>
              <table:table-cell office:value-type="float" office:value="18332">
                <text:p>1833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2035">
                <text:p>22035</text:p>
              </table:table-cell>
              <table:table-cell office:value-type="float" office:value="18005">
                <text:p>1800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2140">
                <text:p>22140</text:p>
              </table:table-cell>
              <table:table-cell office:value-type="float" office:value="18068">
                <text:p>1806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302">
                <text:p>22302</text:p>
              </table:table-cell>
              <table:table-cell office:value-type="float" office:value="17953">
                <text:p>1795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768">
                <text:p>22768</text:p>
              </table:table-cell>
              <table:table-cell office:value-type="float" office:value="18924">
                <text:p>1892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4130">
                <text:p>24130</text:p>
              </table:table-cell>
              <table:table-cell office:value-type="float" office:value="17826">
                <text:p>1782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4652">
                <text:p>24652</text:p>
              </table:table-cell>
              <table:table-cell office:value-type="float" office:value="17307">
                <text:p>1730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4021">
                <text:p>24021</text:p>
              </table:table-cell>
              <table:table-cell office:value-type="float" office:value="17061">
                <text:p>1706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3382">
                <text:p>23382</text:p>
              </table:table-cell>
              <table:table-cell office:value-type="float" office:value="16810">
                <text:p>1681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3142">
                <text:p>23142</text:p>
              </table:table-cell>
              <table:table-cell office:value-type="float" office:value="17431">
                <text:p>1743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725">
                <text:p>22725</text:p>
              </table:table-cell>
              <table:table-cell office:value-type="float" office:value="16780">
                <text:p>1678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583">
                <text:p>21583</text:p>
              </table:table-cell>
              <table:table-cell office:value-type="float" office:value="16868">
                <text:p>1686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80">
                <text:p>21480</text:p>
              </table:table-cell>
              <table:table-cell office:value-type="float" office:value="16761">
                <text:p>1676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0609">
                <text:p>20609</text:p>
              </table:table-cell>
              <table:table-cell office:value-type="float" office:value="16732">
                <text:p>1673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0148">
                <text:p>20148</text:p>
              </table:table-cell>
              <table:table-cell office:value-type="float" office:value="16718">
                <text:p>1671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0552">
                <text:p>20552</text:p>
              </table:table-cell>
              <table:table-cell office:value-type="float" office:value="17346">
                <text:p>1734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9906">
                <text:p>19906</text:p>
              </table:table-cell>
              <table:table-cell office:value-type="float" office:value="17316">
                <text:p>1731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9720">
                <text:p>19720</text:p>
              </table:table-cell>
              <table:table-cell office:value-type="float" office:value="18107">
                <text:p>1810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0257">
                <text:p>20257</text:p>
              </table:table-cell>
              <table:table-cell office:value-type="float" office:value="18438">
                <text:p>1843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0416">
                <text:p>20416</text:p>
              </table:table-cell>
              <table:table-cell office:value-type="float" office:value="18367">
                <text:p>1836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0840">
                <text:p>20840</text:p>
              </table:table-cell>
              <table:table-cell office:value-type="float" office:value="19041">
                <text:p>1904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015">
                <text:p>22015</text:p>
              </table:table-cell>
              <table:table-cell office:value-type="float" office:value="20204">
                <text:p>2020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1910">
                <text:p>21910</text:p>
              </table:table-cell>
              <table:table-cell office:value-type="float" office:value="20219">
                <text:p>2021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3172">
                <text:p>23172</text:p>
              </table:table-cell>
              <table:table-cell office:value-type="float" office:value="20698">
                <text:p>2069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3790">
                <text:p>23790</text:p>
              </table:table-cell>
              <table:table-cell office:value-type="float" office:value="20599">
                <text:p>2059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4813">
                <text:p>24813</text:p>
              </table:table-cell>
              <table:table-cell office:value-type="float" office:value="18807">
                <text:p>1880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4991">
                <text:p>24991</text:p>
              </table:table-cell>
              <table:table-cell office:value-type="float" office:value="18737">
                <text:p>1873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4907">
                <text:p>24907</text:p>
              </table:table-cell>
              <table:table-cell office:value-type="float" office:value="19355">
                <text:p>1935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4991">
                <text:p>24991</text:p>
              </table:table-cell>
              <table:table-cell office:value-type="float" office:value="20358">
                <text:p>2035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4683">
                <text:p>24683</text:p>
              </table:table-cell>
              <table:table-cell office:value-type="float" office:value="21600">
                <text:p>2160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4452">
                <text:p>24452</text:p>
              </table:table-cell>
              <table:table-cell office:value-type="float" office:value="21629">
                <text:p>2162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810">
                <text:p>23810</text:p>
              </table:table-cell>
              <table:table-cell office:value-type="float" office:value="21465">
                <text:p>2146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4126">
                <text:p>24126</text:p>
              </table:table-cell>
              <table:table-cell office:value-type="float" office:value="22129">
                <text:p>2212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4156">
                <text:p>24156</text:p>
              </table:table-cell>
              <table:table-cell office:value-type="float" office:value="22968">
                <text:p>2296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4241">
                <text:p>24241</text:p>
              </table:table-cell>
              <table:table-cell office:value-type="float" office:value="23601">
                <text:p>2360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4448">
                <text:p>24448</text:p>
              </table:table-cell>
              <table:table-cell office:value-type="float" office:value="24410">
                <text:p>2441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556">
                <text:p>23556</text:p>
              </table:table-cell>
              <table:table-cell office:value-type="float" office:value="24441">
                <text:p>2444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389">
                <text:p>23389</text:p>
              </table:table-cell>
              <table:table-cell office:value-type="float" office:value="24226">
                <text:p>2422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3159">
                <text:p>23159</text:p>
              </table:table-cell>
              <table:table-cell office:value-type="float" office:value="24351">
                <text:p>2435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2447">
                <text:p>22447</text:p>
              </table:table-cell>
              <table:table-cell office:value-type="float" office:value="24921">
                <text:p>2492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2293">
                <text:p>22293</text:p>
              </table:table-cell>
              <table:table-cell office:value-type="float" office:value="24770">
                <text:p>2477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2647">
                <text:p>22647</text:p>
              </table:table-cell>
              <table:table-cell office:value-type="float" office:value="23837">
                <text:p>2383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2797">
                <text:p>22797</text:p>
              </table:table-cell>
              <table:table-cell office:value-type="float" office:value="23337">
                <text:p>2333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2727">
                <text:p>22727</text:p>
              </table:table-cell>
              <table:table-cell office:value-type="float" office:value="22667">
                <text:p>2266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2653">
                <text:p>22653</text:p>
              </table:table-cell>
              <table:table-cell office:value-type="float" office:value="22086">
                <text:p>2208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2503">
                <text:p>22503</text:p>
              </table:table-cell>
              <table:table-cell office:value-type="float" office:value="21813">
                <text:p>2181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1592">
                <text:p>21592</text:p>
              </table:table-cell>
              <table:table-cell office:value-type="float" office:value="21963">
                <text:p>2196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1494">
                <text:p>21494</text:p>
              </table:table-cell>
              <table:table-cell office:value-type="float" office:value="22345">
                <text:p>2234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1241">
                <text:p>21241</text:p>
              </table:table-cell>
              <table:table-cell office:value-type="float" office:value="22632">
                <text:p>2263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1549">
                <text:p>21549</text:p>
              </table:table-cell>
              <table:table-cell office:value-type="float" office:value="23173">
                <text:p>2317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2191">
                <text:p>22191</text:p>
              </table:table-cell>
              <table:table-cell office:value-type="float" office:value="23996">
                <text:p>2399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1495">
                <text:p>21495</text:p>
              </table:table-cell>
              <table:table-cell office:value-type="float" office:value="24811">
                <text:p>2481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0825">
                <text:p>20825</text:p>
              </table:table-cell>
              <table:table-cell office:value-type="float" office:value="24988">
                <text:p>2498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9614">
                <text:p>19614</text:p>
              </table:table-cell>
              <table:table-cell office:value-type="float" office:value="24993">
                <text:p>2499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9293">
                <text:p>19293</text:p>
              </table:table-cell>
              <table:table-cell office:value-type="float" office:value="24952">
                <text:p>2495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9299">
                <text:p>19299</text:p>
              </table:table-cell>
              <table:table-cell office:value-type="float" office:value="24915">
                <text:p>2491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9013">
                <text:p>19013</text:p>
              </table:table-cell>
              <table:table-cell office:value-type="float" office:value="23600">
                <text:p>2360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8657">
                <text:p>18657</text:p>
              </table:table-cell>
              <table:table-cell office:value-type="float" office:value="23320">
                <text:p>2332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8405">
                <text:p>18405</text:p>
              </table:table-cell>
              <table:table-cell office:value-type="float" office:value="22543">
                <text:p>2254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7888">
                <text:p>17888</text:p>
              </table:table-cell>
              <table:table-cell office:value-type="float" office:value="21616">
                <text:p>2161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8437">
                <text:p>18437</text:p>
              </table:table-cell>
              <table:table-cell office:value-type="float" office:value="21230">
                <text:p>2123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8550">
                <text:p>18550</text:p>
              </table:table-cell>
              <table:table-cell office:value-type="float" office:value="21132">
                <text:p>2113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8195">
                <text:p>18195</text:p>
              </table:table-cell>
              <table:table-cell office:value-type="float" office:value="20951">
                <text:p>2095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7441">
                <text:p>17441</text:p>
              </table:table-cell>
              <table:table-cell office:value-type="float" office:value="21858">
                <text:p>2185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6943">
                <text:p>16943</text:p>
              </table:table-cell>
              <table:table-cell office:value-type="float" office:value="21838">
                <text:p>2183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6738">
                <text:p>16738</text:p>
              </table:table-cell>
              <table:table-cell office:value-type="float" office:value="22011">
                <text:p>2201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6693">
                <text:p>16693</text:p>
              </table:table-cell>
              <table:table-cell office:value-type="float" office:value="22021">
                <text:p>2202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7369">
                <text:p>17369</text:p>
              </table:table-cell>
              <table:table-cell office:value-type="float" office:value="23409">
                <text:p>2340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6744">
                <text:p>16744</text:p>
              </table:table-cell>
              <table:table-cell office:value-type="float" office:value="23470">
                <text:p>2347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6914">
                <text:p>16914</text:p>
              </table:table-cell>
              <table:table-cell office:value-type="float" office:value="24171">
                <text:p>2417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6797">
                <text:p>16797</text:p>
              </table:table-cell>
              <table:table-cell office:value-type="float" office:value="24318">
                <text:p>2431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7650">
                <text:p>17650</text:p>
              </table:table-cell>
              <table:table-cell office:value-type="float" office:value="24558">
                <text:p>2455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8063">
                <text:p>18063</text:p>
              </table:table-cell>
              <table:table-cell office:value-type="float" office:value="24684">
                <text:p>2468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8021">
                <text:p>18021</text:p>
              </table:table-cell>
              <table:table-cell office:value-type="float" office:value="24454">
                <text:p>2445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7980">
                <text:p>17980</text:p>
              </table:table-cell>
              <table:table-cell office:value-type="float" office:value="24287">
                <text:p>2428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7805">
                <text:p>17805</text:p>
              </table:table-cell>
              <table:table-cell office:value-type="float" office:value="23407">
                <text:p>2340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7790">
                <text:p>17790</text:p>
              </table:table-cell>
              <table:table-cell office:value-type="float" office:value="23015">
                <text:p>2301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8874">
                <text:p>18874</text:p>
              </table:table-cell>
              <table:table-cell office:value-type="float" office:value="22422">
                <text:p>2242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9083">
                <text:p>19083</text:p>
              </table:table-cell>
              <table:table-cell office:value-type="float" office:value="22119">
                <text:p>2211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8997">
                <text:p>18997</text:p>
              </table:table-cell>
              <table:table-cell office:value-type="float" office:value="21443">
                <text:p>2144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8657">
                <text:p>18657</text:p>
              </table:table-cell>
              <table:table-cell office:value-type="float" office:value="20572">
                <text:p>2057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8908">
                <text:p>18908</text:p>
              </table:table-cell>
              <table:table-cell office:value-type="float" office:value="20082">
                <text:p>2008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7696">
                <text:p>17696</text:p>
              </table:table-cell>
              <table:table-cell office:value-type="float" office:value="19442">
                <text:p>1944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7553">
                <text:p>17553</text:p>
              </table:table-cell>
              <table:table-cell office:value-type="float" office:value="19290">
                <text:p>1929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7795">
                <text:p>17795</text:p>
              </table:table-cell>
              <table:table-cell office:value-type="float" office:value="20189">
                <text:p>2018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7247">
                <text:p>17247</text:p>
              </table:table-cell>
              <table:table-cell office:value-type="float" office:value="20273">
                <text:p>2027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6892">
                <text:p>16892</text:p>
              </table:table-cell>
              <table:table-cell office:value-type="float" office:value="19976">
                <text:p>1997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6951">
                <text:p>16951</text:p>
              </table:table-cell>
              <table:table-cell office:value-type="float" office:value="18737">
                <text:p>1873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7250">
                <text:p>17250</text:p>
              </table:table-cell>
              <table:table-cell office:value-type="float" office:value="18306">
                <text:p>1830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7055">
                <text:p>17055</text:p>
              </table:table-cell>
              <table:table-cell office:value-type="float" office:value="18262">
                <text:p>1826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7133">
                <text:p>17133</text:p>
              </table:table-cell>
              <table:table-cell office:value-type="float" office:value="18127">
                <text:p>1812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7901">
                <text:p>17901</text:p>
              </table:table-cell>
              <table:table-cell office:value-type="float" office:value="16711">
                <text:p>1671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8210">
                <text:p>18210</text:p>
              </table:table-cell>
              <table:table-cell office:value-type="float" office:value="17986">
                <text:p>1798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7491">
                <text:p>17491</text:p>
              </table:table-cell>
              <table:table-cell office:value-type="float" office:value="15739">
                <text:p>1573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9082">
                <text:p>19082</text:p>
              </table:table-cell>
              <table:table-cell office:value-type="float" office:value="15937">
                <text:p>1593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9978">
                <text:p>19978</text:p>
              </table:table-cell>
              <table:table-cell office:value-type="float" office:value="15645">
                <text:p>1564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9972">
                <text:p>19972</text:p>
              </table:table-cell>
              <table:table-cell office:value-type="float" office:value="15401">
                <text:p>1540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9678">
                <text:p>19678</text:p>
              </table:table-cell>
              <table:table-cell office:value-type="float" office:value="15085">
                <text:p>1508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9775">
                <text:p>19775</text:p>
              </table:table-cell>
              <table:table-cell office:value-type="float" office:value="14510">
                <text:p>1451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9449">
                <text:p>19449</text:p>
              </table:table-cell>
              <table:table-cell office:value-type="float" office:value="14336">
                <text:p>1433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9174">
                <text:p>19174</text:p>
              </table:table-cell>
              <table:table-cell office:value-type="float" office:value="14007">
                <text:p>1400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8411">
                <text:p>18411</text:p>
              </table:table-cell>
              <table:table-cell office:value-type="float" office:value="14338">
                <text:p>1433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8184">
                <text:p>18184</text:p>
              </table:table-cell>
              <table:table-cell office:value-type="float" office:value="14084">
                <text:p>1408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9170">
                <text:p>19170</text:p>
              </table:table-cell>
              <table:table-cell office:value-type="float" office:value="13894">
                <text:p>1389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9514">
                <text:p>19514</text:p>
              </table:table-cell>
              <table:table-cell office:value-type="float" office:value="13482">
                <text:p>1348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0122">
                <text:p>20122</text:p>
              </table:table-cell>
              <table:table-cell office:value-type="float" office:value="13678">
                <text:p>1367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0322">
                <text:p>20322</text:p>
              </table:table-cell>
              <table:table-cell office:value-type="float" office:value="13652">
                <text:p>1365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0193">
                <text:p>20193</text:p>
              </table:table-cell>
              <table:table-cell office:value-type="float" office:value="14357">
                <text:p>1435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0517">
                <text:p>20517</text:p>
              </table:table-cell>
              <table:table-cell office:value-type="float" office:value="13771">
                <text:p>1377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1398">
                <text:p>21398</text:p>
              </table:table-cell>
              <table:table-cell office:value-type="float" office:value="13284">
                <text:p>1328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1447">
                <text:p>21447</text:p>
              </table:table-cell>
              <table:table-cell office:value-type="float" office:value="14665">
                <text:p>1466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2132">
                <text:p>22132</text:p>
              </table:table-cell>
              <table:table-cell office:value-type="float" office:value="15113">
                <text:p>1511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1894">
                <text:p>21894</text:p>
              </table:table-cell>
              <table:table-cell office:value-type="float" office:value="16288">
                <text:p>1628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2543">
                <text:p>22543</text:p>
              </table:table-cell>
              <table:table-cell office:value-type="float" office:value="16315">
                <text:p>1631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3445">
                <text:p>23445</text:p>
              </table:table-cell>
              <table:table-cell office:value-type="float" office:value="16152">
                <text:p>1615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3340">
                <text:p>23340</text:p>
              </table:table-cell>
              <table:table-cell office:value-type="float" office:value="15320">
                <text:p>1532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3279">
                <text:p>23279</text:p>
              </table:table-cell>
              <table:table-cell office:value-type="float" office:value="14569">
                <text:p>1456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3796">
                <text:p>23796</text:p>
              </table:table-cell>
              <table:table-cell office:value-type="float" office:value="15374">
                <text:p>1537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4170">
                <text:p>24170</text:p>
              </table:table-cell>
              <table:table-cell office:value-type="float" office:value="15124">
                <text:p>1512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4522">
                <text:p>24522</text:p>
              </table:table-cell>
              <table:table-cell office:value-type="float" office:value="14595">
                <text:p>1459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3881">
                <text:p>23881</text:p>
              </table:table-cell>
              <table:table-cell office:value-type="float" office:value="14143">
                <text:p>1414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3709">
                <text:p>23709</text:p>
              </table:table-cell>
              <table:table-cell office:value-type="float" office:value="14044">
                <text:p>1404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3625">
                <text:p>23625</text:p>
              </table:table-cell>
              <table:table-cell office:value-type="float" office:value="13956">
                <text:p>1395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3239">
                <text:p>23239</text:p>
              </table:table-cell>
              <table:table-cell office:value-type="float" office:value="13879">
                <text:p>1387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2422">
                <text:p>22422</text:p>
              </table:table-cell>
              <table:table-cell office:value-type="float" office:value="13496">
                <text:p>1349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2393">
                <text:p>22393</text:p>
              </table:table-cell>
              <table:table-cell office:value-type="float" office:value="13363">
                <text:p>1336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1256">
                <text:p>21256</text:p>
              </table:table-cell>
              <table:table-cell office:value-type="float" office:value="12280">
                <text:p>1228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9517">
                <text:p>19517</text:p>
              </table:table-cell>
              <table:table-cell office:value-type="float" office:value="12376">
                <text:p>1237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0496">
                <text:p>20496</text:p>
              </table:table-cell>
              <table:table-cell office:value-type="float" office:value="11200">
                <text:p>1120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0603">
                <text:p>20603</text:p>
              </table:table-cell>
              <table:table-cell office:value-type="float" office:value="10708">
                <text:p>1070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0826">
                <text:p>20826</text:p>
              </table:table-cell>
              <table:table-cell office:value-type="float" office:value="11005">
                <text:p>1100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0977">
                <text:p>20977</text:p>
              </table:table-cell>
              <table:table-cell office:value-type="float" office:value="10495">
                <text:p>1049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2076">
                <text:p>22076</text:p>
              </table:table-cell>
              <table:table-cell office:value-type="float" office:value="11392">
                <text:p>1139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2672">
                <text:p>22672</text:p>
              </table:table-cell>
              <table:table-cell office:value-type="float" office:value="11847">
                <text:p>1184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3075">
                <text:p>23075</text:p>
              </table:table-cell>
              <table:table-cell office:value-type="float" office:value="13109">
                <text:p>1310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4451">
                <text:p>24451</text:p>
              </table:table-cell>
              <table:table-cell office:value-type="float" office:value="13188">
                <text:p>1318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4187">
                <text:p>24187</text:p>
              </table:table-cell>
              <table:table-cell office:value-type="float" office:value="12936">
                <text:p>1293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4871">
                <text:p>24871</text:p>
              </table:table-cell>
              <table:table-cell office:value-type="float" office:value="12671">
                <text:p>1267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3978">
                <text:p>23978</text:p>
              </table:table-cell>
              <table:table-cell office:value-type="float" office:value="12230">
                <text:p>1223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4558">
                <text:p>24558</text:p>
              </table:table-cell>
              <table:table-cell office:value-type="float" office:value="11438">
                <text:p>1143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3961">
                <text:p>23961</text:p>
              </table:table-cell>
              <table:table-cell office:value-type="float" office:value="11738">
                <text:p>1173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3452">
                <text:p>23452</text:p>
              </table:table-cell>
              <table:table-cell office:value-type="float" office:value="11501">
                <text:p>1150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2763">
                <text:p>22763</text:p>
              </table:table-cell>
              <table:table-cell office:value-type="float" office:value="10753">
                <text:p>1075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2984">
                <text:p>22984</text:p>
              </table:table-cell>
              <table:table-cell office:value-type="float" office:value="10458">
                <text:p>1045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3564">
                <text:p>23564</text:p>
              </table:table-cell>
              <table:table-cell office:value-type="float" office:value="10628">
                <text:p>1062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3595">
                <text:p>23595</text:p>
              </table:table-cell>
              <table:table-cell office:value-type="float" office:value="10056">
                <text:p>1005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4499">
                <text:p>24499</text:p>
              </table:table-cell>
              <table:table-cell office:value-type="float" office:value="9658">
                <text:p>965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4426">
                <text:p>24426</text:p>
              </table:table-cell>
              <table:table-cell office:value-type="float" office:value="9566">
                <text:p>956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4235">
                <text:p>24235</text:p>
              </table:table-cell>
              <table:table-cell office:value-type="float" office:value="9008">
                <text:p>900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3837">
                <text:p>23837</text:p>
              </table:table-cell>
              <table:table-cell office:value-type="float" office:value="9478">
                <text:p>947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3068">
                <text:p>23068</text:p>
              </table:table-cell>
              <table:table-cell office:value-type="float" office:value="10280">
                <text:p>1028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2921">
                <text:p>22921</text:p>
              </table:table-cell>
              <table:table-cell office:value-type="float" office:value="9572">
                <text:p>957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2914">
                <text:p>22914</text:p>
              </table:table-cell>
              <table:table-cell office:value-type="float" office:value="9534">
                <text:p>953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2958">
                <text:p>22958</text:p>
              </table:table-cell>
              <table:table-cell office:value-type="float" office:value="8751">
                <text:p>875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2552">
                <text:p>22552</text:p>
              </table:table-cell>
              <table:table-cell office:value-type="float" office:value="8617">
                <text:p>861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2326">
                <text:p>22326</text:p>
              </table:table-cell>
              <table:table-cell office:value-type="float" office:value="8413">
                <text:p>841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0230">
                <text:p>20230</text:p>
              </table:table-cell>
              <table:table-cell office:value-type="float" office:value="8570">
                <text:p>857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9742">
                <text:p>19742</text:p>
              </table:table-cell>
              <table:table-cell office:value-type="float" office:value="9348">
                <text:p>934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0234">
                <text:p>20234</text:p>
              </table:table-cell>
              <table:table-cell office:value-type="float" office:value="11097">
                <text:p>1109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0125">
                <text:p>20125</text:p>
              </table:table-cell>
              <table:table-cell office:value-type="float" office:value="10891">
                <text:p>1089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9764">
                <text:p>19764</text:p>
              </table:table-cell>
              <table:table-cell office:value-type="float" office:value="10674">
                <text:p>1067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9070">
                <text:p>19070</text:p>
              </table:table-cell>
              <table:table-cell office:value-type="float" office:value="10808">
                <text:p>1080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9046">
                <text:p>19046</text:p>
              </table:table-cell>
              <table:table-cell office:value-type="float" office:value="10718">
                <text:p>1071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7536">
                <text:p>17536</text:p>
              </table:table-cell>
              <table:table-cell office:value-type="float" office:value="10569">
                <text:p>1056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7490">
                <text:p>17490</text:p>
              </table:table-cell>
              <table:table-cell office:value-type="float" office:value="10581">
                <text:p>1058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7241">
                <text:p>17241</text:p>
              </table:table-cell>
              <table:table-cell office:value-type="float" office:value="9834">
                <text:p>983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7957">
                <text:p>17957</text:p>
              </table:table-cell>
              <table:table-cell office:value-type="float" office:value="9229">
                <text:p>922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7924">
                <text:p>17924</text:p>
              </table:table-cell>
              <table:table-cell office:value-type="float" office:value="8885">
                <text:p>888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7449">
                <text:p>17449</text:p>
              </table:table-cell>
              <table:table-cell office:value-type="float" office:value="8485">
                <text:p>848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8703">
                <text:p>18703</text:p>
              </table:table-cell>
              <table:table-cell office:value-type="float" office:value="8460">
                <text:p>846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9040">
                <text:p>19040</text:p>
              </table:table-cell>
              <table:table-cell office:value-type="float" office:value="8713">
                <text:p>871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8800">
                <text:p>18800</text:p>
              </table:table-cell>
              <table:table-cell office:value-type="float" office:value="9130">
                <text:p>913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8577">
                <text:p>18577</text:p>
              </table:table-cell>
              <table:table-cell office:value-type="float" office:value="10131">
                <text:p>1013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7004">
                <text:p>17004</text:p>
              </table:table-cell>
              <table:table-cell office:value-type="float" office:value="11590">
                <text:p>1159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7626">
                <text:p>17626</text:p>
              </table:table-cell>
              <table:table-cell office:value-type="float" office:value="11251">
                <text:p>1125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7677">
                <text:p>17677</text:p>
              </table:table-cell>
              <table:table-cell office:value-type="float" office:value="11223">
                <text:p>1122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7915">
                <text:p>17915</text:p>
              </table:table-cell>
              <table:table-cell office:value-type="float" office:value="12511">
                <text:p>1251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8189">
                <text:p>18189</text:p>
              </table:table-cell>
              <table:table-cell office:value-type="float" office:value="12403">
                <text:p>1240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8425">
                <text:p>18425</text:p>
              </table:table-cell>
              <table:table-cell office:value-type="float" office:value="12854">
                <text:p>1285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7822">
                <text:p>17822</text:p>
              </table:table-cell>
              <table:table-cell office:value-type="float" office:value="13628">
                <text:p>1362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7298">
                <text:p>17298</text:p>
              </table:table-cell>
              <table:table-cell office:value-type="float" office:value="13325">
                <text:p>1332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7043">
                <text:p>17043</text:p>
              </table:table-cell>
              <table:table-cell office:value-type="float" office:value="12888">
                <text:p>1288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7338">
                <text:p>17338</text:p>
              </table:table-cell>
              <table:table-cell office:value-type="float" office:value="12821">
                <text:p>1282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4709">
                <text:p>14709</text:p>
              </table:table-cell>
              <table:table-cell office:value-type="float" office:value="13835">
                <text:p>1383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4766">
                <text:p>14766</text:p>
              </table:table-cell>
              <table:table-cell office:value-type="float" office:value="14148">
                <text:p>1414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4878">
                <text:p>14878</text:p>
              </table:table-cell>
              <table:table-cell office:value-type="float" office:value="14148">
                <text:p>1414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4700">
                <text:p>147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5336">
                <text:p>15336</text:p>
              </table:table-cell>
              <table:table-cell office:value-type="float" office:value="14885">
                <text:p>1488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5554">
                <text:p>15554</text:p>
              </table:table-cell>
              <table:table-cell office:value-type="float" office:value="14458">
                <text:p>1445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6257">
                <text:p>16257</text:p>
              </table:table-cell>
              <table:table-cell office:value-type="float" office:value="13657">
                <text:p>1365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6641">
                <text:p>16641</text:p>
              </table:table-cell>
              <table:table-cell office:value-type="float" office:value="13304">
                <text:p>1330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6509">
                <text:p>16509</text:p>
              </table:table-cell>
              <table:table-cell office:value-type="float" office:value="14043">
                <text:p>1404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5810">
                <text:p>15810</text:p>
              </table:table-cell>
              <table:table-cell office:value-type="float" office:value="14596">
                <text:p>1459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6319">
                <text:p>16319</text:p>
              </table:table-cell>
              <table:table-cell office:value-type="float" office:value="15447">
                <text:p>1544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6403">
                <text:p>16403</text:p>
              </table:table-cell>
              <table:table-cell office:value-type="float" office:value="16188">
                <text:p>1618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6218">
                <text:p>16218</text:p>
              </table:table-cell>
              <table:table-cell office:value-type="float" office:value="16587">
                <text:p>1658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5521">
                <text:p>15521</text:p>
              </table:table-cell>
              <table:table-cell office:value-type="float" office:value="16228">
                <text:p>1622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5627">
                <text:p>15627</text:p>
              </table:table-cell>
              <table:table-cell office:value-type="float" office:value="15260">
                <text:p>1526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5320">
                <text:p>15320</text:p>
              </table:table-cell>
              <table:table-cell office:value-type="float" office:value="15898">
                <text:p>1589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4940">
                <text:p>14940</text:p>
              </table:table-cell>
              <table:table-cell office:value-type="float" office:value="16025">
                <text:p>1602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4828">
                <text:p>14828</text:p>
              </table:table-cell>
              <table:table-cell office:value-type="float" office:value="16045">
                <text:p>1604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4039">
                <text:p>14039</text:p>
              </table:table-cell>
              <table:table-cell office:value-type="float" office:value="15629">
                <text:p>1562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2462">
                <text:p>12462</text:p>
              </table:table-cell>
              <table:table-cell office:value-type="float" office:value="15980">
                <text:p>1598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1303">
                <text:p>11303</text:p>
              </table:table-cell>
              <table:table-cell office:value-type="float" office:value="15946">
                <text:p>1594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1342">
                <text:p>11342</text:p>
              </table:table-cell>
              <table:table-cell office:value-type="float" office:value="15644">
                <text:p>1564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0777">
                <text:p>10777</text:p>
              </table:table-cell>
              <table:table-cell office:value-type="float" office:value="15610">
                <text:p>1561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9877">
                <text:p>9877</text:p>
              </table:table-cell>
              <table:table-cell office:value-type="float" office:value="16166">
                <text:p>1616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0772">
                <text:p>10772</text:p>
              </table:table-cell>
              <table:table-cell office:value-type="float" office:value="15096">
                <text:p>1509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1754">
                <text:p>11754</text:p>
              </table:table-cell>
              <table:table-cell office:value-type="float" office:value="14436">
                <text:p>1443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1641">
                <text:p>11641</text:p>
              </table:table-cell>
              <table:table-cell office:value-type="float" office:value="13512">
                <text:p>1351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1954">
                <text:p>11954</text:p>
              </table:table-cell>
              <table:table-cell office:value-type="float" office:value="13396">
                <text:p>1339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2184">
                <text:p>12184</text:p>
              </table:table-cell>
              <table:table-cell office:value-type="float" office:value="13707">
                <text:p>1370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2348">
                <text:p>12348</text:p>
              </table:table-cell>
              <table:table-cell office:value-type="float" office:value="13789">
                <text:p>1378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2832">
                <text:p>12832</text:p>
              </table:table-cell>
              <table:table-cell office:value-type="float" office:value="14419">
                <text:p>1441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3081">
                <text:p>13081</text:p>
              </table:table-cell>
              <table:table-cell office:value-type="float" office:value="14863">
                <text:p>1486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3344">
                <text:p>13344</text:p>
              </table:table-cell>
              <table:table-cell office:value-type="float" office:value="14703">
                <text:p>1470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3836">
                <text:p>13836</text:p>
              </table:table-cell>
              <table:table-cell office:value-type="float" office:value="14250">
                <text:p>1425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3471">
                <text:p>13471</text:p>
              </table:table-cell>
              <table:table-cell office:value-type="float" office:value="13895">
                <text:p>1389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3262">
                <text:p>13262</text:p>
              </table:table-cell>
              <table:table-cell office:value-type="float" office:value="13789">
                <text:p>1378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3666">
                <text:p>13666</text:p>
              </table:table-cell>
              <table:table-cell office:value-type="float" office:value="13284">
                <text:p>1328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3756">
                <text:p>13756</text:p>
              </table:table-cell>
              <table:table-cell office:value-type="float" office:value="12620">
                <text:p>1262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3745">
                <text:p>13745</text:p>
              </table:table-cell>
              <table:table-cell office:value-type="float" office:value="11387">
                <text:p>1138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4106">
                <text:p>14106</text:p>
              </table:table-cell>
              <table:table-cell office:value-type="float" office:value="11271">
                <text:p>1127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3559">
                <text:p>13559</text:p>
              </table:table-cell>
              <table:table-cell office:value-type="float" office:value="10706">
                <text:p>1070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4070">
                <text:p>14070</text:p>
              </table:table-cell>
              <table:table-cell office:value-type="float" office:value="10781">
                <text:p>1078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4384">
                <text:p>14384</text:p>
              </table:table-cell>
              <table:table-cell office:value-type="float" office:value="10780">
                <text:p>1078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4706">
                <text:p>14706</text:p>
              </table:table-cell>
              <table:table-cell office:value-type="float" office:value="11074">
                <text:p>1107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5096">
                <text:p>15096</text:p>
              </table:table-cell>
              <table:table-cell office:value-type="float" office:value="12371">
                <text:p>1237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5445">
                <text:p>15445</text:p>
              </table:table-cell>
              <table:table-cell office:value-type="float" office:value="13109">
                <text:p>1310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5739">
                <text:p>15739</text:p>
              </table:table-cell>
              <table:table-cell office:value-type="float" office:value="11968">
                <text:p>1196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6462">
                <text:p>16462</text:p>
              </table:table-cell>
              <table:table-cell office:value-type="float" office:value="10954">
                <text:p>1095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6269">
                <text:p>16269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5598">
                <text:p>15598</text:p>
              </table:table-cell>
              <table:table-cell office:value-type="float" office:value="10641">
                <text:p>1064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5066">
                <text:p>15066</text:p>
              </table:table-cell>
              <table:table-cell office:value-type="float" office:value="10124">
                <text:p>1012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4569">
                <text:p>14569</text:p>
              </table:table-cell>
              <table:table-cell office:value-type="float" office:value="10093">
                <text:p>1009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5029">
                <text:p>15029</text:p>
              </table:table-cell>
              <table:table-cell office:value-type="float" office:value="9870">
                <text:p>987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5230">
                <text:p>15230</text:p>
              </table:table-cell>
              <table:table-cell office:value-type="float" office:value="9757">
                <text:p>975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5258">
                <text:p>15258</text:p>
              </table:table-cell>
              <table:table-cell office:value-type="float" office:value="9532">
                <text:p>953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5922">
                <text:p>15922</text:p>
              </table:table-cell>
              <table:table-cell office:value-type="float" office:value="9614">
                <text:p>961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5197">
                <text:p>15197</text:p>
              </table:table-cell>
              <table:table-cell office:value-type="float" office:value="8602">
                <text:p>860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4416">
                <text:p>14416</text:p>
              </table:table-cell>
              <table:table-cell office:value-type="float" office:value="9151">
                <text:p>915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3760">
                <text:p>13760</text:p>
              </table:table-cell>
              <table:table-cell office:value-type="float" office:value="8896">
                <text:p>889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3375">
                <text:p>13375</text:p>
              </table:table-cell>
              <table:table-cell office:value-type="float" office:value="8732">
                <text:p>873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3686">
                <text:p>13686</text:p>
              </table:table-cell>
              <table:table-cell office:value-type="float" office:value="9722">
                <text:p>972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2717">
                <text:p>12717</text:p>
              </table:table-cell>
              <table:table-cell office:value-type="float" office:value="9501">
                <text:p>950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2419">
                <text:p>12419</text:p>
              </table:table-cell>
              <table:table-cell office:value-type="float" office:value="9771">
                <text:p>977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2620">
                <text:p>12620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2924">
                <text:p>12924</text:p>
              </table:table-cell>
              <table:table-cell office:value-type="float" office:value="10597">
                <text:p>1059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2947">
                <text:p>12947</text:p>
              </table:table-cell>
              <table:table-cell office:value-type="float" office:value="11501">
                <text:p>1150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3150">
                <text:p>13150</text:p>
              </table:table-cell>
              <table:table-cell office:value-type="float" office:value="11584">
                <text:p>1158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2973">
                <text:p>12973</text:p>
              </table:table-cell>
              <table:table-cell office:value-type="float" office:value="11705">
                <text:p>1170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2258">
                <text:p>12258</text:p>
              </table:table-cell>
              <table:table-cell office:value-type="float" office:value="11873">
                <text:p>1187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2095">
                <text:p>12095</text:p>
              </table:table-cell>
              <table:table-cell office:value-type="float" office:value="12490">
                <text:p>1249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1254">
                <text:p>11254</text:p>
              </table:table-cell>
              <table:table-cell office:value-type="float" office:value="10965">
                <text:p>1096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1539">
                <text:p>11539</text:p>
              </table:table-cell>
              <table:table-cell office:value-type="float" office:value="10695">
                <text:p>1069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2008">
                <text:p>12008</text:p>
              </table:table-cell>
              <table:table-cell office:value-type="float" office:value="9508">
                <text:p>950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1857">
                <text:p>11857</text:p>
              </table:table-cell>
              <table:table-cell office:value-type="float" office:value="9208">
                <text:p>920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844">
                <text:p>9844</text:p>
              </table:table-cell>
              <table:table-cell office:value-type="float" office:value="9188">
                <text:p>918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528">
                <text:p>9528</text:p>
              </table:table-cell>
              <table:table-cell office:value-type="float" office:value="9569">
                <text:p>956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363">
                <text:p>9363</text:p>
              </table:table-cell>
              <table:table-cell office:value-type="float" office:value="9522">
                <text:p>952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582">
                <text:p>9582</text:p>
              </table:table-cell>
              <table:table-cell office:value-type="float" office:value="10121">
                <text:p>1012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733">
                <text:p>9733</text:p>
              </table:table-cell>
              <table:table-cell office:value-type="float" office:value="10255">
                <text:p>1025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316">
                <text:p>9316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131">
                <text:p>9131</text:p>
              </table:table-cell>
              <table:table-cell office:value-type="float" office:value="10697">
                <text:p>1069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557">
                <text:p>9557</text:p>
              </table:table-cell>
              <table:table-cell office:value-type="float" office:value="10664">
                <text:p>1066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140">
                <text:p>10140</text:p>
              </table:table-cell>
              <table:table-cell office:value-type="float" office:value="10757">
                <text:p>1075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0651">
                <text:p>10651</text:p>
              </table:table-cell>
              <table:table-cell office:value-type="float" office:value="10691">
                <text:p>1069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0617">
                <text:p>10617</text:p>
              </table:table-cell>
              <table:table-cell office:value-type="float" office:value="11609">
                <text:p>1160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0074">
                <text:p>10074</text:p>
              </table:table-cell>
              <table:table-cell office:value-type="float" office:value="12261">
                <text:p>1226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340">
                <text:p>9340</text:p>
              </table:table-cell>
              <table:table-cell office:value-type="float" office:value="12787">
                <text:p>1278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307">
                <text:p>9307</text:p>
              </table:table-cell>
              <table:table-cell office:value-type="float" office:value="13470">
                <text:p>1347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383">
                <text:p>9383</text:p>
              </table:table-cell>
              <table:table-cell office:value-type="float" office:value="14190">
                <text:p>1419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0102">
                <text:p>10102</text:p>
              </table:table-cell>
              <table:table-cell office:value-type="float" office:value="14059">
                <text:p>1405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0868">
                <text:p>10868</text:p>
              </table:table-cell>
              <table:table-cell office:value-type="float" office:value="14135">
                <text:p>1413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0916">
                <text:p>10916</text:p>
              </table:table-cell>
              <table:table-cell office:value-type="float" office:value="13804">
                <text:p>1380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912">
                <text:p>9912</text:p>
              </table:table-cell>
              <table:table-cell office:value-type="float" office:value="14813">
                <text:p>1481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8658">
                <text:p>8658</text:p>
              </table:table-cell>
              <table:table-cell office:value-type="float" office:value="15136">
                <text:p>1513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8702">
                <text:p>8702</text:p>
              </table:table-cell>
              <table:table-cell office:value-type="float" office:value="13304">
                <text:p>1330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8911">
                <text:p>8911</text:p>
              </table:table-cell>
              <table:table-cell office:value-type="float" office:value="13230">
                <text:p>1323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8950">
                <text:p>8950</text:p>
              </table:table-cell>
              <table:table-cell office:value-type="float" office:value="12567">
                <text:p>1256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8958">
                <text:p>8958</text:p>
              </table:table-cell>
              <table:table-cell office:value-type="float" office:value="12218">
                <text:p>1221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183">
                <text:p>2183</text:p>
              </table:table-cell>
              <table:table-cell office:value-type="float" office:value="11766">
                <text:p>1176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804">
                <text:p>1804</text:p>
              </table:table-cell>
              <table:table-cell office:value-type="float" office:value="12279">
                <text:p>1227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225">
                <text:p>2225</text:p>
              </table:table-cell>
              <table:table-cell office:value-type="float" office:value="12521">
                <text:p>1252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214">
                <text:p>3214</text:p>
              </table:table-cell>
              <table:table-cell office:value-type="float" office:value="12430">
                <text:p>1243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277">
                <text:p>4277</text:p>
              </table:table-cell>
              <table:table-cell office:value-type="float" office:value="11962">
                <text:p>1196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351">
                <text:p>4351</text:p>
              </table:table-cell>
              <table:table-cell office:value-type="float" office:value="11892">
                <text:p>1189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300">
                <text:p>5300</text:p>
              </table:table-cell>
              <table:table-cell office:value-type="float" office:value="11894">
                <text:p>1189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353">
                <text:p>5353</text:p>
              </table:table-cell>
              <table:table-cell office:value-type="float" office:value="11980">
                <text:p>1198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179">
                <text:p>5179</text:p>
              </table:table-cell>
              <table:table-cell office:value-type="float" office:value="12549">
                <text:p>1254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174">
                <text:p>5174</text:p>
              </table:table-cell>
              <table:table-cell office:value-type="float" office:value="12628">
                <text:p>1262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400">
                <text:p>6400</text:p>
              </table:table-cell>
              <table:table-cell office:value-type="float" office:value="13262">
                <text:p>1326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380">
                <text:p>6380</text:p>
              </table:table-cell>
              <table:table-cell office:value-type="float" office:value="13511">
                <text:p>1351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6558">
                <text:p>6558</text:p>
              </table:table-cell>
              <table:table-cell office:value-type="float" office:value="13836">
                <text:p>1383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921">
                <text:p>5921</text:p>
              </table:table-cell>
              <table:table-cell office:value-type="float" office:value="13856">
                <text:p>1385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565">
                <text:p>5565</text:p>
              </table:table-cell>
              <table:table-cell office:value-type="float" office:value="14039">
                <text:p>1403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419">
                <text:p>5419</text:p>
              </table:table-cell>
              <table:table-cell office:value-type="float" office:value="14687">
                <text:p>1468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339">
                <text:p>5339</text:p>
              </table:table-cell>
              <table:table-cell office:value-type="float" office:value="14710">
                <text:p>1471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6061">
                <text:p>6061</text:p>
              </table:table-cell>
              <table:table-cell office:value-type="float" office:value="15081">
                <text:p>1508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604">
                <text:p>5604</text:p>
              </table:table-cell>
              <table:table-cell office:value-type="float" office:value="15114">
                <text:p>1511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437">
                <text:p>5437</text:p>
              </table:table-cell>
              <table:table-cell office:value-type="float" office:value="15431">
                <text:p>1543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711">
                <text:p>4711</text:p>
              </table:table-cell>
              <table:table-cell office:value-type="float" office:value="15570">
                <text:p>1557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282">
                <text:p>4282</text:p>
              </table:table-cell>
              <table:table-cell office:value-type="float" office:value="15602">
                <text:p>1560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700">
                <text:p>3700</text:p>
              </table:table-cell>
              <table:table-cell office:value-type="float" office:value="15658">
                <text:p>1565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535">
                <text:p>3535</text:p>
              </table:table-cell>
              <table:table-cell office:value-type="float" office:value="15532">
                <text:p>1553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110">
                <text:p>3110</text:p>
              </table:table-cell>
              <table:table-cell office:value-type="float" office:value="15660">
                <text:p>1566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438">
                <text:p>2438</text:p>
              </table:table-cell>
              <table:table-cell office:value-type="float" office:value="15743">
                <text:p>1574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636">
                <text:p>1636</text:p>
              </table:table-cell>
              <table:table-cell office:value-type="float" office:value="15713">
                <text:p>1571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452">
                <text:p>1452</text:p>
              </table:table-cell>
              <table:table-cell office:value-type="float" office:value="16294">
                <text:p>1629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908">
                <text:p>1908</text:p>
              </table:table-cell>
              <table:table-cell office:value-type="float" office:value="16534">
                <text:p>1653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003">
                <text:p>3003</text:p>
              </table:table-cell>
              <table:table-cell office:value-type="float" office:value="16255">
                <text:p>1625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515">
                <text:p>3515</text:p>
              </table:table-cell>
              <table:table-cell office:value-type="float" office:value="16645">
                <text:p>1664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226">
                <text:p>4226</text:p>
              </table:table-cell>
              <table:table-cell office:value-type="float" office:value="16383">
                <text:p>1638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01">
                <text:p>5101</text:p>
              </table:table-cell>
              <table:table-cell office:value-type="float" office:value="16270">
                <text:p>1627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705">
                <text:p>5705</text:p>
              </table:table-cell>
              <table:table-cell office:value-type="float" office:value="16516">
                <text:p>1651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917">
                <text:p>5917</text:p>
              </table:table-cell>
              <table:table-cell office:value-type="float" office:value="16526">
                <text:p>1652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402">
                <text:p>6402</text:p>
              </table:table-cell>
              <table:table-cell office:value-type="float" office:value="15813">
                <text:p>1581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689">
                <text:p>6689</text:p>
              </table:table-cell>
              <table:table-cell office:value-type="float" office:value="16300">
                <text:p>1630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7723">
                <text:p>7723</text:p>
              </table:table-cell>
              <table:table-cell office:value-type="float" office:value="16502">
                <text:p>1650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7465">
                <text:p>7465</text:p>
              </table:table-cell>
              <table:table-cell office:value-type="float" office:value="15839">
                <text:p>1583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7814">
                <text:p>7814</text:p>
              </table:table-cell>
              <table:table-cell office:value-type="float" office:value="14839">
                <text:p>1483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7786">
                <text:p>7786</text:p>
              </table:table-cell>
              <table:table-cell office:value-type="float" office:value="13397">
                <text:p>1339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7270">
                <text:p>7270</text:p>
              </table:table-cell>
              <table:table-cell office:value-type="float" office:value="13043">
                <text:p>1304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230">
                <text:p>6230</text:p>
              </table:table-cell>
              <table:table-cell office:value-type="float" office:value="11691">
                <text:p>1169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283">
                <text:p>6283</text:p>
              </table:table-cell>
              <table:table-cell office:value-type="float" office:value="11425">
                <text:p>1142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583">
                <text:p>6583</text:p>
              </table:table-cell>
              <table:table-cell office:value-type="float" office:value="11203">
                <text:p>1120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7295">
                <text:p>7295</text:p>
              </table:table-cell>
              <table:table-cell office:value-type="float" office:value="11165">
                <text:p>1116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7799">
                <text:p>7799</text:p>
              </table:table-cell>
              <table:table-cell office:value-type="float" office:value="11582">
                <text:p>1158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7664">
                <text:p>7664</text:p>
              </table:table-cell>
              <table:table-cell office:value-type="float" office:value="10081">
                <text:p>1008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7194">
                <text:p>7194</text:p>
              </table:table-cell>
              <table:table-cell office:value-type="float" office:value="9385">
                <text:p>938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7556">
                <text:p>7556</text:p>
              </table:table-cell>
              <table:table-cell office:value-type="float" office:value="9462">
                <text:p>946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8228">
                <text:p>8228</text:p>
              </table:table-cell>
              <table:table-cell office:value-type="float" office:value="8661">
                <text:p>866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915">
                <text:p>6915</text:p>
              </table:table-cell>
              <table:table-cell office:value-type="float" office:value="8688">
                <text:p>868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636">
                <text:p>6636</text:p>
              </table:table-cell>
              <table:table-cell office:value-type="float" office:value="9617">
                <text:p>961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292">
                <text:p>6292</text:p>
              </table:table-cell>
              <table:table-cell office:value-type="float" office:value="9618">
                <text:p>961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987">
                <text:p>5987</text:p>
              </table:table-cell>
              <table:table-cell office:value-type="float" office:value="9951">
                <text:p>995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106">
                <text:p>6106</text:p>
              </table:table-cell>
              <table:table-cell office:value-type="float" office:value="10541">
                <text:p>1054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77">
                <text:p>5477</text:p>
              </table:table-cell>
              <table:table-cell office:value-type="float" office:value="10400">
                <text:p>1040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177">
                <text:p>5177</text:p>
              </table:table-cell>
              <table:table-cell office:value-type="float" office:value="10422">
                <text:p>1042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770">
                <text:p>4770</text:p>
              </table:table-cell>
              <table:table-cell office:value-type="float" office:value="11451">
                <text:p>1145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865">
                <text:p>4865</text:p>
              </table:table-cell>
              <table:table-cell office:value-type="float" office:value="11697">
                <text:p>1169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4138">
                <text:p>4138</text:p>
              </table:table-cell>
              <table:table-cell office:value-type="float" office:value="11598">
                <text:p>1159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624">
                <text:p>3624</text:p>
              </table:table-cell>
              <table:table-cell office:value-type="float" office:value="11410">
                <text:p>1141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4587">
                <text:p>4587</text:p>
              </table:table-cell>
              <table:table-cell office:value-type="float" office:value="11042">
                <text:p>1104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485">
                <text:p>4485</text:p>
              </table:table-cell>
              <table:table-cell office:value-type="float" office:value="10218">
                <text:p>1021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044">
                <text:p>4044</text:p>
              </table:table-cell>
              <table:table-cell office:value-type="float" office:value="9015">
                <text:p>901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735">
                <text:p>3735</text:p>
              </table:table-cell>
              <table:table-cell office:value-type="float" office:value="9034">
                <text:p>903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709">
                <text:p>3709</text:p>
              </table:table-cell>
              <table:table-cell office:value-type="float" office:value="8641">
                <text:p>864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234">
                <text:p>3234</text:p>
              </table:table-cell>
              <table:table-cell office:value-type="float" office:value="9143">
                <text:p>914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960">
                <text:p>2960</text:p>
              </table:table-cell>
              <table:table-cell office:value-type="float" office:value="10133">
                <text:p>1013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281">
                <text:p>3281</text:p>
              </table:table-cell>
              <table:table-cell office:value-type="float" office:value="10414">
                <text:p>1041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077">
                <text:p>3077</text:p>
              </table:table-cell>
              <table:table-cell office:value-type="float" office:value="10238">
                <text:p>1023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641">
                <text:p>2641</text:p>
              </table:table-cell>
              <table:table-cell office:value-type="float" office:value="10437">
                <text:p>1043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535">
                <text:p>2535</text:p>
              </table:table-cell>
              <table:table-cell office:value-type="float" office:value="10090">
                <text:p>1009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182">
                <text:p>2182</text:p>
              </table:table-cell>
              <table:table-cell office:value-type="float" office:value="9260">
                <text:p>926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601">
                <text:p>1601</text:p>
              </table:table-cell>
              <table:table-cell office:value-type="float" office:value="9094">
                <text:p>909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339">
                <text:p>1339</text:p>
              </table:table-cell>
              <table:table-cell office:value-type="float" office:value="8666">
                <text:p>866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57">
                <text:p>657</text:p>
              </table:table-cell>
              <table:table-cell office:value-type="float" office:value="8724">
                <text:p>872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074">
                <text:p>1074</text:p>
              </table:table-cell>
              <table:table-cell office:value-type="float" office:value="9003">
                <text:p>900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267">
                <text:p>1267</text:p>
              </table:table-cell>
              <table:table-cell office:value-type="float" office:value="10062">
                <text:p>1006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144">
                <text:p>1144</text:p>
              </table:table-cell>
              <table:table-cell office:value-type="float" office:value="10163">
                <text:p>1016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013">
                <text:p>1013</text:p>
              </table:table-cell>
              <table:table-cell office:value-type="float" office:value="10604">
                <text:p>1060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072">
                <text:p>1072</text:p>
              </table:table-cell>
              <table:table-cell office:value-type="float" office:value="10653">
                <text:p>1065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363">
                <text:p>1363</text:p>
              </table:table-cell>
              <table:table-cell office:value-type="float" office:value="11073">
                <text:p>1107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233">
                <text:p>1233</text:p>
              </table:table-cell>
              <table:table-cell office:value-type="float" office:value="11232">
                <text:p>1123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047">
                <text:p>1047</text:p>
              </table:table-cell>
              <table:table-cell office:value-type="float" office:value="11580">
                <text:p>1158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54">
                <text:p>454</text:p>
              </table:table-cell>
              <table:table-cell office:value-type="float" office:value="11512">
                <text:p>1151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71">
                <text:p>71</text:p>
              </table:table-cell>
              <table:table-cell office:value-type="float" office:value="12544">
                <text:p>1254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079">
                <text:p>1079</text:p>
              </table:table-cell>
              <table:table-cell office:value-type="float" office:value="13735">
                <text:p>1373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570">
                <text:p>1570</text:p>
              </table:table-cell>
              <table:table-cell office:value-type="float" office:value="13759">
                <text:p>1375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038">
                <text:p>1038</text:p>
              </table:table-cell>
              <table:table-cell office:value-type="float" office:value="14298">
                <text:p>1429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30">
                <text:p>230</text:p>
              </table:table-cell>
              <table:table-cell office:value-type="float" office:value="14623">
                <text:p>1462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713">
                <text:p>713</text:p>
              </table:table-cell>
              <table:table-cell office:value-type="float" office:value="15195">
                <text:p>1519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24">
                <text:p>524</text:p>
              </table:table-cell>
              <table:table-cell office:value-type="float" office:value="15493">
                <text:p>1549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29">
                <text:p>529</text:p>
              </table:table-cell>
              <table:table-cell office:value-type="float" office:value="15682">
                <text:p>1568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34">
                <text:p>234</text:p>
              </table:table-cell>
              <table:table-cell office:value-type="float" office:value="15564">
                <text:p>1556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47">
                <text:p>347</text:p>
              </table:table-cell>
              <table:table-cell office:value-type="float" office:value="15970">
                <text:p>1597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31">
                <text:p>631</text:p>
              </table:table-cell>
              <table:table-cell office:value-type="float" office:value="16095">
                <text:p>1609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662">
                <text:p>662</text:p>
              </table:table-cell>
              <table:table-cell office:value-type="float" office:value="15773">
                <text:p>1577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262">
                <text:p>1262</text:p>
              </table:table-cell>
              <table:table-cell office:value-type="float" office:value="15292">
                <text:p>1529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274">
                <text:p>1274</text:p>
              </table:table-cell>
              <table:table-cell office:value-type="float" office:value="15467">
                <text:p>1546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326">
                <text:p>1326</text:p>
              </table:table-cell>
              <table:table-cell office:value-type="float" office:value="15458">
                <text:p>1545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508">
                <text:p>1508</text:p>
              </table:table-cell>
              <table:table-cell office:value-type="float" office:value="15307">
                <text:p>1530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973">
                <text:p>1973</text:p>
              </table:table-cell>
              <table:table-cell office:value-type="float" office:value="15280">
                <text:p>1528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425">
                <text:p>2425</text:p>
              </table:table-cell>
              <table:table-cell office:value-type="float" office:value="15158">
                <text:p>1515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768">
                <text:p>2768</text:p>
              </table:table-cell>
              <table:table-cell office:value-type="float" office:value="14711">
                <text:p>1471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059">
                <text:p>2059</text:p>
              </table:table-cell>
              <table:table-cell office:value-type="float" office:value="14643">
                <text:p>1464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143">
                <text:p>2143</text:p>
              </table:table-cell>
              <table:table-cell office:value-type="float" office:value="13786">
                <text:p>1378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742">
                <text:p>2742</text:p>
              </table:table-cell>
              <table:table-cell office:value-type="float" office:value="13236">
                <text:p>1323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202">
                <text:p>3202</text:p>
              </table:table-cell>
              <table:table-cell office:value-type="float" office:value="13345">
                <text:p>1334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426">
                <text:p>3426</text:p>
              </table:table-cell>
              <table:table-cell office:value-type="float" office:value="13092">
                <text:p>1309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620">
                <text:p>3620</text:p>
              </table:table-cell>
              <table:table-cell office:value-type="float" office:value="13085">
                <text:p>1308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4533">
                <text:p>4533</text:p>
              </table:table-cell>
              <table:table-cell office:value-type="float" office:value="13188">
                <text:p>1318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187">
                <text:p>5187</text:p>
              </table:table-cell>
              <table:table-cell office:value-type="float" office:value="13146">
                <text:p>1314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864">
                <text:p>4864</text:p>
              </table:table-cell>
              <table:table-cell office:value-type="float" office:value="13282">
                <text:p>1328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4843">
                <text:p>4843</text:p>
              </table:table-cell>
              <table:table-cell office:value-type="float" office:value="13802">
                <text:p>1380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4870">
                <text:p>4870</text:p>
              </table:table-cell>
              <table:table-cell office:value-type="float" office:value="14093">
                <text:p>1409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4338">
                <text:p>4338</text:p>
              </table:table-cell>
              <table:table-cell office:value-type="float" office:value="14405">
                <text:p>1440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4014">
                <text:p>4014</text:p>
              </table:table-cell>
              <table:table-cell office:value-type="float" office:value="13976">
                <text:p>1397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843">
                <text:p>3843</text:p>
              </table:table-cell>
              <table:table-cell office:value-type="float" office:value="14836">
                <text:p>1483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102">
                <text:p>1102</text:p>
              </table:table-cell>
              <table:table-cell office:value-type="float" office:value="7941">
                <text:p>794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963">
                <text:p>963</text:p>
              </table:table-cell>
              <table:table-cell office:value-type="float" office:value="7049">
                <text:p>704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910">
                <text:p>910</text:p>
              </table:table-cell>
              <table:table-cell office:value-type="float" office:value="6584">
                <text:p>658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563">
                <text:p>563</text:p>
              </table:table-cell>
              <table:table-cell office:value-type="float" office:value="6102">
                <text:p>610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10">
                <text:p>310</text:p>
              </table:table-cell>
              <table:table-cell office:value-type="float" office:value="5773">
                <text:p>577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77">
                <text:p>377</text:p>
              </table:table-cell>
              <table:table-cell office:value-type="float" office:value="5147">
                <text:p>514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491">
                <text:p>491</text:p>
              </table:table-cell>
              <table:table-cell office:value-type="float" office:value="5070">
                <text:p>507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17">
                <text:p>317</text:p>
              </table:table-cell>
              <table:table-cell office:value-type="float" office:value="4632">
                <text:p>463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433">
                <text:p>433</text:p>
              </table:table-cell>
              <table:table-cell office:value-type="float" office:value="4735">
                <text:p>473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401">
                <text:p>1401</text:p>
              </table:table-cell>
              <table:table-cell office:value-type="float" office:value="5184">
                <text:p>518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034">
                <text:p>1034</text:p>
              </table:table-cell>
              <table:table-cell office:value-type="float" office:value="4379">
                <text:p>437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807">
                <text:p>807</text:p>
              </table:table-cell>
              <table:table-cell office:value-type="float" office:value="4398">
                <text:p>439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421">
                <text:p>421</text:p>
              </table:table-cell>
              <table:table-cell office:value-type="float" office:value="3738">
                <text:p>373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059">
                <text:p>1059</text:p>
              </table:table-cell>
              <table:table-cell office:value-type="float" office:value="2992">
                <text:p>299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516">
                <text:p>1516</text:p>
              </table:table-cell>
              <table:table-cell office:value-type="float" office:value="1923">
                <text:p>192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89">
                <text:p>289</text:p>
              </table:table-cell>
              <table:table-cell office:value-type="float" office:value="1612">
                <text:p>161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436">
                <text:p>436</text:p>
              </table:table-cell>
              <table:table-cell office:value-type="float" office:value="1353">
                <text:p>135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492">
                <text:p>1492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757">
                <text:p>1757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087">
                <text:p>2087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012">
                <text:p>2012</text:p>
              </table:table-cell>
              <table:table-cell office:value-type="float" office:value="1349">
                <text:p>134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864">
                <text:p>1864</text:p>
              </table:table-cell>
              <table:table-cell office:value-type="float" office:value="1627">
                <text:p>162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198">
                <text:p>2198</text:p>
              </table:table-cell>
              <table:table-cell office:value-type="float" office:value="1648">
                <text:p>164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656">
                <text:p>2656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893">
                <text:p>2893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545">
                <text:p>3545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388">
                <text:p>3388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324">
                <text:p>3324</text:p>
              </table:table-cell>
              <table:table-cell office:value-type="float" office:value="2434">
                <text:p>243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182">
                <text:p>3182</text:p>
              </table:table-cell>
              <table:table-cell office:value-type="float" office:value="3075">
                <text:p>307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287">
                <text:p>3287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310">
                <text:p>3310</text:p>
              </table:table-cell>
              <table:table-cell office:value-type="float" office:value="3407">
                <text:p>340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798">
                <text:p>2798</text:p>
              </table:table-cell>
              <table:table-cell office:value-type="float" office:value="3395">
                <text:p>339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712">
                <text:p>2712</text:p>
              </table:table-cell>
              <table:table-cell office:value-type="float" office:value="4623">
                <text:p>462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097">
                <text:p>2097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725">
                <text:p>2725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363">
                <text:p>2363</text:p>
              </table:table-cell>
              <table:table-cell office:value-type="float" office:value="7456">
                <text:p>745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053">
                <text:p>2053</text:p>
              </table:table-cell>
              <table:table-cell office:value-type="float" office:value="7980">
                <text:p>798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830">
                <text:p>2830</text:p>
              </table:table-cell>
              <table:table-cell office:value-type="float" office:value="7964">
                <text:p>796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991">
                <text:p>2991</text:p>
              </table:table-cell>
              <table:table-cell office:value-type="float" office:value="7882">
                <text:p>788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959">
                <text:p>2959</text:p>
              </table:table-cell>
              <table:table-cell office:value-type="float" office:value="7608">
                <text:p>760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4281">
                <text:p>4281</text:p>
              </table:table-cell>
              <table:table-cell office:value-type="float" office:value="6730">
                <text:p>673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4053">
                <text:p>4053</text:p>
              </table:table-cell>
              <table:table-cell office:value-type="float" office:value="6277">
                <text:p>627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873">
                <text:p>3873</text:p>
              </table:table-cell>
              <table:table-cell office:value-type="float" office:value="5876">
                <text:p>587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4333">
                <text:p>4333</text:p>
              </table:table-cell>
              <table:table-cell office:value-type="float" office:value="5869">
                <text:p>586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4292">
                <text:p>4292</text:p>
              </table:table-cell>
              <table:table-cell office:value-type="float" office:value="5787">
                <text:p>578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4167">
                <text:p>4167</text:p>
              </table:table-cell>
              <table:table-cell office:value-type="float" office:value="4514">
                <text:p>451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4853">
                <text:p>4853</text:p>
              </table:table-cell>
              <table:table-cell office:value-type="float" office:value="5588">
                <text:p>558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5012">
                <text:p>5012</text:p>
              </table:table-cell>
              <table:table-cell office:value-type="float" office:value="6673">
                <text:p>667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5032">
                <text:p>5032</text:p>
              </table:table-cell>
              <table:table-cell office:value-type="float" office:value="7205">
                <text:p>720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124">
                <text:p>6124</text:p>
              </table:table-cell>
              <table:table-cell office:value-type="float" office:value="7295">
                <text:p>729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322">
                <text:p>6322</text:p>
              </table:table-cell>
              <table:table-cell office:value-type="float" office:value="7709">
                <text:p>770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37">
                <text:p>6537</text:p>
              </table:table-cell>
              <table:table-cell office:value-type="float" office:value="6891">
                <text:p>689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7451">
                <text:p>7451</text:p>
              </table:table-cell>
              <table:table-cell office:value-type="float" office:value="7597">
                <text:p>759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8002">
                <text:p>8002</text:p>
              </table:table-cell>
              <table:table-cell office:value-type="float" office:value="7336">
                <text:p>733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8155">
                <text:p>8155</text:p>
              </table:table-cell>
              <table:table-cell office:value-type="float" office:value="6582">
                <text:p>658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7331">
                <text:p>7331</text:p>
              </table:table-cell>
              <table:table-cell office:value-type="float" office:value="6251">
                <text:p>625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7315">
                <text:p>7315</text:p>
              </table:table-cell>
              <table:table-cell office:value-type="float" office:value="6149">
                <text:p>614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7633">
                <text:p>7633</text:p>
              </table:table-cell>
              <table:table-cell office:value-type="float" office:value="5720">
                <text:p>572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7933">
                <text:p>7933</text:p>
              </table:table-cell>
              <table:table-cell office:value-type="float" office:value="4662">
                <text:p>466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7849">
                <text:p>7849</text:p>
              </table:table-cell>
              <table:table-cell office:value-type="float" office:value="4520">
                <text:p>452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8139">
                <text:p>8139</text:p>
              </table:table-cell>
              <table:table-cell office:value-type="float" office:value="3627">
                <text:p>362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7512">
                <text:p>7512</text:p>
              </table:table-cell>
              <table:table-cell office:value-type="float" office:value="2611">
                <text:p>261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7310">
                <text:p>7310</text:p>
              </table:table-cell>
              <table:table-cell office:value-type="float" office:value="2168">
                <text:p>216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7121">
                <text:p>7121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7159">
                <text:p>7159</text:p>
              </table:table-cell>
              <table:table-cell office:value-type="float" office:value="1837">
                <text:p>183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7124">
                <text:p>712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339">
                <text:p>6339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5602">
                <text:p>5602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5096">
                <text:p>5096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5388">
                <text:p>5388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5798">
                <text:p>5798</text:p>
              </table:table-cell>
              <table:table-cell office:value-type="float" office:value="1780">
                <text:p>178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157">
                <text:p>6157</text:p>
              </table:table-cell>
              <table:table-cell office:value-type="float" office:value="3041">
                <text:p>304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074">
                <text:p>6074</text:p>
              </table:table-cell>
              <table:table-cell office:value-type="float" office:value="3552">
                <text:p>355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5574">
                <text:p>5574</text:p>
              </table:table-cell>
              <table:table-cell office:value-type="float" office:value="3764">
                <text:p>376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101">
                <text:p>6101</text:p>
              </table:table-cell>
              <table:table-cell office:value-type="float" office:value="4323">
                <text:p>432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322">
                <text:p>6322</text:p>
              </table:table-cell>
              <table:table-cell office:value-type="float" office:value="5096">
                <text:p>509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5867">
                <text:p>5867</text:p>
              </table:table-cell>
              <table:table-cell office:value-type="float" office:value="5023">
                <text:p>502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4985">
                <text:p>4985</text:p>
              </table:table-cell>
              <table:table-cell office:value-type="float" office:value="4599">
                <text:p>459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4151">
                <text:p>4151</text:p>
              </table:table-cell>
              <table:table-cell office:value-type="float" office:value="3810">
                <text:p>381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955">
                <text:p>3955</text:p>
              </table:table-cell>
              <table:table-cell office:value-type="float" office:value="3810">
                <text:p>381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654">
                <text:p>3654</text:p>
              </table:table-cell>
              <table:table-cell office:value-type="float" office:value="4506">
                <text:p>450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676">
                <text:p>3676</text:p>
              </table:table-cell>
              <table:table-cell office:value-type="float" office:value="4079">
                <text:p>407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903">
                <text:p>3903</text:p>
              </table:table-cell>
              <table:table-cell office:value-type="float" office:value="3414">
                <text:p>341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4365">
                <text:p>4365</text:p>
              </table:table-cell>
              <table:table-cell office:value-type="float" office:value="2354">
                <text:p>235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4378">
                <text:p>4378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5067">
                <text:p>5067</text:p>
              </table:table-cell>
              <table:table-cell office:value-type="float" office:value="2022">
                <text:p>202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4858">
                <text:p>4858</text:p>
              </table:table-cell>
              <table:table-cell office:value-type="float" office:value="2226">
                <text:p>222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5130">
                <text:p>5130</text:p>
              </table:table-cell>
              <table:table-cell office:value-type="float" office:value="2366">
                <text:p>236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5597">
                <text:p>5597</text:p>
              </table:table-cell>
              <table:table-cell office:value-type="float" office:value="2602">
                <text:p>260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5381">
                <text:p>5381</text:p>
              </table:table-cell>
              <table:table-cell office:value-type="float" office:value="2753">
                <text:p>275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5503">
                <text:p>5503</text:p>
              </table:table-cell>
              <table:table-cell office:value-type="float" office:value="2920">
                <text:p>292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9110">
                <text:p>9110</text:p>
              </table:table-cell>
              <table:table-cell office:value-type="float" office:value="2695">
                <text:p>269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9330">
                <text:p>9330</text:p>
              </table:table-cell>
              <table:table-cell office:value-type="float" office:value="2715">
                <text:p>271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9812">
                <text:p>9812</text:p>
              </table:table-cell>
              <table:table-cell office:value-type="float" office:value="3515">
                <text:p>351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0734">
                <text:p>10734</text:p>
              </table:table-cell>
              <table:table-cell office:value-type="float" office:value="2660">
                <text:p>266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0191">
                <text:p>10191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0030">
                <text:p>10030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9858">
                <text:p>9858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0180">
                <text:p>1018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0609">
                <text:p>1060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0790">
                <text:p>10790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1050">
                <text:p>11050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1082">
                <text:p>11082</text:p>
              </table:table-cell>
              <table:table-cell office:value-type="float" office:value="1332">
                <text:p>133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1199">
                <text:p>11199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0986">
                <text:p>10986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1911">
                <text:p>11911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1641">
                <text:p>11641</text:p>
              </table:table-cell>
              <table:table-cell office:value-type="float" office:value="2138">
                <text:p>213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1901">
                <text:p>11901</text:p>
              </table:table-cell>
              <table:table-cell office:value-type="float" office:value="2557">
                <text:p>255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2134">
                <text:p>12134</text:p>
              </table:table-cell>
              <table:table-cell office:value-type="float" office:value="2699">
                <text:p>269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1344">
                <text:p>11344</text:p>
              </table:table-cell>
              <table:table-cell office:value-type="float" office:value="4490">
                <text:p>449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2344">
                <text:p>12344</text:p>
              </table:table-cell>
              <table:table-cell office:value-type="float" office:value="4539">
                <text:p>453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1959">
                <text:p>11959</text:p>
              </table:table-cell>
              <table:table-cell office:value-type="float" office:value="5425">
                <text:p>542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1403">
                <text:p>11403</text:p>
              </table:table-cell>
              <table:table-cell office:value-type="float" office:value="4948">
                <text:p>494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1305">
                <text:p>11305</text:p>
              </table:table-cell>
              <table:table-cell office:value-type="float" office:value="5131">
                <text:p>513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0953">
                <text:p>10953</text:p>
              </table:table-cell>
              <table:table-cell office:value-type="float" office:value="5353">
                <text:p>535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0490">
                <text:p>10490</text:p>
              </table:table-cell>
              <table:table-cell office:value-type="float" office:value="4168">
                <text:p>416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9637">
                <text:p>9637</text:p>
              </table:table-cell>
              <table:table-cell office:value-type="float" office:value="4148">
                <text:p>414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9309">
                <text:p>9309</text:p>
              </table:table-cell>
              <table:table-cell office:value-type="float" office:value="3631">
                <text:p>363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8875">
                <text:p>8875</text:p>
              </table:table-cell>
              <table:table-cell office:value-type="float" office:value="3750">
                <text:p>375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8832">
                <text:p>8832</text:p>
              </table:table-cell>
              <table:table-cell office:value-type="float" office:value="4364">
                <text:p>436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9271">
                <text:p>9271</text:p>
              </table:table-cell>
              <table:table-cell office:value-type="float" office:value="6060">
                <text:p>606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9826">
                <text:p>9826</text:p>
              </table:table-cell>
              <table:table-cell office:value-type="float" office:value="5302">
                <text:p>530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0322">
                <text:p>10322</text:p>
              </table:table-cell>
              <table:table-cell office:value-type="float" office:value="5777">
                <text:p>577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0521">
                <text:p>10521</text:p>
              </table:table-cell>
              <table:table-cell office:value-type="float" office:value="6430">
                <text:p>643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0625">
                <text:p>10625</text:p>
              </table:table-cell>
              <table:table-cell office:value-type="float" office:value="6377">
                <text:p>637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9485">
                <text:p>9485</text:p>
              </table:table-cell>
              <table:table-cell office:value-type="float" office:value="7628">
                <text:p>762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9417">
                <text:p>9417</text:p>
              </table:table-cell>
              <table:table-cell office:value-type="float" office:value="7805">
                <text:p>780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8912">
                <text:p>8912</text:p>
              </table:table-cell>
              <table:table-cell office:value-type="float" office:value="6315">
                <text:p>631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8517">
                <text:p>8517</text:p>
              </table:table-cell>
              <table:table-cell office:value-type="float" office:value="6690">
                <text:p>669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8537">
                <text:p>8537</text:p>
              </table:table-cell>
              <table:table-cell office:value-type="float" office:value="7444">
                <text:p>744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9338">
                <text:p>9338</text:p>
              </table:table-cell>
              <table:table-cell office:value-type="float" office:value="8205">
                <text:p>820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0057">
                <text:p>10057</text:p>
              </table:table-cell>
              <table:table-cell office:value-type="float" office:value="8280">
                <text:p>828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0848">
                <text:p>10848</text:p>
              </table:table-cell>
              <table:table-cell office:value-type="float" office:value="8122">
                <text:p>812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1410">
                <text:p>11410</text:p>
              </table:table-cell>
              <table:table-cell office:value-type="float" office:value="7996">
                <text:p>799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2064">
                <text:p>12064</text:p>
              </table:table-cell>
              <table:table-cell office:value-type="float" office:value="7666">
                <text:p>766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2433">
                <text:p>12433</text:p>
              </table:table-cell>
              <table:table-cell office:value-type="float" office:value="8039">
                <text:p>803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3006">
                <text:p>13006</text:p>
              </table:table-cell>
              <table:table-cell office:value-type="float" office:value="8203">
                <text:p>820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2677">
                <text:p>12677</text:p>
              </table:table-cell>
              <table:table-cell office:value-type="float" office:value="7506">
                <text:p>750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3787">
                <text:p>13787</text:p>
              </table:table-cell>
              <table:table-cell office:value-type="float" office:value="6956">
                <text:p>695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4337">
                <text:p>14337</text:p>
              </table:table-cell>
              <table:table-cell office:value-type="float" office:value="7195">
                <text:p>719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4478">
                <text:p>14478</text:p>
              </table:table-cell>
              <table:table-cell office:value-type="float" office:value="7226">
                <text:p>722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3491">
                <text:p>13491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4082">
                <text:p>14082</text:p>
              </table:table-cell>
              <table:table-cell office:value-type="float" office:value="8115">
                <text:p>811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4453">
                <text:p>14453</text:p>
              </table:table-cell>
              <table:table-cell office:value-type="float" office:value="7821">
                <text:p>782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4547">
                <text:p>14547</text:p>
              </table:table-cell>
              <table:table-cell office:value-type="float" office:value="8319">
                <text:p>831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5443">
                <text:p>15443</text:p>
              </table:table-cell>
              <table:table-cell office:value-type="float" office:value="8114">
                <text:p>811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4887">
                <text:p>14887</text:p>
              </table:table-cell>
              <table:table-cell office:value-type="float" office:value="6985">
                <text:p>698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4244">
                <text:p>14244</text:p>
              </table:table-cell>
              <table:table-cell office:value-type="float" office:value="6180">
                <text:p>618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5335">
                <text:p>15335</text:p>
              </table:table-cell>
              <table:table-cell office:value-type="float" office:value="6532">
                <text:p>653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6277">
                <text:p>16277</text:p>
              </table:table-cell>
              <table:table-cell office:value-type="float" office:value="6523">
                <text:p>652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6402">
                <text:p>16402</text:p>
              </table:table-cell>
              <table:table-cell office:value-type="float" office:value="6563">
                <text:p>656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6147">
                <text:p>16147</text:p>
              </table:table-cell>
              <table:table-cell office:value-type="float" office:value="6027">
                <text:p>602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447">
                <text:p>15447</text:p>
              </table:table-cell>
              <table:table-cell office:value-type="float" office:value="5583">
                <text:p>558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5100">
                <text:p>15100</text:p>
              </table:table-cell>
              <table:table-cell office:value-type="float" office:value="5285">
                <text:p>528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4354">
                <text:p>14354</text:p>
              </table:table-cell>
              <table:table-cell office:value-type="float" office:value="4981">
                <text:p>498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4386">
                <text:p>14386</text:p>
              </table:table-cell>
              <table:table-cell office:value-type="float" office:value="4643">
                <text:p>464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4486">
                <text:p>14486</text:p>
              </table:table-cell>
              <table:table-cell office:value-type="float" office:value="4100">
                <text:p>410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6562">
                <text:p>16562</text:p>
              </table:table-cell>
              <table:table-cell office:value-type="float" office:value="2914">
                <text:p>291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6393">
                <text:p>16393</text:p>
              </table:table-cell>
              <table:table-cell office:value-type="float" office:value="1318">
                <text:p>131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6148">
                <text:p>16148</text:p>
              </table:table-cell>
              <table:table-cell office:value-type="float" office:value="1391">
                <text:p>139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6064">
                <text:p>16064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5315">
                <text:p>15315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4802">
                <text:p>1480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5459">
                <text:p>15459</text:p>
              </table:table-cell>
              <table:table-cell office:value-type="float" office:value="1704">
                <text:p>170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5484">
                <text:p>15484</text:p>
              </table:table-cell>
              <table:table-cell office:value-type="float" office:value="2542">
                <text:p>254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4832">
                <text:p>14832</text:p>
              </table:table-cell>
              <table:table-cell office:value-type="float" office:value="2808">
                <text:p>280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4759">
                <text:p>14759</text:p>
              </table:table-cell>
              <table:table-cell office:value-type="float" office:value="3370">
                <text:p>337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4522">
                <text:p>14522</text:p>
              </table:table-cell>
              <table:table-cell office:value-type="float" office:value="3459">
                <text:p>345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4314">
                <text:p>14314</text:p>
              </table:table-cell>
              <table:table-cell office:value-type="float" office:value="3486">
                <text:p>348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3520">
                <text:p>13520</text:p>
              </table:table-cell>
              <table:table-cell office:value-type="float" office:value="3531">
                <text:p>353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3520">
                <text:p>13520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3657">
                <text:p>13657</text:p>
              </table:table-cell>
              <table:table-cell office:value-type="float" office:value="3048">
                <text:p>304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3808">
                <text:p>13808</text:p>
              </table:table-cell>
              <table:table-cell office:value-type="float" office:value="2029">
                <text:p>202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4136">
                <text:p>14136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4315">
                <text:p>14315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4416">
                <text:p>14416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4116">
                <text:p>14116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4033">
                <text:p>14033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3625">
                <text:p>1362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2532">
                <text:p>12532</text:p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2930">
                <text:p>1293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3016">
                <text:p>13016</text:p>
              </table:table-cell>
              <table:table-cell office:value-type="float" office:value="1237">
                <text:p>123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3607">
                <text:p>13607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2647">
                <text:p>12647</text:p>
              </table:table-cell>
              <table:table-cell office:value-type="float" office:value="3384">
                <text:p>338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2984">
                <text:p>12984</text:p>
              </table:table-cell>
              <table:table-cell office:value-type="float" office:value="3639">
                <text:p>363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3029">
                <text:p>13029</text:p>
              </table:table-cell>
              <table:table-cell office:value-type="float" office:value="3627">
                <text:p>362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2999">
                <text:p>12999</text:p>
              </table:table-cell>
              <table:table-cell office:value-type="float" office:value="4084">
                <text:p>408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2728">
                <text:p>12728</text:p>
              </table:table-cell>
              <table:table-cell office:value-type="float" office:value="4735">
                <text:p>473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2951">
                <text:p>12951</text:p>
              </table:table-cell>
              <table:table-cell office:value-type="float" office:value="5005">
                <text:p>500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3097">
                <text:p>13097</text:p>
              </table:table-cell>
              <table:table-cell office:value-type="float" office:value="6370">
                <text:p>637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3115">
                <text:p>13115</text:p>
              </table:table-cell>
              <table:table-cell office:value-type="float" office:value="6551">
                <text:p>655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2461">
                <text:p>12461</text:p>
              </table:table-cell>
              <table:table-cell office:value-type="float" office:value="6548">
                <text:p>654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2341">
                <text:p>12341</text:p>
              </table:table-cell>
              <table:table-cell office:value-type="float" office:value="6696">
                <text:p>669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0886">
                <text:p>10886</text:p>
              </table:table-cell>
              <table:table-cell office:value-type="float" office:value="6669">
                <text:p>666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0671">
                <text:p>10671</text:p>
              </table:table-cell>
              <table:table-cell office:value-type="float" office:value="6607">
                <text:p>660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9806">
                <text:p>9806</text:p>
              </table:table-cell>
              <table:table-cell office:value-type="float" office:value="7433">
                <text:p>743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3852">
                <text:p>23852</text:p>
              </table:table-cell>
              <table:table-cell office:value-type="float" office:value="5882">
                <text:p>588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3632">
                <text:p>23632</text:p>
              </table:table-cell>
              <table:table-cell office:value-type="float" office:value="6208">
                <text:p>620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4129">
                <text:p>24129</text:p>
              </table:table-cell>
              <table:table-cell office:value-type="float" office:value="6776">
                <text:p>677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3370">
                <text:p>23370</text:p>
              </table:table-cell>
              <table:table-cell office:value-type="float" office:value="7476">
                <text:p>747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3462">
                <text:p>23462</text:p>
              </table:table-cell>
              <table:table-cell office:value-type="float" office:value="7964">
                <text:p>796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3328">
                <text:p>23328</text:p>
              </table:table-cell>
              <table:table-cell office:value-type="float" office:value="7933">
                <text:p>793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3193">
                <text:p>23193</text:p>
              </table:table-cell>
              <table:table-cell office:value-type="float" office:value="8102">
                <text:p>810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3045">
                <text:p>23045</text:p>
              </table:table-cell>
              <table:table-cell office:value-type="float" office:value="8148">
                <text:p>814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2381">
                <text:p>22381</text:p>
              </table:table-cell>
              <table:table-cell office:value-type="float" office:value="7753">
                <text:p>775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2272">
                <text:p>22272</text:p>
              </table:table-cell>
              <table:table-cell office:value-type="float" office:value="7644">
                <text:p>764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1239">
                <text:p>21239</text:p>
              </table:table-cell>
              <table:table-cell office:value-type="float" office:value="7814">
                <text:p>781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0863">
                <text:p>20863</text:p>
              </table:table-cell>
              <table:table-cell office:value-type="float" office:value="7435">
                <text:p>743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0065">
                <text:p>20065</text:p>
              </table:table-cell>
              <table:table-cell office:value-type="float" office:value="7013">
                <text:p>701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9845">
                <text:p>19845</text:p>
              </table:table-cell>
              <table:table-cell office:value-type="float" office:value="7556">
                <text:p>755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9733">
                <text:p>19733</text:p>
              </table:table-cell>
              <table:table-cell office:value-type="float" office:value="7244">
                <text:p>724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9471">
                <text:p>19471</text:p>
              </table:table-cell>
              <table:table-cell office:value-type="float" office:value="6126">
                <text:p>612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8985">
                <text:p>18985</text:p>
              </table:table-cell>
              <table:table-cell office:value-type="float" office:value="6649">
                <text:p>664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8728">
                <text:p>18728</text:p>
              </table:table-cell>
              <table:table-cell office:value-type="float" office:value="6635">
                <text:p>663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8032">
                <text:p>18032</text:p>
              </table:table-cell>
              <table:table-cell office:value-type="float" office:value="8055">
                <text:p>805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7253">
                <text:p>17253</text:p>
              </table:table-cell>
              <table:table-cell office:value-type="float" office:value="7935">
                <text:p>793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6730">
                <text:p>16730</text:p>
              </table:table-cell>
              <table:table-cell office:value-type="float" office:value="7846">
                <text:p>784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7742">
                <text:p>17742</text:p>
              </table:table-cell>
              <table:table-cell office:value-type="float" office:value="7232">
                <text:p>723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8048">
                <text:p>18048</text:p>
              </table:table-cell>
              <table:table-cell office:value-type="float" office:value="7390">
                <text:p>739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8074">
                <text:p>18074</text:p>
              </table:table-cell>
              <table:table-cell office:value-type="float" office:value="5942">
                <text:p>594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7631">
                <text:p>17631</text:p>
              </table:table-cell>
              <table:table-cell office:value-type="float" office:value="4806">
                <text:p>480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8002">
                <text:p>18002</text:p>
              </table:table-cell>
              <table:table-cell office:value-type="float" office:value="4481">
                <text:p>448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8394">
                <text:p>18394</text:p>
              </table:table-cell>
              <table:table-cell office:value-type="float" office:value="3614">
                <text:p>361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8541">
                <text:p>18541</text:p>
              </table:table-cell>
              <table:table-cell office:value-type="float" office:value="2737">
                <text:p>273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8131">
                <text:p>18131</text:p>
              </table:table-cell>
              <table:table-cell office:value-type="float" office:value="2497">
                <text:p>249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8668">
                <text:p>18668</text:p>
              </table:table-cell>
              <table:table-cell office:value-type="float" office:value="1743">
                <text:p>174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8672">
                <text:p>18672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9267">
                <text:p>19267</text:p>
              </table:table-cell>
              <table:table-cell office:value-type="float" office:value="2021">
                <text:p>202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9084">
                <text:p>19084</text:p>
              </table:table-cell>
              <table:table-cell office:value-type="float" office:value="2821">
                <text:p>282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8920">
                <text:p>18920</text:p>
              </table:table-cell>
              <table:table-cell office:value-type="float" office:value="3187">
                <text:p>318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9103">
                <text:p>19103</text:p>
              </table:table-cell>
              <table:table-cell office:value-type="float" office:value="3428">
                <text:p>342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9104">
                <text:p>19104</text:p>
              </table:table-cell>
              <table:table-cell office:value-type="float" office:value="3631">
                <text:p>363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8998">
                <text:p>18998</text:p>
              </table:table-cell>
              <table:table-cell office:value-type="float" office:value="4215">
                <text:p>421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9530">
                <text:p>19530</text:p>
              </table:table-cell>
              <table:table-cell office:value-type="float" office:value="4801">
                <text:p>480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9529">
                <text:p>19529</text:p>
              </table:table-cell>
              <table:table-cell office:value-type="float" office:value="4874">
                <text:p>487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9920">
                <text:p>19920</text:p>
              </table:table-cell>
              <table:table-cell office:value-type="float" office:value="4950">
                <text:p>495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0095">
                <text:p>20095</text:p>
              </table:table-cell>
              <table:table-cell office:value-type="float" office:value="3262">
                <text:p>326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1008">
                <text:p>21008</text:p>
              </table:table-cell>
              <table:table-cell office:value-type="float" office:value="2923">
                <text:p>292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1088">
                <text:p>21088</text:p>
              </table:table-cell>
              <table:table-cell office:value-type="float" office:value="1998">
                <text:p>199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0115">
                <text:p>20115</text:p>
              </table:table-cell>
              <table:table-cell office:value-type="float" office:value="1586">
                <text:p>158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9545">
                <text:p>19545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9493">
                <text:p>19493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9552">
                <text:p>19552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9630">
                <text:p>19630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0168">
                <text:p>2016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9184">
                <text:p>19184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8780">
                <text:p>1878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7354">
                <text:p>1735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7354">
                <text:p>17354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7173">
                <text:p>17173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7015">
                <text:p>17015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6945">
                <text:p>16945</text:p>
              </table:table-cell>
              <table:table-cell office:value-type="float" office:value="1579">
                <text:p>157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6875">
                <text:p>16875</text:p>
              </table:table-cell>
              <table:table-cell office:value-type="float" office:value="1794">
                <text:p>179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7269">
                <text:p>17269</text:p>
              </table:table-cell>
              <table:table-cell office:value-type="float" office:value="2166">
                <text:p>216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6796">
                <text:p>16796</text:p>
              </table:table-cell>
              <table:table-cell office:value-type="float" office:value="2473">
                <text:p>247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6767">
                <text:p>16767</text:p>
              </table:table-cell>
              <table:table-cell office:value-type="float" office:value="3568">
                <text:p>356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7255">
                <text:p>17255</text:p>
              </table:table-cell>
              <table:table-cell office:value-type="float" office:value="4505">
                <text:p>450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7299">
                <text:p>17299</text:p>
              </table:table-cell>
              <table:table-cell office:value-type="float" office:value="4552">
                <text:p>455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7222">
                <text:p>17222</text:p>
              </table:table-cell>
              <table:table-cell office:value-type="float" office:value="4886">
                <text:p>488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6933">
                <text:p>16933</text:p>
              </table:table-cell>
              <table:table-cell office:value-type="float" office:value="5035">
                <text:p>503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6902">
                <text:p>16902</text:p>
              </table:table-cell>
              <table:table-cell office:value-type="float" office:value="6038">
                <text:p>603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7614">
                <text:p>17614</text:p>
              </table:table-cell>
              <table:table-cell office:value-type="float" office:value="5377">
                <text:p>537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8021">
                <text:p>18021</text:p>
              </table:table-cell>
              <table:table-cell office:value-type="float" office:value="5211">
                <text:p>521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8640">
                <text:p>18640</text:p>
              </table:table-cell>
              <table:table-cell office:value-type="float" office:value="5496">
                <text:p>549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9377">
                <text:p>19377</text:p>
              </table:table-cell>
              <table:table-cell office:value-type="float" office:value="5340">
                <text:p>534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0136">
                <text:p>20136</text:p>
              </table:table-cell>
              <table:table-cell office:value-type="float" office:value="5676">
                <text:p>567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0779">
                <text:p>20779</text:p>
              </table:table-cell>
              <table:table-cell office:value-type="float" office:value="6815">
                <text:p>681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1099">
                <text:p>21099</text:p>
              </table:table-cell>
              <table:table-cell office:value-type="float" office:value="7071">
                <text:p>707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1636">
                <text:p>21636</text:p>
              </table:table-cell>
              <table:table-cell office:value-type="float" office:value="6724">
                <text:p>672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1612">
                <text:p>21612</text:p>
              </table:table-cell>
              <table:table-cell office:value-type="float" office:value="6292">
                <text:p>629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2394">
                <text:p>22394</text:p>
              </table:table-cell>
              <table:table-cell office:value-type="float" office:value="6476">
                <text:p>647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2519">
                <text:p>22519</text:p>
              </table:table-cell>
              <table:table-cell office:value-type="float" office:value="6638">
                <text:p>663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3241">
                <text:p>23241</text:p>
              </table:table-cell>
              <table:table-cell office:value-type="float" office:value="5467">
                <text:p>546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4462">
                <text:p>24462</text:p>
              </table:table-cell>
              <table:table-cell office:value-type="float" office:value="4695">
                <text:p>469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3143">
                <text:p>23143</text:p>
              </table:table-cell>
              <table:table-cell office:value-type="float" office:value="4461">
                <text:p>446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2585">
                <text:p>22585</text:p>
              </table:table-cell>
              <table:table-cell office:value-type="float" office:value="4581">
                <text:p>458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2245">
                <text:p>22245</text:p>
              </table:table-cell>
              <table:table-cell office:value-type="float" office:value="4661">
                <text:p>466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1413">
                <text:p>21413</text:p>
              </table:table-cell>
              <table:table-cell office:value-type="float" office:value="5186">
                <text:p>518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1241">
                <text:p>21241</text:p>
              </table:table-cell>
              <table:table-cell office:value-type="float" office:value="6204">
                <text:p>620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1527">
                <text:p>21527</text:p>
              </table:table-cell>
              <table:table-cell office:value-type="float" office:value="5740">
                <text:p>574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1989">
                <text:p>21989</text:p>
              </table:table-cell>
              <table:table-cell office:value-type="float" office:value="4456">
                <text:p>445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2224">
                <text:p>22224</text:p>
              </table:table-cell>
              <table:table-cell office:value-type="float" office:value="3904">
                <text:p>390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2741">
                <text:p>22741</text:p>
              </table:table-cell>
              <table:table-cell office:value-type="float" office:value="3784">
                <text:p>378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3083">
                <text:p>23083</text:p>
              </table:table-cell>
              <table:table-cell office:value-type="float" office:value="3412">
                <text:p>341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1718">
                <text:p>21718</text:p>
              </table:table-cell>
              <table:table-cell office:value-type="float" office:value="3517">
                <text:p>351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1974">
                <text:p>21974</text:p>
              </table:table-cell>
              <table:table-cell office:value-type="float" office:value="2806">
                <text:p>280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2240">
                <text:p>2224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1620">
                <text:p>21620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1454">
                <text:p>21454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1698">
                <text:p>21698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2315">
                <text:p>22315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2858">
                <text:p>22858</text:p>
              </table:table-cell>
              <table:table-cell office:value-type="float" office:value="1653">
                <text:p>165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3289">
                <text:p>23289</text:p>
              </table:table-cell>
              <table:table-cell office:value-type="float" office:value="1965">
                <text:p>196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3819">
                <text:p>23819</text:p>
              </table:table-cell>
              <table:table-cell office:value-type="float" office:value="2212">
                <text:p>221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4093">
                <text:p>24093</text:p>
              </table:table-cell>
              <table:table-cell office:value-type="float" office:value="2715">
                <text:p>271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4344">
                <text:p>24344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3961">
                <text:p>23961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3680">
                <text:p>23680</text:p>
              </table:table-cell>
              <table:table-cell office:value-type="float" office:value="828">
                <text:p>8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